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2" manifest:media-type=""/>
  <manifest:file-entry manifest:full-path="ObjectReplacements/Object 25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6/content.xml" manifest:media-type="text/xml"/>
  <manifest:file-entry manifest:full-path="Object 356/settings.xml" manifest:media-type="text/xml"/>
  <manifest:file-entry manifest:full-path="Object 35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content.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meta.xml" manifest:media-type="text/xml"/>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10/content.xml" manifest:media-type="text/xml"/>
  <manifest:file-entry manifest:full-path="Object 410/settings.xml" manifest:media-type="text/xml"/>
  <manifest:file-entry manifest:full-path="Object 410/"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content.xml" manifest:media-type="text/xml"/>
  <manifest:file-entry manifest:full-path="Object 421/settings.xml" manifest:media-type="text/xml"/>
  <manifest:file-entry manifest:full-path="Object 42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436/content.xml" manifest:media-type="text/xml"/>
  <manifest:file-entry manifest:full-path="Object 436/settings.xml" manifest:media-type="text/xml"/>
  <manifest:file-entry manifest:full-path="Object 436/"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underline-style="solid" style:text-underline-width="auto" style:text-underline-color="font-color" fo:font-weight="bold" officeooo:rsid="001d4b86" officeooo:paragraph-rsid="001d4b86" style:font-weight-asian="bold" style:font-weight-complex="bold"/>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3" style:family="paragraph" style:parent-style-name="Text_20_body">
      <style:paragraph-properties fo:text-align="justify"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officeooo:rsid="001f4413" officeooo:paragraph-rsid="001f4413" style:font-weight-asian="bold" style:font-weight-complex="bold"/>
    </style:style>
    <style:style style:name="P5" style:family="paragraph" style:parent-style-name="Text_20_body">
      <style:paragraph-properties fo:text-align="justify" style:justify-single-word="false"/>
      <style:text-properties style:text-underline-style="solid" style:text-underline-width="auto" style:text-underline-color="font-color" fo:font-weight="bold" officeooo:rsid="002150f6" officeooo:paragraph-rsid="002150f6" style:font-weight-asian="bold" style:font-weight-complex="bold"/>
    </style:style>
    <style:style style:name="P6" style:family="paragraph" style:parent-style-name="Text_20_body">
      <style:paragraph-properties fo:text-align="justify" style:justify-single-word="false"/>
      <style:text-properties style:text-underline-style="solid" style:text-underline-width="auto" style:text-underline-color="font-color" fo:font-weight="bold" officeooo:rsid="0022ed7c" officeooo:paragraph-rsid="0022ed7c"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30143e" officeooo:paragraph-rsid="0030143e" style:font-weight-asian="bold" style:font-weight-complex="bold"/>
    </style:style>
    <style:style style:name="P8" style:family="paragraph" style:parent-style-name="Text_20_body">
      <style:paragraph-properties fo:text-align="center"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9" style:family="paragraph" style:parent-style-name="Text_20_body">
      <style:paragraph-properties fo:text-align="justify"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10" style:family="paragraph" style:parent-style-name="Text_20_body">
      <style:paragraph-properties fo:text-align="justify"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bold" officeooo:rsid="0031d771" officeooo:paragraph-rsid="0031d771" style:font-weight-asian="bold" style:font-weight-complex="bold"/>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bold" officeooo:rsid="0033788f" officeooo:paragraph-rsid="0033788f"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34c538" officeooo:paragraph-rsid="0034c538" style:font-weight-asian="bold" style:font-weight-complex="bold"/>
    </style:style>
    <style:style style:name="P15" style:family="paragraph" style:parent-style-name="Text_20_body">
      <style:paragraph-properties fo:text-align="center"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7" style:family="paragraph" style:parent-style-name="Text_20_body">
      <style:paragraph-properties fo:text-align="justify" style:justify-single-word="false"/>
      <style:text-properties style:text-underline-style="solid" style:text-underline-width="auto" style:text-underline-color="font-color" fo:font-weight="bold" officeooo:rsid="0036ba63" officeooo:paragraph-rsid="0036ba63" style:font-weight-asian="bold" style:font-weight-complex="bold"/>
    </style:style>
    <style:style style:name="P18" style:family="paragraph" style:parent-style-name="Text_20_body">
      <style:paragraph-properties fo:text-align="center"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19" style:family="paragraph" style:parent-style-name="Text_20_body">
      <style:paragraph-properties fo:text-align="justify"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20" style:family="paragraph" style:parent-style-name="Text_20_body">
      <style:paragraph-properties fo:text-align="justify" style:justify-single-word="false"/>
      <style:text-properties style:text-underline-style="solid" style:text-underline-width="auto" style:text-underline-color="font-color" fo:font-weight="bold" officeooo:rsid="00392615" officeooo:paragraph-rsid="00392615" style:font-weight-asian="bold" style:font-weight-complex="bold"/>
    </style:style>
    <style:style style:name="P21" style:family="paragraph" style:parent-style-name="Text_20_body">
      <style:paragraph-properties fo:text-align="justify" style:justify-single-word="false"/>
      <style:text-properties style:text-underline-style="solid" style:text-underline-width="auto" style:text-underline-color="font-color" fo:font-weight="bold" officeooo:rsid="003a27e1" officeooo:paragraph-rsid="003a27e1"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3ac921" officeooo:paragraph-rsid="003ac921" style:font-weight-asian="bold" style:font-weight-complex="bold"/>
    </style:style>
    <style:style style:name="P23" style:family="paragraph" style:parent-style-name="Text_20_body">
      <style:paragraph-properties fo:text-align="center" style:justify-single-word="false"/>
      <style:text-properties style:text-underline-style="solid" style:text-underline-width="auto" style:text-underline-color="font-color" fo:font-weight="bold" officeooo:rsid="003ac921" officeooo:paragraph-rsid="003ac921" style:font-weight-asian="bold" style:font-weight-complex="bold"/>
    </style:style>
    <style:style style:name="P24" style:family="paragraph" style:parent-style-name="Text_20_body">
      <style:paragraph-properties fo:text-align="justify" style:justify-single-word="false"/>
      <style:text-properties style:text-underline-style="solid" style:text-underline-width="auto" style:text-underline-color="font-color" fo:font-weight="bold" officeooo:rsid="003ac921" officeooo:paragraph-rsid="003ac921" style:font-weight-asian="bold" style:font-weight-complex="bold"/>
    </style:style>
    <style:style style:name="P25" style:family="paragraph" style:parent-style-name="Text_20_body">
      <style:paragraph-properties fo:text-align="justify" style:justify-single-word="false"/>
      <style:text-properties style:text-underline-style="solid" style:text-underline-width="auto" style:text-underline-color="font-color" fo:font-weight="bold" officeooo:rsid="003cae16" officeooo:paragraph-rsid="003cae16" style:font-weight-asian="bold" style:font-weight-complex="bold"/>
    </style:style>
    <style:style style:name="P26" style:family="paragraph" style:parent-style-name="Text_20_body">
      <style:paragraph-properties fo:text-align="justify" style:justify-single-word="false"/>
      <style:text-properties style:text-underline-style="solid" style:text-underline-width="auto" style:text-underline-color="font-color" fo:font-weight="bold" officeooo:rsid="003d7565" officeooo:paragraph-rsid="003d7565" style:font-weight-asian="bold" style:font-weight-complex="bold"/>
    </style:style>
    <style:style style:name="P27" style:family="paragraph" style:parent-style-name="Text_20_body">
      <style:paragraph-properties fo:text-align="justify" style:justify-single-word="false"/>
      <style:text-properties style:text-underline-style="solid" style:text-underline-width="auto" style:text-underline-color="font-color" fo:font-weight="bold" officeooo:rsid="003d7b62" officeooo:paragraph-rsid="003d7b62" style:font-weight-asian="bold" style:font-weight-complex="bold"/>
    </style:style>
    <style:style style:name="P28" style:family="paragraph" style:parent-style-name="Text_20_body">
      <style:paragraph-properties fo:text-align="justify" style:justify-single-word="false"/>
      <style:text-properties style:text-underline-style="solid" style:text-underline-width="auto" style:text-underline-color="font-color" fo:font-weight="bold" officeooo:rsid="003e36e2" officeooo:paragraph-rsid="003e36e2"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400a56" officeooo:paragraph-rsid="00400a56" style:font-weight-asian="bold" style:font-weight-complex="bold"/>
    </style:style>
    <style:style style:name="P30" style:family="paragraph" style:parent-style-name="Text_20_body">
      <style:paragraph-properties fo:text-align="center" style:justify-single-word="false"/>
      <style:text-properties style:text-underline-style="solid" style:text-underline-width="auto" style:text-underline-color="font-color" fo:font-weight="bold" officeooo:rsid="00400a56" officeooo:paragraph-rsid="00400a56" style:font-weight-asian="bold" style:font-weight-complex="bold"/>
    </style:style>
    <style:style style:name="P31" style:family="paragraph" style:parent-style-name="Text_20_body">
      <style:paragraph-properties fo:text-align="justify" style:justify-single-word="false"/>
      <style:text-properties style:text-underline-style="solid" style:text-underline-width="auto" style:text-underline-color="font-color" fo:font-weight="bold" officeooo:rsid="00400a56" officeooo:paragraph-rsid="00400a56"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4416e7" officeooo:paragraph-rsid="004416e7" style:font-weight-asian="bold" style:font-weight-complex="bold"/>
    </style:style>
    <style:style style:name="P33" style:family="paragraph" style:parent-style-name="Text_20_body">
      <style:paragraph-properties fo:text-align="justify" style:justify-single-word="false"/>
      <style:text-properties style:text-underline-style="solid" style:text-underline-width="auto" style:text-underline-color="font-color" fo:font-weight="bold" officeooo:rsid="004416e7" officeooo:paragraph-rsid="004416e7" style:font-weight-asian="bold" style:font-weight-complex="bold"/>
    </style:style>
    <style:style style:name="P34" style:family="paragraph" style:parent-style-name="Text_20_body">
      <style:paragraph-properties fo:text-align="justify" style:justify-single-word="false"/>
      <style:text-properties style:text-underline-style="solid" style:text-underline-width="auto" style:text-underline-color="font-color" fo:font-weight="bold" officeooo:rsid="0045bafd" officeooo:paragraph-rsid="0045bafd"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91af2" officeooo:paragraph-rsid="00491af2"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abbe8" officeooo:paragraph-rsid="004abbe8"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4c495b" officeooo:paragraph-rsid="004c495b"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4da87c" officeooo:paragraph-rsid="004da87c" style:font-weight-asian="bold" style:font-weight-complex="bold"/>
    </style:style>
    <style:style style:name="P39" style:family="paragraph" style:parent-style-name="Text_20_body">
      <style:paragraph-properties fo:text-align="justify" style:justify-single-word="false"/>
      <style:text-properties fo:font-style="normal" style:text-underline-style="none" fo:font-weight="normal" officeooo:rsid="001d4b86" officeooo:paragraph-rsid="001d4b86" style:font-style-asian="normal" style:font-weight-asian="normal" style:font-style-complex="normal" style:font-weight-complex="normal"/>
    </style:style>
    <style:style style:name="P40" style:family="paragraph" style:parent-style-name="Text_20_body">
      <style:paragraph-properties fo:text-align="center" style:justify-single-word="false"/>
      <style:text-properties fo:font-style="normal" style:text-underline-style="none" fo:font-weight="normal" officeooo:rsid="001f4413" officeooo:paragraph-rsid="001d4b86" style:font-style-asian="normal" style:font-weight-asian="normal" style:font-style-complex="normal" style:font-weight-complex="normal"/>
    </style:style>
    <style:style style:name="P41" style:family="paragraph" style:parent-style-name="Text_20_body">
      <style:paragraph-properties fo:text-align="center"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44" style:family="paragraph" style:parent-style-name="Text_20_body">
      <style:paragraph-properties fo:text-align="center"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45" style:family="paragraph" style:parent-style-name="Text_20_body">
      <style:paragraph-properties fo:text-align="justify" style:justify-single-word="false"/>
      <style:text-properties fo:font-style="normal" style:text-underline-style="none" fo:font-weight="normal" officeooo:rsid="0024da39" officeooo:paragraph-rsid="0024da39"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47" style:family="paragraph" style:parent-style-name="Text_20_body">
      <style:paragraph-properties fo:text-align="center"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48" style:family="paragraph" style:parent-style-name="Text_20_body">
      <style:paragraph-properties fo:text-align="justify" style:justify-single-word="false"/>
      <style:text-properties fo:font-style="normal" style:text-underline-style="none" fo:font-weight="normal" officeooo:rsid="0027ff40" officeooo:paragraph-rsid="0027ff40" style:font-style-asian="normal" style:font-weight-asian="normal" style:font-style-complex="normal" style:font-weight-complex="normal"/>
    </style:style>
    <style:style style:name="P49" style:family="paragraph" style:parent-style-name="Text_20_body">
      <style:paragraph-properties fo:text-align="justify" style:justify-single-word="false"/>
      <style:text-properties fo:font-style="normal" style:text-underline-style="none" fo:font-weight="normal" officeooo:rsid="0029c723" officeooo:paragraph-rsid="0029c723" style:font-style-asian="normal" style:font-weight-asian="normal" style:font-style-complex="normal" style:font-weight-complex="normal"/>
    </style:style>
    <style:style style:name="P50" style:family="paragraph" style:parent-style-name="Text_20_body">
      <style:paragraph-properties fo:text-align="justify" style:justify-single-word="false"/>
      <style:text-properties fo:font-style="normal" style:text-underline-style="none" fo:font-weight="normal" officeooo:rsid="002a72eb" officeooo:paragraph-rsid="002a72eb" style:font-style-asian="normal" style:font-weight-asian="normal" style:font-style-complex="normal" style:font-weight-complex="normal"/>
    </style:style>
    <style:style style:name="P51" style:family="paragraph" style:parent-style-name="Text_20_body">
      <style:paragraph-properties fo:text-align="justify" style:justify-single-word="false"/>
      <style:text-properties fo:font-style="normal" style:text-underline-style="none" fo:font-weight="normal" officeooo:rsid="002b9a7c" officeooo:paragraph-rsid="002b9a7c" style:font-style-asian="normal" style:font-weight-asian="normal" style:font-style-complex="normal" style:font-weight-complex="normal"/>
    </style:style>
    <style:style style:name="P52" style:family="paragraph" style:parent-style-name="Text_20_body">
      <style:paragraph-properties fo:text-align="justify" style:justify-single-word="false"/>
      <style:text-properties fo:font-style="normal" style:text-underline-style="none" fo:font-weight="normal" officeooo:rsid="002d27d7" officeooo:paragraph-rsid="002d27d7" style:font-style-asian="normal" style:font-weight-asian="normal" style:font-style-complex="normal" style:font-weight-complex="normal"/>
    </style:style>
    <style:style style:name="P53" style:family="paragraph" style:parent-style-name="Text_20_body">
      <style:paragraph-properties fo:text-align="justify" style:justify-single-word="false"/>
      <style:text-properties fo:font-style="normal" style:text-underline-style="none" fo:font-weight="normal" officeooo:rsid="002efd5f" officeooo:paragraph-rsid="002efd5f" style:font-style-asian="normal" style:font-weight-asian="normal" style:font-style-complex="normal" style:font-weight-complex="normal"/>
    </style:style>
    <style:style style:name="P54" style:family="paragraph" style:parent-style-name="Text_20_body">
      <style:paragraph-properties fo:text-align="justify" style:justify-single-word="false"/>
      <style:text-properties fo:font-style="normal" style:text-underline-style="none" fo:font-weight="normal" officeooo:rsid="0031d771" officeooo:paragraph-rsid="0031d771" style:font-style-asian="normal" style:font-weight-asian="normal" style:font-style-complex="normal" style:font-weight-complex="normal"/>
    </style:style>
    <style:style style:name="P55" style:family="paragraph" style:parent-style-name="Text_20_body">
      <style:paragraph-properties fo:text-align="justify" style:justify-single-word="false"/>
      <style:text-properties fo:font-style="normal" style:text-underline-style="none" fo:font-weight="normal" officeooo:rsid="0033788f" officeooo:paragraph-rsid="0033788f" style:font-style-asian="normal" style:font-weight-asian="normal" style:font-style-complex="normal" style:font-weight-complex="normal"/>
    </style:style>
    <style:style style:name="P56" style:family="paragraph" style:parent-style-name="Text_20_body">
      <style:paragraph-properties fo:text-align="justify" style:justify-single-word="false"/>
      <style:text-properties fo:font-style="normal" style:text-underline-style="none" fo:font-weight="normal" officeooo:rsid="003772dd" officeooo:paragraph-rsid="003772dd" style:font-style-asian="normal" style:font-weight-asian="normal" style:font-style-complex="normal" style:font-weight-complex="normal"/>
    </style:style>
    <style:style style:name="P57" style:family="paragraph" style:parent-style-name="Text_20_body">
      <style:paragraph-properties fo:text-align="justify" style:justify-single-word="false"/>
      <style:text-properties fo:font-style="normal" style:text-underline-style="none" fo:font-weight="normal" officeooo:rsid="0038a3ef" officeooo:paragraph-rsid="0038a3ef"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0392615" officeooo:paragraph-rsid="00392615"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style:text-underline-style="none" fo:font-weight="normal" officeooo:rsid="00392615" officeooo:paragraph-rsid="00392615"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03a27e1" officeooo:paragraph-rsid="003a27e1"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03e36e2" officeooo:paragraph-rsid="003e36e2"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042348b" officeooo:paragraph-rsid="0042348b"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0437960" officeooo:paragraph-rsid="00437960"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style="normal" style:text-underline-style="none" fo:font-weight="normal" officeooo:rsid="0045bafd" officeooo:paragraph-rsid="0045bafd"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fo:font-style="normal" style:text-underline-style="none" fo:font-weight="normal" officeooo:rsid="00479751" officeooo:paragraph-rsid="00479751"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7ff40" officeooo:paragraph-rsid="0027ff40" style:font-style-asian="normal" style:font-weight-asian="bold" style:font-style-complex="normal" style:font-weight-complex="bold"/>
    </style:style>
    <style:style style:name="P68"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9c723" officeooo:paragraph-rsid="0029c723" style:font-style-asian="normal" style:font-weight-asian="bold" style:font-style-complex="normal" style:font-weight-complex="bold"/>
    </style:style>
    <style:style style:name="P69"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a72eb" officeooo:paragraph-rsid="002a72eb" style:font-style-asian="normal" style:font-weight-asian="bold" style:font-style-complex="normal" style:font-weight-complex="bold"/>
    </style:style>
    <style:style style:name="P70"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b9a7c" officeooo:paragraph-rsid="002b9a7c" style:font-style-asian="normal" style:font-weight-asian="bold" style:font-style-complex="normal" style:font-weight-complex="bold"/>
    </style:style>
    <style:style style:name="P71"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72"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73"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efd5f" officeooo:paragraph-rsid="002efd5f" style:font-style-asian="normal" style:font-weight-asian="bold" style:font-style-complex="normal" style:font-weight-complex="bold"/>
    </style:style>
    <style:style style:name="P74"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772dd" officeooo:paragraph-rsid="003772dd" style:font-style-asian="normal" style:font-weight-asian="bold" style:font-style-complex="normal" style:font-weight-complex="bold"/>
    </style:style>
    <style:style style:name="P75"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8a3ef" officeooo:paragraph-rsid="0038a3ef" style:font-style-asian="normal" style:font-weight-asian="bold" style:font-style-complex="normal" style:font-weight-complex="bold"/>
    </style:style>
    <style:style style:name="P76"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00a56" officeooo:paragraph-rsid="00400a56" style:font-style-asian="normal" style:font-weight-asian="bold" style:font-style-complex="normal" style:font-weight-complex="bold"/>
    </style:style>
    <style:style style:name="P77"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06ee3" officeooo:paragraph-rsid="00406ee3" style:font-style-asian="normal" style:font-weight-asian="bold" style:font-style-complex="normal" style:font-weight-complex="bold"/>
    </style:style>
    <style:style style:name="P78"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2348b" officeooo:paragraph-rsid="0042348b" style:font-style-asian="normal" style:font-weight-asian="bold" style:font-style-complex="normal" style:font-weight-complex="bold"/>
    </style:style>
    <style:style style:name="P79"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42348b" officeooo:paragraph-rsid="0042348b" style:font-style-asian="normal" style:font-weight-asian="bold" style:font-style-complex="normal" style:font-weight-complex="bold"/>
    </style:style>
    <style:style style:name="P80"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37960" officeooo:paragraph-rsid="00437960" style:font-style-asian="normal" style:font-weight-asian="bold" style:font-style-complex="normal" style:font-weight-complex="bold"/>
    </style:style>
    <style:style style:name="P81"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91af2" officeooo:paragraph-rsid="00491af2" style:font-style-asian="normal" style:font-weight-asian="bold" style:font-style-complex="normal" style:font-weight-complex="bold"/>
    </style:style>
    <style:style style:name="P82"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ecaf5" officeooo:paragraph-rsid="004ecaf5" style:font-style-asian="normal" style:font-weight-asian="bold" style:font-style-complex="normal" style:font-weight-complex="bold"/>
    </style:style>
    <style:style style:name="P83" style:family="paragraph" style:parent-style-name="Text_20_body">
      <style:paragraph-properties fo:text-align="justify" style:justify-single-word="false"/>
      <style:text-properties style:text-underline-style="none" fo:font-weight="normal" officeooo:rsid="0034c538" officeooo:paragraph-rsid="0034c538" style:font-weight-asian="normal" style:font-weight-complex="normal"/>
    </style:style>
    <style:style style:name="P84" style:family="paragraph" style:parent-style-name="Text_20_body">
      <style:paragraph-properties fo:text-align="justify" style:justify-single-word="false"/>
      <style:text-properties style:text-underline-style="none" fo:font-weight="normal" officeooo:rsid="0036ba63" officeooo:paragraph-rsid="0036ba63" style:font-weight-asian="normal" style:font-weight-complex="normal"/>
    </style:style>
    <style:style style:name="P85" style:family="paragraph" style:parent-style-name="Text_20_body">
      <style:paragraph-properties fo:text-align="center" style:justify-single-word="false"/>
      <style:text-properties style:text-underline-style="none" fo:font-weight="normal" officeooo:rsid="0038a3ef" officeooo:paragraph-rsid="0038a3ef" style:font-weight-asian="normal" style:font-weight-complex="normal"/>
    </style:style>
    <style:style style:name="P86" style:family="paragraph" style:parent-style-name="Text_20_body">
      <style:paragraph-properties fo:text-align="justify" style:justify-single-word="false"/>
      <style:text-properties style:text-underline-style="none" fo:font-weight="normal" officeooo:rsid="0038a3ef" officeooo:paragraph-rsid="0038a3ef" style:font-weight-asian="normal" style:font-weight-complex="normal"/>
    </style:style>
    <style:style style:name="P87" style:family="paragraph" style:parent-style-name="Text_20_body">
      <style:paragraph-properties fo:text-align="justify" style:justify-single-word="false"/>
      <style:text-properties style:text-underline-style="none" fo:font-weight="normal" officeooo:rsid="003d7565" officeooo:paragraph-rsid="003d7565" style:font-weight-asian="normal" style:font-weight-complex="normal"/>
    </style:style>
    <style:style style:name="P88" style:family="paragraph" style:parent-style-name="Text_20_body">
      <style:paragraph-properties fo:text-align="justify" style:justify-single-word="false"/>
      <style:text-properties style:text-underline-style="none" fo:font-weight="normal" officeooo:rsid="003ac921" officeooo:paragraph-rsid="003ac921" style:font-weight-asian="normal" style:font-weight-complex="normal"/>
    </style:style>
    <style:style style:name="P89" style:family="paragraph" style:parent-style-name="Text_20_body">
      <style:paragraph-properties fo:text-align="justify" style:justify-single-word="false"/>
      <style:text-properties style:text-underline-style="none" fo:font-weight="normal" officeooo:rsid="003cae16" officeooo:paragraph-rsid="003cae16" style:font-weight-asian="normal" style:font-weight-complex="normal"/>
    </style:style>
    <style:style style:name="P90" style:family="paragraph" style:parent-style-name="Text_20_body">
      <style:paragraph-properties fo:text-align="justify" style:justify-single-word="false"/>
      <style:text-properties style:text-underline-style="none" fo:font-weight="normal" officeooo:rsid="00400a56" officeooo:paragraph-rsid="00400a56" style:font-weight-asian="normal" style:font-weight-complex="normal"/>
    </style:style>
    <style:style style:name="P91" style:family="paragraph" style:parent-style-name="Text_20_body">
      <style:paragraph-properties fo:text-align="center" style:justify-single-word="false"/>
      <style:text-properties style:text-underline-style="none" fo:font-weight="normal" officeooo:rsid="004416e7" officeooo:paragraph-rsid="004416e7" style:font-weight-asian="normal" style:font-weight-complex="normal"/>
    </style:style>
    <style:style style:name="P92" style:family="paragraph" style:parent-style-name="Text_20_body">
      <style:paragraph-properties fo:text-align="justify" style:justify-single-word="false"/>
      <style:text-properties style:text-underline-style="none" fo:font-weight="normal" officeooo:rsid="004416e7" officeooo:paragraph-rsid="004416e7" style:font-weight-asian="normal" style:font-weight-complex="normal"/>
    </style:style>
    <style:style style:name="P93" style:family="paragraph" style:parent-style-name="Text_20_body">
      <style:paragraph-properties fo:text-align="justify" style:justify-single-word="false"/>
      <style:text-properties style:text-underline-style="none" fo:font-weight="normal" officeooo:rsid="0045bafd" officeooo:paragraph-rsid="0045bafd" style:font-weight-asian="normal" style:font-weight-complex="normal"/>
    </style:style>
    <style:style style:name="P94" style:family="paragraph" style:parent-style-name="Text_20_body">
      <style:text-properties officeooo:rsid="003ac921" officeooo:paragraph-rsid="003ac921"/>
    </style:style>
    <style:style style:name="P95" style:family="paragraph" style:parent-style-name="Text_20_body">
      <style:paragraph-properties fo:text-align="justify" style:justify-single-word="false"/>
      <style:text-properties fo:font-style="italic" style:text-underline-style="none" fo:font-weight="normal" officeooo:rsid="003e36e2" officeooo:paragraph-rsid="003e36e2" style:font-style-asian="italic" style:font-weight-asian="normal" style:font-style-complex="italic" style:font-weight-complex="normal"/>
    </style:style>
    <style:style style:name="P96" style:family="paragraph" style:parent-style-name="Text_20_body">
      <style:paragraph-properties fo:text-align="justify" style:justify-single-word="false" fo:break-before="pag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97" style:family="paragraph" style:parent-style-name="Text_20_body">
      <style:paragraph-properties fo:text-align="justify" style:justify-single-word="false" fo:break-before="page"/>
      <style:text-properties fo:font-style="normal" style:text-underline-style="none" fo:font-weight="normal" officeooo:rsid="00479751" officeooo:paragraph-rsid="00479751" style:font-style-asian="normal" style:font-weight-asian="normal" style:font-style-complex="normal" style:font-weight-complex="normal"/>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text-properties officeooo:rsid="0024da39" officeooo:paragraph-rsid="0024da39"/>
    </style:style>
    <style:style style:name="P100" style:family="paragraph" style:parent-style-name="Text_20_body">
      <style:paragraph-properties fo:text-align="justify" style:justify-single-word="false"/>
      <style:text-properties fo:font-style="normal" style:text-underline-style="none" fo:font-weight="normal" officeooo:rsid="00491af2" officeooo:paragraph-rsid="00491af2" style:font-style-asian="normal" style:font-weight-asian="normal" style:font-style-complex="normal" style:font-weight-complex="normal"/>
    </style:style>
    <style:style style:name="P101" style:family="paragraph" style:parent-style-name="Text_20_body">
      <style:text-properties fo:font-style="normal" style:text-underline-style="none" fo:font-weight="normal" officeooo:rsid="004c495b" officeooo:paragraph-rsid="004c495b" style:font-style-asian="normal" style:font-weight-asian="normal" style:font-style-complex="normal" style:font-weight-complex="normal"/>
    </style:style>
    <style:style style:name="P102" style:family="paragraph" style:parent-style-name="Text_20_body">
      <style:text-properties fo:font-style="normal" style:text-underline-style="none" fo:font-weight="normal" officeooo:rsid="004da87c" officeooo:paragraph-rsid="004da87c" style:font-style-asian="normal" style:font-weight-asian="normal" style:font-style-complex="normal" style:font-weight-complex="normal"/>
    </style:style>
    <style:style style:name="P103" style:family="paragraph" style:parent-style-name="Text_20_body">
      <style:text-properties fo:font-style="normal" style:text-underline-style="none" fo:font-weight="normal" officeooo:rsid="004ecaf5" officeooo:paragraph-rsid="004ecaf5" style:font-style-asian="normal" style:font-weight-asian="normal" style:font-style-complex="normal" style:font-weight-complex="normal"/>
    </style:style>
    <style:style style:name="P104" style:family="paragraph" style:parent-style-name="Text_20_body">
      <style:paragraph-properties fo:text-align="justify" style:justify-single-word="false"/>
      <style:text-properties fo:font-style="normal" style:text-underline-style="none" fo:font-weight="normal" officeooo:rsid="004ecaf5" officeooo:paragraph-rsid="004ecaf5" style:font-style-asian="normal" style:font-weight-asian="normal" style:font-style-complex="normal" style:font-weight-complex="normal"/>
    </style:style>
    <style:style style:name="P105" style:family="paragraph" style:parent-style-name="Text_20_body">
      <style:text-properties fo:font-style="normal" style:text-underline-style="solid" style:text-underline-width="auto" style:text-underline-color="font-color" fo:font-weight="bold" officeooo:rsid="00537b80" officeooo:paragraph-rsid="00537b80" style:font-style-asian="normal" style:font-weight-asian="bold" style:font-style-complex="normal" style:font-weight-complex="bold"/>
    </style:style>
    <style:style style:name="P106" style:family="paragraph" style:parent-style-name="Text_20_body">
      <style:text-properties fo:font-style="normal" style:text-underline-style="solid" style:text-underline-width="auto" style:text-underline-color="font-color" fo:font-weight="bold" officeooo:rsid="00547b01" officeooo:paragraph-rsid="00547b01" style:font-style-asian="normal" style:font-weight-asian="bold" style:font-style-complex="normal" style:font-weight-complex="bold"/>
    </style:style>
    <style:style style:name="P107" style:family="paragraph" style:parent-style-name="Text_20_body">
      <style:text-properties fo:font-style="normal" style:text-underline-style="solid" style:text-underline-width="auto" style:text-underline-color="font-color" fo:font-weight="bold" officeooo:rsid="00563502" officeooo:paragraph-rsid="00563502" style:font-style-asian="normal" style:font-weight-asian="bold" style:font-style-complex="normal" style:font-weight-complex="bold"/>
    </style:style>
    <style:style style:name="P108" style:family="paragraph" style:parent-style-name="Text_20_body">
      <style:text-properties fo:font-style="normal" style:text-underline-style="solid" style:text-underline-width="auto" style:text-underline-color="font-color" fo:font-weight="bold" officeooo:rsid="0057d4a1" officeooo:paragraph-rsid="0057d4a1" style:font-style-asian="normal" style:font-weight-asian="bold" style:font-style-complex="normal" style:font-weight-complex="bold"/>
    </style:style>
    <style:style style:name="P109" style:family="paragraph" style:parent-style-name="Text_20_body">
      <style:text-properties fo:font-style="normal" style:text-underline-style="solid" style:text-underline-width="auto" style:text-underline-color="font-color" fo:font-weight="bold" officeooo:rsid="0059d0ad" officeooo:paragraph-rsid="0059d0ad" style:font-style-asian="normal" style:font-weight-asian="bold" style:font-style-complex="normal" style:font-weight-complex="bold"/>
    </style:style>
    <style:style style:name="P110" style:family="paragraph" style:parent-style-name="Text_20_body">
      <style:text-properties style:text-underline-style="none" fo:font-weight="normal" officeooo:rsid="004abbe8" officeooo:paragraph-rsid="00491af2" style:font-weight-asian="normal" style:font-weight-complex="normal"/>
    </style:style>
    <style:style style:name="P111" style:family="paragraph" style:parent-style-name="Text_20_body">
      <style:text-properties officeooo:rsid="00521ae5" officeooo:paragraph-rsid="00521ae5"/>
    </style:style>
    <style:style style:name="P112" style:family="paragraph" style:parent-style-name="Text_20_body">
      <style:text-properties officeooo:rsid="00522ebe" officeooo:paragraph-rsid="00522ebe"/>
    </style:style>
    <style:style style:name="P113" style:family="paragraph" style:parent-style-name="Text_20_body">
      <style:text-properties style:text-underline-style="solid" style:text-underline-width="auto" style:text-underline-color="font-color" fo:font-weight="bold" officeooo:rsid="00522ebe" officeooo:paragraph-rsid="00522ebe" style:font-weight-asian="bold" style:font-weight-complex="bold"/>
    </style:style>
    <style:style style:name="P114" style:family="paragraph" style:parent-style-name="Text_20_body">
      <style:text-properties style:text-underline-style="solid" style:text-underline-width="auto" style:text-underline-color="font-color" fo:font-weight="bold" officeooo:rsid="00537b80" officeooo:paragraph-rsid="00537b80" style:font-weight-asian="bold" style:font-weight-complex="bold"/>
    </style:style>
    <style:style style:name="P115" style:family="paragraph" style:parent-style-name="Text_20_body">
      <style:text-properties style:text-underline-style="solid" style:text-underline-width="auto" style:text-underline-color="font-color" fo:font-weight="bold" officeooo:rsid="0059ed1b" officeooo:paragraph-rsid="0059ed1b" style:font-weight-asian="bold" style:font-weight-complex="bold"/>
    </style:style>
    <style:style style:name="P116" style:family="paragraph" style:parent-style-name="Text_20_body">
      <style:text-properties style:text-underline-style="solid" style:text-underline-width="auto" style:text-underline-color="font-color" fo:font-weight="bold" officeooo:rsid="005bc31e" officeooo:paragraph-rsid="005bc31e" style:font-weight-asian="bold" style:font-weight-complex="bold"/>
    </style:style>
    <style:style style:name="P117" style:family="paragraph" style:parent-style-name="Heading_20_1">
      <style:text-properties officeooo:rsid="001d4b86" officeooo:paragraph-rsid="001d4b86"/>
    </style:style>
    <style:style style:name="P118" style:family="paragraph" style:parent-style-name="Heading_20_1">
      <style:text-properties officeooo:rsid="00521ae5" officeooo:paragraph-rsid="00521ae5"/>
    </style:style>
    <style:style style:name="P119" style:family="paragraph" style:parent-style-name="Heading_20_1">
      <style:paragraph-properties fo:break-before="page"/>
      <style:text-properties officeooo:rsid="003ac921" officeooo:paragraph-rsid="003ac921"/>
    </style:style>
    <style:style style:name="P120" style:family="paragraph" style:parent-style-name="Heading_20_1">
      <style:paragraph-properties fo:break-before="page"/>
      <style:text-properties officeooo:rsid="004416e7" officeooo:paragraph-rsid="004416e7"/>
    </style:style>
    <style:style style:name="P121" style:family="paragraph" style:parent-style-name="Heading_20_1">
      <style:paragraph-properties fo:break-before="page"/>
      <style:text-properties officeooo:rsid="00521ae5" officeooo:paragraph-rsid="00521ae5"/>
    </style:style>
    <style:style style:name="P122" style:family="paragraph" style:parent-style-name="Heading_20_2">
      <style:text-properties officeooo:rsid="001d4b86" officeooo:paragraph-rsid="001d4b86"/>
    </style:style>
    <style:style style:name="P123" style:family="paragraph" style:parent-style-name="Heading_20_2">
      <style:text-properties officeooo:rsid="003ac921" officeooo:paragraph-rsid="003ac921"/>
    </style:style>
    <style:style style:name="P124" style:family="paragraph" style:parent-style-name="Heading_20_2">
      <style:text-properties officeooo:rsid="004416e7" officeooo:paragraph-rsid="004416e7"/>
    </style:style>
    <style:style style:name="P125" style:family="paragraph" style:parent-style-name="Heading_20_2">
      <style:paragraph-properties fo:break-before="page"/>
      <style:text-properties officeooo:rsid="0030143e" officeooo:paragraph-rsid="0030143e"/>
    </style:style>
    <style:style style:name="P126" style:family="paragraph" style:parent-style-name="Heading_20_2">
      <style:paragraph-properties fo:break-before="page"/>
      <style:text-properties officeooo:rsid="0038a3ef" officeooo:paragraph-rsid="0038a3ef"/>
    </style:style>
    <style:style style:name="P127" style:family="paragraph" style:parent-style-name="Heading_20_2">
      <style:paragraph-properties fo:break-before="page"/>
      <style:text-properties officeooo:rsid="00400a56" officeooo:paragraph-rsid="00400a56"/>
    </style:style>
    <style:style style:name="P128" style:family="paragraph" style:parent-style-name="Heading_20_2">
      <style:paragraph-properties fo:break-before="page"/>
      <style:text-properties officeooo:rsid="00491af2" officeooo:paragraph-rsid="00491af2"/>
    </style:style>
    <style:style style:name="P129" style:family="paragraph" style:parent-style-name="Heading_20_2">
      <style:paragraph-properties fo:break-before="page"/>
      <style:text-properties officeooo:rsid="0052e8c6" officeooo:paragraph-rsid="0052e8c6"/>
    </style:style>
    <style:style style:name="P130" style:family="paragraph" style:parent-style-name="Heading_20_2">
      <style:paragraph-properties fo:break-before="page"/>
      <style:text-properties officeooo:rsid="0059ed1b" officeooo:paragraph-rsid="0059ed1b"/>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a72eb" style:font-weight-asian="normal" style:font-weight-complex="normal"/>
    </style:style>
    <style:style style:name="T3" style:family="text">
      <style:text-properties style:text-underline-style="none" fo:font-weight="normal" officeooo:rsid="002b9a7c" style:font-weight-asian="normal" style:font-weight-complex="normal"/>
    </style:style>
    <style:style style:name="T4" style:family="text">
      <style:text-properties style:text-underline-style="none" fo:font-weight="normal" officeooo:rsid="0042348b" style:font-weight-asian="normal" style:font-weight-complex="normal"/>
    </style:style>
    <style:style style:name="T5" style:family="text">
      <style:text-properties style:text-underline-style="none" fo:font-weight="normal" officeooo:rsid="004abbe8" style:font-weight-asian="normal" style:font-weight-complex="normal"/>
    </style:style>
    <style:style style:name="T6" style:family="text">
      <style:text-properties style:text-underline-style="none" fo:font-weight="normal" officeooo:rsid="004bcd78" style:font-weight-asian="normal" style:font-weight-complex="normal"/>
    </style:style>
    <style:style style:name="T7" style:family="text">
      <style:text-properties style:text-underline-style="none" fo:font-weight="normal" officeooo:rsid="0059d0ad" style:font-weight-asian="normal"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1f4413" style:font-style-asian="normal" style:font-weight-asian="normal" style:font-style-complex="normal" style:font-weight-complex="normal"/>
    </style:style>
    <style:style style:name="T13" style:family="text">
      <style:text-properties fo:font-style="normal" style:text-underline-style="none" fo:font-weight="normal" officeooo:rsid="0031d771" style:font-style-asian="normal" style:font-weight-asian="normal" style:font-style-complex="normal" style:font-weight-complex="normal"/>
    </style:style>
    <style:style style:name="T14" style:family="text">
      <style:text-properties fo:font-style="normal" style:text-underline-style="none" fo:font-weight="normal" officeooo:rsid="003e36e2"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font-style-asian="normal" style:font-style-complex="normal"/>
    </style:style>
    <style:style style:name="T17" style:family="text">
      <style:text-properties officeooo:rsid="0026d007"/>
    </style:style>
    <style:style style:name="T18" style:family="text">
      <style:text-properties officeooo:rsid="0030143e"/>
    </style:style>
    <style:style style:name="T19" style:family="text">
      <style:text-properties fo:font-weight="normal" style:font-weight-asian="normal" style:font-weight-complex="normal"/>
    </style:style>
    <style:style style:name="T20" style:family="text">
      <style:text-properties officeooo:rsid="00522eb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1"><text:span text:style-name="T18">2 </text:span>Mathematische Grundbegriffe</text:h>
      <text:h text:style-name="P122" text:outline-level="2"><text:span text:style-name="T18">2.1 </text:span>Mengen und Aussagen</text:h>
      <text:p text:style-name="P1">Definition 2.1:<text:span text:style-name="T1"> Unter einer Menge verstehen wir jede Zusammenfassung </text:span><text:span text:style-name="T8">M</text:span><text:span text:style-name="T11"> von bestimmten wohlunterschiedenen Objekten </text:span><text:span text:style-name="T11"><draw:frame draw:style-name="fr1" draw:name="Object1" text:anchor-type="as-char" svg:y="-0.377cm" svg:width="0.432cm" svg:height="0.467cm" draw:z-index="0"><draw:object xlink:href="./Object 1" xlink:type="simple" xlink:show="embed" xlink:actuate="onLoad"/><draw:image xlink:href="./ObjectReplacements/Object 1" xlink:type="simple" xlink:show="embed" xlink:actuate="onLoad"/></draw:frame></text:span><text:span text:style-name="T11">unserer Anschauung oder unseres Denkens, welche die Elemente von </text:span><text:span text:style-name="T11"><draw:frame draw:style-name="fr1" draw:name="Object2" text:anchor-type="as-char" svg:y="-0.377cm" svg:width="0.619cm" svg:height="0.467cm" draw:z-index="1"><draw:object xlink:href="./Object 2" xlink:type="simple" xlink:show="embed" xlink:actuate="onLoad"/><draw:image xlink:href="./ObjectReplacements/Object 2" xlink:type="simple" xlink:show="embed" xlink:actuate="onLoad"/></draw:frame></text:span><text:span text:style-name="T11">genannt werden, zu einem Ganzen.</text:span></text:p>
      <text:p text:style-name="P1"><text:span text:style-name="T11">Für jedes Element </text:span><text:span text:style-name="T11"><draw:frame draw:style-name="fr1" draw:name="Object3" text:anchor-type="as-char" svg:y="-0.377cm" svg:width="0.432cm" svg:height="0.467cm" draw:z-index="2"><draw:object xlink:href="./Object 3" xlink:type="simple" xlink:show="embed" xlink:actuate="onLoad"/><draw:image xlink:href="./ObjectReplacements/Object 3" xlink:type="simple" xlink:show="embed" xlink:actuate="onLoad"/></draw:frame></text:span><text:span text:style-name="T11">kann eindeutig bestimmt werden ob es zu einer Menge </text:span><text:span text:style-name="T11"><draw:frame draw:style-name="fr1" draw:name="Object4" text:anchor-type="as-char" svg:y="-0.377cm" svg:width="0.619cm" svg:height="0.467cm" draw:z-index="3"><draw:object xlink:href="./Object 4" xlink:type="simple" xlink:show="embed" xlink:actuate="onLoad"/><draw:image xlink:href="./ObjectReplacements/Object 4" xlink:type="simple" xlink:show="embed" xlink:actuate="onLoad"/></draw:frame></text:span><text:span text:style-name="T11">gehört oder nicht; eine Eigenschaft, die durch die Eigenschaft der Bestimmtheit beschrieben wird. Die Bestimmtheit der Elemente führt dazu, dass unterschieden werden kann ob x der Menge angehört</text:span></text:p>
      <text:p text:style-name="P2"><text:span text:style-name="T11"><draw:frame draw:style-name="fr1" draw:name="Object5" text:anchor-type="as-char" svg:y="-0.377cm" svg:width="1.168cm" svg:height="0.467cm" draw:z-index="4"><draw:object xlink:href="./Object 5" xlink:type="simple" xlink:show="embed" xlink:actuate="onLoad"/><draw:image xlink:href="./ObjectReplacements/Object 5" xlink:type="simple" xlink:show="embed" xlink:actuate="onLoad"/></draw:frame></text:span><text:span text:style-name="T11">,</text:span></text:p>
      <text:p text:style-name="P39">oder nicht</text:p>
      <text:p text:style-name="P2"><text:span text:style-name="T11"><draw:frame draw:style-name="fr1" draw:name="Object6" text:anchor-type="as-char" svg:y="-0.377cm" svg:width="1.168cm" svg:height="0.467cm" draw:z-index="5"><draw:object xlink:href="./Object 6" xlink:type="simple" xlink:show="embed" xlink:actuate="onLoad"/><draw:image xlink:href="./ObjectReplacements/Object 6" xlink:type="simple" xlink:show="embed" xlink:actuate="onLoad"/></draw:frame></text:span><text:span text:style-name="T11">.</text:span></text:p>
      <text:p text:style-name="P3"><text:span text:style-name="T11">Eine weitere Eigenschaft der Elemente von x besteht darin, dass sie wohlunterschieden sind, weshalb alle zu M gehörenden Elemente paarweise verschieden sind. </text:span><text:span text:style-name="T12">Um die Verschiedenheit zweier Elemente zu untersuchen, muss deren Gleichheit zunächst definiert werden, wobei die Notationen</text:span></text:p>
      <text:p text:style-name="P40"><draw:frame draw:style-name="fr1" draw:name="Object7" text:anchor-type="as-char" svg:y="-0.377cm" svg:width="2.103cm" svg:height="0.467cm" draw:z-index="6"><draw:object xlink:href="./Object 7" xlink:type="simple" xlink:show="embed" xlink:actuate="onLoad"/><draw:image xlink:href="./ObjectReplacements/Object 7" xlink:type="simple" xlink:show="embed" xlink:actuate="onLoad"/></draw:frame></text:p>
      <text:p text:style-name="P42">für Gleich- bzw. Ungleicheit verwendet werden. Zusammengefasst bestehen zwei relevante Eigenschaften für die Elemente von Mengen. Diese müssen einerseits bestimmt sind, d.h. es kann entschieden werden ob sie einer Menge angehören oder nicht. Ebenso sind sie wohlunterschieden, was bedeutet, dass heißt keine zwei Elmeente einer Menge sind gleich. Um diesen Umstand zu bestätigen muss die Gleichheit zweier Elemente formal definiert werden. Im Umkehrschluss muss für jede Menge bzw. deren Elemente eine Gleichheitsdefinition gegeben sein.</text:p>
      <text:p text:style-name="P42">Als Notation wird für Mengen die geschweifte Klammer verwendet, wobei zwei verschiedene Aufzählungsmethoden verwendet werden. Die eine fasst alle Elemente der Menge zusammen:</text:p>
      <text:p text:style-name="P41"><draw:frame draw:style-name="fr1" draw:name="Object8" text:anchor-type="as-char" svg:y="-0.377cm" svg:width="2.919cm" svg:height="0.483cm" draw:z-index="7"><draw:object xlink:href="./Object 8" xlink:type="simple" xlink:show="embed" xlink:actuate="onLoad"/><draw:image xlink:href="./ObjectReplacements/Object 8" xlink:type="simple" xlink:show="embed" xlink:actuate="onLoad"/></draw:frame></text:p>
      <text:p text:style-name="P42">Die zweite Notation gibt ein Element und die Bedingung, dass Ersteres Element der Menge ist an:</text:p>
      <text:p text:style-name="P4"><text:span text:style-name="T11"><draw:frame draw:style-name="fr1" draw:name="Object9" text:anchor-type="as-char" svg:y="-0.377cm" svg:width="1.626cm" svg:height="0.483cm" draw:z-index="8"><draw:object xlink:href="./Object 9" xlink:type="simple" xlink:show="embed" xlink:actuate="onLoad"/><draw:image xlink:href="./ObjectReplacements/Object 9" xlink:type="simple" xlink:show="embed" xlink:actuate="onLoad"/></draw:frame></text:span><text:span text:style-name="T11">.</text:span></text:p>
      <text:p text:style-name="P5"><text:span text:style-name="T11">Die letztere Beschreibungsformat definiert die Menge in der Form </text:span><text:span text:style-name="T11"><draw:frame draw:style-name="fr1" draw:name="Object10" text:anchor-type="as-char" svg:y="-0.377cm" svg:width="1.744cm" svg:height="0.483cm" draw:z-index="9"><draw:object xlink:href="./Object 10" xlink:type="simple" xlink:show="embed" xlink:actuate="onLoad"/><draw:image xlink:href="./ObjectReplacements/Object 10" xlink:type="simple" xlink:show="embed" xlink:actuate="onLoad"/></draw:frame></text:span><text:span text:style-name="T11">, wobei P das Prädikat und P(x) die Aussage ist, welche die Eigenschaft aller Elemente der Menge charakterisiert. Aussagen wie z.B. P(x) können entweder falsch oder wahr sein.</text:span></text:p>
      <text:p text:style-name="P43"/>
      <text:p text:style-name="P96">Kurzer Ausflug in die Aussagenlogik</text:p>
      <text:p text:style-name="P43">Zunächst können Aussagen negiert werden wofür der Operator</text:p>
      <text:p text:style-name="P44"><draw:frame draw:style-name="fr1" draw:name="Object11" text:anchor-type="as-char" svg:y="-0.377cm" svg:width="0.801cm" svg:height="0.467cm" draw:z-index="10"><draw:object xlink:href="./Object 11" xlink:type="simple" xlink:show="embed" xlink:actuate="onLoad"/><draw:image xlink:href="./ObjectReplacements/Object 11" xlink:type="simple" xlink:show="embed" xlink:actuate="onLoad"/></draw:frame></text:p>
      <text:p text:style-name="P5"><text:span text:style-name="T11">verwendet wird. Ebenso können zwei Aussagen mithilfe von Junktoren verbunden werden, wobei hier die vier üblichen Junktoren genannten werden. Zunächst besteht die logische UND (</text:span><text:span text:style-name="T11"><draw:frame draw:style-name="fr1" draw:name="Object12" text:anchor-type="as-char" svg:y="-0.377cm" svg:width="1.155cm" svg:height="0.467cm" draw:z-index="11"><draw:object xlink:href="./Object 12" xlink:type="simple" xlink:show="embed" xlink:actuate="onLoad"/><draw:image xlink:href="./ObjectReplacements/Object 12" xlink:type="simple" xlink:show="embed" xlink:actuate="onLoad"/></draw:frame></text:span><text:span text:style-name="T11">) und ODER ( </text:span><text:span text:style-name="T11"><draw:frame draw:style-name="fr1" draw:name="Object13" text:anchor-type="as-char" svg:y="-0.377cm" svg:width="1.155cm" svg:height="0.467cm" draw:z-index="12"><draw:object xlink:href="./Object 13" xlink:type="simple" xlink:show="embed" xlink:actuate="onLoad"/><draw:image xlink:href="./ObjectReplacements/Object 13" xlink:type="simple" xlink:show="embed" xlink:actuate="onLoad"/></draw:frame></text:span><text:span text:style-name="T11">) Verknüpfung.</text:span></text:p>
      <text:p text:style-name="P6"><text:span text:style-name="T11">Als weitere Junktoren bestehen die Implikation (</text:span><text:span text:style-name="T11"><draw:frame draw:style-name="fr1" draw:name="Object14" text:anchor-type="as-char" svg:y="-0.377cm" svg:width="1.478cm" svg:height="0.467cm" draw:z-index="13"><draw:object xlink:href="./Object 14" xlink:type="simple" xlink:show="embed" xlink:actuate="onLoad"/><draw:image xlink:href="./ObjectReplacements/Object 14" xlink:type="simple" xlink:show="embed" xlink:actuate="onLoad"/></draw:frame></text:span><text:span text:style-name="T11">) und die Äquivalenz (</text:span><text:span text:style-name="T11"><draw:frame draw:style-name="fr1" draw:name="Object15" text:anchor-type="as-char" svg:y="-0.377cm" svg:width="1.279cm" svg:height="0.467cm" draw:z-index="14"><draw:object xlink:href="./Object 15" xlink:type="simple" xlink:show="embed" xlink:actuate="onLoad"/><draw:image xlink:href="./ObjectReplacements/Object 15" xlink:type="simple" xlink:show="embed" xlink:actuate="onLoad"/></draw:frame></text:span><text:span text:style-name="T11">). Alle Junktoren stellen selbst wiederum eine Aussage dar, die entweder wahr oder falsch sein kann. Der letztendliche Aussagewert der Junktorverknüpfung hängt für gewöhnlich von den Wahrheitswerten der Operanden ab, weshalb die Abhängigkeiten mithilfe von Wahrheitstafeln ausgedrückt werden.</text:span></text:p>
      <table:table table:name="Table1" table:style-name="Table1">
        <table:table-column table:style-name="Table1.A" table:number-columns-repeated="5"/>
        <table:table-column table:style-name="Table1.F"/>
        <table:table-row>
          <table:table-cell table:style-name="Table1.A1" office:value-type="string">
            <text:p text:style-name="P99"><draw:frame draw:style-name="fr1" draw:name="Object16" text:anchor-type="as-char" svg:y="-0.377cm" svg:width="0.526cm" svg:height="0.467cm" draw:z-index="15"><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98"><draw:frame draw:style-name="fr1" draw:name="Object17" text:anchor-type="as-char" svg:y="-0.377cm" svg:width="0.487cm" svg:height="0.467cm" draw:z-index="16"><draw:object xlink:href="./Object 17" xlink:type="simple" xlink:show="embed" xlink:actuate="onLoad"/><draw:image xlink:href="./ObjectReplacements/Object 17" xlink:type="simple" xlink:show="embed" xlink:actuate="onLoad"/></draw:frame></text:p>
          </table:table-cell>
          <table:table-cell table:style-name="Table1.A1" office:value-type="string">
            <text:p text:style-name="P98"><draw:frame draw:style-name="fr1" draw:name="Object18" text:anchor-type="as-char" svg:y="-0.377cm" svg:width="1.147cm" svg:height="0.467cm" draw:z-index="17"><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98"><draw:frame draw:style-name="fr1" draw:name="Object19" text:anchor-type="as-char" svg:y="-0.377cm" svg:width="1.147cm" svg:height="0.467cm" draw:z-index="18"><draw:object xlink:href="./Object 19" xlink:type="simple" xlink:show="embed" xlink:actuate="onLoad"/><draw:image xlink:href="./ObjectReplacements/Object 19" xlink:type="simple" xlink:show="embed" xlink:actuate="onLoad"/></draw:frame></text:p>
          </table:table-cell>
          <table:table-cell table:style-name="Table1.A1" office:value-type="string">
            <text:p text:style-name="P99"><draw:frame draw:style-name="fr1" draw:name="Object20" text:anchor-type="as-char" svg:y="-0.377cm" svg:width="1.231cm" svg:height="0.467cm" draw:z-index="19"><draw:object xlink:href="./Object 20" xlink:type="simple" xlink:show="embed" xlink:actuate="onLoad"/><draw:image xlink:href="./ObjectReplacements/Object 20" xlink:type="simple" xlink:show="embed" xlink:actuate="onLoad"/></draw:frame></text:p>
          </table:table-cell>
          <table:table-cell table:style-name="Table1.F1" office:value-type="string">
            <text:p text:style-name="P98"><draw:frame draw:style-name="fr1" draw:name="Object21" text:anchor-type="as-char" svg:y="-0.377cm" svg:width="1.279cm" svg:height="0.467cm" draw:z-index="20"><draw:object xlink:href="./Object 21" xlink:type="simple" xlink:show="embed" xlink:actuate="onLoad"/><draw:image xlink:href="./ObjectReplacements/Object 21" xlink:type="simple" xlink:show="embed" xlink:actuate="onLoad"/></draw:frame></text:p>
          </table:table-cell>
        </table:table-row>
        <table:table-row>
          <table:table-cell table:style-name="Table1.A2" office:value-type="string">
            <text:p text:style-name="P99">w</text:p>
          </table:table-cell>
          <table:table-cell table:style-name="Table1.A2" office:value-type="string">
            <text:p text:style-name="P99">w</text:p>
          </table:table-cell>
          <table:table-cell table:style-name="Table1.A2" office:value-type="string">
            <text:p text:style-name="P99">w</text:p>
          </table:table-cell>
          <table:table-cell table:style-name="Table1.A2" office:value-type="string">
            <text:p text:style-name="P99">w</text:p>
          </table:table-cell>
          <table:table-cell table:style-name="Table1.A2" office:value-type="string">
            <text:p text:style-name="P99">w</text:p>
          </table:table-cell>
          <table:table-cell table:style-name="Table1.F2" office:value-type="string">
            <text:p text:style-name="P99">w</text:p>
          </table:table-cell>
        </table:table-row>
        <table:table-row>
          <table:table-cell table:style-name="Table1.A2" office:value-type="string">
            <text:p text:style-name="P99">w</text:p>
          </table:table-cell>
          <table:table-cell table:style-name="Table1.A2" office:value-type="string">
            <text:p text:style-name="P99">f</text:p>
          </table:table-cell>
          <table:table-cell table:style-name="Table1.A2" office:value-type="string">
            <text:p text:style-name="P99">f</text:p>
          </table:table-cell>
          <table:table-cell table:style-name="Table1.A2" office:value-type="string">
            <text:p text:style-name="P99">w</text:p>
          </table:table-cell>
          <table:table-cell table:style-name="Table1.A2" office:value-type="string">
            <text:p text:style-name="P99">f</text:p>
          </table:table-cell>
          <table:table-cell table:style-name="Table1.F2" office:value-type="string">
            <text:p text:style-name="P99">f</text:p>
          </table:table-cell>
        </table:table-row>
        <table:table-row>
          <table:table-cell table:style-name="Table1.A2" office:value-type="string">
            <text:p text:style-name="P99">f</text:p>
          </table:table-cell>
          <table:table-cell table:style-name="Table1.A2" office:value-type="string">
            <text:p text:style-name="P99">w</text:p>
          </table:table-cell>
          <table:table-cell table:style-name="Table1.A2" office:value-type="string">
            <text:p text:style-name="P99">f</text:p>
          </table:table-cell>
          <table:table-cell table:style-name="Table1.A2" office:value-type="string">
            <text:p text:style-name="P99">w</text:p>
          </table:table-cell>
          <table:table-cell table:style-name="Table1.A2" office:value-type="string">
            <text:p text:style-name="P99">w</text:p>
          </table:table-cell>
          <table:table-cell table:style-name="Table1.F2" office:value-type="string">
            <text:p text:style-name="P99">f</text:p>
          </table:table-cell>
        </table:table-row>
        <table:table-row>
          <table:table-cell table:style-name="Table1.A2" office:value-type="string">
            <text:p text:style-name="P99">f</text:p>
          </table:table-cell>
          <table:table-cell table:style-name="Table1.A2" office:value-type="string">
            <text:p text:style-name="P99">f</text:p>
          </table:table-cell>
          <table:table-cell table:style-name="Table1.A2" office:value-type="string">
            <text:p text:style-name="P99">f</text:p>
          </table:table-cell>
          <table:table-cell table:style-name="Table1.A2" office:value-type="string">
            <text:p text:style-name="P99">f</text:p>
          </table:table-cell>
          <table:table-cell table:style-name="Table1.A2" office:value-type="string">
            <text:p text:style-name="P99">w</text:p>
          </table:table-cell>
          <table:table-cell table:style-name="Table1.F2" office:value-type="string">
            <text:p text:style-name="P99">w</text:p>
          </table:table-cell>
        </table:table-row>
      </table:table>
      <text:p text:style-name="P45">Oftmals ist eine gewisse Junktion zweier Operanden als wahr zu beweisen, wobei gezeigt werden muss, dass lediglich die Permutationen der Operanden auftreten, welche dazu führen, dass deren Junktion wahr bzw. falsch ist. Bei der Beweisführung wird dabei auf Charakteristika der Operanden zurückgegriffen, welche die anderen Fälle exkludieren. Umgekehrt kann man sich die Eigenschaften der Junktoren bei der Beweisführung zu Nutzen machen. Beispielsweise soll oftmals bewiesen werden, dass ein gewisses A ein B impliziert, wobei lediglich der Fall untersucht werden muss, dass A wahr ist. Der Grund liegt darin, dass in dem Falle eines falschen A die Implikation <text:span text:style-name="T10"><draw:frame draw:style-name="fr1" draw:name="Object22" text:anchor-type="as-char" svg:y="-0.377cm" svg:width="1.231cm" svg:height="0.467cm" draw:z-index="21"><draw:object xlink:href="./Object 22" xlink:type="simple" xlink:show="embed" xlink:actuate="onLoad"/><draw:image xlink:href="./ObjectReplacements/Object 22" xlink:type="simple" xlink:show="embed" xlink:actuate="onLoad"/></draw:frame></text:span>immer wahr ist. Folglich gilt, dass wenn die Wahrheit eines A die Wahrheit von B bedeutet, dass A B impliziert.</text:p>
      <text:p text:style-name="P46">Als weiteres Beispiel dient die geltende bzw. wahre Verknüfpung ( in diesem Kontext lässt sich auch erklären was es bedeutet, dass eine Verknüpfung „gilt“: Unter allen möglichen Permutationen von A und B ist die Aussage der Verknüfpung immer wahr)</text:p>
      <text:p text:style-name="P47"><draw:frame draw:style-name="fr1" draw:name="Object23" text:anchor-type="as-char" svg:y="-0.377cm" svg:width="2cm" svg:height="1cm" draw:z-index="22"><draw:object xlink:href="./Object 23" xlink:type="simple" xlink:show="embed" xlink:actuate="onLoad"/><draw:image xlink:href="./ObjectReplacements/Object 23" xlink:type="simple" xlink:show="embed" xlink:actuate="onLoad"/></draw:frame>.</text:p>
      <text:p text:style-name="P46">Die Gültigkeit dieses Beispieles soll nun bewiesen werden, wofür nach der Wahrheitstabelle einerseits gezeigt werden muss, dass in dem Falle, dass <draw:frame draw:style-name="fr1" draw:name="Object24" text:anchor-type="as-char" svg:y="-0.377cm" svg:width="2cm" svg:height="1cm" draw:z-index="23"><draw:object xlink:href="./Object 24" xlink:type="simple" xlink:show="embed" xlink:actuate="onLoad"/><draw:image xlink:href="./ObjectReplacements/Object 24" xlink:type="simple" xlink:show="embed" xlink:actuate="onLoad"/></draw:frame>gilt, auch <draw:frame draw:style-name="fr1" draw:name="Object25" text:anchor-type="as-char" svg:y="-0.377cm" svg:width="2.099cm" svg:height="0.485cm" draw:z-index="24"><draw:object xlink:href="./Object 25" xlink:type="simple" xlink:show="embed" xlink:actuate="onLoad"/><draw:image xlink:href="./ObjectReplacements/Object 25" xlink:type="simple" xlink:show="embed" xlink:actuate="onLoad"/></draw:frame>gilt, andererseits muss aus in dem Falle eines falschen <draw:frame draw:style-name="fr1" draw:name="Object26" text:anchor-type="as-char" svg:y="-0.377cm" svg:width="1.556cm" svg:height="0.485cm" draw:z-index="25"><draw:object xlink:href="./Object 26" xlink:type="simple" xlink:show="embed" xlink:actuate="onLoad"/><draw:image xlink:href="./ObjectReplacements/Object 26" xlink:type="simple" xlink:show="embed" xlink:actuate="onLoad"/></draw:frame>auch <draw:frame draw:style-name="fr1" draw:name="Object27" text:anchor-type="as-char" svg:y="-0.377cm" svg:width="2cm" svg:height="1cm" draw:z-index="26"><draw:object xlink:href="./Object 27" xlink:type="simple" xlink:show="embed" xlink:actuate="onLoad"/><draw:image xlink:href="./ObjectReplacements/Object 27" xlink:type="simple" xlink:show="embed" xlink:actuate="onLoad"/></draw:frame>falsch sein. Der letztere Fall tritt ein falls A wahr und B falsch ist, da dann die Implikation <draw:frame draw:style-name="fr1" draw:name="Object28" text:anchor-type="as-char" svg:y="-0.377cm" svg:width="1.556cm" svg:height="0.485cm" draw:z-index="27"><draw:object xlink:href="./Object 28" xlink:type="simple" xlink:show="embed" xlink:actuate="onLoad"/><draw:image xlink:href="./ObjectReplacements/Object 28" xlink:type="simple" xlink:show="embed" xlink:actuate="onLoad"/></draw:frame>falsch ist. In diesem Falle trifft auch die Implikation <draw:frame draw:style-name="fr1" draw:name="Object29" text:anchor-type="as-char" svg:y="-0.377cm" svg:width="2.099cm" svg:height="0.485cm" draw:z-index="28"><draw:object xlink:href="./Object 29" xlink:type="simple" xlink:show="embed" xlink:actuate="onLoad"/><draw:image xlink:href="./ObjectReplacements/Object 29" xlink:type="simple" xlink:show="embed" xlink:actuate="onLoad"/></draw:frame>nicht ein, <text:span text:style-name="T17">weshalb der erste nötige Beweis für die Gültigkeit der Gesamtaussage erbracht ist. Umgekehrt sind nun die Fälle zu betrachten, in denen </text:span><text:span text:style-name="T17"><draw:frame draw:style-name="fr1" draw:name="Object30" text:anchor-type="as-char" svg:y="-0.377cm" svg:width="1.556cm" svg:height="0.485cm" draw:z-index="29"><draw:object xlink:href="./Object 30" xlink:type="simple" xlink:show="embed" xlink:actuate="onLoad"/><draw:image xlink:href="./ObjectReplacements/Object 30" xlink:type="simple" xlink:show="embed" xlink:actuate="onLoad"/></draw:frame></text:span><text:span text:style-name="T17">gilt und deshalb auch </text:span><text:span text:style-name="T17"><draw:frame draw:style-name="fr1" draw:name="Object31" text:anchor-type="as-char" svg:y="-0.377cm" svg:width="2.099cm" svg:height="0.485cm" draw:z-index="30"><draw:object xlink:href="./Object 31" xlink:type="simple" xlink:show="embed" xlink:actuate="onLoad"/><draw:image xlink:href="./ObjectReplacements/Object 31" xlink:type="simple" xlink:show="embed" xlink:actuate="onLoad"/></draw:frame></text:span><text:span text:style-name="T17">gelten muss, was anhand der Wahrheitstafel erfolgt. Somit wurde die Gültigkeit von </text:span><text:span text:style-name="T17"><draw:frame draw:style-name="fr1" draw:name="Object32" text:anchor-type="as-char" svg:y="-0.377cm" svg:width="3.886cm" svg:height="0.483cm" draw:z-index="31"><draw:object xlink:href="./Object 32" xlink:type="simple" xlink:show="embed" xlink:actuate="onLoad"/><draw:image xlink:href="./ObjectReplacements/Object 32" xlink:type="simple" xlink:show="embed" xlink:actuate="onLoad"/><svg:desc>formula</svg:desc></draw:frame></text:span><text:span text:style-name="T17">bewiesen, welche interessante Folgen mit </text:span><text:soft-page-break/><text:span text:style-name="T17">sich bringt. Beispielsweise besagt sie, dass ihre beiden Operanden in jedem logischen Kontext austauschbar sind. Beispielsweise kann anstelle des einen der andere bewiesen und daraus die Gültigkeit des Ersten bewiesen werden. In diesem Fall heißt die Aussage </text:span><text:span text:style-name="T17"><draw:frame draw:style-name="fr1" draw:name="Object33" text:anchor-type="as-char" svg:y="-0.377cm" svg:width="2.094cm" svg:height="0.483cm" draw:z-index="32"><draw:object xlink:href="./Object 33" xlink:type="simple" xlink:show="embed" xlink:actuate="onLoad"/><draw:image xlink:href="./ObjectReplacements/Object 33" xlink:type="simple" xlink:show="embed" xlink:actuate="onLoad"/><svg:desc>formula</svg:desc></draw:frame></text:span><text:span text:style-name="T17">Kontraposition von </text:span><text:span text:style-name="T17"><draw:frame draw:style-name="fr1" draw:name="Object34" text:anchor-type="as-char" svg:y="-0.377cm" svg:width="1.552cm" svg:height="0.483cm" draw:z-index="33"><draw:object xlink:href="./Object 34" xlink:type="simple" xlink:show="embed" xlink:actuate="onLoad"/><draw:image xlink:href="./ObjectReplacements/Object 34" xlink:type="simple" xlink:show="embed" xlink:actuate="onLoad"/><svg:desc>formula</svg:desc></draw:frame></text:span><text:span text:style-name="T17">, und der Schluss von </text:span><text:span text:style-name="T17"><draw:frame draw:style-name="fr1" draw:name="Object35" text:anchor-type="as-char" svg:y="-0.377cm" svg:width="1.552cm" svg:height="0.483cm" draw:z-index="34"><draw:object xlink:href="./Object 35" xlink:type="simple" xlink:show="embed" xlink:actuate="onLoad"/><draw:image xlink:href="./ObjectReplacements/Object 35" xlink:type="simple" xlink:show="embed" xlink:actuate="onLoad"/><svg:desc>formula</svg:desc></draw:frame></text:span><text:span text:style-name="T17">auf </text:span><text:span text:style-name="T17"><draw:frame draw:style-name="fr1" draw:name="Object36" text:anchor-type="as-char" svg:y="-0.377cm" svg:width="2.094cm" svg:height="0.483cm" draw:z-index="35"><draw:object xlink:href="./Object 36" xlink:type="simple" xlink:show="embed" xlink:actuate="onLoad"/><draw:image xlink:href="./ObjectReplacements/Object 36" xlink:type="simple" xlink:show="embed" xlink:actuate="onLoad"/><svg:desc>formula</svg:desc></draw:frame></text:span><text:span text:style-name="T17">heißt Umkehrschluss.</text:span></text:p>
      <text:p text:style-name="P66">Zurück zu den Mengen</text:p>
      <text:p text:style-name="P67">Definition 2.2<text:span text:style-name="T1">: Seien M und N Mengen.</text:span></text:p>
      <text:p text:style-name="P67"><text:span text:style-name="T1">(1) M heitß Teilmenge von N, geschrieben </text:span><text:span text:style-name="T1"><draw:frame draw:style-name="fr1" draw:name="Object37" text:anchor-type="as-char" svg:y="-0.377cm" svg:width="1.298cm" svg:height="0.469cm" draw:z-index="36"><draw:object xlink:href="./Object 37" xlink:type="simple" xlink:show="embed" xlink:actuate="onLoad"/><draw:image xlink:href="./ObjectReplacements/Object 37" xlink:type="simple" xlink:show="embed" xlink:actuate="onLoad"/></draw:frame></text:span><text:span text:style-name="T1">, wenn jedes Element von M auch Element von N ist. Wir schreiben </text:span><text:span text:style-name="T1"><draw:frame draw:style-name="fr1" draw:name="Object38" text:anchor-type="as-char" svg:y="-0.377cm" svg:width="1.298cm" svg:height="0.469cm" draw:z-index="37"><draw:object xlink:href="./Object 38" xlink:type="simple" xlink:show="embed" xlink:actuate="onLoad"/><draw:image xlink:href="./ObjectReplacements/Object 38" xlink:type="simple" xlink:show="embed" xlink:actuate="onLoad"/></draw:frame></text:span><text:span text:style-name="T1">, falls dies nicht gilt.</text:span></text:p>
      <text:p text:style-name="P67"><text:span text:style-name="T1">(2) M und N heißen gleich, geschrieben </text:span><text:span text:style-name="T1"><draw:frame draw:style-name="fr1" draw:name="Object39" text:anchor-type="as-char" svg:y="-0.377cm" svg:width="1.321cm" svg:height="0.469cm" draw:z-index="38"><draw:object xlink:href="./Object 39" xlink:type="simple" xlink:show="embed" xlink:actuate="onLoad"/><draw:image xlink:href="./ObjectReplacements/Object 39" xlink:type="simple" xlink:show="embed" xlink:actuate="onLoad"/></draw:frame></text:span><text:span text:style-name="T1">, wenn </text:span><text:span text:style-name="T1"><draw:frame draw:style-name="fr1" draw:name="Object40" text:anchor-type="as-char" svg:y="-0.377cm" svg:width="1.298cm" svg:height="0.469cm" draw:z-index="39"><draw:object xlink:href="./Object 40" xlink:type="simple" xlink:show="embed" xlink:actuate="onLoad"/><draw:image xlink:href="./ObjectReplacements/Object 40" xlink:type="simple" xlink:show="embed" xlink:actuate="onLoad"/></draw:frame></text:span><text:span text:style-name="T1">und </text:span><text:span text:style-name="T1"><draw:frame draw:style-name="fr1" draw:name="Object41" text:anchor-type="as-char" svg:y="-0.377cm" svg:width="1.298cm" svg:height="0.469cm" draw:z-index="40"><draw:object xlink:href="./Object 41" xlink:type="simple" xlink:show="embed" xlink:actuate="onLoad"/><draw:image xlink:href="./ObjectReplacements/Object 41" xlink:type="simple" xlink:show="embed" xlink:actuate="onLoad"/></draw:frame></text:span><text:span text:style-name="T1">gelten. Wir schreiben </text:span><text:span text:style-name="T1"><draw:frame draw:style-name="fr1" draw:name="Object42" text:anchor-type="as-char" svg:y="-0.377cm" svg:width="1.296cm" svg:height="0.469cm" draw:z-index="41"><draw:object xlink:href="./Object 42" xlink:type="simple" xlink:show="embed" xlink:actuate="onLoad"/><draw:image xlink:href="./ObjectReplacements/Object 42" xlink:type="simple" xlink:show="embed" xlink:actuate="onLoad"/></draw:frame></text:span><text:span text:style-name="T1">, falls dies nicht gilt.</text:span></text:p>
      <text:p text:style-name="P67"><text:span text:style-name="T1">(3) M heißt echte Teilmenge von N, geschrieben </text:span><text:span text:style-name="T1"><draw:frame draw:style-name="fr1" draw:name="Object43" text:anchor-type="as-char" svg:y="-0.377cm" svg:width="1.298cm" svg:height="0.469cm" draw:z-index="42"><draw:object xlink:href="./Object 43" xlink:type="simple" xlink:show="embed" xlink:actuate="onLoad"/><draw:image xlink:href="./ObjectReplacements/Object 43" xlink:type="simple" xlink:show="embed" xlink:actuate="onLoad"/></draw:frame></text:span><text:span text:style-name="T1">, wenn </text:span><text:span text:style-name="T1"><draw:frame draw:style-name="fr1" draw:name="Object44" text:anchor-type="as-char" svg:y="-0.377cm" svg:width="1.298cm" svg:height="0.469cm" draw:z-index="43"><draw:object xlink:href="./Object 44" xlink:type="simple" xlink:show="embed" xlink:actuate="onLoad"/><draw:image xlink:href="./ObjectReplacements/Object 44" xlink:type="simple" xlink:show="embed" xlink:actuate="onLoad"/></draw:frame></text:span><text:span text:style-name="T1">und </text:span><text:span text:style-name="T1"><draw:frame draw:style-name="fr1" draw:name="Object45" text:anchor-type="as-char" svg:y="-0.377cm" svg:width="1.295cm" svg:height="0.467cm" draw:z-index="44"><draw:object xlink:href="./Object 45" xlink:type="simple" xlink:show="embed" xlink:actuate="onLoad"/><draw:image xlink:href="./ObjectReplacements/Object 45" xlink:type="simple" xlink:show="embed" xlink:actuate="onLoad"/></draw:frame></text:span><text:span text:style-name="T1">gelten.</text:span></text:p>
      <text:p text:style-name="P48">In Prosa formuliert sind alle Elemente einer Teilmenge auch in der Menge enhalten von der sie Teil ist. Umgekehrt muss aber nicht jedes Element einer Menge in derer Teilmenge enthalten sein. Trifft dies jedoch zu, also sind alle Elemente der Menge auch in deren Teilmenge enthalten, sind beide Teilmengen der jeweils anderen Menge, woraus folgt, dass jedes Element der einen Menge auch in der anderen enthalten ist und die beiden Mengen deshalb gleich sind. Umgekehrt kann auch der Fall eintreffen, dass eine Menge Elemente enthält, welche nicht zu einer ihrer Teilmengen gehört, weshalb die beiden Mengen nicht gleich sind. In diesem Kontext spricht man auch von einer wahren Teilmenge.</text:p>
      <text:p text:style-name="P49">Oder mathematisch formuliert:</text:p>
      <text:p text:style-name="P49">(1) <draw:frame draw:style-name="fr1" draw:name="Object46" text:anchor-type="as-char" svg:y="-0.377cm" svg:width="5.526cm" svg:height="0.483cm" draw:z-index="45"><draw:object xlink:href="./Object 46" xlink:type="simple" xlink:show="embed" xlink:actuate="onLoad"/><draw:image xlink:href="./ObjectReplacements/Object 46" xlink:type="simple" xlink:show="embed" xlink:actuate="onLoad"/></draw:frame></text:p>
      <text:p text:style-name="P49">(2) <draw:frame draw:style-name="fr1" draw:name="Object47" text:anchor-type="as-char" svg:y="-0.377cm" svg:width="8.747cm" svg:height="0.483cm" draw:z-index="46"><draw:object xlink:href="./Object 47" xlink:type="simple" xlink:show="embed" xlink:actuate="onLoad"/><draw:image xlink:href="./ObjectReplacements/Object 47" xlink:type="simple" xlink:show="embed" xlink:actuate="onLoad"/></draw:frame></text:p>
      <text:p text:style-name="P49">(3) <draw:frame draw:style-name="fr1" draw:name="Object48" text:anchor-type="as-char" svg:y="-0.377cm" svg:width="4.911cm" svg:height="0.485cm" draw:z-index="47"><draw:object xlink:href="./Object 48" xlink:type="simple" xlink:show="embed" xlink:actuate="onLoad"/><draw:image xlink:href="./ObjectReplacements/Object 48" xlink:type="simple" xlink:show="embed" xlink:actuate="onLoad"/></draw:frame></text:p>
      <text:p text:style-name="P68">Definition 2.3:<text:span text:style-name="T1"> Die Menge </text:span><text:span text:style-name="T1"><draw:frame draw:style-name="fr1" draw:name="Object49" text:anchor-type="as-char" svg:y="-0.377cm" svg:width="2.374cm" svg:height="0.485cm" draw:z-index="48"><draw:object xlink:href="./Object 49" xlink:type="simple" xlink:show="embed" xlink:actuate="onLoad"/><draw:image xlink:href="./ObjectReplacements/Object 49" xlink:type="simple" xlink:show="embed" xlink:actuate="onLoad"/></draw:frame></text:span><text:span text:style-name="T1">heißt die leere Menge.</text:span></text:p>
      <text:p text:style-name="P49">Das die leere Menge definierende Prädikat besagt, dass alle Elemente die ungleich sich selbst sind zu der Menge gehören. Aufgrund der Forderung nach Bestimmtheit kann kein Element existieren, das ungleich sich selbst ist, weshalb die leere Menge nach ihrer Definition kein Element enthalten kann.</text:p>
      <text:p text:style-name="P68">Satz 2.4:<text:span text:style-name="T1"> Für jede Menge M gelten folgenden Aussagen:</text:span></text:p>
      <text:p text:style-name="P68"><text:span text:style-name="T1">(1) </text:span><text:span text:style-name="T1"><draw:frame draw:style-name="fr1" draw:name="Object50" text:anchor-type="as-char" svg:y="-0.377cm" svg:width="1.312cm" svg:height="0.469cm" draw:z-index="49"><draw:object xlink:href="./Object 50" xlink:type="simple" xlink:show="embed" xlink:actuate="onLoad"/><draw:image xlink:href="./ObjectReplacements/Object 50" xlink:type="simple" xlink:show="embed" xlink:actuate="onLoad"/></draw:frame></text:span></text:p>
      <text:p text:style-name="P68"><text:span text:style-name="T1">(2) </text:span><text:span text:style-name="T1"><draw:frame draw:style-name="fr1" draw:name="Object51" text:anchor-type="as-char" svg:y="-0.377cm" svg:width="3.48cm" svg:height="0.485cm" draw:z-index="50"><draw:object xlink:href="./Object 51" xlink:type="simple" xlink:show="embed" xlink:actuate="onLoad"/><draw:image xlink:href="./ObjectReplacements/Object 51" xlink:type="simple" xlink:show="embed" xlink:actuate="onLoad"/></draw:frame></text:span></text:p>
      <text:p text:style-name="P49">Beweis:</text:p>
      <text:p text:style-name="P68"><text:span text:style-name="T1">(1) Zu beweisen ist, dass jedes Element das in </text:span><text:span text:style-name="T1"><draw:frame draw:style-name="fr1" draw:name="Object52" text:anchor-type="as-char" svg:y="-0.339cm" svg:width="0.563cm" svg:height="0.423cm" draw:z-index="51"><draw:object xlink:href="./Object 52" xlink:type="simple" xlink:show="embed" xlink:actuate="onLoad"/><draw:image xlink:href="./ObjectReplacements/Object 52" xlink:type="simple" xlink:show="embed" xlink:actuate="onLoad"/></draw:frame></text:span><text:span text:style-name="T1">enthalten ist auch Teil von M ist. Da die leere Menge keine Elemente besitzt, </text:span><text:span text:style-name="T2">kann sie auch kein Element besitzen, das nicht Teil der Menge M ist. Mathematisch: </text:span><text:span text:style-name="T2"><draw:frame draw:style-name="fr1" draw:name="Object53" text:anchor-type="as-char" svg:y="-0.377cm" svg:width="3.373cm" svg:height="0.469cm" draw:z-index="52"><draw:object xlink:href="./Object 53" xlink:type="simple" xlink:show="embed" xlink:actuate="onLoad"/><draw:image xlink:href="./ObjectReplacements/Object 53" xlink:type="simple" xlink:show="embed" xlink:actuate="onLoad"/></draw:frame></text:span><text:span text:style-name="T2">, da </text:span><text:span text:style-name="T2"><draw:frame draw:style-name="fr1" draw:name="Object54" text:anchor-type="as-char" svg:y="-0.377cm" svg:width="1.113cm" svg:height="0.469cm" draw:z-index="53"><draw:object xlink:href="./Object 54" xlink:type="simple" xlink:show="embed" xlink:actuate="onLoad"/><draw:image xlink:href="./ObjectReplacements/Object 54" xlink:type="simple" xlink:show="embed" xlink:actuate="onLoad"/></draw:frame></text:span><text:span text:style-name="T2">nie gilt, ist die Implikation immer richtig.</text:span></text:p>
      <text:p text:style-name="P69"><text:soft-page-break/><text:span text:style-name="T1">(2) Damit der erste Operand der Junktion gilt darf M keine Elemente beinhalten, die nicht auch in der leeren Menge enthalten sind. Da die leere Menge überhaupt keine Elemente enthält führt diese Forderung auf die leere Menge, M ist somit gleich der leeren Menge. Mathematisch: </text:span><text:span text:style-name="T1"><draw:frame draw:style-name="fr1" draw:name="Object55" text:anchor-type="as-char" svg:y="-0.377cm" svg:width="3.373cm" svg:height="0.469cm" draw:z-index="54"><draw:object xlink:href="./Object 55" xlink:type="simple" xlink:show="embed" xlink:actuate="onLoad"/><draw:image xlink:href="./ObjectReplacements/Object 55" xlink:type="simple" xlink:show="embed" xlink:actuate="onLoad"/></draw:frame></text:span><text:span text:style-name="T1">, da der rechte Operand der Implikation immer falsch ist, darf auch der erste nicht gelten damit die Implikation ihre Gültigkeit beibehält. Diese Forderung wird nur von der leeren Menge erfüllt.</text:span></text:p>
      <text:p text:style-name="P69">Satz 2.5:<text:span text:style-name="T1"> Seien M, N, L Mengen, dann gelten folgende Aussagen für die Teilmengenrelation </text:span><text:span text:style-name="T1"><draw:frame draw:style-name="fr1" draw:name="Object56" text:anchor-type="as-char" svg:y="-0.377cm" svg:width="1.145cm" svg:height="0.469cm" draw:z-index="55"><draw:object xlink:href="./Object 56" xlink:type="simple" xlink:show="embed" xlink:actuate="onLoad"/><draw:image xlink:href="./ObjectReplacements/Object 56" xlink:type="simple" xlink:show="embed" xlink:actuate="onLoad"/></draw:frame></text:span></text:p>
      <text:p text:style-name="P69"><text:span text:style-name="T1">(1) </text:span><text:span text:style-name="T1"><draw:frame draw:style-name="fr1" draw:name="Object57" text:anchor-type="as-char" svg:y="-0.377cm" svg:width="1.371cm" svg:height="0.469cm" draw:z-index="56"><draw:object xlink:href="./Object 57" xlink:type="simple" xlink:show="embed" xlink:actuate="onLoad"/><draw:image xlink:href="./ObjectReplacements/Object 57" xlink:type="simple" xlink:show="embed" xlink:actuate="onLoad"/></draw:frame></text:span><text:span text:style-name="T1">(Reflexivität)</text:span></text:p>
      <text:p text:style-name="P69"><text:span text:style-name="T1">(2) Aus </text:span><text:span text:style-name="T1"><draw:frame draw:style-name="fr1" draw:name="Object58" text:anchor-type="as-char" svg:y="-0.377cm" svg:width="4.621cm" svg:height="0.485cm" draw:z-index="57"><draw:object xlink:href="./Object 58" xlink:type="simple" xlink:show="embed" xlink:actuate="onLoad"/><draw:image xlink:href="./ObjectReplacements/Object 58" xlink:type="simple" xlink:show="embed" xlink:actuate="onLoad"/></draw:frame></text:span></text:p>
      <text:p text:style-name="P50">Beweis:</text:p>
      <text:p text:style-name="P69"><text:span text:style-name="T1">(1) Zu beweisen ist, dass jedes in M enthaltene Element auch in M enthalten is (</text:span><text:span text:style-name="T1"><draw:frame draw:style-name="fr1" draw:name="Object59" text:anchor-type="as-char" svg:y="-0.377cm" svg:width="3.431cm" svg:height="0.469cm" draw:z-index="58"><draw:object xlink:href="./Object 59" xlink:type="simple" xlink:show="embed" xlink:actuate="onLoad"/><draw:image xlink:href="./ObjectReplacements/Object 59" xlink:type="simple" xlink:show="embed" xlink:actuate="onLoad"/></draw:frame></text:span><text:span text:style-name="T1">), gilt der erste Operand der Implikation, gilt auch der zweite, da sie identsich sind. Folglich gilt die Implikation und die Refelxivität ist bewiesen.</text:span></text:p>
      <text:p text:style-name="P69"><text:span text:style-name="T1">(2) </text:span><text:span text:style-name="T3">Aus </text:span><text:span text:style-name="T3"><draw:frame draw:style-name="fr1" draw:name="Object60" text:anchor-type="as-char" svg:y="-0.377cm" svg:width="1.298cm" svg:height="0.469cm" draw:z-index="59"><draw:object xlink:href="./Object 60" xlink:type="simple" xlink:show="embed" xlink:actuate="onLoad"/><draw:image xlink:href="./ObjectReplacements/Object 60" xlink:type="simple" xlink:show="embed" xlink:actuate="onLoad"/></draw:frame></text:span><text:span text:style-name="T3">folgt, dass jedes Element von M auch in N enthalten ist, des Weiteren bedeutet </text:span><text:span text:style-name="T3"><draw:frame draw:style-name="fr1" draw:name="Object61" text:anchor-type="as-char" svg:y="-0.377cm" svg:width="1.141cm" svg:height="0.469cm" draw:z-index="60"><draw:object xlink:href="./Object 61" xlink:type="simple" xlink:show="embed" xlink:actuate="onLoad"/><draw:image xlink:href="./ObjectReplacements/Object 61" xlink:type="simple" xlink:show="embed" xlink:actuate="onLoad"/></draw:frame></text:span><text:span text:style-name="T3">, dass jedes Element von N, wozu auch die Elemente von M zählen, auch in L enthalten ist. Somit ist jedes Element von M in L enthalten, weshalb </text:span><text:span text:style-name="T3"><draw:frame draw:style-name="fr1" draw:name="Object62" text:anchor-type="as-char" svg:y="-0.377cm" svg:width="1.214cm" svg:height="0.469cm" draw:z-index="61"><draw:object xlink:href="./Object 62" xlink:type="simple" xlink:show="embed" xlink:actuate="onLoad"/><draw:image xlink:href="./ObjectReplacements/Object 62" xlink:type="simple" xlink:show="embed" xlink:actuate="onLoad"/></draw:frame></text:span><text:span text:style-name="T3">gilt.</text:span></text:p>
      <text:p text:style-name="P70">Definition 2.6:<text:span text:style-name="T1"> Seien M, N Mengen.</text:span></text:p>
      <text:p text:style-name="P70"><text:span text:style-name="T1">(1) Die Vereinigung von M und N ist </text:span><text:span text:style-name="T1"><draw:frame draw:style-name="fr1" draw:name="Object63" text:anchor-type="as-char" svg:y="-0.377cm" svg:width="2cm" svg:height="1cm" draw:z-index="62"><draw:object xlink:href="./Object 63" xlink:type="simple" xlink:show="embed" xlink:actuate="onLoad"/><draw:image xlink:href="./ObjectReplacements/Object 63" xlink:type="simple" xlink:show="embed" xlink:actuate="onLoad"/></draw:frame></text:span></text:p>
      <text:p text:style-name="P70"><text:span text:style-name="T1">(2) Der Durchschnittt von M und N ist </text:span><text:span text:style-name="T1"><draw:frame draw:style-name="fr1" draw:name="Object64" text:anchor-type="as-char" svg:y="-0.377cm" svg:width="4.523cm" svg:height="0.485cm" draw:z-index="63"><draw:object xlink:href="./Object 64" xlink:type="simple" xlink:show="embed" xlink:actuate="onLoad"/><draw:image xlink:href="./ObjectReplacements/Object 64" xlink:type="simple" xlink:show="embed" xlink:actuate="onLoad"/></draw:frame></text:span></text:p>
      <text:p text:style-name="P70"><text:span text:style-name="T1">(3) Die Differenz von M und N ist </text:span><text:span text:style-name="T1"><draw:frame draw:style-name="fr1" draw:name="Object65" text:anchor-type="as-char" svg:y="-0.377cm" svg:width="4.475cm" svg:height="0.485cm" draw:z-index="64"><draw:object xlink:href="./Object 65" xlink:type="simple" xlink:show="embed" xlink:actuate="onLoad"/><draw:image xlink:href="./ObjectReplacements/Object 65" xlink:type="simple" xlink:show="embed" xlink:actuate="onLoad"/></draw:frame></text:span></text:p>
      <text:p text:style-name="P51">Prosaerklärung: Die Vereinigung zweier Mengen ergibt eine Menge, die alle Elemente enthält die entweder in der einen oder der anderen enthalten sind. Der Durchschnitt dagegen enthält nur die Element die sowohl in der einen als auch der anderen enthalten sind. Die Differenz enthält alle Elemente die in der ersten aber nicht in der zweiten enthalten sind.</text:p>
      <text:p text:style-name="P51">Ergibt der Durchschnitt zweier Mengen die leere Menge so heißen die beiden Mengen disjunkt.</text:p>
      <text:p text:style-name="P71"><text:span text:style-name="T1">Die Mengenoperationen Vereinigung und Durchschnitt lassen sich auch auf mehr als zwei Mengen erweitern. Sei I eine nichtleere Menge und sei für jedes </text:span><text:span text:style-name="T1"><draw:frame draw:style-name="fr1" draw:name="Object66" text:anchor-type="as-char" svg:y="-0.377cm" svg:width="0.847cm" svg:height="0.469cm" draw:z-index="65"><draw:object xlink:href="./Object 66" xlink:type="simple" xlink:show="embed" xlink:actuate="onLoad"/><draw:image xlink:href="./ObjectReplacements/Object 66" xlink:type="simple" xlink:show="embed" xlink:actuate="onLoad"/></draw:frame></text:span><text:span text:style-name="T1">eine Menge </text:span><text:span text:style-name="T1"><draw:frame draw:style-name="fr1" draw:name="Object67" text:anchor-type="as-char" svg:y="-0.377cm" svg:width="0.697cm" svg:height="0.533cm" draw:z-index="66"><draw:object xlink:href="./Object 67" xlink:type="simple" xlink:show="embed" xlink:actuate="onLoad"/><draw:image xlink:href="./ObjectReplacements/Object 67" xlink:type="simple" xlink:show="embed" xlink:actuate="onLoad"/></draw:frame></text:span><text:span text:style-name="T1">gegeben, dann sind</text:span></text:p>
      <text:p text:style-name="P72"><text:span text:style-name="T1"><draw:frame draw:style-name="fr1" draw:name="Object68" text:anchor-type="as-char" svg:y="-0.437cm" svg:width="10.179cm" svg:height="0.864cm" draw:z-index="67"><draw:object xlink:href="./Object 68" xlink:type="simple" xlink:show="embed" xlink:actuate="onLoad"/><draw:image xlink:href="./ObjectReplacements/Object 68" xlink:type="simple" xlink:show="embed" xlink:actuate="onLoad"/></draw:frame></text:span><text:span text:style-name="T1">.</text:span></text:p>
      <text:p text:style-name="P71">Satz 2.7:<text:span text:style-name="T1"> Für zwei Mengen M,N gelte </text:span><text:span text:style-name="T1"><draw:frame draw:style-name="fr1" draw:name="Object69" text:anchor-type="as-char" svg:y="-0.377cm" svg:width="1.298cm" svg:height="0.469cm" draw:z-index="68"><draw:object xlink:href="./Object 69" xlink:type="simple" xlink:show="embed" xlink:actuate="onLoad"/><draw:image xlink:href="./ObjectReplacements/Object 69" xlink:type="simple" xlink:show="embed" xlink:actuate="onLoad"/></draw:frame></text:span><text:span text:style-name="T1">. Dann gilt:</text:span></text:p>
      <text:p text:style-name="P52"><draw:frame draw:style-name="fr1" draw:name="Object70" text:anchor-type="as-char" svg:y="-0.377cm" svg:width="4.124cm" svg:height="0.485cm" draw:z-index="69"><draw:object xlink:href="./Object 70" xlink:type="simple" xlink:show="embed" xlink:actuate="onLoad"/><draw:image xlink:href="./ObjectReplacements/Object 70" xlink:type="simple" xlink:show="embed" xlink:actuate="onLoad"/></draw:frame></text:p>
      <text:p text:style-name="P73"><text:span text:style-name="T1">Einerseits beweist man Implikation in die eine Richtung, andererseits in die andere Richtung. Angenommen, dass </text:span><text:span text:style-name="T1"><draw:frame draw:style-name="fr1" draw:name="Object71" text:anchor-type="as-char" svg:y="-0.377cm" svg:width="1.296cm" svg:height="0.467cm" draw:z-index="70"><draw:object xlink:href="./Object 71" xlink:type="simple" xlink:show="embed" xlink:actuate="onLoad"/><draw:image xlink:href="./ObjectReplacements/Object 71" xlink:type="simple" xlink:show="embed" xlink:actuate="onLoad"/></draw:frame></text:span><text:span text:style-name="T1">gilt, dann folgt aus 2.2, dass M ungleich N ist, somit besitzt N ein Element, das nicht in M enthalten ist, weshalb die Mengendifferenz diese Elemente nicht </text:span><text:soft-page-break/><text:span text:style-name="T1">eliminniert und das Ergebnis ungleich der leeren Menge ist. Umgekehrt bedeutet die Wahrheit der rechten Aussage, dass in N Elemente enthalten sind, welche nicht in M enthalten sind, weshalb die beiden nicht gleich sind, ebenso ist M Teilmenge von N, weshalb nach 2.2 M eine echte Teilmenge von N ist.</text:span></text:p>
      <text:p text:style-name="P73">Satz 2.8:<text:span text:style-name="T1"> Seien M, N, L Mengen, dann gelten folgende Aussagen:</text:span></text:p>
      <text:p text:style-name="P73"><text:span text:style-name="T1">(1) </text:span><text:span text:style-name="T1"><draw:frame draw:style-name="fr1" draw:name="Object72" text:anchor-type="as-char" svg:y="-0.377cm" svg:width="4.941cm" svg:height="0.483cm" draw:z-index="71"><draw:object xlink:href="./Object 72" xlink:type="simple" xlink:show="embed" xlink:actuate="onLoad"/><draw:image xlink:href="./ObjectReplacements/Object 72" xlink:type="simple" xlink:show="embed" xlink:actuate="onLoad"/></draw:frame></text:span></text:p>
      <text:p text:style-name="P73"><text:span text:style-name="T1">(2) </text:span><text:span text:style-name="T1"><draw:frame draw:style-name="fr1" draw:name="Object73" text:anchor-type="as-char" svg:y="-0.377cm" svg:width="6.033cm" svg:height="0.467cm" draw:z-index="72"><draw:object xlink:href="./Object 73" xlink:type="simple" xlink:show="embed" xlink:actuate="onLoad"/><draw:image xlink:href="./ObjectReplacements/Object 73" xlink:type="simple" xlink:show="embed" xlink:actuate="onLoad"/></draw:frame></text:span><text:span text:style-name="T1">(Kommutativgesetze)</text:span></text:p>
      <text:p text:style-name="P73"><text:span text:style-name="T1">(3) </text:span><text:span text:style-name="T1"><draw:frame draw:style-name="fr1" draw:name="Object74" text:anchor-type="as-char" svg:y="-0.377cm" svg:width="4.517cm" svg:height="0.483cm" draw:z-index="73"><draw:object xlink:href="./Object 74" xlink:type="simple" xlink:show="embed" xlink:actuate="onLoad"/><draw:image xlink:href="./ObjectReplacements/Object 74" xlink:type="simple" xlink:show="embed" xlink:actuate="onLoad"/></draw:frame></text:span><text:span text:style-name="T1"> und</text:span></text:p>
      <text:p text:style-name="P73"><text:span text:style-name="T1"><draw:frame draw:style-name="fr1" draw:name="Object75" text:anchor-type="as-char" svg:y="-0.377cm" svg:width="4.517cm" svg:height="0.483cm" draw:z-index="74"><draw:object xlink:href="./Object 75" xlink:type="simple" xlink:show="embed" xlink:actuate="onLoad"/><draw:image xlink:href="./ObjectReplacements/Object 75" xlink:type="simple" xlink:show="embed" xlink:actuate="onLoad"/></draw:frame></text:span><text:span text:style-name="T1">(Assoziativgesetz)</text:span></text:p>
      <text:p text:style-name="P73"><text:span text:style-name="T1">(4) </text:span><text:span text:style-name="T1"><draw:frame draw:style-name="fr1" draw:name="Object76" text:anchor-type="as-char" svg:y="-0.377cm" svg:width="5.572cm" svg:height="0.483cm" draw:z-index="75"><draw:object xlink:href="./Object 76" xlink:type="simple" xlink:show="embed" xlink:actuate="onLoad"/><draw:image xlink:href="./ObjectReplacements/Object 76" xlink:type="simple" xlink:show="embed" xlink:actuate="onLoad"/></draw:frame></text:span><text:span text:style-name="T1"> und</text:span></text:p>
      <text:p text:style-name="P73"><text:span text:style-name="T1"><draw:frame draw:style-name="fr1" draw:name="Object77" text:anchor-type="as-char" svg:y="-0.377cm" svg:width="5.572cm" svg:height="0.483cm" draw:z-index="76"><draw:object xlink:href="./Object 77" xlink:type="simple" xlink:show="embed" xlink:actuate="onLoad"/><draw:image xlink:href="./ObjectReplacements/Object 77" xlink:type="simple" xlink:show="embed" xlink:actuate="onLoad"/></draw:frame></text:span><text:span text:style-name="T1">(Distributivgesetz)</text:span></text:p>
      <text:p text:style-name="P73"><text:span text:style-name="T1">(5) </text:span><text:span text:style-name="T1"><draw:frame draw:style-name="fr1" draw:name="Object78" text:anchor-type="as-char" svg:y="-0.377cm" svg:width="2cm" svg:height="0.467cm" draw:z-index="77"><draw:object xlink:href="./Object 78" xlink:type="simple" xlink:show="embed" xlink:actuate="onLoad"/><draw:image xlink:href="./ObjectReplacements/Object 78" xlink:type="simple" xlink:show="embed" xlink:actuate="onLoad"/></draw:frame></text:span></text:p>
      <text:p text:style-name="P73"><text:span text:style-name="T1">(6) </text:span><text:span text:style-name="T1"><draw:frame draw:style-name="fr1" draw:name="Object79" text:anchor-type="as-char" svg:y="-0.377cm" svg:width="5.433cm" svg:height="0.483cm" draw:z-index="78"><draw:object xlink:href="./Object 79" xlink:type="simple" xlink:show="embed" xlink:actuate="onLoad"/><draw:image xlink:href="./ObjectReplacements/Object 79" xlink:type="simple" xlink:show="embed" xlink:actuate="onLoad"/></draw:frame></text:span><text:span text:style-name="T1"> und</text:span></text:p>
      <text:p text:style-name="P53"><draw:frame draw:style-name="fr1" draw:name="Object80" text:anchor-type="as-char" svg:y="-0.377cm" svg:width="5.433cm" svg:height="0.483cm" draw:z-index="79"><draw:object xlink:href="./Object 80" xlink:type="simple" xlink:show="embed" xlink:actuate="onLoad"/><draw:image xlink:href="./ObjectReplacements/Object 80" xlink:type="simple" xlink:show="embed" xlink:actuate="onLoad"/></draw:frame></text:p>
      <text:p text:style-name="P73">Definition 2.9</text:p>
      <text:p text:style-name="P73"><text:span text:style-name="T1">(1) Die Mächtigkeit oder Kardinalität von M, bezeichnet mit </text:span><text:span text:style-name="T1"><draw:frame draw:style-name="fr1" draw:name="Object81" text:anchor-type="as-char" svg:y="-0.377cm" svg:width="0.85cm" svg:height="0.471cm" draw:z-index="80"><draw:object xlink:href="./Object 81" xlink:type="simple" xlink:show="embed" xlink:actuate="onLoad"/><draw:image xlink:href="./ObjectReplacements/Object 81" xlink:type="simple" xlink:show="embed" xlink:actuate="onLoad"/></draw:frame></text:span><text:span text:style-name="T1">, ist die Anzahl der Elemente von M.</text:span></text:p>
      <text:p text:style-name="P73"><text:span text:style-name="T1">(2) Die Potenzmenge von M, bezeichnet mit P(M), ist die Menge aller Teilmengen von M, d.h. </text:span><text:span text:style-name="T1"><draw:frame draw:style-name="fr1" draw:name="Object82" text:anchor-type="as-char" svg:y="-0.377cm" svg:width="3.471cm" svg:height="0.483cm" draw:z-index="81"><draw:object xlink:href="./Object 82" xlink:type="simple" xlink:show="embed" xlink:actuate="onLoad"/><draw:image xlink:href="./ObjectReplacements/Object 82" xlink:type="simple" xlink:show="embed" xlink:actuate="onLoad"/></draw:frame></text:span></text:p>
      <text:h text:style-name="P125" text:outline-level="2">2.2 Abbildungen</text:h>
      <text:p text:style-name="P7">Definition 2.10:<text:span text:style-name="T1"> Seien X, Y nicht leere Mengen.</text:span></text:p>
      <text:p text:style-name="P7"><text:span text:style-name="T1">(1) Eine Abbildung von X nach Y ist eine Vorschrift, die jedem </text:span><text:span text:style-name="T1"><draw:frame draw:style-name="fr1" draw:name="Object83" text:anchor-type="as-char" svg:y="-0.377cm" svg:width="1.078cm" svg:height="0.467cm" draw:z-index="82"><draw:object xlink:href="./Object 83" xlink:type="simple" xlink:show="embed" xlink:actuate="onLoad"/><draw:image xlink:href="./ObjectReplacements/Object 83" xlink:type="simple" xlink:show="embed" xlink:actuate="onLoad"/></draw:frame></text:span><text:span text:style-name="T1">genau ein </text:span><text:span text:style-name="T1"><draw:frame draw:style-name="fr1" draw:name="Object84" text:anchor-type="as-char" svg:y="-0.377cm" svg:width="2.2cm" svg:height="0.483cm" draw:z-index="83"><draw:object xlink:href="./Object 84" xlink:type="simple" xlink:show="embed" xlink:actuate="onLoad"/><draw:image xlink:href="./ObjectReplacements/Object 84" xlink:type="simple" xlink:show="embed" xlink:actuate="onLoad"/></draw:frame></text:span><text:span text:style-name="T1">zuordnet. Wir schreiben</text:span></text:p>
      <text:p text:style-name="P8"><text:span text:style-name="T1"><draw:frame draw:style-name="fr1" draw:name="Object85" text:anchor-type="as-char" svg:y="-0.377cm" svg:width="3.778cm" svg:height="0.483cm" draw:z-index="84"><draw:object xlink:href="./Object 85" xlink:type="simple" xlink:show="embed" xlink:actuate="onLoad"/><draw:image xlink:href="./ObjectReplacements/Object 85" xlink:type="simple" xlink:show="embed" xlink:actuate="onLoad"/></draw:frame></text:span><text:span text:style-name="T1">.</text:span></text:p>
      <text:p text:style-name="P9"><text:span text:style-name="T1">Die Abbildungsvorschrift </text:span><text:span text:style-name="T1"><draw:frame draw:style-name="fr1" draw:name="Object86" text:anchor-type="as-char" svg:y="-0.377cm" svg:width="2.2cm" svg:height="0.485cm" draw:z-index="85"><draw:object xlink:href="./Object 86" xlink:type="simple" xlink:show="embed" xlink:actuate="onLoad"/><draw:image xlink:href="./ObjectReplacements/Object 86" xlink:type="simple" xlink:show="embed" xlink:actuate="onLoad"/></draw:frame></text:span><text:span text:style-name="T1">shcreiben wir auch kurz </text:span><text:span text:style-name="T1"><draw:frame draw:style-name="fr1" draw:name="Object87" text:anchor-type="as-char" svg:y="-0.377cm" svg:width="1.588cm" svg:height="0.483cm" draw:z-index="86"><draw:object xlink:href="./Object 87" xlink:type="simple" xlink:show="embed" xlink:actuate="onLoad"/><draw:image xlink:href="./ObjectReplacements/Object 87" xlink:type="simple" xlink:show="embed" xlink:actuate="onLoad"/></draw:frame></text:span><text:span text:style-name="T1">. Die Mengen X und Y heißen Definitions- und Wertebereich von f.</text:span></text:p>
      <text:p text:style-name="P9"><text:span text:style-name="T1">(2) Zwei Abbildungen </text:span><text:span text:style-name="T1"><draw:frame draw:style-name="fr1" draw:name="Object88" text:anchor-type="as-char" svg:y="-0.377cm" svg:width="1.593cm" svg:height="0.469cm" draw:z-index="87"><draw:object xlink:href="./Object 88" xlink:type="simple" xlink:show="embed" xlink:actuate="onLoad"/><draw:image xlink:href="./ObjectReplacements/Object 88" xlink:type="simple" xlink:show="embed" xlink:actuate="onLoad"/></draw:frame></text:span><text:span text:style-name="T1">und </text:span><text:span text:style-name="T1"><draw:frame draw:style-name="fr1" draw:name="Object89" text:anchor-type="as-char" svg:y="-0.377cm" svg:width="1.63cm" svg:height="0.469cm" draw:z-index="88"><draw:object xlink:href="./Object 89" xlink:type="simple" xlink:show="embed" xlink:actuate="onLoad"/><draw:image xlink:href="./ObjectReplacements/Object 89" xlink:type="simple" xlink:show="embed" xlink:actuate="onLoad"/></draw:frame></text:span><text:span text:style-name="T1"> heißen gleich oder identisch geschrieben </text:span><text:span text:style-name="T1"><draw:frame draw:style-name="fr1" draw:name="Object90" text:anchor-type="as-char" svg:y="-0.377cm" svg:width="0.998cm" svg:height="0.469cm" draw:z-index="89"><draw:object xlink:href="./Object 90" xlink:type="simple" xlink:show="embed" xlink:actuate="onLoad"/><draw:image xlink:href="./ObjectReplacements/Object 90" xlink:type="simple" xlink:show="embed" xlink:actuate="onLoad"/></draw:frame></text:span><text:span text:style-name="T1">, wenn </text:span><text:span text:style-name="T1"><draw:frame draw:style-name="fr1" draw:name="Object91" text:anchor-type="as-char" svg:y="-0.377cm" svg:width="3.692cm" svg:height="0.483cm" draw:z-index="90"><draw:object xlink:href="./Object 91" xlink:type="simple" xlink:show="embed" xlink:actuate="onLoad"/><draw:image xlink:href="./ObjectReplacements/Object 91" xlink:type="simple" xlink:show="embed" xlink:actuate="onLoad"/></draw:frame></text:span><text:span text:style-name="T1">gilt.</text:span></text:p>
      <text:p text:style-name="P10">Definition 2.12:<text:span text:style-name="T1"> Seien X, Y nicht leere Mengen:</text:span></text:p>
      <text:p text:style-name="P10"><text:span text:style-name="T1">(1) Die Abbildung </text:span><text:span text:style-name="T8"><draw:frame draw:style-name="fr1" draw:name="Object92" text:anchor-type="as-char" svg:y="-0.377cm" svg:width="2.977cm" svg:height="0.531cm" draw:z-index="91"><draw:object xlink:href="./Object 92" xlink:type="simple" xlink:show="embed" xlink:actuate="onLoad"/><draw:image xlink:href="./ObjectReplacements/Object 92" xlink:type="simple" xlink:show="embed" xlink:actuate="onLoad"/></draw:frame></text:span><text:span text:style-name="T8">, </text:span><text:span text:style-name="T11">heißt die Identität auf X.</text:span></text:p>
      <text:p text:style-name="P10"><text:span text:style-name="T11">(2) Sei </text:span><text:span text:style-name="T11"><draw:frame draw:style-name="fr1" draw:name="Object93" text:anchor-type="as-char" svg:y="-0.377cm" svg:width="1.588cm" svg:height="0.467cm" draw:z-index="92"><draw:object xlink:href="./Object 93" xlink:type="simple" xlink:show="embed" xlink:actuate="onLoad"/><draw:image xlink:href="./ObjectReplacements/Object 93" xlink:type="simple" xlink:show="embed" xlink:actuate="onLoad"/></draw:frame></text:span><text:span text:style-name="T11">eine Abbildung und seien </text:span><text:span text:style-name="T11"><draw:frame draw:style-name="fr1" draw:name="Object94" text:anchor-type="as-char" svg:y="-0.377cm" svg:width="2.99cm" svg:height="0.467cm" draw:z-index="93"><draw:object xlink:href="./Object 94" xlink:type="simple" xlink:show="embed" xlink:actuate="onLoad"/><draw:image xlink:href="./ObjectReplacements/Object 94" xlink:type="simple" xlink:show="embed" xlink:actuate="onLoad"/></draw:frame></text:span><text:span text:style-name="T11">. Dann heißen</text:span></text:p>
      <text:p text:style-name="P11"><text:span text:style-name="T11"><draw:frame draw:style-name="fr1" draw:name="Object95" text:anchor-type="as-char" svg:y="-0.377cm" svg:width="4.267cm" svg:height="0.483cm" draw:z-index="94"><draw:object xlink:href="./Object 95" xlink:type="simple" xlink:show="embed" xlink:actuate="onLoad"/><draw:image xlink:href="./ObjectReplacements/Object 95" xlink:type="simple" xlink:show="embed" xlink:actuate="onLoad"/></draw:frame></text:span><text:span text:style-name="T11"> das Bild von M unter f,</text:span></text:p>
      <text:p text:style-name="P11"><text:span text:style-name="T11"><draw:frame draw:style-name="fr1" draw:name="Object96" text:anchor-type="as-char" svg:y="-0.437cm" svg:width="4.491cm" svg:height="0.543cm" draw:z-index="95"><draw:object xlink:href="./Object 96" xlink:type="simple" xlink:show="embed" xlink:actuate="onLoad"/><draw:image xlink:href="./ObjectReplacements/Object 96" xlink:type="simple" xlink:show="embed" xlink:actuate="onLoad"/></draw:frame></text:span><text:span text:style-name="T11">das Urbild von N unter f.</text:span></text:p>
      <text:p text:style-name="P10"><text:span text:style-name="T11">(3) Ist </text:span><text:span text:style-name="T11"><draw:frame draw:style-name="fr1" draw:name="Object97" text:anchor-type="as-char" svg:y="-0.377cm" svg:width="3.17cm" svg:height="0.485cm" draw:z-index="96"><draw:object xlink:href="./Object 97" xlink:type="simple" xlink:show="embed" xlink:actuate="onLoad"/><draw:image xlink:href="./ObjectReplacements/Object 97" xlink:type="simple" xlink:show="embed" xlink:actuate="onLoad"/></draw:frame></text:span><text:span text:style-name="T11">, eine Abbildung und </text:span><text:span text:style-name="T11"><draw:frame draw:style-name="fr1" draw:name="Object98" text:anchor-type="as-char" svg:y="-0.377cm" svg:width="1.97cm" svg:height="0.469cm" draw:z-index="97"><draw:object xlink:href="./Object 98" xlink:type="simple" xlink:show="embed" xlink:actuate="onLoad"/><draw:image xlink:href="./ObjectReplacements/Object 98" xlink:type="simple" xlink:show="embed" xlink:actuate="onLoad"/></draw:frame></text:span><text:span text:style-name="T11">, dann heißt </text:span><text:span text:style-name="T11"><draw:frame draw:style-name="fr1" draw:name="Object99" text:anchor-type="as-char" svg:y="-0.377cm" svg:width="3.591cm" svg:height="0.531cm" draw:z-index="98"><draw:object xlink:href="./Object 99" xlink:type="simple" xlink:show="embed" xlink:actuate="onLoad"/><draw:image xlink:href="./ObjectReplacements/Object 99" xlink:type="simple" xlink:show="embed" xlink:actuate="onLoad"/></draw:frame></text:span><text:span text:style-name="T11">, die Einschränkung von f auf M.</text:span></text:p>
      <text:p text:style-name="P10"><text:span text:style-name="T11">Prosa: Die erste Definition ist einfach erklärt, es gibt für jede Menge eine Abbildung, deren Werte- und Definitionsbereich identisch sind, jedes Element in sich selbst abbildet (x=f(x)). Die zweite Definition sagt, dass wenn man eine Teilmenge des Definitionsbereichs einer Abbildung nimmt, und die Menge betrachtet, die sich ergibt in dem jedes Element der ursprünglichen Teilmenge abgebildet wird, so ist diese eine Teilmenge des Wertebereichs und wird als das Bild der ursprünglichen Teilmenge M unter f bezeichnet. Umgekehrt kann man eine Teilmenge N des Wertebereichs der Abbildung betrachten und jedes ihrer Elemente umkehren. Die daraus resultierende Menge ist eine Teilmenge des Definitionsbereichs und wird das Urbild von N unter f genannt. Die letzte Definition </text:span><text:span text:style-name="T13">sagt, dass man eine Abbildung einschränken kann, bzw. das deren Einschränkung erfolgt in dem ihr Defintionsbereich durch eine seiner Teilmengen substituiert wird.</text:span></text:p>
      <text:p text:style-name="P12"><text:span text:style-name="T16">Definition 2.14:</text:span><text:span text:style-name="T11"> Seien X, Y nicht leere Mengen. Eine Abbildung </text:span><text:span text:style-name="T11"><draw:frame draw:style-name="fr1" draw:name="Object100" text:anchor-type="as-char" svg:y="-0.377cm" svg:width="1.588cm" svg:height="0.467cm" draw:z-index="99"><draw:object xlink:href="./Object 100" xlink:type="simple" xlink:show="embed" xlink:actuate="onLoad"/><draw:image xlink:href="./ObjectReplacements/Object 100" xlink:type="simple" xlink:show="embed" xlink:actuate="onLoad"/></draw:frame></text:span><text:span text:style-name="T11"> heißt</text:span></text:p>
      <text:p text:style-name="P12"><text:span text:style-name="T11">(1) injektiv, wenn für alle </text:span><text:span text:style-name="T11"><draw:frame draw:style-name="fr1" draw:name="Object101" text:anchor-type="as-char" svg:y="-0.377cm" svg:width="1.672cm" svg:height="0.533cm" draw:z-index="100"><draw:object xlink:href="./Object 101" xlink:type="simple" xlink:show="embed" xlink:actuate="onLoad"/><draw:image xlink:href="./ObjectReplacements/Object 101" xlink:type="simple" xlink:show="embed" xlink:actuate="onLoad"/></draw:frame></text:span><text:span text:style-name="T11">aus </text:span><text:span text:style-name="T11"><draw:frame draw:style-name="fr1" draw:name="Object102" text:anchor-type="as-char" svg:y="-0.377cm" svg:width="2.36cm" svg:height="0.531cm" draw:z-index="101"><draw:object xlink:href="./Object 102" xlink:type="simple" xlink:show="embed" xlink:actuate="onLoad"/><draw:image xlink:href="./ObjectReplacements/Object 102" xlink:type="simple" xlink:show="embed" xlink:actuate="onLoad"/></draw:frame></text:span><text:span text:style-name="T11">folgt, dass </text:span><text:span text:style-name="T11"><draw:frame draw:style-name="fr1" draw:name="Object103" text:anchor-type="as-char" svg:y="-0.377cm" svg:width="1.272cm" svg:height="0.531cm" draw:z-index="102"><draw:object xlink:href="./Object 103" xlink:type="simple" xlink:show="embed" xlink:actuate="onLoad"/><draw:image xlink:href="./ObjectReplacements/Object 103" xlink:type="simple" xlink:show="embed" xlink:actuate="onLoad"/></draw:frame></text:span><text:span text:style-name="T11">ist.</text:span></text:p>
      <text:p text:style-name="P12"><text:span text:style-name="T11">(2) surjektiv, wen </text:span><text:span text:style-name="T11"><draw:frame draw:style-name="fr1" draw:name="Object104" text:anchor-type="as-char" svg:y="-0.377cm" svg:width="2.184cm" svg:height="0.483cm" draw:z-index="103"><draw:object xlink:href="./Object 104" xlink:type="simple" xlink:show="embed" xlink:actuate="onLoad"/><draw:image xlink:href="./ObjectReplacements/Object 104" xlink:type="simple" xlink:show="embed" xlink:actuate="onLoad"/></draw:frame></text:span></text:p>
      <text:p text:style-name="P54">(3) bijektiv, wenn f injektiv und surjektiv ist</text:p>
      <text:p text:style-name="P12"><text:span text:style-name="T11">Prosa: Die erste Definition fordert, dass wenn zwei Elemente abgebildet werden und die Ergebnisse übereinstimmen, die Gleichheit der beiden ursprünglichen Elemente gegeben ist. Multiplikation mit einer Konstanten ist ein Beispiel dafür, x^2 kann ein negativ Beispiel sein, wenn auch die negativen Zahlen im Definitionsbereich enthalten sind. Injektiv bedeutet, dass jedes Element aus dem Wertebereich durch genau ein Element aus dem Definitionsbereich erreicht wird. Surjektiv </text:span><text:soft-page-break/><text:span text:style-name="T11">bedeutet, dass durch die Abbildung jedes Elements im Definitionsbereich, jedes Element im Wertebereich erhalten wird. Bijektivität beschreibt die Vereinigung beider Eigenschaften.</text:span></text:p>
      <text:p text:style-name="P12"><text:span text:style-name="T16">Satz 2.16:</text:span><text:span text:style-name="T11"> Eine Abbildung </text:span><text:span text:style-name="T11"><draw:frame draw:style-name="fr1" draw:name="Object105" text:anchor-type="as-char" svg:y="-0.377cm" svg:width="1.621cm" svg:height="0.469cm" draw:z-index="104"><draw:object xlink:href="./Object 105" xlink:type="simple" xlink:show="embed" xlink:actuate="onLoad"/><draw:image xlink:href="./ObjectReplacements/Object 105" xlink:type="simple" xlink:show="embed" xlink:actuate="onLoad"/></draw:frame></text:span><text:span text:style-name="T11"> ist genau dann bijektiv, wenn es für jedes </text:span><text:span text:style-name="T11"><draw:frame draw:style-name="fr1" draw:name="Object106" text:anchor-type="as-char" svg:y="-0.377cm" svg:width="1.08cm" svg:height="0.469cm" draw:z-index="105"><draw:object xlink:href="./Object 106" xlink:type="simple" xlink:show="embed" xlink:actuate="onLoad"/><draw:image xlink:href="./ObjectReplacements/Object 106" xlink:type="simple" xlink:show="embed" xlink:actuate="onLoad"/></draw:frame></text:span><text:span text:style-name="T11">genau ein </text:span><text:span text:style-name="T11"><draw:frame draw:style-name="fr1" draw:name="Object107" text:anchor-type="as-char" svg:y="-0.377cm" svg:width="1.08cm" svg:height="0.469cm" draw:z-index="106"><draw:object xlink:href="./Object 107" xlink:type="simple" xlink:show="embed" xlink:actuate="onLoad"/><draw:image xlink:href="./ObjectReplacements/Object 107" xlink:type="simple" xlink:show="embed" xlink:actuate="onLoad"/></draw:frame></text:span><text:span text:style-name="T11">mit </text:span><text:span text:style-name="T11"><draw:frame draw:style-name="fr1" draw:name="Object108" text:anchor-type="as-char" svg:y="-0.377cm" svg:width="1.589cm" svg:height="0.485cm" draw:z-index="107"><draw:object xlink:href="./Object 108" xlink:type="simple" xlink:show="embed" xlink:actuate="onLoad"/><draw:image xlink:href="./ObjectReplacements/Object 108" xlink:type="simple" xlink:show="embed" xlink:actuate="onLoad"/></draw:frame></text:span><text:span text:style-name="T11">gibt.</text:span></text:p>
      <text:p text:style-name="P55">Es muss wieder die Implikation in zwei Richtungen bewiesen werden, also einerseits dass angenommen die Abbildung ist bijektiv die zweite Folgerung und umgekehrt gilt.</text:p>
      <text:p text:style-name="P13"><text:span text:style-name="T11">Angenommen die Abildung sei bijektiv, dann muss auf Grund der Surjektivität für jedes y in Y ein x in X geben, das durch die Abbildung erreicht werden, ebenso muss in dem Fall, dass ein zweites x_2 gibt, das auf y führt, x=x_2 auf Grund der injektivität gelten, weshalb </text:span><text:span text:style-name="T8">genau</text:span><text:span text:style-name="T11"> ein x mit f(x)=y gibt.</text:span></text:p>
      <text:p text:style-name="P13"><text:span text:style-name="T11">Gilt die Annahme umgekehrt, dass fü jedes y in Y </text:span><text:span text:style-name="T8">genau</text:span><text:span text:style-name="T11"> ein x in X mit f(x) = y gibt, dann ist die Abbildung surjektiv, da für jedes y in Y ein x in X existiert. Des weiteren muss die Abbildung injektiv sein, da es für jedes y in Y </text:span><text:span text:style-name="T9">genau</text:span><text:span text:style-name="T11"> ein x in X gibt, somit muss aus f(x_2)=y; x=x_2 folgen.</text:span></text:p>
      <text:p text:style-name="P14">Lemma 2.17:<text:span text:style-name="T1"> Sind m,N Mengen mit </text:span><text:span text:style-name="T1"><draw:frame draw:style-name="fr1" draw:name="Object109" text:anchor-type="as-char" svg:y="-0.377cm" svg:width="2.933cm" svg:height="0.471cm" draw:z-index="108"><draw:object xlink:href="./Object 109" xlink:type="simple" xlink:show="embed" xlink:actuate="onLoad"/><draw:image xlink:href="./ObjectReplacements/Object 109" xlink:type="simple" xlink:show="embed" xlink:actuate="onLoad"/></draw:frame></text:span><text:span text:style-name="T1">, so gibt es genau </text:span><text:span text:style-name="T1"><draw:frame draw:style-name="fr1" draw:name="Object110" text:anchor-type="as-char" svg:y="-0.377cm" svg:width="2.494cm" svg:height="0.467cm" draw:z-index="109"><draw:object xlink:href="./Object 110" xlink:type="simple" xlink:show="embed" xlink:actuate="onLoad"/><draw:image xlink:href="./ObjectReplacements/Object 110" xlink:type="simple" xlink:show="embed" xlink:actuate="onLoad"/></draw:frame></text:span><text:span text:style-name="T1">paarweise verschiedene bijektive Abbildungen zwischen M und N.</text:span></text:p>
      <text:p text:style-name="P16">Definition 2.18:<text:span text:style-name="T1"> Seien </text:span><text:span text:style-name="T1"><draw:frame draw:style-name="fr1" draw:name="Object111" text:anchor-type="as-char" svg:y="-0.377cm" svg:width="3.17cm" svg:height="0.485cm" draw:z-index="110"><draw:object xlink:href="./Object 111" xlink:type="simple" xlink:show="embed" xlink:actuate="onLoad"/><draw:image xlink:href="./ObjectReplacements/Object 111" xlink:type="simple" xlink:show="embed" xlink:actuate="onLoad"/></draw:frame></text:span><text:span text:style-name="T1">, und </text:span><text:span text:style-name="T1"><draw:frame draw:style-name="fr1" draw:name="Object112" text:anchor-type="as-char" svg:y="-0.377cm" svg:width="3.253cm" svg:height="0.483cm" draw:z-index="111"><draw:object xlink:href="./Object 112" xlink:type="simple" xlink:show="embed" xlink:actuate="onLoad"/><draw:image xlink:href="./ObjectReplacements/Object 112" xlink:type="simple" xlink:show="embed" xlink:actuate="onLoad"/></draw:frame></text:span><text:span text:style-name="T1">, Abbildung. Dann ist die Komposition oder Hintereinanderausführung von f und g die Abbildungen</text:span></text:p>
      <text:p text:style-name="P15"><text:span text:style-name="T1"><draw:frame draw:style-name="fr1" draw:name="Object113" text:anchor-type="as-char" svg:y="-0.377cm" svg:width="4.21cm" svg:height="0.483cm" draw:z-index="112"><draw:object xlink:href="./Object 113" xlink:type="simple" xlink:show="embed" xlink:actuate="onLoad"/><draw:image xlink:href="./ObjectReplacements/Object 113" xlink:type="simple" xlink:show="embed" xlink:actuate="onLoad"/></draw:frame></text:span><text:span text:style-name="T1">.</text:span></text:p>
      <text:p text:style-name="P16"><text:span text:style-name="T1">Man sieht leicht: </text:span><text:span text:style-name="T1"><draw:frame draw:style-name="fr1" draw:name="Object114" text:anchor-type="as-char" svg:y="-0.377cm" svg:width="3.184cm" svg:height="0.531cm" draw:z-index="113"><draw:object xlink:href="./Object 114" xlink:type="simple" xlink:show="embed" xlink:actuate="onLoad"/><draw:image xlink:href="./ObjectReplacements/Object 114" xlink:type="simple" xlink:show="embed" xlink:actuate="onLoad"/></draw:frame></text:span><text:span text:style-name="T1">für jede Abbildung</text:span><text:span text:style-name="T1"><draw:frame draw:style-name="fr1" draw:name="Object115" text:anchor-type="as-char" svg:y="-0.377cm" svg:width="1.588cm" svg:height="0.467cm" draw:z-index="114"><draw:object xlink:href="./Object 115" xlink:type="simple" xlink:show="embed" xlink:actuate="onLoad"/><draw:image xlink:href="./ObjectReplacements/Object 115" xlink:type="simple" xlink:show="embed" xlink:actuate="onLoad"/></draw:frame></text:span><text:span text:style-name="T1">gilt.</text:span></text:p>
      <text:p text:style-name="P16">Satz 2.19:<text:span text:style-name="T1"> Seien </text:span><text:span text:style-name="T1"><draw:frame draw:style-name="fr1" draw:name="Object116" text:anchor-type="as-char" svg:y="-0.377cm" svg:width="4.872cm" svg:height="0.467cm" draw:z-index="115"><draw:object xlink:href="./Object 116" xlink:type="simple" xlink:show="embed" xlink:actuate="onLoad"/><draw:image xlink:href="./ObjectReplacements/Object 116" xlink:type="simple" xlink:show="embed" xlink:actuate="onLoad"/></draw:frame></text:span><text:span text:style-name="T1">Abbildung, dann gilt:</text:span></text:p>
      <text:p text:style-name="P16"><text:span text:style-name="T1">(1) </text:span><text:span text:style-name="T1"><draw:frame draw:style-name="fr1" draw:name="Object117" text:anchor-type="as-char" svg:y="-0.377cm" svg:width="3.466cm" svg:height="0.483cm" draw:z-index="116"><draw:object xlink:href="./Object 117" xlink:type="simple" xlink:show="embed" xlink:actuate="onLoad"/><draw:image xlink:href="./ObjectReplacements/Object 117" xlink:type="simple" xlink:show="embed" xlink:actuate="onLoad"/></draw:frame></text:span><text:span text:style-name="T1">, d.h. die Komposition ist assoziativ.</text:span></text:p>
      <text:p text:style-name="P83">(2) Sind f und g beide injektiv/surjektiv/bijektiv, so ist die Komposition der beiden injektiv/surjektiv/bijektiv.</text:p>
      <text:p text:style-name="P16">Satz 2.20:<text:span text:style-name="T1"> Eine Abbildung </text:span><text:span text:style-name="T1"><draw:frame draw:style-name="fr1" draw:name="Object118" text:anchor-type="as-char" svg:y="-0.377cm" svg:width="1.593cm" svg:height="0.469cm" draw:z-index="117"><draw:object xlink:href="./Object 118" xlink:type="simple" xlink:show="embed" xlink:actuate="onLoad"/><draw:image xlink:href="./ObjectReplacements/Object 118" xlink:type="simple" xlink:show="embed" xlink:actuate="onLoad"/></draw:frame></text:span><text:span text:style-name="T1">ist genau dann bijektiv, wenn es eine Abbildung </text:span><text:span text:style-name="T1"><draw:frame draw:style-name="fr1" draw:name="Object119" text:anchor-type="as-char" svg:y="-0.377cm" svg:width="1.626cm" svg:height="0.467cm" draw:z-index="118"><draw:object xlink:href="./Object 119" xlink:type="simple" xlink:show="embed" xlink:actuate="onLoad"/><draw:image xlink:href="./ObjectReplacements/Object 119" xlink:type="simple" xlink:show="embed" xlink:actuate="onLoad"/></draw:frame></text:span><text:span text:style-name="T1">gibt mit</text:span></text:p>
      <text:p text:style-name="P15"><text:span text:style-name="T1"><draw:frame draw:style-name="fr1" draw:name="Object120" text:anchor-type="as-char" svg:y="-0.377cm" svg:width="4.623cm" svg:height="0.531cm" draw:z-index="119"><draw:object xlink:href="./Object 120" xlink:type="simple" xlink:show="embed" xlink:actuate="onLoad"/><draw:image xlink:href="./ObjectReplacements/Object 120" xlink:type="simple" xlink:show="embed" xlink:actuate="onLoad"/></draw:frame></text:span><text:span text:style-name="T1">.</text:span></text:p>
      <text:p text:style-name="P84">Beweis: → Ist f bijektiv, so gibt es nach Satz 2.16 für jedes y in Y genau ein x=x_y in X mit f(x_y)=y. Wir definieren die Abbildung g durch</text:p>
      <text:p text:style-name="P17"><text:span text:style-name="T1"><draw:frame draw:style-name="fr1" draw:name="Object121" text:anchor-type="as-char" svg:y="-0.377cm" svg:width="3.408cm" svg:height="0.531cm" draw:z-index="120"><draw:object xlink:href="./Object 121" xlink:type="simple" xlink:show="embed" xlink:actuate="onLoad"/><draw:image xlink:href="./ObjectReplacements/Object 121" xlink:type="simple" xlink:show="embed" xlink:actuate="onLoad"/></draw:frame></text:span><text:span text:style-name="T1">.</text:span></text:p>
      <text:p text:style-name="P17"><text:span text:style-name="T1">Sei nun ein </text:span><text:span text:style-name="T1"><draw:frame draw:style-name="fr1" draw:name="Object122" text:anchor-type="as-char" svg:y="-0.377cm" svg:width="1.122cm" svg:height="0.467cm" draw:z-index="121"><draw:object xlink:href="./Object 122" xlink:type="simple" xlink:show="embed" xlink:actuate="onLoad"/><draw:image xlink:href="./ObjectReplacements/Object 122" xlink:type="simple" xlink:show="embed" xlink:actuate="onLoad"/></draw:frame></text:span><text:span text:style-name="T1">gegeben, dann gilt</text:span></text:p>
      <text:p text:style-name="P17"><text:span text:style-name="T1"><draw:frame draw:style-name="fr1" draw:name="Object123" text:anchor-type="as-char" svg:y="-0.377cm" svg:width="5.53cm" svg:height="0.531cm" draw:z-index="122"><draw:object xlink:href="./Object 123" xlink:type="simple" xlink:show="embed" xlink:actuate="onLoad"/><draw:image xlink:href="./ObjectReplacements/Object 123" xlink:type="simple" xlink:show="embed" xlink:actuate="onLoad"/></draw:frame></text:span><text:span text:style-name="T1">, also </text:span><text:span text:style-name="T1"><draw:frame draw:style-name="fr1" draw:name="Object124" text:anchor-type="as-char" svg:y="-0.377cm" svg:width="1.82cm" svg:height="0.531cm" draw:z-index="123"><draw:object xlink:href="./Object 124" xlink:type="simple" xlink:show="embed" xlink:actuate="onLoad"/><draw:image xlink:href="./ObjectReplacements/Object 124" xlink:type="simple" xlink:show="embed" xlink:actuate="onLoad"/></draw:frame></text:span><text:span text:style-name="T1">.</text:span></text:p>
      <text:p text:style-name="P17"><text:span text:style-name="T1">Ist andererseits ein </text:span><text:span text:style-name="T1"><draw:frame draw:style-name="fr1" draw:name="Object125" text:anchor-type="as-char" svg:y="-0.377cm" svg:width="1.159cm" svg:height="0.469cm" draw:z-index="124"><draw:object xlink:href="./Object 125" xlink:type="simple" xlink:show="embed" xlink:actuate="onLoad"/><draw:image xlink:href="./ObjectReplacements/Object 125" xlink:type="simple" xlink:show="embed" xlink:actuate="onLoad"/></draw:frame></text:span><text:span text:style-name="T1"> gegeben, dann ist </text:span><text:span text:style-name="T1"><draw:frame draw:style-name="fr1" draw:name="Object126" text:anchor-type="as-char" svg:y="-0.377cm" svg:width="1.704cm" svg:height="0.485cm" draw:z-index="125"><draw:object xlink:href="./Object 126" xlink:type="simple" xlink:show="embed" xlink:actuate="onLoad"/><draw:image xlink:href="./ObjectReplacements/Object 126" xlink:type="simple" xlink:show="embed" xlink:actuate="onLoad"/></draw:frame></text:span><text:span text:style-name="T1">in Y. Nach Satz 2.16 gibt es genau ein </text:span><text:span text:style-name="T1"><draw:frame draw:style-name="fr1" draw:name="Object127" text:anchor-type="as-char" svg:y="-0.377cm" svg:width="1.238cm" svg:height="0.533cm" draw:z-index="126"><draw:object xlink:href="./Object 127" xlink:type="simple" xlink:show="embed" xlink:actuate="onLoad"/><draw:image xlink:href="./ObjectReplacements/Object 127" xlink:type="simple" xlink:show="embed" xlink:actuate="onLoad"/></draw:frame></text:span><text:span text:style-name="T1">mit </text:span><text:span text:style-name="T1"><draw:frame draw:style-name="fr1" draw:name="Object128" text:anchor-type="as-char" svg:y="-0.377cm" svg:width="1.806cm" svg:height="0.533cm" draw:z-index="127"><draw:object xlink:href="./Object 128" xlink:type="simple" xlink:show="embed" xlink:actuate="onLoad"/><draw:image xlink:href="./ObjectReplacements/Object 128" xlink:type="simple" xlink:show="embed" xlink:actuate="onLoad"/></draw:frame></text:span><text:span text:style-name="T1">, so dass </text:span><text:span text:style-name="T1"><draw:frame draw:style-name="fr1" draw:name="Object129" text:anchor-type="as-char" svg:y="-0.377cm" svg:width="1.281cm" svg:height="0.531cm" draw:z-index="128"><draw:object xlink:href="./Object 129" xlink:type="simple" xlink:show="embed" xlink:actuate="onLoad"/><draw:image xlink:href="./ObjectReplacements/Object 129" xlink:type="simple" xlink:show="embed" xlink:actuate="onLoad"/></draw:frame></text:span><text:span text:style-name="T1">gelten muss. Somit gilt</text:span></text:p>
      <text:p text:style-name="P84"><draw:frame draw:style-name="fr1" draw:name="Object130" text:anchor-type="as-char" svg:y="-0.377cm" svg:width="11.245cm" svg:height="0.531cm" draw:z-index="129"><draw:object xlink:href="./Object 130" xlink:type="simple" xlink:show="embed" xlink:actuate="onLoad"/><draw:image xlink:href="./ObjectReplacements/Object 130" xlink:type="simple" xlink:show="embed" xlink:actuate="onLoad"/></draw:frame></text:p>
      <text:p text:style-name="P17"><text:soft-page-break/><text:span text:style-name="T1">← Nach Annahme ist </text:span><text:span text:style-name="T1"><draw:frame draw:style-name="fr1" draw:name="Object131" text:anchor-type="as-char" svg:y="-0.377cm" svg:width="1.843cm" svg:height="0.533cm" draw:z-index="130"><draw:object xlink:href="./Object 131" xlink:type="simple" xlink:show="embed" xlink:actuate="onLoad"/><draw:image xlink:href="./ObjectReplacements/Object 131" xlink:type="simple" xlink:show="embed" xlink:actuate="onLoad"/></draw:frame></text:span><text:span text:style-name="T1">, also ist </text:span><text:span text:style-name="T1"><draw:frame draw:style-name="fr1" draw:name="Object132" text:anchor-type="as-char" svg:y="-0.377cm" svg:width="0.894cm" svg:height="0.469cm" draw:z-index="131"><draw:object xlink:href="./Object 132" xlink:type="simple" xlink:show="embed" xlink:actuate="onLoad"/><draw:image xlink:href="./ObjectReplacements/Object 132" xlink:type="simple" xlink:show="embed" xlink:actuate="onLoad"/></draw:frame></text:span><text:span text:style-name="T1">injektiv und daher ist f injektiv (2.7). Außerdem ist </text:span><text:span text:style-name="T1"><draw:frame draw:style-name="fr1" draw:name="Object133" text:anchor-type="as-char" svg:y="-0.377cm" svg:width="1.824cm" svg:height="0.533cm" draw:z-index="132"><draw:object xlink:href="./Object 133" xlink:type="simple" xlink:show="embed" xlink:actuate="onLoad"/><draw:image xlink:href="./ObjectReplacements/Object 133" xlink:type="simple" xlink:show="embed" xlink:actuate="onLoad"/></draw:frame></text:span><text:span text:style-name="T1">, also ist </text:span><text:span text:style-name="T1"><draw:frame draw:style-name="fr1" draw:name="Object134" text:anchor-type="as-char" svg:y="-0.377cm" svg:width="0.894cm" svg:height="0.467cm" draw:z-index="133"><draw:object xlink:href="./Object 134" xlink:type="simple" xlink:show="embed" xlink:actuate="onLoad"/><draw:image xlink:href="./ObjectReplacements/Object 134" xlink:type="simple" xlink:show="embed" xlink:actuate="onLoad"/></draw:frame></text:span><text:span text:style-name="T1">surjektiv und daher ist f surjektiv (vlg. Aufgabe 2.7). Somit ist f bijektiv.</text:span></text:p>
      <text:p text:style-name="P74">Definition 2.21:<text:span text:style-name="T1"> Ist </text:span><text:span text:style-name="T1"><draw:frame draw:style-name="fr1" draw:name="Object135" text:anchor-type="as-char" svg:y="-0.377cm" svg:width="1.588cm" svg:height="0.467cm" draw:z-index="134"><draw:object xlink:href="./Object 135" xlink:type="simple" xlink:show="embed" xlink:actuate="onLoad"/><draw:image xlink:href="./ObjectReplacements/Object 135" xlink:type="simple" xlink:show="embed" xlink:actuate="onLoad"/></draw:frame></text:span><text:span text:style-name="T1">eine bijektive Abbildung, so heipt die in Satz2.20 charakterisierte, eindeutig bestimmte Abbildung </text:span><text:span text:style-name="T1"><draw:frame draw:style-name="fr1" draw:name="Object136" text:anchor-type="as-char" svg:y="-0.377cm" svg:width="1.626cm" svg:height="0.467cm" draw:z-index="135"><draw:object xlink:href="./Object 136" xlink:type="simple" xlink:show="embed" xlink:actuate="onLoad"/><draw:image xlink:href="./ObjectReplacements/Object 136" xlink:type="simple" xlink:show="embed" xlink:actuate="onLoad"/></draw:frame></text:span><text:span text:style-name="T1">die Inverse oder Umkehrabbildung von f. Wir bezeichnen die Inverse von f mit f^-1.</text:span></text:p>
      <text:p text:style-name="P74">Satz 2.22:<text:span text:style-name="T1"> Für zwei bijektive Abbildungen f: X → Y und g: Y → Z gilt:</text:span></text:p>
      <text:p text:style-name="P56">(1) f^-1 ist bijektiv mit (f^-1)^-1 =f</text:p>
      <text:p text:style-name="P74"><text:span text:style-name="T1">(2) </text:span><text:span text:style-name="T1"><draw:frame draw:style-name="fr1" draw:name="Object137" text:anchor-type="as-char" svg:y="-0.377cm" svg:width="0.894cm" svg:height="0.469cm" draw:z-index="136"><draw:object xlink:href="./Object 137" xlink:type="simple" xlink:show="embed" xlink:actuate="onLoad"/><draw:image xlink:href="./ObjectReplacements/Object 137" xlink:type="simple" xlink:show="embed" xlink:actuate="onLoad"/></draw:frame></text:span><text:span text:style-name="T1">ist bijektiv mit </text:span><text:span text:style-name="T1"><draw:frame draw:style-name="fr1" draw:name="Object138" text:anchor-type="as-char" svg:y="-0.437cm" svg:width="3.182cm" svg:height="0.543cm" draw:z-index="137"><draw:object xlink:href="./Object 138" xlink:type="simple" xlink:show="embed" xlink:actuate="onLoad"/><draw:image xlink:href="./ObjectReplacements/Object 138" xlink:type="simple" xlink:show="embed" xlink:actuate="onLoad"/></draw:frame></text:span></text:p>
      <text:p text:style-name="P57">Beweis:</text:p>
      <text:p text:style-name="P57">(1) Übungsaufgabe</text:p>
      <text:p text:style-name="P75"><text:span text:style-name="T1">(2) Wir wissen aus Satz 2.19, dass </text:span><text:span text:style-name="T1"><draw:frame draw:style-name="fr1" draw:name="Object139" text:anchor-type="as-char" svg:y="-0.377cm" svg:width="2.06cm" svg:height="0.467cm" draw:z-index="138"><draw:object xlink:href="./Object 139" xlink:type="simple" xlink:show="embed" xlink:actuate="onLoad"/><draw:image xlink:href="./ObjectReplacements/Object 139" xlink:type="simple" xlink:show="embed" xlink:actuate="onLoad"/></draw:frame></text:span><text:span text:style-name="T1">bijektiv ist. Es gibt somit eine Inverse von der Kombination. Für die Abbildung </text:span></text:p>
      <text:h text:style-name="P126" text:outline-level="2">2.3 Relationen</text:h>
      <text:p text:style-name="P19">Definition 2.23:<text:span text:style-name="T1"> Sind M, N nicht leere Mengen, dann heißt die Mengendifferenz</text:span></text:p>
      <text:p text:style-name="P85"><draw:frame draw:style-name="fr1" draw:name="Object140" text:anchor-type="as-char" svg:y="-0.377cm" svg:width="5.32cm" svg:height="0.483cm" draw:z-index="139"><draw:object xlink:href="./Object 140" xlink:type="simple" xlink:show="embed" xlink:actuate="onLoad"/><draw:image xlink:href="./ObjectReplacements/Object 140" xlink:type="simple" xlink:show="embed" xlink:actuate="onLoad"/></draw:frame></text:p>
      <text:p text:style-name="P86">das kartesische Produkt von M und N.</text:p>
      <text:p text:style-name="P19"><text:span text:style-name="T1">Das kartesische Produkt von n nicht leeren Mengen </text:span><text:span text:style-name="T1"><draw:frame draw:style-name="fr1" draw:name="Object141" text:anchor-type="as-char" svg:y="-0.377cm" svg:width="2.487cm" svg:height="0.531cm" draw:z-index="140"><draw:object xlink:href="./Object 141" xlink:type="simple" xlink:show="embed" xlink:actuate="onLoad"/><draw:image xlink:href="./ObjectReplacements/Object 141" xlink:type="simple" xlink:show="embed" xlink:actuate="onLoad"/></draw:frame></text:span><text:span text:style-name="T1">ist</text:span></text:p>
      <text:p text:style-name="P18"><text:span text:style-name="T1"><draw:frame draw:style-name="fr1" draw:name="Object142" text:anchor-type="as-char" svg:y="-0.377cm" svg:width="7.897cm" svg:height="0.531cm" draw:z-index="141"><draw:object xlink:href="./Object 142" xlink:type="simple" xlink:show="embed" xlink:actuate="onLoad"/><draw:image xlink:href="./ObjectReplacements/Object 142" xlink:type="simple" xlink:show="embed" xlink:actuate="onLoad"/></draw:frame></text:span><text:span text:style-name="T1">.</text:span></text:p>
      <text:p text:style-name="P86">Das n-fache kartesische Produtk einer nicht leeren Menge M ist</text:p>
      <text:p text:style-name="P18"><text:span text:style-name="T1"><draw:frame draw:style-name="fr1" draw:name="Object143" text:anchor-type="as-char" svg:y="-0.437cm" svg:width="8.615cm" svg:height="0.591cm" draw:z-index="142"><draw:object xlink:href="./Object 143" xlink:type="simple" xlink:show="embed" xlink:actuate="onLoad"/><draw:image xlink:href="./ObjectReplacements/Object 143" xlink:type="simple" xlink:show="embed" xlink:actuate="onLoad"/></draw:frame></text:span><text:span text:style-name="T1">.</text:span></text:p>
      <text:p text:style-name="P86">Ein Element (x,y) in M x N heitß geordnetes Paar un ein Element (x1,…,x_n)in M1 x….xM_n heißt geordnetes n-Tupel.</text:p>
      <text:p text:style-name="P19">Definition 2.24:<text:span text:style-name="T1"> Sind M, N nicht leere Mengen, dann heißt eine Menge </text:span><text:span text:style-name="T11"><draw:frame draw:style-name="fr1" draw:name="Object144" text:anchor-type="as-char" svg:y="-0.377cm" svg:width="1.946cm" svg:height="0.467cm" draw:z-index="143"><draw:object xlink:href="./Object 144" xlink:type="simple" xlink:show="embed" xlink:actuate="onLoad"/><draw:image xlink:href="./ObjectReplacements/Object 144" xlink:type="simple" xlink:show="embed" xlink:actuate="onLoad"/></draw:frame></text:span><text:span text:style-name="T11">eine Relation zwischen M und N. Ist M=N, so nenen wir R eien Relatin auf M. Für (x,y) in R schreiben wir auch </text:span><text:span text:style-name="T11"><draw:frame draw:style-name="fr1" draw:name="Object145" text:anchor-type="as-char" svg:y="-0.377cm" svg:width="1.254cm" svg:height="0.531cm" draw:z-index="144"><draw:object xlink:href="./Object 145" xlink:type="simple" xlink:show="embed" xlink:actuate="onLoad"/><draw:image xlink:href="./ObjectReplacements/Object 145" xlink:type="simple" xlink:show="embed" xlink:actuate="onLoad"/></draw:frame></text:span><text:span text:style-name="T11">oder </text:span><text:span text:style-name="T11"><draw:frame draw:style-name="fr1" draw:name="Object146" text:anchor-type="as-char" svg:y="-0.377cm" svg:width="1.028cm" svg:height="0.467cm" draw:z-index="145"><draw:object xlink:href="./Object 146" xlink:type="simple" xlink:show="embed" xlink:actuate="onLoad"/><draw:image xlink:href="./ObjectReplacements/Object 146" xlink:type="simple" xlink:show="embed" xlink:actuate="onLoad"/></draw:frame></text:span><text:span text:style-name="T11">, wenn klar sit, um welche Relation es sich handelt.</text:span></text:p>
      <text:p text:style-name="P57"/>
      <text:p text:style-name="P19"><text:span text:style-name="T16">Definition 2.25:</text:span><text:span text:style-name="T11"> Sei M eine Menge. Eine Relation R auf M heißt</text:span></text:p>
      <text:p text:style-name="P19"><text:span text:style-name="T11">(1) reflexiv, falls für alle </text:span><text:span text:style-name="T11"><draw:frame draw:style-name="fr1" draw:name="Object147" text:anchor-type="as-char" svg:y="-0.377cm" svg:width="1.168cm" svg:height="0.467cm" draw:z-index="146"><draw:object xlink:href="./Object 147" xlink:type="simple" xlink:show="embed" xlink:actuate="onLoad"/><draw:image xlink:href="./ObjectReplacements/Object 147" xlink:type="simple" xlink:show="embed" xlink:actuate="onLoad"/></draw:frame></text:span><text:span text:style-name="T11">gilt: </text:span><text:span text:style-name="T11"><draw:frame draw:style-name="fr1" draw:name="Object148" text:anchor-type="as-char" svg:y="-0.377cm" svg:width="0.995cm" svg:height="0.467cm" draw:z-index="147"><draw:object xlink:href="./Object 148" xlink:type="simple" xlink:show="embed" xlink:actuate="onLoad"/><draw:image xlink:href="./ObjectReplacements/Object 148" xlink:type="simple" xlink:show="embed" xlink:actuate="onLoad"/></draw:frame></text:span></text:p>
      <text:p text:style-name="P20"><text:span text:style-name="T11">(2) symmetrisch, falls für alle </text:span><text:span text:style-name="T11"><draw:frame draw:style-name="fr1" draw:name="Object149" text:anchor-type="as-char" svg:y="-0.377cm" svg:width="1.632cm" svg:height="0.467cm" draw:z-index="148"><draw:object xlink:href="./Object 149" xlink:type="simple" xlink:show="embed" xlink:actuate="onLoad"/><draw:image xlink:href="./ObjectReplacements/Object 149" xlink:type="simple" xlink:show="embed" xlink:actuate="onLoad"/></draw:frame></text:span><text:span text:style-name="T11">gilt: </text:span><text:span text:style-name="T11"><draw:frame draw:style-name="fr1" draw:name="Object150" text:anchor-type="as-char" svg:y="-0.377cm" svg:width="2.887cm" svg:height="0.483cm" draw:z-index="149"><draw:object xlink:href="./Object 150" xlink:type="simple" xlink:show="embed" xlink:actuate="onLoad"/><draw:image xlink:href="./ObjectReplacements/Object 150" xlink:type="simple" xlink:show="embed" xlink:actuate="onLoad"/></draw:frame></text:span></text:p>
      <text:p text:style-name="P20"><text:span text:style-name="T11">(3) transitiv, falls für alle </text:span><text:span text:style-name="T11"><draw:frame draw:style-name="fr1" draw:name="Object151" text:anchor-type="as-char" svg:y="-0.377cm" svg:width="2.034cm" svg:height="0.467cm" draw:z-index="150"><draw:object xlink:href="./Object 151" xlink:type="simple" xlink:show="embed" xlink:actuate="onLoad"/><draw:image xlink:href="./ObjectReplacements/Object 151" xlink:type="simple" xlink:show="embed" xlink:actuate="onLoad"/></draw:frame></text:span><text:span text:style-name="T11">gilt: </text:span><text:span text:style-name="T11"><draw:frame draw:style-name="fr1" draw:name="Object152" text:anchor-type="as-char" svg:y="-0.377cm" svg:width="3.963cm" svg:height="0.483cm" draw:z-index="151"><draw:object xlink:href="./Object 152" xlink:type="simple" xlink:show="embed" xlink:actuate="onLoad"/><draw:image xlink:href="./ObjectReplacements/Object 152" xlink:type="simple" xlink:show="embed" xlink:actuate="onLoad"/></draw:frame></text:span><text:span text:style-name="T11">.</text:span></text:p>
      <text:p text:style-name="P58">Falls R reflexiv, transitiv und symmetrisch ist,s o nenn wir R eine Äquivalenzrelation auf M.</text:p>
      <text:p text:style-name="P58">Bei der Relation R handelt es sich um eine Teilmenge von MxM, weshalb aus Prinzip nicht alle Elemente von M in dem zweidimensionalen Raum von R enthalten sein müssen. Trifft dies nun zu, dass alle Paare, deren Elemente gleich und in M enthalten sind, auch in der Relation enthalten sind, so heißt diese reflexiv. </text:p>
      <text:p text:style-name="P20"><text:span text:style-name="T16">Definition 2.27:</text:span><text:span text:style-name="T11"> Sei R eine Äquivalenzrelation auf der Menge M. Dann heißt für </text:span><text:span text:style-name="T11"><draw:frame draw:style-name="fr1" draw:name="Object153" text:anchor-type="as-char" svg:y="-0.377cm" svg:width="1.168cm" svg:height="0.467cm" draw:z-index="152"><draw:object xlink:href="./Object 153" xlink:type="simple" xlink:show="embed" xlink:actuate="onLoad"/><draw:image xlink:href="./ObjectReplacements/Object 153" xlink:type="simple" xlink:show="embed" xlink:actuate="onLoad"/></draw:frame></text:span><text:span text:style-name="T11">die Menge </text:span></text:p>
      <text:p text:style-name="P59"><draw:frame draw:style-name="fr1" draw:name="Object154" text:anchor-type="as-char" svg:y="-0.377cm" svg:width="6.877cm" svg:height="0.531cm" draw:z-index="153"><draw:object xlink:href="./Object 154" xlink:type="simple" xlink:show="embed" xlink:actuate="onLoad"/><draw:image xlink:href="./ObjectReplacements/Object 154" xlink:type="simple" xlink:show="embed" xlink:actuate="onLoad"/></draw:frame></text:p>
      <text:p text:style-name="P58">die Äquivalenzklasse von x bezüglich R. Die Menge der Äquivalenzklassen</text:p>
      <text:p text:style-name="P59"><draw:frame draw:style-name="fr1" draw:name="Object155" text:anchor-type="as-char" svg:y="-0.377cm" svg:width="3.531cm" svg:height="0.531cm" draw:z-index="154"><draw:object xlink:href="./Object 155" xlink:type="simple" xlink:show="embed" xlink:actuate="onLoad"/><draw:image xlink:href="./ObjectReplacements/Object 155" xlink:type="simple" xlink:show="embed" xlink:actuate="onLoad"/></draw:frame></text:p>
      <text:p text:style-name="P58">heißt die Quotientenmenge von M bezüglich R.</text:p>
      <text:p text:style-name="P21"><text:span text:style-name="T16">Satz 2.28</text:span><text:span text:style-name="T11"> Ist R eine Äquivalenzrelation auf der Menge M und sind x,y in M, dann sind die Aussagen äquivalent:</text:span></text:p>
      <text:p text:style-name="P21"><text:span text:style-name="T11">(1) </text:span><text:span text:style-name="T11"><draw:frame draw:style-name="fr1" draw:name="Object156" text:anchor-type="as-char" svg:y="-0.377cm" svg:width="1.617cm" svg:height="0.482cm" draw:z-index="155"><draw:object xlink:href="./Object 156" xlink:type="simple" xlink:show="embed" xlink:actuate="onLoad"/><draw:image xlink:href="./ObjectReplacements/Object 156" xlink:type="simple" xlink:show="embed" xlink:actuate="onLoad"/></draw:frame></text:span><text:span text:style-name="T11">.</text:span></text:p>
      <text:p text:style-name="P21"><text:soft-page-break/><text:span text:style-name="T11">(2) </text:span><text:span text:style-name="T11"><draw:frame draw:style-name="fr1" draw:name="Object157" text:anchor-type="as-char" svg:y="-0.377cm" svg:width="2.275cm" svg:height="0.482cm" draw:z-index="156"><draw:object xlink:href="./Object 157" xlink:type="simple" xlink:show="embed" xlink:actuate="onLoad"/><draw:image xlink:href="./ObjectReplacements/Object 157" xlink:type="simple" xlink:show="embed" xlink:actuate="onLoad"/></draw:frame></text:span><text:span text:style-name="T11">.</text:span></text:p>
      <text:p text:style-name="P21"><text:span text:style-name="T11">(3) </text:span><text:span text:style-name="T11"><draw:frame draw:style-name="fr1" draw:name="Object158" text:anchor-type="as-char" svg:y="-0.377cm" svg:width="1.028cm" svg:height="0.467cm" draw:z-index="157"><draw:object xlink:href="./Object 158" xlink:type="simple" xlink:show="embed" xlink:actuate="onLoad"/><draw:image xlink:href="./ObjectReplacements/Object 158" xlink:type="simple" xlink:show="embed" xlink:actuate="onLoad"/></draw:frame></text:span><text:span text:style-name="T11">.</text:span></text:p>
      <text:p text:style-name="P60"/>
      <text:h text:style-name="P119" text:outline-level="1">Algebraische Strukturen</text:h>
      <text:p text:style-name="P94">Eine algrebraische Struktur stellt die Kombination einer Menge und einer Verknüpfung dar, welche gewisse Anforderung erfüllen muss. Als Beispiel kann die Menge der ganzen Zahlen genannt werden, welche durch die Additionsoperation verknüpft werden.</text:p>
      <text:h text:style-name="P123" text:outline-level="2">3.1 Gruppen</text:h>
      <text:p text:style-name="P22">Definition 3.1:<text:span text:style-name="T1"> Eine Gruppe ist eine Menge G mit einer Abbildung, genannt Operation oder Verknpüfung,</text:span></text:p>
      <text:p text:style-name="P23"><text:span text:style-name="T1"><draw:frame draw:style-name="fr1" draw:name="Object159" text:anchor-type="as-char" svg:y="-0.377cm" svg:width="5.622cm" svg:height="0.485cm" draw:z-index="158"><draw:object xlink:href="./Object 159" xlink:type="simple" xlink:show="embed" xlink:actuate="onLoad"/><draw:image xlink:href="./ObjectReplacements/Object 159" xlink:type="simple" xlink:show="embed" xlink:actuate="onLoad"/></draw:frame></text:span><text:span text:style-name="T1">,</text:span></text:p>
      <text:p text:style-name="P88">für die folgende Regeln erfüllt sind.</text:p>
      <text:p text:style-name="P24"><text:span text:style-name="T1">(1) Die Verknüfpung </text:span><text:span text:style-name="T1"><draw:frame draw:style-name="fr1" draw:name="Object160" text:anchor-type="as-char" svg:y="-0.326cm" svg:width="1.251cm" svg:height="0.349cm" draw:z-index="159"><draw:object xlink:href="./Object 160" xlink:type="simple" xlink:show="embed" xlink:actuate="onLoad"/><draw:image xlink:href="./ObjectReplacements/Object 160" xlink:type="simple" xlink:show="embed" xlink:actuate="onLoad"/></draw:frame></text:span><text:span text:style-name="T1">ist assoziativ, d.h. </text:span><text:span text:style-name="T1"><draw:frame draw:style-name="fr1" draw:name="Object161" text:anchor-type="as-char" svg:y="-0.377cm" svg:width="3.852cm" svg:height="0.485cm" draw:z-index="160"><draw:object xlink:href="./Object 161" xlink:type="simple" xlink:show="embed" xlink:actuate="onLoad"/><draw:image xlink:href="./ObjectReplacements/Object 161" xlink:type="simple" xlink:show="embed" xlink:actuate="onLoad"/></draw:frame></text:span><text:span text:style-name="T1">gilt für alle </text:span><text:span text:style-name="T1"><draw:frame draw:style-name="fr1" draw:name="Object162" text:anchor-type="as-char" svg:y="-0.377cm" svg:width="1.894cm" svg:height="0.469cm" draw:z-index="161"><draw:object xlink:href="./Object 162" xlink:type="simple" xlink:show="embed" xlink:actuate="onLoad"/><draw:image xlink:href="./ObjectReplacements/Object 162" xlink:type="simple" xlink:show="embed" xlink:actuate="onLoad"/></draw:frame></text:span><text:span text:style-name="T1">.</text:span></text:p>
      <text:p text:style-name="P24"><text:span text:style-name="T1">(2) Es gibt ein Element </text:span><text:span text:style-name="T1"><draw:frame draw:style-name="fr1" draw:name="Object163" text:anchor-type="as-char" svg:y="-0.377cm" svg:width="1.044cm" svg:height="0.469cm" draw:z-index="162"><draw:object xlink:href="./Object 163" xlink:type="simple" xlink:show="embed" xlink:actuate="onLoad"/><draw:image xlink:href="./ObjectReplacements/Object 163" xlink:type="simple" xlink:show="embed" xlink:actuate="onLoad"/></draw:frame></text:span><text:span text:style-name="T1">, genannt neutrales Element, für das gilt:</text:span></text:p>
      <text:p text:style-name="P24"><text:span text:style-name="T1">(a) </text:span><text:span text:style-name="T1"><draw:frame draw:style-name="fr1" draw:name="Object164" text:anchor-type="as-char" svg:y="-0.377cm" svg:width="1.552cm" svg:height="0.469cm" draw:z-index="163"><draw:object xlink:href="./Object 164" xlink:type="simple" xlink:show="embed" xlink:actuate="onLoad"/><draw:image xlink:href="./ObjectReplacements/Object 164" xlink:type="simple" xlink:show="embed" xlink:actuate="onLoad"/></draw:frame></text:span><text:span text:style-name="T1"> für alle </text:span><text:span text:style-name="T1"><draw:frame draw:style-name="fr1" draw:name="Object165" text:anchor-type="as-char" svg:y="-0.377cm" svg:width="1.062cm" svg:height="0.469cm" draw:z-index="164"><draw:object xlink:href="./Object 165" xlink:type="simple" xlink:show="embed" xlink:actuate="onLoad"/><draw:image xlink:href="./ObjectReplacements/Object 165" xlink:type="simple" xlink:show="embed" xlink:actuate="onLoad"/></draw:frame></text:span><text:span text:style-name="T1">.</text:span></text:p>
      <text:p text:style-name="P24"><text:span text:style-name="T1">(b) Zu jedem </text:span><text:span text:style-name="T1"><draw:frame draw:style-name="fr1" draw:name="Object166" text:anchor-type="as-char" svg:y="-0.377cm" svg:width="1.062cm" svg:height="0.469cm" draw:z-index="165"><draw:object xlink:href="./Object 166" xlink:type="simple" xlink:show="embed" xlink:actuate="onLoad"/><draw:image xlink:href="./ObjectReplacements/Object 166" xlink:type="simple" xlink:show="embed" xlink:actuate="onLoad"/></draw:frame></text:span><text:span text:style-name="T1">gibt es ein </text:span><text:span text:style-name="T1"><draw:frame draw:style-name="fr1" draw:name="Object167" text:anchor-type="as-char" svg:y="-0.377cm" svg:width="1.148cm" svg:height="0.469cm" draw:z-index="166"><draw:object xlink:href="./Object 167" xlink:type="simple" xlink:show="embed" xlink:actuate="onLoad"/><draw:image xlink:href="./ObjectReplacements/Object 167" xlink:type="simple" xlink:show="embed" xlink:actuate="onLoad"/></draw:frame></text:span><text:span text:style-name="T1">, genannt inverses Element zu a, mit </text:span><text:span text:style-name="T1"><draw:frame draw:style-name="fr1" draw:name="Object168" text:anchor-type="as-char" svg:y="-0.377cm" svg:width="1.639cm" svg:height="0.469cm" draw:z-index="167"><draw:object xlink:href="./Object 168" xlink:type="simple" xlink:show="embed" xlink:actuate="onLoad"/><draw:image xlink:href="./ObjectReplacements/Object 168" xlink:type="simple" xlink:show="embed" xlink:actuate="onLoad"/></draw:frame></text:span><text:span text:style-name="T1">.</text:span></text:p>
      <text:p text:style-name="P25"><text:span text:style-name="T1">Prosa: Eine Gruppe setzt sich aus einer Menge und einer Abbildung zusammen, wobei die Abbildung ein Element des kartesisschen Produktes der Menge auf sich selbst wiederum in dieselbe Menge abbildet. Diese Abbildung wird auch Operation oder Verknüfpung genannt und muss weitere Bedinungen erfüllen. Einerseits hat für die Operation das Assoziativgesetz zu gelten, andererseits muss ein neutrales Element e existieren für das </text:span><text:span text:style-name="T1"><draw:frame draw:style-name="fr1" draw:name="Object169" text:anchor-type="as-char" svg:y="-0.377cm" svg:width="1.552cm" svg:height="0.469cm" draw:z-index="168"><draw:object xlink:href="./Object 169" xlink:type="simple" xlink:show="embed" xlink:actuate="onLoad"/><draw:image xlink:href="./ObjectReplacements/Object 169" xlink:type="simple" xlink:show="embed" xlink:actuate="onLoad"/></draw:frame></text:span><text:span text:style-name="T1">gelten und für jedes </text:span><text:span text:style-name="T1"><draw:frame draw:style-name="fr1" draw:name="Object170" text:anchor-type="as-char" svg:y="-0.377cm" svg:width="1.062cm" svg:height="0.469cm" draw:z-index="169"><draw:object xlink:href="./Object 170" xlink:type="simple" xlink:show="embed" xlink:actuate="onLoad"/><draw:image xlink:href="./ObjectReplacements/Object 170" xlink:type="simple" xlink:show="embed" xlink:actuate="onLoad"/></draw:frame></text:span><text:span text:style-name="T1">ein Element </text:span><text:span text:style-name="T1"><draw:frame draw:style-name="fr1" draw:name="Object171" text:anchor-type="as-char" svg:y="-0.377cm" svg:width="1.148cm" svg:height="0.469cm" draw:z-index="170"><draw:object xlink:href="./Object 171" xlink:type="simple" xlink:show="embed" xlink:actuate="onLoad"/><draw:image xlink:href="./ObjectReplacements/Object 171" xlink:type="simple" xlink:show="embed" xlink:actuate="onLoad"/></draw:frame></text:span><text:span text:style-name="T1">exisitieren, so dass </text:span><text:span text:style-name="T1"><draw:frame draw:style-name="fr1" draw:name="Object172" text:anchor-type="as-char" svg:y="-0.377cm" svg:width="1.639cm" svg:height="0.469cm" draw:z-index="171"><draw:object xlink:href="./Object 172" xlink:type="simple" xlink:show="embed" xlink:actuate="onLoad"/><draw:image xlink:href="./ObjectReplacements/Object 172" xlink:type="simple" xlink:show="embed" xlink:actuate="onLoad"/></draw:frame></text:span><text:span text:style-name="T1">gilt. Grundsätzlich muss die Operation nicht kommutativ sein, tritt dieser Fall ein so wird die Gruppe auch als kommutativ oder abelsch bezeichnet.</text:span></text:p>
      <text:p text:style-name="P25">Satz 3.2:<text:span text:style-name="T1"> Für jede Gruppe </text:span><text:span text:style-name="T1"><draw:frame draw:style-name="fr1" draw:name="Object173" text:anchor-type="as-char" svg:y="-0.377cm" svg:width="2.071cm" svg:height="0.485cm" draw:z-index="172"><draw:object xlink:href="./Object 173" xlink:type="simple" xlink:show="embed" xlink:actuate="onLoad"/><draw:image xlink:href="./ObjectReplacements/Object 173" xlink:type="simple" xlink:show="embed" xlink:actuate="onLoad"/></draw:frame></text:span><text:span text:style-name="T1"> gelten:</text:span></text:p>
      <text:p text:style-name="P25"><text:span text:style-name="T1">(1) Ist </text:span><text:span text:style-name="T1"><draw:frame draw:style-name="fr1" draw:name="Object174" text:anchor-type="as-char" svg:y="-0.377cm" svg:width="1.044cm" svg:height="0.469cm" draw:z-index="173"><draw:object xlink:href="./Object 174" xlink:type="simple" xlink:show="embed" xlink:actuate="onLoad"/><draw:image xlink:href="./ObjectReplacements/Object 174" xlink:type="simple" xlink:show="embed" xlink:actuate="onLoad"/></draw:frame></text:span><text:span text:style-name="T1"> ein neutrales Element und sind </text:span><text:span text:style-name="T1"><draw:frame draw:style-name="fr1" draw:name="Object175" text:anchor-type="as-char" svg:y="-0.377cm" svg:width="1.545cm" svg:height="0.469cm" draw:z-index="174"><draw:object xlink:href="./Object 175" xlink:type="simple" xlink:show="embed" xlink:actuate="onLoad"/><draw:image xlink:href="./ObjectReplacements/Object 175" xlink:type="simple" xlink:show="embed" xlink:actuate="onLoad"/></draw:frame></text:span><text:span text:style-name="T1">mit </text:span><text:span text:style-name="T1"><draw:frame draw:style-name="fr1" draw:name="Object176" text:anchor-type="as-char" svg:y="-0.377cm" svg:width="1.639cm" svg:height="0.469cm" draw:z-index="175"><draw:object xlink:href="./Object 176" xlink:type="simple" xlink:show="embed" xlink:actuate="onLoad"/><draw:image xlink:href="./ObjectReplacements/Object 176" xlink:type="simple" xlink:show="embed" xlink:actuate="onLoad"/></draw:frame></text:span><text:span text:style-name="T1">, so gilt auch </text:span><text:span text:style-name="T1"><draw:frame draw:style-name="fr1" draw:name="Object177" text:anchor-type="as-char" svg:y="-0.377cm" svg:width="1.612cm" svg:height="0.469cm" draw:z-index="176"><draw:object xlink:href="./Object 177" xlink:type="simple" xlink:show="embed" xlink:actuate="onLoad"/><draw:image xlink:href="./ObjectReplacements/Object 177" xlink:type="simple" xlink:show="embed" xlink:actuate="onLoad"/></draw:frame></text:span><text:span text:style-name="T1">.</text:span></text:p>
      <text:p text:style-name="P25"><text:span text:style-name="T1">(2)Ist </text:span><text:span text:style-name="T1"><draw:frame draw:style-name="fr1" draw:name="Object178" text:anchor-type="as-char" svg:y="-0.377cm" svg:width="1.044cm" svg:height="0.469cm" draw:z-index="177"><draw:object xlink:href="./Object 178" xlink:type="simple" xlink:show="embed" xlink:actuate="onLoad"/><draw:image xlink:href="./ObjectReplacements/Object 178" xlink:type="simple" xlink:show="embed" xlink:actuate="onLoad"/></draw:frame></text:span><text:span text:style-name="T1">ein neutrales Element und ist </text:span><text:span text:style-name="T1"><draw:frame draw:style-name="fr1" draw:name="Object179" text:anchor-type="as-char" svg:y="-0.377cm" svg:width="1.062cm" svg:height="0.469cm" draw:z-index="178"><draw:object xlink:href="./Object 179" xlink:type="simple" xlink:show="embed" xlink:actuate="onLoad"/><draw:image xlink:href="./ObjectReplacements/Object 179" xlink:type="simple" xlink:show="embed" xlink:actuate="onLoad"/></draw:frame></text:span><text:span text:style-name="T1">, so gilt auch </text:span><text:span text:style-name="T1"><draw:frame draw:style-name="fr1" draw:name="Object180" text:anchor-type="as-char" svg:y="-0.377cm" svg:width="1.552cm" svg:height="0.469cm" draw:z-index="179"><draw:object xlink:href="./Object 180" xlink:type="simple" xlink:show="embed" xlink:actuate="onLoad"/><draw:image xlink:href="./ObjectReplacements/Object 180" xlink:type="simple" xlink:show="embed" xlink:actuate="onLoad"/></draw:frame></text:span><text:span text:style-name="T1">.</text:span></text:p>
      <text:p text:style-name="P89">(3) G enhält genau ein neutrlaes Element.</text:p>
      <text:p text:style-name="P25"><text:span text:style-name="T1">(4) Zu jedem </text:span><text:span text:style-name="T1"><draw:frame draw:style-name="fr1" draw:name="Object181" text:anchor-type="as-char" svg:y="-0.377cm" svg:width="1.062cm" svg:height="0.469cm" draw:z-index="180"><draw:object xlink:href="./Object 181" xlink:type="simple" xlink:show="embed" xlink:actuate="onLoad"/><draw:image xlink:href="./ObjectReplacements/Object 181" xlink:type="simple" xlink:show="embed" xlink:actuate="onLoad"/></draw:frame></text:span><text:span text:style-name="T1"> gibt es genau ein inverss Element.</text:span></text:p>
      <text:p text:style-name="P26">Beweis:</text:p>
      <text:p text:style-name="P87">(1) Sei <draw:frame draw:style-name="fr1" draw:name="Object182" text:anchor-type="as-char" svg:y="-0.377cm" svg:width="1.044cm" svg:height="0.469cm" draw:z-index="181"><draw:object xlink:href="./Object 182" xlink:type="simple" xlink:show="embed" xlink:actuate="onLoad"/><draw:image xlink:href="./ObjectReplacements/Object 182" xlink:type="simple" xlink:show="embed" xlink:actuate="onLoad"/></draw:frame>ein neutrlaes Element und seien <draw:frame draw:style-name="fr1" draw:name="Object183" text:anchor-type="as-char" svg:y="-0.377cm" svg:width="1.279cm" svg:height="0.469cm" draw:z-index="182"><draw:object xlink:href="./Object 183" xlink:type="simple" xlink:show="embed" xlink:actuate="onLoad"/><draw:image xlink:href="./ObjectReplacements/Object 183" xlink:type="simple" xlink:show="embed" xlink:actuate="onLoad"/></draw:frame>mit <draw:frame draw:style-name="fr1" draw:name="Object184" text:anchor-type="as-char" svg:y="-0.377cm" svg:width="1.639cm" svg:height="0.469cm" draw:z-index="183"><draw:object xlink:href="./Object 184" xlink:type="simple" xlink:show="embed" xlink:actuate="onLoad"/><draw:image xlink:href="./ObjectReplacements/Object 184" xlink:type="simple" xlink:show="embed" xlink:actuate="onLoad"/></draw:frame>. Dann gibt es nach Definition 3.1 ein Element <draw:frame draw:style-name="fr1" draw:name="Object185" text:anchor-type="as-char" svg:y="-0.377cm" svg:width="1.189cm" svg:height="0.533cm" draw:z-index="184"><draw:object xlink:href="./Object 185" xlink:type="simple" xlink:show="embed" xlink:actuate="onLoad"/><draw:image xlink:href="./ObjectReplacements/Object 185" xlink:type="simple" xlink:show="embed" xlink:actuate="onLoad"/></draw:frame>mit <draw:frame draw:style-name="fr1" draw:name="Object186" text:anchor-type="as-char" svg:y="-0.377cm" svg:width="1.739cm" svg:height="0.533cm" draw:z-index="185"><draw:object xlink:href="./Object 186" xlink:type="simple" xlink:show="embed" xlink:actuate="onLoad"/><draw:image xlink:href="./ObjectReplacements/Object 186" xlink:type="simple" xlink:show="embed" xlink:actuate="onLoad"/></draw:frame>.</text:p>
      <text:p text:style-name="P87"><draw:frame draw:style-name="fr1" draw:name="Object187" text:anchor-type="as-char" svg:y="-0.377cm" svg:width="13.374cm" svg:height="0.533cm" draw:z-index="186"><draw:object xlink:href="./Object 187" xlink:type="simple" xlink:show="embed" xlink:actuate="onLoad"/><draw:image xlink:href="./ObjectReplacements/Object 187" xlink:type="simple" xlink:show="embed" xlink:actuate="onLoad"/></draw:frame></text:p>
      <text:p text:style-name="P87">(2) Sei <draw:frame draw:style-name="fr1" draw:name="Object188" text:anchor-type="as-char" svg:y="-0.377cm" svg:width="1.044cm" svg:height="0.469cm" draw:z-index="187"><draw:object xlink:href="./Object 188" xlink:type="simple" xlink:show="embed" xlink:actuate="onLoad"/><draw:image xlink:href="./ObjectReplacements/Object 188" xlink:type="simple" xlink:show="embed" xlink:actuate="onLoad"/></draw:frame> ein neutrales Element und sei <draw:frame draw:style-name="fr1" draw:name="Object189" text:anchor-type="as-char" svg:y="-0.377cm" svg:width="0.519cm" svg:height="0.469cm" draw:z-index="188"><draw:object xlink:href="./Object 189" xlink:type="simple" xlink:show="embed" xlink:actuate="onLoad"/><draw:image xlink:href="./ObjectReplacements/Object 189" xlink:type="simple" xlink:show="embed" xlink:actuate="onLoad"/></draw:frame>. Dann exisitiert ein <draw:frame draw:style-name="fr1" draw:name="Object190" text:anchor-type="as-char" svg:y="-0.377cm" svg:width="1.148cm" svg:height="0.469cm" draw:z-index="189"><draw:object xlink:href="./Object 190" xlink:type="simple" xlink:show="embed" xlink:actuate="onLoad"/><draw:image xlink:href="./ObjectReplacements/Object 190" xlink:type="simple" xlink:show="embed" xlink:actuate="onLoad"/></draw:frame> mit <draw:frame draw:style-name="fr1" draw:name="Object191" text:anchor-type="as-char" svg:y="-0.377cm" svg:width="1.639cm" svg:height="0.469cm" draw:z-index="190"><draw:object xlink:href="./Object 191" xlink:type="simple" xlink:show="embed" xlink:actuate="onLoad"/><draw:image xlink:href="./ObjectReplacements/Object 191" xlink:type="simple" xlink:show="embed" xlink:actuate="onLoad"/></draw:frame>. Nach (1) gilt dann auch <draw:frame draw:style-name="fr1" draw:name="Object192" text:anchor-type="as-char" svg:y="-0.377cm" svg:width="1.612cm" svg:height="0.469cm" draw:z-index="191"><draw:object xlink:href="./Object 192" xlink:type="simple" xlink:show="embed" xlink:actuate="onLoad"/><draw:image xlink:href="./ObjectReplacements/Object 192" xlink:type="simple" xlink:show="embed" xlink:actuate="onLoad"/></draw:frame> und es folgt</text:p>
      <text:p text:style-name="P87"><text:soft-page-break/><draw:frame draw:style-name="fr1" draw:name="Object193" text:anchor-type="as-char" svg:y="-0.377cm" svg:width="6.802cm" svg:height="0.485cm" draw:z-index="192"><draw:object xlink:href="./Object 193" xlink:type="simple" xlink:show="embed" xlink:actuate="onLoad"/><draw:image xlink:href="./ObjectReplacements/Object 193" xlink:type="simple" xlink:show="embed" xlink:actuate="onLoad"/></draw:frame>.</text:p>
      <text:p text:style-name="P87">(3) Seien <draw:frame draw:style-name="fr1" draw:name="Object194" text:anchor-type="as-char" svg:y="-0.377cm" svg:width="1.575cm" svg:height="0.533cm" draw:z-index="193"><draw:object xlink:href="./Object 194" xlink:type="simple" xlink:show="embed" xlink:actuate="onLoad"/><draw:image xlink:href="./ObjectReplacements/Object 194" xlink:type="simple" xlink:show="embed" xlink:actuate="onLoad"/></draw:frame>zwei neutrale Elemente.Dann gilt <draw:frame draw:style-name="fr1" draw:name="Object195" text:anchor-type="as-char" svg:y="-0.377cm" svg:width="1.642cm" svg:height="0.533cm" draw:z-index="194"><draw:object xlink:href="./Object 195" xlink:type="simple" xlink:show="embed" xlink:actuate="onLoad"/><draw:image xlink:href="./ObjectReplacements/Object 195" xlink:type="simple" xlink:show="embed" xlink:actuate="onLoad"/></draw:frame>, da <draw:frame draw:style-name="fr1" draw:name="Object196" text:anchor-type="as-char" svg:y="-0.377cm" svg:width="0.534cm" svg:height="0.533cm" draw:z-index="195"><draw:object xlink:href="./Object 196" xlink:type="simple" xlink:show="embed" xlink:actuate="onLoad"/><draw:image xlink:href="./ObjectReplacements/Object 196" xlink:type="simple" xlink:show="embed" xlink:actuate="onLoad"/></draw:frame>ein neutrales Element ist. Ebenso gilt <draw:frame draw:style-name="fr1" draw:name="Object197" text:anchor-type="as-char" svg:y="-0.377cm" svg:width="2cm" svg:height="1cm" draw:z-index="196"><draw:object xlink:href="./Object 197" xlink:type="simple" xlink:show="embed" xlink:actuate="onLoad"/><draw:image xlink:href="./ObjectReplacements/Object 197" xlink:type="simple" xlink:show="embed" xlink:actuate="onLoad"/></draw:frame>.</text:p>
      <text:p text:style-name="P87">(4) Geben sei <draw:frame draw:style-name="fr1" draw:name="Object198" text:anchor-type="as-char" svg:y="-0.377cm" svg:width="1.706cm" svg:height="0.533cm" draw:z-index="197"><draw:object xlink:href="./Object 198" xlink:type="simple" xlink:show="embed" xlink:actuate="onLoad"/><draw:image xlink:href="./ObjectReplacements/Object 198" xlink:type="simple" xlink:show="embed" xlink:actuate="onLoad"/></draw:frame>zwei zu <draw:frame draw:style-name="fr1" draw:name="Object199" text:anchor-type="as-char" svg:y="-0.377cm" svg:width="1.062cm" svg:height="0.469cm" draw:z-index="198"><draw:object xlink:href="./Object 199" xlink:type="simple" xlink:show="embed" xlink:actuate="onLoad"/><draw:image xlink:href="./ObjectReplacements/Object 199" xlink:type="simple" xlink:show="embed" xlink:actuate="onLoad"/></draw:frame>inverse Elemente.</text:p>
      <text:p text:style-name="P87"><draw:frame draw:style-name="fr1" draw:name="Object200" text:anchor-type="as-char" svg:y="-0.399cm" svg:width="8.036cm" svg:height="0.554cm" draw:z-index="199"><draw:object xlink:href="./Object 200" xlink:type="simple" xlink:show="embed" xlink:actuate="onLoad"/><draw:image xlink:href="./ObjectReplacements/Object 200" xlink:type="simple" xlink:show="embed" xlink:actuate="onLoad"/></draw:frame>.</text:p>
      <text:p text:style-name="P27">Definition 3.4:<text:span text:style-name="T1"> Sei </text:span><text:span text:style-name="T1"><draw:frame draw:style-name="fr1" draw:name="Object201" text:anchor-type="as-char" svg:y="-0.377cm" svg:width="2.071cm" svg:height="0.485cm" draw:z-index="200"><draw:object xlink:href="./Object 201" xlink:type="simple" xlink:show="embed" xlink:actuate="onLoad"/><draw:image xlink:href="./ObjectReplacements/Object 201" xlink:type="simple" xlink:show="embed" xlink:actuate="onLoad"/></draw:frame></text:span><text:span text:style-name="T1">eine Gruppe und </text:span><text:span text:style-name="T1"><draw:frame draw:style-name="fr1" draw:name="Object202" text:anchor-type="as-char" svg:y="-0.377cm" svg:width="1.221cm" svg:height="0.469cm" draw:z-index="201"><draw:object xlink:href="./Object 202" xlink:type="simple" xlink:show="embed" xlink:actuate="onLoad"/><draw:image xlink:href="./ObjectReplacements/Object 202" xlink:type="simple" xlink:show="embed" xlink:actuate="onLoad"/></draw:frame></text:span><text:span text:style-name="T1">. Ist </text:span><text:span text:style-name="T1"><draw:frame draw:style-name="fr1" draw:name="Object203" text:anchor-type="as-char" svg:y="-0.377cm" svg:width="2.125cm" svg:height="0.485cm" draw:z-index="202"><draw:object xlink:href="./Object 203" xlink:type="simple" xlink:show="embed" xlink:actuate="onLoad"/><draw:image xlink:href="./ObjectReplacements/Object 203" xlink:type="simple" xlink:show="embed" xlink:actuate="onLoad"/></draw:frame></text:span><text:span text:style-name="T1">eine Gruppe, so nennen wir diese eine Untergruppe von </text:span><text:span text:style-name="T1"><draw:frame draw:style-name="fr1" draw:name="Object204" text:anchor-type="as-char" svg:y="-0.377cm" svg:width="2.071cm" svg:height="0.485cm" draw:z-index="203"><draw:object xlink:href="./Object 204" xlink:type="simple" xlink:show="embed" xlink:actuate="onLoad"/><draw:image xlink:href="./ObjectReplacements/Object 204" xlink:type="simple" xlink:show="embed" xlink:actuate="onLoad"/></draw:frame></text:span><text:span text:style-name="T1">.</text:span></text:p>
      <text:p text:style-name="P27"><text:span text:style-name="T16">Satz 3.5:</text:span><text:span text:style-name="T11"> </text:span><text:span text:style-name="T11"><draw:frame draw:style-name="fr1" draw:name="Object205" text:anchor-type="as-char" svg:y="-0.377cm" svg:width="2.125cm" svg:height="0.485cm" draw:z-index="204"><draw:object xlink:href="./Object 205" xlink:type="simple" xlink:show="embed" xlink:actuate="onLoad"/><draw:image xlink:href="./ObjectReplacements/Object 205" xlink:type="simple" xlink:show="embed" xlink:actuate="onLoad"/></draw:frame></text:span><text:span text:style-name="T11">ist genau dann eine Untergruppe der Gruppe </text:span><text:span text:style-name="T11"><draw:frame draw:style-name="fr1" draw:name="Object206" text:anchor-type="as-char" svg:y="-0.377cm" svg:width="2.071cm" svg:height="0.485cm" draw:z-index="205"><draw:object xlink:href="./Object 206" xlink:type="simple" xlink:show="embed" xlink:actuate="onLoad"/><draw:image xlink:href="./ObjectReplacements/Object 206" xlink:type="simple" xlink:show="embed" xlink:actuate="onLoad"/></draw:frame></text:span><text:span text:style-name="T11">, wenn Folgendes gilt:</text:span></text:p>
      <text:p text:style-name="P27"><text:span text:style-name="T11">(1) </text:span><text:span text:style-name="T11"><draw:frame draw:style-name="fr1" draw:name="Object207" text:anchor-type="as-char" svg:y="-0.377cm" svg:width="1.912cm" svg:height="0.469cm" draw:z-index="206"><draw:object xlink:href="./Object 207" xlink:type="simple" xlink:show="embed" xlink:actuate="onLoad"/><draw:image xlink:href="./ObjectReplacements/Object 207" xlink:type="simple" xlink:show="embed" xlink:actuate="onLoad"/></draw:frame></text:span><text:span text:style-name="T11">.</text:span></text:p>
      <text:p text:style-name="P27"><text:span text:style-name="T11">(2) </text:span><text:span text:style-name="T11"><draw:frame draw:style-name="fr1" draw:name="Object208" text:anchor-type="as-char" svg:y="-0.377cm" svg:width="1.681cm" svg:height="0.469cm" draw:z-index="207"><draw:object xlink:href="./Object 208" xlink:type="simple" xlink:show="embed" xlink:actuate="onLoad"/><draw:image xlink:href="./ObjectReplacements/Object 208" xlink:type="simple" xlink:show="embed" xlink:actuate="onLoad"/></draw:frame></text:span><text:span text:style-name="T11">für alle </text:span><text:span text:style-name="T11"><draw:frame draw:style-name="fr1" draw:name="Object209" text:anchor-type="as-char" svg:y="-0.377cm" svg:width="1.54cm" svg:height="0.469cm" draw:z-index="208"><draw:object xlink:href="./Object 209" xlink:type="simple" xlink:show="embed" xlink:actuate="onLoad"/><draw:image xlink:href="./ObjectReplacements/Object 209" xlink:type="simple" xlink:show="embed" xlink:actuate="onLoad"/></draw:frame></text:span><text:span text:style-name="T11">.</text:span></text:p>
      <text:p text:style-name="P27"><text:span text:style-name="T11">(3) Für jedes </text:span><text:span text:style-name="T11"><draw:frame draw:style-name="fr1" draw:name="Object210" text:anchor-type="as-char" svg:y="-0.377cm" svg:width="1.117cm" svg:height="0.469cm" draw:z-index="209"><draw:object xlink:href="./Object 210" xlink:type="simple" xlink:show="embed" xlink:actuate="onLoad"/><draw:image xlink:href="./ObjectReplacements/Object 210" xlink:type="simple" xlink:show="embed" xlink:actuate="onLoad"/></draw:frame></text:span><text:span text:style-name="T11"> ist sein inverses Element </text:span><text:span text:style-name="T11"><draw:frame draw:style-name="fr1" draw:name="Object211" text:anchor-type="as-char" svg:y="-0.377cm" svg:width="1.201cm" svg:height="0.469cm" draw:z-index="210"><draw:object xlink:href="./Object 211" xlink:type="simple" xlink:show="embed" xlink:actuate="onLoad"/><draw:image xlink:href="./ObjectReplacements/Object 211" xlink:type="simple" xlink:show="embed" xlink:actuate="onLoad"/></draw:frame></text:span><text:span text:style-name="T11">.</text:span></text:p>
      <text:p text:style-name="P27"><text:span text:style-name="T16">Beweis:</text:span><text:span text:style-name="T11"> Angenommen H,+ sei eine Untergruppe von G,+, dann ist H eine Untermenge von G nach Definition 3.4, nach Definition 3.1 ist H keine leere Menge, da jede Gruppe ein neutrales Element einhalten muss. (2) muss nach Definition 3.1 gelten, da + ansonsten keine legitime Verknüfpung wäre. (3) gilt ebenfalls da der Annahme nach (H,+) eine Gruppe ist und nach 3.1 ein inverses Element enthalten muss.</text:span></text:p>
      <text:p text:style-name="P27"><text:span text:style-name="T11">Angenommen (1),(2),(3) gelten, </text:span><text:span text:style-name="T14">dann ist H nach (1) eine Untermenge von G, somit muss noch bewiesen werden, dass es sich bei (H, +) um eine Gruppe handelt, damit bewiesen ist dass (H,+) eine Untergruppe von (G,+) ist.. Auf Grund der Gültigkeit von (2) erfüllt + die Anforderungen an Definitions- und Wertebereich der Operation, angenommen + ist assoziativ sind alle Anforderungen an + erfüllt. Und aus (3) folgt, dass H ebenfalls für jedes Element ein inverses Element besitzt, weshalb alle Anforderungen erfüllt sind damit (H,+) eine Gruppe ist.</text:span></text:p>
      <text:p text:style-name="P28"><text:span text:style-name="T16">Definition 3.6:</text:span><text:span text:style-name="T11"> Seien </text:span><text:span text:style-name="T11"><draw:frame draw:style-name="fr1" draw:name="Object212" text:anchor-type="as-char" svg:y="-0.377cm" svg:width="2.106cm" svg:height="0.533cm" draw:z-index="211"><draw:object xlink:href="./Object 212" xlink:type="simple" xlink:show="embed" xlink:actuate="onLoad"/><draw:image xlink:href="./ObjectReplacements/Object 212" xlink:type="simple" xlink:show="embed" xlink:actuate="onLoad"/></draw:frame></text:span><text:span text:style-name="T11">und </text:span><text:span text:style-name="T11"><draw:frame draw:style-name="fr1" draw:name="Object213" text:anchor-type="as-char" svg:y="-0.377cm" svg:width="2.108cm" svg:height="0.533cm" draw:z-index="212"><draw:object xlink:href="./Object 213" xlink:type="simple" xlink:show="embed" xlink:actuate="onLoad"/><draw:image xlink:href="./ObjectReplacements/Object 213" xlink:type="simple" xlink:show="embed" xlink:actuate="onLoad"/></draw:frame></text:span><text:span text:style-name="T11">Gruppen. Eine Abbildungen</text:span></text:p>
      <text:p text:style-name="P28"><text:span text:style-name="T11"><draw:frame draw:style-name="fr1" draw:name="Object214" text:anchor-type="as-char" svg:y="-0.377cm" svg:width="2cm" svg:height="1cm" draw:z-index="213"><draw:object xlink:href="./Object 214" xlink:type="simple" xlink:show="embed" xlink:actuate="onLoad"/><draw:image xlink:href="./ObjectReplacements/Object 214" xlink:type="simple" xlink:show="embed" xlink:actuate="onLoad"/></draw:frame></text:span><text:span text:style-name="T11">,</text:span></text:p>
      <text:p text:style-name="P61">heißt Gruppenhomomorphismus, wenn </text:p>
      <text:p text:style-name="P95"><draw:frame draw:style-name="fr1" draw:name="Object215" text:anchor-type="as-char" svg:y="-0.377cm" svg:width="6.195cm" svg:height="0.531cm" draw:z-index="214"><draw:object xlink:href="./Object 215" xlink:type="simple" xlink:show="embed" xlink:actuate="onLoad"/><draw:image xlink:href="./ObjectReplacements/Object 215" xlink:type="simple" xlink:show="embed" xlink:actuate="onLoad"/></draw:frame></text:p>
      <text:p text:style-name="P61">gilt. Ein bijektiver Gruppenhomomorphismus wird Gruppenisomorphismus genannt.</text:p>
      <text:h text:style-name="P127" text:outline-level="2">3.2 Ringe und Körper</text:h>
      <text:p text:style-name="P29">Definition 3.7:<text:span text:style-name="T1"> Ein Ring ist eine Menge R mit zwei Abbildungen, genannt Operationen oder Verknüpfungen,</text:span></text:p>
      <text:p text:style-name="P30"><text:span text:style-name="T1"><draw:frame draw:style-name="fr1" draw:name="Object216" text:anchor-type="as-char" svg:y="-0.377cm" svg:width="4.842cm" svg:height="0.483cm" draw:z-index="215"><draw:object xlink:href="./Object 216" xlink:type="simple" xlink:show="embed" xlink:actuate="onLoad"/><draw:image xlink:href="./ObjectReplacements/Object 216" xlink:type="simple" xlink:show="embed" xlink:actuate="onLoad"/></draw:frame></text:span><text:span text:style-name="T1">(Addition)</text:span></text:p>
      <text:p text:style-name="P30"><text:span text:style-name="T1"><draw:frame draw:style-name="fr1" draw:name="Object217" text:anchor-type="as-char" svg:y="-0.377cm" svg:width="4.775cm" svg:height="0.483cm" draw:z-index="216"><draw:object xlink:href="./Object 217" xlink:type="simple" xlink:show="embed" xlink:actuate="onLoad"/><draw:image xlink:href="./ObjectReplacements/Object 217" xlink:type="simple" xlink:show="embed" xlink:actuate="onLoad"/></draw:frame></text:span><text:span text:style-name="T1">(Multiplikation)</text:span></text:p>
      <text:p text:style-name="P90">für die folgenden Regeln erfüllt sind:</text:p>
      <text:p text:style-name="P31"><text:span text:style-name="T1">(1) </text:span><text:span text:style-name="T1"><draw:frame draw:style-name="fr1" draw:name="Object218" text:anchor-type="as-char" svg:y="-0.377cm" svg:width="1.998cm" svg:height="0.483cm" draw:z-index="217"><draw:object xlink:href="./Object 218" xlink:type="simple" xlink:show="embed" xlink:actuate="onLoad"/><draw:image xlink:href="./ObjectReplacements/Object 218" xlink:type="simple" xlink:show="embed" xlink:actuate="onLoad"/></draw:frame></text:span><text:span text:style-name="T1"> ist eine kommutative Gruppe.</text:span></text:p>
      <text:p text:style-name="P31"><text:span text:style-name="T1">(Das neutrale Element bzgl. der Addition heißt Null, das zu </text:span><text:span text:style-name="T1"><draw:frame draw:style-name="fr1" draw:name="Object219" text:anchor-type="as-char" svg:y="-0.377cm" svg:width="1.037cm" svg:height="0.467cm" draw:z-index="218"><draw:object xlink:href="./Object 219" xlink:type="simple" xlink:show="embed" xlink:actuate="onLoad"/><draw:image xlink:href="./ObjectReplacements/Object 219" xlink:type="simple" xlink:show="embed" xlink:actuate="onLoad"/></draw:frame></text:span><text:span text:style-name="T1">inverse Element heißt </text:span><text:span text:style-name="T1"><draw:frame draw:style-name="fr1" draw:name="Object220" text:anchor-type="as-char" svg:y="-0.377cm" svg:width="0.758cm" svg:height="0.467cm" draw:z-index="219"><draw:object xlink:href="./Object 220" xlink:type="simple" xlink:show="embed" xlink:actuate="onLoad"/><draw:image xlink:href="./ObjectReplacements/Object 220" xlink:type="simple" xlink:show="embed" xlink:actuate="onLoad"/></draw:frame></text:span><text:span text:style-name="T1">)</text:span></text:p>
      <text:p text:style-name="P31"><text:span text:style-name="T1">(2) Die Multiplikation * ist assoziativ, d.h. </text:span><text:span text:style-name="T1"><draw:frame draw:style-name="fr1" draw:name="Object221" text:anchor-type="as-char" svg:y="-0.377cm" svg:width="3.501cm" svg:height="0.483cm" draw:z-index="220"><draw:object xlink:href="./Object 221" xlink:type="simple" xlink:show="embed" xlink:actuate="onLoad"/><draw:image xlink:href="./ObjectReplacements/Object 221" xlink:type="simple" xlink:show="embed" xlink:actuate="onLoad"/></draw:frame></text:span><text:span text:style-name="T1">gilt für alle </text:span><text:span text:style-name="T1"><draw:frame draw:style-name="fr1" draw:name="Object222" text:anchor-type="as-char" svg:y="-0.377cm" svg:width="1.87cm" svg:height="0.467cm" draw:z-index="221"><draw:object xlink:href="./Object 222" xlink:type="simple" xlink:show="embed" xlink:actuate="onLoad"/><draw:image xlink:href="./ObjectReplacements/Object 222" xlink:type="simple" xlink:show="embed" xlink:actuate="onLoad"/></draw:frame></text:span><text:span text:style-name="T1">.</text:span></text:p>
      <text:p text:style-name="P31"><text:span text:style-name="T1">(3) Es gelten die Distributivgesetzte, d.h. für alle </text:span><text:span text:style-name="T1"><draw:frame draw:style-name="fr1" draw:name="Object223" text:anchor-type="as-char" svg:y="-0.377cm" svg:width="1.87cm" svg:height="0.467cm" draw:z-index="222"><draw:object xlink:href="./Object 223" xlink:type="simple" xlink:show="embed" xlink:actuate="onLoad"/><draw:image xlink:href="./ObjectReplacements/Object 223" xlink:type="simple" xlink:show="embed" xlink:actuate="onLoad"/></draw:frame></text:span><text:span text:style-name="T1"> gilt</text:span></text:p>
      <text:p text:style-name="P30"><text:span text:style-name="T1"><draw:frame draw:style-name="fr1" draw:name="Object224" text:anchor-type="as-char" svg:y="-0.377cm" svg:width="4.33cm" svg:height="0.483cm" draw:z-index="223"><draw:object xlink:href="./Object 224" xlink:type="simple" xlink:show="embed" xlink:actuate="onLoad"/><draw:image xlink:href="./ObjectReplacements/Object 224" xlink:type="simple" xlink:show="embed" xlink:actuate="onLoad"/></draw:frame></text:span><text:span text:style-name="T1">,</text:span></text:p>
      <text:p text:style-name="P30"><text:span text:style-name="T1"><draw:frame draw:style-name="fr1" draw:name="Object225" text:anchor-type="as-char" svg:y="-0.377cm" svg:width="3.738cm" svg:height="0.483cm" draw:z-index="224"><draw:object xlink:href="./Object 225" xlink:type="simple" xlink:show="embed" xlink:actuate="onLoad"/><draw:image xlink:href="./ObjectReplacements/Object 225" xlink:type="simple" xlink:show="embed" xlink:actuate="onLoad"/></draw:frame></text:span><text:span text:style-name="T1">.</text:span></text:p>
      <text:p text:style-name="P31"><text:span text:style-name="T1">Ein Ring heißt kommutativ, falls </text:span><text:span text:style-name="T1"><draw:frame draw:style-name="fr1" draw:name="Object226" text:anchor-type="as-char" svg:y="-0.377cm" svg:width="1.946cm" svg:height="0.467cm" draw:z-index="225"><draw:object xlink:href="./Object 226" xlink:type="simple" xlink:show="embed" xlink:actuate="onLoad"/><draw:image xlink:href="./ObjectReplacements/Object 226" xlink:type="simple" xlink:show="embed" xlink:actuate="onLoad"/></draw:frame></text:span><text:span text:style-name="T1">für alle </text:span><text:span text:style-name="T1"><draw:frame draw:style-name="fr1" draw:name="Object227" text:anchor-type="as-char" svg:y="-0.377cm" svg:width="1.461cm" svg:height="0.467cm" draw:z-index="226"><draw:object xlink:href="./Object 227" xlink:type="simple" xlink:show="embed" xlink:actuate="onLoad"/><draw:image xlink:href="./ObjectReplacements/Object 227" xlink:type="simple" xlink:show="embed" xlink:actuate="onLoad"/></draw:frame></text:span><text:span text:style-name="T1">gilt.</text:span></text:p>
      <text:p text:style-name="P31"><text:span text:style-name="T1">Ein Element </text:span><text:span text:style-name="T1"><draw:frame draw:style-name="fr1" draw:name="Object228" text:anchor-type="as-char" svg:y="-0.377cm" svg:width="1.025cm" svg:height="0.467cm" draw:z-index="227"><draw:object xlink:href="./Object 228" xlink:type="simple" xlink:show="embed" xlink:actuate="onLoad"/><draw:image xlink:href="./ObjectReplacements/Object 228" xlink:type="simple" xlink:show="embed" xlink:actuate="onLoad"/></draw:frame></text:span><text:span text:style-name="T1">heißt Einselement (kurz Eins), falls </text:span><text:span text:style-name="T1"><draw:frame draw:style-name="fr1" draw:name="Object229" text:anchor-type="as-char" svg:y="-0.377cm" svg:width="2.506cm" svg:height="0.467cm" draw:z-index="228"><draw:object xlink:href="./Object 229" xlink:type="simple" xlink:show="embed" xlink:actuate="onLoad"/><draw:image xlink:href="./ObjectReplacements/Object 229" xlink:type="simple" xlink:show="embed" xlink:actuate="onLoad"/></draw:frame></text:span><text:span text:style-name="T1">für alle </text:span><text:span text:style-name="T1"><draw:frame draw:style-name="fr1" draw:name="Object230" text:anchor-type="as-char" svg:y="-0.377cm" svg:width="1.037cm" svg:height="0.467cm" draw:z-index="229"><draw:object xlink:href="./Object 230" xlink:type="simple" xlink:show="embed" xlink:actuate="onLoad"/><draw:image xlink:href="./ObjectReplacements/Object 230" xlink:type="simple" xlink:show="embed" xlink:actuate="onLoad"/></draw:frame></text:span><text:span text:style-name="T1">gilt. In diesem Fall heißt der Ring, Ring mit Eins.</text:span></text:p>
      <text:p text:style-name="P31">Satz 3.8:<text:span text:style-name="T1"> In jedem Ring R gelten folgende Aussagen:</text:span></text:p>
      <text:p text:style-name="P31"><text:span text:style-name="T1">(1) </text:span><text:span text:style-name="T1"><draw:frame draw:style-name="fr1" draw:name="Object231" text:anchor-type="as-char" svg:y="-0.377cm" svg:width="2.526cm" svg:height="0.467cm" draw:z-index="230"><draw:object xlink:href="./Object 231" xlink:type="simple" xlink:show="embed" xlink:actuate="onLoad"/><draw:image xlink:href="./ObjectReplacements/Object 231" xlink:type="simple" xlink:show="embed" xlink:actuate="onLoad"/></draw:frame></text:span><text:span text:style-name="T1"> für alle </text:span><text:span text:style-name="T1"><draw:frame draw:style-name="fr1" draw:name="Object232" text:anchor-type="as-char" svg:y="-0.377cm" svg:width="1.037cm" svg:height="0.467cm" draw:z-index="231"><draw:object xlink:href="./Object 232" xlink:type="simple" xlink:show="embed" xlink:actuate="onLoad"/><draw:image xlink:href="./ObjectReplacements/Object 232" xlink:type="simple" xlink:show="embed" xlink:actuate="onLoad"/></draw:frame></text:span><text:span text:style-name="T1">.</text:span></text:p>
      <text:p text:style-name="P31"><text:span text:style-name="T1">(2) </text:span><text:span text:style-name="T1"><draw:frame draw:style-name="fr1" draw:name="Object233" text:anchor-type="as-char" svg:y="-0.377cm" svg:width="4.81cm" svg:height="0.483cm" draw:z-index="232"><draw:object xlink:href="./Object 233" xlink:type="simple" xlink:show="embed" xlink:actuate="onLoad"/><draw:image xlink:href="./ObjectReplacements/Object 233" xlink:type="simple" xlink:show="embed" xlink:actuate="onLoad"/></draw:frame></text:span><text:span text:style-name="T1"> und </text:span><text:span text:style-name="T1"><draw:frame draw:style-name="fr1" draw:name="Object234" text:anchor-type="as-char" svg:y="-0.377cm" svg:width="3.171cm" svg:height="0.483cm" draw:z-index="233"><draw:object xlink:href="./Object 234" xlink:type="simple" xlink:show="embed" xlink:actuate="onLoad"/><draw:image xlink:href="./ObjectReplacements/Object 234" xlink:type="simple" xlink:show="embed" xlink:actuate="onLoad"/></draw:frame></text:span><text:span text:style-name="T1">für alle </text:span><text:span text:style-name="T1"><draw:frame draw:style-name="fr1" draw:name="Object235" text:anchor-type="as-char" svg:y="-0.377cm" svg:width="1.461cm" svg:height="0.467cm" draw:z-index="234"><draw:object xlink:href="./Object 235" xlink:type="simple" xlink:show="embed" xlink:actuate="onLoad"/><draw:image xlink:href="./ObjectReplacements/Object 235" xlink:type="simple" xlink:show="embed" xlink:actuate="onLoad"/></draw:frame></text:span><text:span text:style-name="T1">.</text:span></text:p>
      <text:p text:style-name="P76">Beweis:<text:span text:style-name="T1"> </text:span></text:p>
      <text:p text:style-name="P76"><text:span text:style-name="T1">(1) Für jedes </text:span><text:span text:style-name="T1"><draw:frame draw:style-name="fr1" draw:name="Object236" text:anchor-type="as-char" svg:y="-0.377cm" svg:width="1.041cm" svg:height="0.469cm" draw:z-index="235"><draw:object xlink:href="./Object 236" xlink:type="simple" xlink:show="embed" xlink:actuate="onLoad"/><draw:image xlink:href="./ObjectReplacements/Object 236" xlink:type="simple" xlink:show="embed" xlink:actuate="onLoad"/></draw:frame></text:span><text:span text:style-name="T1">gilt </text:span><text:span text:style-name="T1"><draw:frame draw:style-name="fr1" draw:name="Object237" text:anchor-type="as-char" svg:y="-0.377cm" svg:width="7.123cm" svg:height="0.483cm" draw:z-index="236"><draw:object xlink:href="./Object 237" xlink:type="simple" xlink:show="embed" xlink:actuate="onLoad"/><draw:image xlink:href="./ObjectReplacements/Object 237" xlink:type="simple" xlink:show="embed" xlink:actuate="onLoad"/></draw:frame></text:span><text:span text:style-name="T1">.</text:span></text:p>
      <text:p text:style-name="P76"><text:span text:style-name="T1">(2) </text:span><text:span text:style-name="T1"><draw:frame draw:style-name="fr1" draw:name="Object238" text:anchor-type="as-char" svg:y="-0.377cm" svg:width="7.193cm" svg:height="0.485cm" draw:z-index="237"><draw:object xlink:href="./Object 238" xlink:type="simple" xlink:show="embed" xlink:actuate="onLoad"/><draw:image xlink:href="./ObjectReplacements/Object 238" xlink:type="simple" xlink:show="embed" xlink:actuate="onLoad"/></draw:frame></text:span><text:span text:style-name="T1">folglich ist </text:span><text:span text:style-name="T1"><draw:frame draw:style-name="fr1" draw:name="Object239" text:anchor-type="as-char" svg:y="-0.377cm" svg:width="1.515cm" svg:height="0.483cm" draw:z-index="238"><draw:object xlink:href="./Object 239" xlink:type="simple" xlink:show="embed" xlink:actuate="onLoad"/><draw:image xlink:href="./ObjectReplacements/Object 239" xlink:type="simple" xlink:show="embed" xlink:actuate="onLoad"/></draw:frame></text:span><text:span text:style-name="T1">das inverse Element zu (a*b) also -(a*b). </text:span><text:span text:style-name="T1"><draw:frame draw:style-name="fr1" draw:name="Object240" text:anchor-type="as-char" svg:y="-0.377cm" svg:width="7.181cm" svg:height="0.483cm" draw:z-index="239"><draw:object xlink:href="./Object 240" xlink:type="simple" xlink:show="embed" xlink:actuate="onLoad"/><draw:image xlink:href="./ObjectReplacements/Object 240" xlink:type="simple" xlink:show="embed" xlink:actuate="onLoad"/></draw:frame></text:span><text:span text:style-name="T1">ist ebenso das inverse Element.</text:span></text:p>
      <text:p text:style-name="P77">Definition 3.10:<text:span text:style-name="T1"> Sei (R,+,*) ein Ring mit Eins. Ein Element </text:span><text:span text:style-name="T1"><draw:frame draw:style-name="fr1" draw:name="Object241" text:anchor-type="as-char" svg:y="-0.377cm" svg:width="1.041cm" svg:height="0.469cm" draw:z-index="240"><draw:object xlink:href="./Object 241" xlink:type="simple" xlink:show="embed" xlink:actuate="onLoad"/><draw:image xlink:href="./ObjectReplacements/Object 241" xlink:type="simple" xlink:show="embed" xlink:actuate="onLoad"/></draw:frame></text:span><text:span text:style-name="T1">heißt invers zu </text:span><text:span text:style-name="T1"><draw:frame draw:style-name="fr1" draw:name="Object242" text:anchor-type="as-char" svg:y="-0.377cm" svg:width="1.041cm" svg:height="0.469cm" draw:z-index="241"><draw:object xlink:href="./Object 242" xlink:type="simple" xlink:show="embed" xlink:actuate="onLoad"/><draw:image xlink:href="./ObjectReplacements/Object 242" xlink:type="simple" xlink:show="embed" xlink:actuate="onLoad"/></draw:frame></text:span><text:span text:style-name="T1">, falls </text:span><text:span text:style-name="T1"><draw:frame draw:style-name="fr1" draw:name="Object243" text:anchor-type="as-char" svg:y="-0.377cm" svg:width="2.528cm" svg:height="0.469cm" draw:z-index="242"><draw:object xlink:href="./Object 243" xlink:type="simple" xlink:show="embed" xlink:actuate="onLoad"/><draw:image xlink:href="./ObjectReplacements/Object 243" xlink:type="simple" xlink:show="embed" xlink:actuate="onLoad"/></draw:frame></text:span><text:span text:style-name="T1">. Falls es zu </text:span><text:span text:style-name="T1"><draw:frame draw:style-name="fr1" draw:name="Object244" text:anchor-type="as-char" svg:y="-0.377cm" svg:width="1.041cm" svg:height="0.469cm" draw:z-index="243"><draw:object xlink:href="./Object 244" xlink:type="simple" xlink:show="embed" xlink:actuate="onLoad"/><draw:image xlink:href="./ObjectReplacements/Object 244" xlink:type="simple" xlink:show="embed" xlink:actuate="onLoad"/></draw:frame></text:span><text:span text:style-name="T1">ein iverses Element </text:span><text:span text:style-name="T1"><draw:frame draw:style-name="fr1" draw:name="Object245" text:anchor-type="as-char" svg:y="-0.377cm" svg:width="1.037cm" svg:height="0.467cm" draw:z-index="244"><draw:object xlink:href="./Object 245" xlink:type="simple" xlink:show="embed" xlink:actuate="onLoad"/><draw:image xlink:href="./ObjectReplacements/Object 245" xlink:type="simple" xlink:show="embed" xlink:actuate="onLoad"/></draw:frame></text:span><text:span text:style-name="T1">gibt, so nennen wir a invertierbar.</text:span></text:p>
      <text:p text:style-name="P77">Satz 3.11:<text:span text:style-name="T1"> Sei (R,+,*) ein Ring mit Eins.</text:span></text:p>
      <text:p text:style-name="P77"><text:span text:style-name="T1">(1) Falls zu </text:span><text:span text:style-name="T1"><draw:frame draw:style-name="fr1" draw:name="Object246" text:anchor-type="as-char" svg:y="-0.377cm" svg:width="1.041cm" svg:height="0.469cm" draw:z-index="245"><draw:object xlink:href="./Object 246" xlink:type="simple" xlink:show="embed" xlink:actuate="onLoad"/><draw:image xlink:href="./ObjectReplacements/Object 246" xlink:type="simple" xlink:show="embed" xlink:actuate="onLoad"/></draw:frame></text:span><text:span text:style-name="T1">ein inverses element exisitiert, so ist diesees eindeutig und wir bezeichnen es mit </text:span><text:span text:style-name="T1"><draw:frame draw:style-name="fr1" draw:name="Object247" text:anchor-type="as-char" svg:y="-0.437cm" svg:width="0.736cm" svg:height="0.527cm" draw:z-index="246"><draw:object xlink:href="./Object 247" xlink:type="simple" xlink:show="embed" xlink:actuate="onLoad"/><draw:image xlink:href="./ObjectReplacements/Object 247" xlink:type="simple" xlink:show="embed" xlink:actuate="onLoad"/></draw:frame></text:span><text:span text:style-name="T1">.</text:span></text:p>
      <text:p text:style-name="P77"><text:span text:style-name="T1">(2) Sind </text:span><text:span text:style-name="T1"><draw:frame draw:style-name="fr1" draw:name="Object248" text:anchor-type="as-char" svg:y="-0.377cm" svg:width="1.462cm" svg:height="0.469cm" draw:z-index="247"><draw:object xlink:href="./Object 248" xlink:type="simple" xlink:show="embed" xlink:actuate="onLoad"/><draw:image xlink:href="./ObjectReplacements/Object 248" xlink:type="simple" xlink:show="embed" xlink:actuate="onLoad"/></draw:frame></text:span><text:span text:style-name="T1">invertierbar, so ist a*b invertierbar und </text:span><text:span text:style-name="T1"><draw:frame draw:style-name="fr1" draw:name="Object249" text:anchor-type="as-char" svg:y="-0.437cm" svg:width="3.198cm" svg:height="0.543cm" draw:z-index="248"><draw:object xlink:href="./Object 249" xlink:type="simple" xlink:show="embed" xlink:actuate="onLoad"/><draw:image xlink:href="./ObjectReplacements/Object 249" xlink:type="simple" xlink:show="embed" xlink:actuate="onLoad"/></draw:frame></text:span><text:span text:style-name="T1">.</text:span></text:p>
      <text:p text:style-name="P77">Beweis:<text:span text:style-name="T1"> </text:span></text:p>
      <text:p text:style-name="P77"><text:span text:style-name="T1">(1) Ist </text:span><text:span text:style-name="T1"><draw:frame draw:style-name="fr1" draw:name="Object250" text:anchor-type="as-char" svg:y="-0.377cm" svg:width="1.041cm" svg:height="0.469cm" draw:z-index="249"><draw:object xlink:href="./Object 250" xlink:type="simple" xlink:show="embed" xlink:actuate="onLoad"/><draw:image xlink:href="./ObjectReplacements/Object 250" xlink:type="simple" xlink:show="embed" xlink:actuate="onLoad"/></draw:frame></text:span><text:span text:style-name="T4">und </text:span><text:span text:style-name="T4"><draw:frame draw:style-name="fr1" draw:name="Object251" text:anchor-type="as-char" svg:y="-0.429cm" svg:width="1.524cm" svg:height="0.52cm" draw:z-index="250"><draw:object xlink:href="./Object 251" xlink:type="simple" xlink:show="embed" xlink:actuate="onLoad"/><draw:image xlink:href="./ObjectReplacements/Object 251" xlink:type="simple" xlink:show="embed" xlink:actuate="onLoad"/></draw:frame></text:span><text:span text:style-name="T4">sind invers zu a dann gilt </text:span><text:span text:style-name="T4"><draw:frame draw:style-name="fr1" draw:name="Object252" text:anchor-type="as-char" svg:y="-0.429cm" svg:width="7.003cm" svg:height="0.536cm" draw:z-index="251"><draw:object xlink:href="./Object 252" xlink:type="simple" xlink:show="embed" xlink:actuate="onLoad"/><draw:image xlink:href="./ObjectReplacements/Object 252" xlink:type="simple" xlink:show="embed" xlink:actuate="onLoad"/></draw:frame></text:span><text:span text:style-name="T4">.</text:span></text:p>
      <text:p text:style-name="P78"><text:soft-page-break/><text:span text:style-name="T1">(2) <text:s/></text:span><text:span text:style-name="T1"><draw:frame draw:style-name="fr1" draw:name="Object253" text:anchor-type="as-char" svg:y="-0.437cm" svg:width="9.763cm" svg:height="0.543cm" draw:z-index="252"><draw:object xlink:href="./Object 253" xlink:type="simple" xlink:show="embed" xlink:actuate="onLoad"/><draw:image xlink:href="./ObjectReplacements/Object 253" xlink:type="simple" xlink:show="embed" xlink:actuate="onLoad"/></draw:frame></text:span></text:p>
      <text:p text:style-name="P78">Definition 3.12:<text:span text:style-name="T1"> Ein kommutativer Ring R mit Eins heißt Körper, falls </text:span><text:span text:style-name="T1"><draw:frame draw:style-name="fr1" draw:name="Object254" text:anchor-type="as-char" svg:y="-0.377cm" svg:width="0.963cm" svg:height="0.469cm" draw:z-index="253"><draw:object xlink:href="./Object 254" xlink:type="simple" xlink:show="embed" xlink:actuate="onLoad"/><draw:image xlink:href="./ObjectReplacements/Object 254" xlink:type="simple" xlink:show="embed" xlink:actuate="onLoad"/></draw:frame></text:span><text:span text:style-name="T1">gilt und jedes </text:span><text:span text:style-name="T1"><draw:frame draw:style-name="fr1" draw:name="Object255" text:anchor-type="as-char" svg:y="-0.377cm" svg:width="1.917cm" svg:height="0.483cm" draw:z-index="254"><draw:object xlink:href="./Object 255" xlink:type="simple" xlink:show="embed" xlink:actuate="onLoad"/><draw:image xlink:href="./ObjectReplacements/Object 255" xlink:type="simple" xlink:show="embed" xlink:actuate="onLoad"/></draw:frame></text:span><text:span text:style-name="T1">invertierbar ist.</text:span></text:p>
      <text:p text:style-name="P62">Alternative Definition:</text:p>
      <text:p text:style-name="P78">Defintion 3.13:<text:span text:style-name="T1"> Ein Körper ist eine Menge K mit zwei Abbildungen, genannt Operationen oder Verknüfpungen,</text:span></text:p>
      <text:p text:style-name="P79"><text:span text:style-name="T1"><draw:frame draw:style-name="fr1" draw:name="Object256" text:anchor-type="as-char" svg:y="-0.377cm" svg:width="5.004cm" svg:height="0.485cm" draw:z-index="255"><draw:object xlink:href="./Object 256" xlink:type="simple" xlink:show="embed" xlink:actuate="onLoad"/><draw:image xlink:href="./ObjectReplacements/Object 256" xlink:type="simple" xlink:show="embed" xlink:actuate="onLoad"/></draw:frame></text:span><text:span text:style-name="T1">, (Addition)</text:span></text:p>
      <text:p text:style-name="P79"><text:span text:style-name="T1"><draw:frame draw:style-name="fr1" draw:name="Object257" text:anchor-type="as-char" svg:y="-0.377cm" svg:width="4.93cm" svg:height="0.483cm" draw:z-index="256"><draw:object xlink:href="./Object 257" xlink:type="simple" xlink:show="embed" xlink:actuate="onLoad"/><draw:image xlink:href="./ObjectReplacements/Object 257" xlink:type="simple" xlink:show="embed" xlink:actuate="onLoad"/></draw:frame></text:span><text:span text:style-name="T1">(Multiplikation)</text:span></text:p>
      <text:p text:style-name="P62">für die die folgenden Regeln gelten:</text:p>
      <text:p text:style-name="P62">(1) (K,+) ist eine kommutative Gruppe.</text:p>
      <text:p text:style-name="P62">(Das neutrale Elemente bzgl. der Addition wird als Null (0) bezeichnet, und das inverse Element zu a heißt -a.)</text:p>
      <text:p text:style-name="P78"><text:span text:style-name="T1">(2) (</text:span><text:span text:style-name="T1"><draw:frame draw:style-name="fr1" draw:name="Object258" text:anchor-type="as-char" svg:y="-0.377cm" svg:width="1.427cm" svg:height="0.483cm" draw:z-index="257"><draw:object xlink:href="./Object 258" xlink:type="simple" xlink:show="embed" xlink:actuate="onLoad"/><draw:image xlink:href="./ObjectReplacements/Object 258" xlink:type="simple" xlink:show="embed" xlink:actuate="onLoad"/></draw:frame></text:span><text:span text:style-name="T1">,*) ist eine kommutative Gruppe.</text:span></text:p>
      <text:p text:style-name="P62">(Dast neutrale Element bzgl. der Multiplikation wird als Eins (1) bzeichnet, und das inverse Element zu a heitß a^-1.</text:p>
      <text:p text:style-name="P78"><text:span text:style-name="T1">(3) Es gelten die Distributivgesetzte, d.h. für alle </text:span><text:span text:style-name="T1"><draw:frame draw:style-name="fr1" draw:name="Object259" text:anchor-type="as-char" svg:y="-0.377cm" svg:width="1.923cm" svg:height="0.467cm" draw:z-index="258"><draw:object xlink:href="./Object 259" xlink:type="simple" xlink:show="embed" xlink:actuate="onLoad"/><draw:image xlink:href="./ObjectReplacements/Object 259" xlink:type="simple" xlink:show="embed" xlink:actuate="onLoad"/></draw:frame></text:span><text:span text:style-name="T1">gelten:</text:span></text:p>
      <text:p text:style-name="P79"><text:span text:style-name="T1"><draw:frame draw:style-name="fr1" draw:name="Object260" text:anchor-type="as-char" svg:y="-0.377cm" svg:width="4.33cm" svg:height="0.483cm" draw:z-index="259"><draw:object xlink:href="./Object 260" xlink:type="simple" xlink:show="embed" xlink:actuate="onLoad"/><draw:image xlink:href="./ObjectReplacements/Object 260" xlink:type="simple" xlink:show="embed" xlink:actuate="onLoad"/></draw:frame></text:span><text:span text:style-name="T1">,</text:span></text:p>
      <text:p text:style-name="P79"><text:span text:style-name="T1"><draw:frame draw:style-name="fr1" draw:name="Object261" text:anchor-type="as-char" svg:y="-0.377cm" svg:width="4.334cm" svg:height="0.483cm" draw:z-index="260"><draw:object xlink:href="./Object 261" xlink:type="simple" xlink:show="embed" xlink:actuate="onLoad"/><draw:image xlink:href="./ObjectReplacements/Object 261" xlink:type="simple" xlink:show="embed" xlink:actuate="onLoad"/></draw:frame></text:span><text:span text:style-name="T1">.</text:span></text:p>
      <text:p text:style-name="P80">Lemma 3.14:<text:span text:style-name="T1"> Für jeden Körper K gelten folgende Aussagen:</text:span></text:p>
      <text:p text:style-name="P63">(1) K hat mindestens zwei Elemente.</text:p>
      <text:p text:style-name="P80"><text:span text:style-name="T1">(2) 0*a = a*0=0 für alle </text:span><text:span text:style-name="T1"><draw:frame draw:style-name="fr1" draw:name="Object262" text:anchor-type="as-char" svg:y="-0.377cm" svg:width="1.09cm" svg:height="0.467cm" draw:z-index="261"><draw:object xlink:href="./Object 262" xlink:type="simple" xlink:show="embed" xlink:actuate="onLoad"/><draw:image xlink:href="./ObjectReplacements/Object 262" xlink:type="simple" xlink:show="embed" xlink:actuate="onLoad"/></draw:frame></text:span><text:span text:style-name="T1">.</text:span></text:p>
      <text:p text:style-name="P80"><text:span text:style-name="T1">(3)a*b = a*c und </text:span><text:span text:style-name="T1"><draw:frame draw:style-name="fr1" draw:name="Object263" text:anchor-type="as-char" svg:y="-0.377cm" svg:width="0.975cm" svg:height="0.467cm" draw:z-index="262"><draw:object xlink:href="./Object 263" xlink:type="simple" xlink:show="embed" xlink:actuate="onLoad"/><draw:image xlink:href="./ObjectReplacements/Object 263" xlink:type="simple" xlink:show="embed" xlink:actuate="onLoad"/></draw:frame></text:span><text:span text:style-name="T1">impliziert </text:span><text:span text:style-name="T1"><draw:frame draw:style-name="fr1" draw:name="Object264" text:anchor-type="as-char" svg:y="-0.377cm" svg:width="0.99cm" svg:height="0.467cm" draw:z-index="263"><draw:object xlink:href="./Object 264" xlink:type="simple" xlink:show="embed" xlink:actuate="onLoad"/><draw:image xlink:href="./ObjectReplacements/Object 264" xlink:type="simple" xlink:show="embed" xlink:actuate="onLoad"/></draw:frame></text:span><text:span text:style-name="T1">für alle </text:span><text:span text:style-name="T1"><draw:frame draw:style-name="fr1" draw:name="Object265" text:anchor-type="as-char" svg:y="-0.377cm" svg:width="1.923cm" svg:height="0.467cm" draw:z-index="264"><draw:object xlink:href="./Object 265" xlink:type="simple" xlink:show="embed" xlink:actuate="onLoad"/><draw:image xlink:href="./ObjectReplacements/Object 265" xlink:type="simple" xlink:show="embed" xlink:actuate="onLoad"/></draw:frame></text:span></text:p>
      <text:p text:style-name="P80"><text:span text:style-name="T1">(4)</text:span><text:span text:style-name="T1"><draw:frame draw:style-name="fr1" draw:name="Object266" text:anchor-type="as-char" svg:y="-0.377cm" svg:width="1.476cm" svg:height="0.467cm" draw:z-index="265"><draw:object xlink:href="./Object 266" xlink:type="simple" xlink:show="embed" xlink:actuate="onLoad"/><draw:image xlink:href="./ObjectReplacements/Object 266" xlink:type="simple" xlink:show="embed" xlink:actuate="onLoad"/></draw:frame></text:span><text:span text:style-name="T1"> impliziert </text:span><text:span text:style-name="T1"><draw:frame draw:style-name="fr1" draw:name="Object267" text:anchor-type="as-char" svg:y="-0.377cm" svg:width="0.998cm" svg:height="0.467cm" draw:z-index="266"><draw:object xlink:href="./Object 267" xlink:type="simple" xlink:show="embed" xlink:actuate="onLoad"/><draw:image xlink:href="./ObjectReplacements/Object 267" xlink:type="simple" xlink:show="embed" xlink:actuate="onLoad"/></draw:frame></text:span><text:span text:style-name="T1"> oder </text:span><text:span text:style-name="T1"><draw:frame draw:style-name="fr1" draw:name="Object268" text:anchor-type="as-char" svg:y="-0.377cm" svg:width="0.998cm" svg:height="0.467cm" draw:z-index="267"><draw:object xlink:href="./Object 268" xlink:type="simple" xlink:show="embed" xlink:actuate="onLoad"/><draw:image xlink:href="./ObjectReplacements/Object 268" xlink:type="simple" xlink:show="embed" xlink:actuate="onLoad"/></draw:frame></text:span><text:span text:style-name="T1">, für alle </text:span><text:span text:style-name="T1"><draw:frame draw:style-name="fr1" draw:name="Object269" text:anchor-type="as-char" svg:y="-0.377cm" svg:width="1.512cm" svg:height="0.467cm" draw:z-index="268"><draw:object xlink:href="./Object 269" xlink:type="simple" xlink:show="embed" xlink:actuate="onLoad"/><draw:image xlink:href="./ObjectReplacements/Object 269" xlink:type="simple" xlink:show="embed" xlink:actuate="onLoad"/></draw:frame></text:span></text:p>
      <text:p text:style-name="P80">Beweis:</text:p>
      <text:p text:style-name="P63">(1) K benötigt mindestens ein inveres Element für die Addition und Multiplikation, welche nicht gleich sein dürfen.</text:p>
      <text:p text:style-name="P63">(2) Siehe 3.8</text:p>
      <text:p text:style-name="P63">(3) Mit a^-1 linksseitig multiplizieren.</text:p>
      <text:p text:style-name="P63">(4) <text:s/>nach (2) muss eins von beiden null sein.</text:p>
      <text:p text:style-name="P80">Definition 3.15:<text:span text:style-name="T1"> Sei (K,+,*) ein Körper und <text:s/></text:span><text:span text:style-name="T1"><draw:frame draw:style-name="fr1" draw:name="Object270" text:anchor-type="as-char" svg:y="-0.377cm" svg:width="1.141cm" svg:height="0.467cm" draw:z-index="269"><draw:object xlink:href="./Object 270" xlink:type="simple" xlink:show="embed" xlink:actuate="onLoad"/><draw:image xlink:href="./ObjectReplacements/Object 270" xlink:type="simple" xlink:show="embed" xlink:actuate="onLoad"/></draw:frame></text:span><text:span text:style-name="T1">. Ist (L,+,*) ein Körper nennen wir diesen einen Teilkörper von (K,+,*).</text:span></text:p>
      <text:h text:style-name="P120" text:outline-level="1">4 Matrizen</text:h>
      <text:h text:style-name="P124" text:outline-level="2">4.1 Grundlegende Definitionen und Operationen</text:h>
      <text:p text:style-name="P32">Defintion 4.1:<text:span text:style-name="T1"> Sei (R,+,*) ein kommutativer Ring mit Eins und seien </text:span><text:span text:style-name="T1"><draw:frame draw:style-name="fr1" draw:name="Object271" text:anchor-type="as-char" svg:y="-0.377cm" svg:width="1.709cm" svg:height="0.531cm" draw:z-index="270"><draw:object xlink:href="./Object 271" xlink:type="simple" xlink:show="embed" xlink:actuate="onLoad"/><draw:image xlink:href="./ObjectReplacements/Object 271" xlink:type="simple" xlink:show="embed" xlink:actuate="onLoad"/></draw:frame></text:span><text:span text:style-name="T1">. Ein Feld der Form</text:span></text:p>
      <text:p text:style-name="P91"><draw:frame draw:style-name="fr1" draw:name="Object272" text:anchor-type="as-char" svg:y="-1.305cm" svg:width="5.271cm" svg:height="2.425cm" draw:z-index="271"><draw:object xlink:href="./Object 272" xlink:type="simple" xlink:show="embed" xlink:actuate="onLoad"/><draw:image xlink:href="./ObjectReplacements/Object 272" xlink:type="simple" xlink:show="embed" xlink:actuate="onLoad"/></draw:frame></text:p>
      <text:p text:style-name="P33"><text:span text:style-name="T1">mit </text:span><text:span text:style-name="T1"><draw:frame draw:style-name="fr1" draw:name="Object273" text:anchor-type="as-char" svg:y="-0.377cm" svg:width="4.884cm" svg:height="0.531cm" draw:z-index="272"><draw:object xlink:href="./Object 273" xlink:type="simple" xlink:show="embed" xlink:actuate="onLoad"/><draw:image xlink:href="./ObjectReplacements/Object 273" xlink:type="simple" xlink:show="embed" xlink:actuate="onLoad"/></draw:frame></text:span><text:span text:style-name="T1">, heißt (nxm)-Matrix mit Einträgen (Koeffizienten) in R (kurz: (n x m)-Matrix über R). Die Megne aller (n x m)-Matrizen über R bezeichnen wir mit </text:span><text:span text:style-name="T1"><draw:frame draw:style-name="fr1" draw:name="Object274" text:anchor-type="as-char" svg:y="-0.437cm" svg:width="0.931cm" svg:height="0.527cm" draw:z-index="273"><draw:object xlink:href="./Object 274" xlink:type="simple" xlink:show="embed" xlink:actuate="onLoad"/><draw:image xlink:href="./ObjectReplacements/Object 274" xlink:type="simple" xlink:show="embed" xlink:actuate="onLoad"/></draw:frame></text:span><text:span text:style-name="T1">.</text:span></text:p>
      <text:p text:style-name="P92"/>
      <text:p text:style-name="P34"><text:span text:style-name="T1">Diagonalmatrix: </text:span><text:span text:style-name="T1"><draw:frame draw:style-name="fr1" draw:name="Object275" text:anchor-type="as-char" svg:y="-0.377cm" svg:width="1.513cm" svg:height="0.533cm" draw:z-index="274"><draw:object xlink:href="./Object 275" xlink:type="simple" xlink:show="embed" xlink:actuate="onLoad"/><draw:image xlink:href="./ObjectReplacements/Object 275" xlink:type="simple" xlink:show="embed" xlink:actuate="onLoad"/></draw:frame></text:span><text:span text:style-name="T1">, mit: </text:span><text:span text:style-name="T1"><draw:frame draw:style-name="fr1" draw:name="Object276" text:anchor-type="as-char" svg:y="-0.681cm" svg:width="3.175cm" svg:height="1.109cm" draw:z-index="275"><draw:object xlink:href="./Object 276" xlink:type="simple" xlink:show="embed" xlink:actuate="onLoad"/><draw:image xlink:href="./ObjectReplacements/Object 276" xlink:type="simple" xlink:show="embed" xlink:actuate="onLoad"/></draw:frame></text:span></text:p>
      <text:p text:style-name="P93"><draw:frame draw:style-name="fr1" draw:name="Object277" text:anchor-type="as-char" svg:y="-0.377cm" svg:width="1.147cm" svg:height="0.531cm" draw:z-index="276"><draw:object xlink:href="./Object 277" xlink:type="simple" xlink:show="embed" xlink:actuate="onLoad"/><draw:image xlink:href="./ObjectReplacements/Object 277" xlink:type="simple" xlink:show="embed" xlink:actuate="onLoad"/></draw:frame></text:p>
      <text:p text:style-name="P93">Die Zeilen und Spalten einer Matrix sind wiederum Matrizen</text:p>
      <text:p text:style-name="P93"><draw:frame draw:style-name="fr1" draw:name="Object278" text:anchor-type="as-char" svg:y="-1.252cm" svg:width="5.368cm" svg:height="2.32cm" draw:z-index="277"><draw:object xlink:href="./Object 278" xlink:type="simple" xlink:show="embed" xlink:actuate="onLoad"/><draw:image xlink:href="./ObjectReplacements/Object 278" xlink:type="simple" xlink:show="embed" xlink:actuate="onLoad"/></draw:frame></text:p>
      <text:p text:style-name="P64">Addition:</text:p>
      <text:p text:style-name="P64"><draw:frame draw:style-name="fr1" draw:name="Object279" text:anchor-type="as-char" svg:y="-0.437cm" svg:width="7.952cm" svg:height="0.591cm" draw:z-index="278"><draw:object xlink:href="./Object 279" xlink:type="simple" xlink:show="embed" xlink:actuate="onLoad"/><draw:image xlink:href="./ObjectReplacements/Object 279" xlink:type="simple" xlink:show="embed" xlink:actuate="onLoad"/></draw:frame></text:p>
      <text:p text:style-name="P64">Multiplikation:</text:p>
      <text:p text:style-name="P64"><draw:frame draw:style-name="fr1" draw:name="Object280" text:anchor-type="as-char" svg:y="-0.566cm" svg:width="10.022cm" svg:height="0.801cm" draw:z-index="279"><draw:object xlink:href="./Object 280" xlink:type="simple" xlink:show="embed" xlink:actuate="onLoad"/><draw:image xlink:href="./ObjectReplacements/Object 280" xlink:type="simple" xlink:show="embed" xlink:actuate="onLoad"/></draw:frame></text:p>
      <text:p text:style-name="P81">Lemma 4.3:<text:span text:style-name="T1"> Für </text:span><text:span text:style-name="T1"><draw:frame draw:style-name="fr1" draw:name="Object282" text:anchor-type="as-char" svg:y="-0.437cm" svg:width="6.047cm" svg:height="0.527cm" draw:z-index="281"><draw:object xlink:href="./Object 282" xlink:type="simple" xlink:show="embed" xlink:actuate="onLoad"/><draw:image xlink:href="./ObjectReplacements/Object 282" xlink:type="simple" xlink:show="embed" xlink:actuate="onLoad"/></draw:frame></text:span><text:span text:style-name="T1">gelten:</text:span></text:p>
      <text:p text:style-name="P81"><text:span text:style-name="T1">(1) </text:span><text:span text:style-name="T1"><draw:frame draw:style-name="fr1" draw:name="Object283" text:anchor-type="as-char" svg:y="-0.377cm" svg:width="2cm" svg:height="1cm" draw:z-index="282"><draw:object xlink:href="./Object 283" xlink:type="simple" xlink:show="embed" xlink:actuate="onLoad"/><draw:image xlink:href="./ObjectReplacements/Object 283" xlink:type="simple" xlink:show="embed" xlink:actuate="onLoad"/></draw:frame></text:span></text:p>
      <text:p text:style-name="P81"><text:span text:style-name="T1">(2) </text:span><text:span text:style-name="T1"><draw:frame draw:style-name="fr1" draw:name="Object284" text:anchor-type="as-char" svg:y="-0.423cm" svg:width="4.367cm" svg:height="0.533cm" draw:z-index="283"><draw:object xlink:href="./Object 284" xlink:type="simple" xlink:show="embed" xlink:actuate="onLoad"/><draw:image xlink:href="./ObjectReplacements/Object 284" xlink:type="simple" xlink:show="embed" xlink:actuate="onLoad"/></draw:frame></text:span></text:p>
      <text:p text:style-name="P81"><text:span text:style-name="T1">(3) </text:span><text:span text:style-name="T1"><draw:frame draw:style-name="fr1" draw:name="Object285" text:anchor-type="as-char" svg:y="-0.423cm" svg:width="4.314cm" svg:height="0.533cm" draw:z-index="284"><draw:object xlink:href="./Object 285" xlink:type="simple" xlink:show="embed" xlink:actuate="onLoad"/><draw:image xlink:href="./ObjectReplacements/Object 285" xlink:type="simple" xlink:show="embed" xlink:actuate="onLoad"/></draw:frame></text:span></text:p>
      <text:p text:style-name="P81"><text:span text:style-name="T1">(4) </text:span><text:span text:style-name="T1"><draw:frame draw:style-name="fr1" draw:name="Object286" text:anchor-type="as-char" svg:y="-0.377cm" svg:width="3.059cm" svg:height="0.533cm" draw:z-index="285"><draw:object xlink:href="./Object 286" xlink:type="simple" xlink:show="embed" xlink:actuate="onLoad"/><draw:image xlink:href="./ObjectReplacements/Object 286" xlink:type="simple" xlink:show="embed" xlink:actuate="onLoad"/></draw:frame></text:span></text:p>
      <text:p text:style-name="P65"/>
      <text:p text:style-name="P97">Multiplikation mit einem Skalar:</text:p>
      <text:p text:style-name="P65"><draw:frame draw:style-name="fr1" draw:name="Object281" text:anchor-type="as-char" svg:y="-0.437cm" svg:width="7.618cm" svg:height="0.593cm" draw:z-index="280"><draw:object xlink:href="./Object 281" xlink:type="simple" xlink:show="embed" xlink:actuate="onLoad"/><draw:image xlink:href="./ObjectReplacements/Object 281" xlink:type="simple" xlink:show="embed" xlink:actuate="onLoad"/></draw:frame></text:p>
      <text:p text:style-name="P81">Lemma 4.4:<text:span text:style-name="T1"> Für </text:span><text:span text:style-name="T1"><draw:frame draw:style-name="fr1" draw:name="Object287" text:anchor-type="as-char" svg:y="-0.437cm" svg:width="5.614cm" svg:height="0.543cm" draw:z-index="286"><draw:object xlink:href="./Object 287" xlink:type="simple" xlink:show="embed" xlink:actuate="onLoad"/><draw:image xlink:href="./ObjectReplacements/Object 287" xlink:type="simple" xlink:show="embed" xlink:actuate="onLoad"/></draw:frame></text:span><text:span text:style-name="T1"> gelten:</text:span></text:p>
      <text:p text:style-name="P81"><text:span text:style-name="T1">(1) </text:span><text:span text:style-name="T1"><draw:frame draw:style-name="fr1" draw:name="Object288" text:anchor-type="as-char" svg:y="-0.377cm" svg:width="3.196cm" svg:height="0.483cm" draw:z-index="287"><draw:object xlink:href="./Object 288" xlink:type="simple" xlink:show="embed" xlink:actuate="onLoad"/><draw:image xlink:href="./ObjectReplacements/Object 288" xlink:type="simple" xlink:show="embed" xlink:actuate="onLoad"/></draw:frame></text:span></text:p>
      <text:p text:style-name="P81"><text:span text:style-name="T1">(2) </text:span><text:span text:style-name="T1"><draw:frame draw:style-name="fr1" draw:name="Object289" text:anchor-type="as-char" svg:y="-0.377cm" svg:width="3.754cm" svg:height="0.483cm" draw:z-index="288"><draw:object xlink:href="./Object 289" xlink:type="simple" xlink:show="embed" xlink:actuate="onLoad"/><draw:image xlink:href="./ObjectReplacements/Object 289" xlink:type="simple" xlink:show="embed" xlink:actuate="onLoad"/></draw:frame></text:span></text:p>
      <text:p text:style-name="P81"><text:span text:style-name="T1">(3) </text:span><text:span text:style-name="T1"><draw:frame draw:style-name="fr1" draw:name="Object290" text:anchor-type="as-char" svg:y="-0.377cm" svg:width="3.754cm" svg:height="0.483cm" draw:z-index="289"><draw:object xlink:href="./Object 290" xlink:type="simple" xlink:show="embed" xlink:actuate="onLoad"/><draw:image xlink:href="./ObjectReplacements/Object 290" xlink:type="simple" xlink:show="embed" xlink:actuate="onLoad"/></draw:frame></text:span></text:p>
      <text:p text:style-name="P81"><text:span text:style-name="T1">(4) </text:span><text:span text:style-name="T1"><draw:frame draw:style-name="fr1" draw:name="Object291" text:anchor-type="as-char" svg:y="-0.377cm" svg:width="5.572cm" svg:height="0.483cm" draw:z-index="290"><draw:object xlink:href="./Object 291" xlink:type="simple" xlink:show="embed" xlink:actuate="onLoad"/><draw:image xlink:href="./ObjectReplacements/Object 291" xlink:type="simple" xlink:show="embed" xlink:actuate="onLoad"/></draw:frame></text:span></text:p>
      <text:p text:style-name="P100">Die vierte Matrixoperation ist die Transposition:</text:p>
      <text:p text:style-name="P100"><draw:frame draw:style-name="fr1" draw:name="Object292" text:anchor-type="as-char" svg:y="-0.437cm" svg:width="7.609cm" svg:height="0.591cm" draw:z-index="291"><draw:object xlink:href="./Object 292" xlink:type="simple" xlink:show="embed" xlink:actuate="onLoad"/><draw:image xlink:href="./ObjectReplacements/Object 292" xlink:type="simple" xlink:show="embed" xlink:actuate="onLoad"/></draw:frame></text:p>
      <text:p text:style-name="P81"><text:span text:style-name="T1">Die Matrix </text:span><text:span text:style-name="T1"><draw:frame draw:style-name="fr1" draw:name="Object293" text:anchor-type="as-char" svg:y="-0.437cm" svg:width="0.693cm" svg:height="0.527cm" draw:z-index="292"><draw:object xlink:href="./Object 293" xlink:type="simple" xlink:show="embed" xlink:actuate="onLoad"/><draw:image xlink:href="./ObjectReplacements/Object 293" xlink:type="simple" xlink:show="embed" xlink:actuate="onLoad"/></draw:frame></text:span><text:span text:style-name="T1">wird als Transponierte von A bezeichnet.</text:span></text:p>
      <text:p text:style-name="P81">Definition 4.5:<text:span text:style-name="T1"> Falls für </text:span><text:span text:style-name="T1"><draw:frame draw:style-name="fr1" draw:name="Object294" text:anchor-type="as-char" svg:y="-0.437cm" svg:width="1.519cm" svg:height="0.527cm" draw:z-index="293"><draw:object xlink:href="./Object 294" xlink:type="simple" xlink:show="embed" xlink:actuate="onLoad"/><draw:image xlink:href="./ObjectReplacements/Object 294" xlink:type="simple" xlink:show="embed" xlink:actuate="onLoad"/></draw:frame></text:span><text:span text:style-name="T1">die Gleichung </text:span><text:span text:style-name="T1"><draw:frame draw:style-name="fr1" draw:name="Object295" text:anchor-type="as-char" svg:y="-0.437cm" svg:width="1.371cm" svg:height="0.527cm" draw:z-index="294"><draw:object xlink:href="./Object 295" xlink:type="simple" xlink:show="embed" xlink:actuate="onLoad"/><draw:image xlink:href="./ObjectReplacements/Object 295" xlink:type="simple" xlink:show="embed" xlink:actuate="onLoad"/></draw:frame></text:span><text:span text:style-name="T1">gilt, so nennen wir </text:span><text:span text:style-name="T1"><draw:frame draw:style-name="fr1" draw:name="Object296" text:anchor-type="as-char" svg:y="-0.377cm" svg:width="0.526cm" svg:height="0.467cm" draw:z-index="295"><draw:object xlink:href="./Object 296" xlink:type="simple" xlink:show="embed" xlink:actuate="onLoad"/><draw:image xlink:href="./ObjectReplacements/Object 296" xlink:type="simple" xlink:show="embed" xlink:actuate="onLoad"/></draw:frame></text:span><text:span text:style-name="T1">eine symmetrische Matrix. Gilt die Gleichung </text:span><text:span text:style-name="T1"><draw:frame draw:style-name="fr1" draw:name="Object297" text:anchor-type="as-char" svg:y="-0.437cm" svg:width="1.677cm" svg:height="0.527cm" draw:z-index="296"><draw:object xlink:href="./Object 297" xlink:type="simple" xlink:show="embed" xlink:actuate="onLoad"/><draw:image xlink:href="./ObjectReplacements/Object 297" xlink:type="simple" xlink:show="embed" xlink:actuate="onLoad"/></draw:frame></text:span><text:span text:style-name="T1">, so nennen wir A eine schiefsymmetrische Matrix.</text:span></text:p>
      <text:p text:style-name="P81">Lemma 4.6:<text:span text:style-name="T1"> Für </text:span><text:span text:style-name="T1"><draw:frame draw:style-name="fr1" draw:name="Object298" text:anchor-type="as-char" svg:y="-0.437cm" svg:width="5.189cm" svg:height="0.527cm" draw:z-index="297"><draw:object xlink:href="./Object 298" xlink:type="simple" xlink:show="embed" xlink:actuate="onLoad"/><draw:image xlink:href="./ObjectReplacements/Object 298" xlink:type="simple" xlink:show="embed" xlink:actuate="onLoad"/></draw:frame></text:span><text:span text:style-name="T1">gelten:</text:span></text:p>
      <text:p text:style-name="P81"><text:span text:style-name="T1">(1) </text:span><text:span text:style-name="T1"><draw:frame draw:style-name="fr1" draw:name="Object299" text:anchor-type="as-char" svg:y="-0.437cm" svg:width="1.847cm" svg:height="0.543cm" draw:z-index="298"><draw:object xlink:href="./Object 299" xlink:type="simple" xlink:show="embed" xlink:actuate="onLoad"/><draw:image xlink:href="./ObjectReplacements/Object 299" xlink:type="simple" xlink:show="embed" xlink:actuate="onLoad"/></draw:frame></text:span></text:p>
      <text:p text:style-name="P81"><text:span text:style-name="T1">(2) </text:span><text:span text:style-name="T1"><draw:frame draw:style-name="fr1" draw:name="Object300" text:anchor-type="as-char" svg:y="-0.513cm" svg:width="3.246cm" svg:height="0.619cm" draw:z-index="299"><draw:object xlink:href="./Object 300" xlink:type="simple" xlink:show="embed" xlink:actuate="onLoad"/><draw:image xlink:href="./ObjectReplacements/Object 300" xlink:type="simple" xlink:show="embed" xlink:actuate="onLoad"/></draw:frame></text:span></text:p>
      <text:p text:style-name="P81"><text:span text:style-name="T1">(3) </text:span><text:span text:style-name="T1"><draw:frame draw:style-name="fr1" draw:name="Object301" text:anchor-type="as-char" svg:y="-0.437cm" svg:width="2.588cm" svg:height="0.543cm" draw:z-index="300"><draw:object xlink:href="./Object 301" xlink:type="simple" xlink:show="embed" xlink:actuate="onLoad"/><draw:image xlink:href="./ObjectReplacements/Object 301" xlink:type="simple" xlink:show="embed" xlink:actuate="onLoad"/></draw:frame></text:span></text:p>
      <text:p text:style-name="P81"><text:span text:style-name="T1">(4) </text:span><text:span text:style-name="T1"><draw:frame draw:style-name="fr1" draw:name="Object302" text:anchor-type="as-char" svg:y="-0.437cm" svg:width="3.096cm" svg:height="0.543cm" draw:z-index="301"><draw:object xlink:href="./Object 302" xlink:type="simple" xlink:show="embed" xlink:actuate="onLoad"/><draw:image xlink:href="./ObjectReplacements/Object 302" xlink:type="simple" xlink:show="embed" xlink:actuate="onLoad"/></draw:frame></text:span></text:p>
      <text:p text:style-name="P100"/>
      <text:h text:style-name="P128" text:outline-level="2">4.2 Matrizengruppen und – ringe</text:h>
      <text:p text:style-name="P35">Satz 4.8:<text:span text:style-name="T1"> </text:span><text:span text:style-name="T1"><draw:frame draw:style-name="fr1" draw:name="Object303" text:anchor-type="as-char" svg:y="-0.437cm" svg:width="2.436cm" svg:height="0.545cm" draw:z-index="302"><draw:object xlink:href="./Object 303" xlink:type="simple" xlink:show="embed" xlink:actuate="onLoad"/><draw:image xlink:href="./ObjectReplacements/Object 303" xlink:type="simple" xlink:show="embed" xlink:actuate="onLoad"/></draw:frame></text:span><text:span text:style-name="T1">ist eine kommutative Gruppe mit neutralem Element </text:span><text:span text:style-name="T1"><draw:frame draw:style-name="fr1" draw:name="Object304" text:anchor-type="as-char" svg:y="-0.437cm" svg:width="2cm" svg:height="1cm" draw:z-index="303"><draw:object xlink:href="./Object 304" xlink:type="simple" xlink:show="embed" xlink:actuate="onLoad"/><draw:image xlink:href="./ObjectReplacements/Object 304" xlink:type="simple" xlink:show="embed" xlink:actuate="onLoad"/></draw:frame></text:span><text:span text:style-name="T1">(Nullmatrix) und zu </text:span><text:span text:style-name="T1"><draw:frame draw:style-name="fr1" draw:name="Object305" text:anchor-type="as-char" svg:y="-0.437cm" svg:width="2cm" svg:height="1cm" draw:z-index="304"><draw:object xlink:href="./Object 305" xlink:type="simple" xlink:show="embed" xlink:actuate="onLoad"/><draw:image xlink:href="./ObjectReplacements/Object 305" xlink:type="simple" xlink:show="embed" xlink:actuate="onLoad"/></draw:frame></text:span><text:span text:style-name="T1">inversem Element </text:span><text:span text:style-name="T1"><draw:frame draw:style-name="fr1" draw:name="Object306" text:anchor-type="as-char" svg:y="-0.437cm" svg:width="3.193cm" svg:height="0.593cm" draw:z-index="305"><draw:object xlink:href="./Object 306" xlink:type="simple" xlink:show="embed" xlink:actuate="onLoad"/><draw:image xlink:href="./ObjectReplacements/Object 306" xlink:type="simple" xlink:show="embed" xlink:actuate="onLoad"/></draw:frame></text:span><text:span text:style-name="T1">. </text:span></text:p>
      <text:p text:style-name="P35">Beweis:<text:span text:style-name="T1"> </text:span><text:span text:style-name="T5">Für beliebige </text:span><text:span text:style-name="T5"><draw:frame draw:style-name="fr1" draw:name="Object307" text:anchor-type="as-char" svg:y="-0.437cm" svg:width="2.566cm" svg:height="0.529cm" draw:z-index="306"><draw:object xlink:href="./Object 307" xlink:type="simple" xlink:show="embed" xlink:actuate="onLoad"/><draw:image xlink:href="./ObjectReplacements/Object 307" xlink:type="simple" xlink:show="embed" xlink:actuate="onLoad"/></draw:frame></text:span><text:span text:style-name="T5">glit wegen der Assoziativität der Addition in R (R muss ein kommutativer Ring mit Eins sein (Definition Matrix)), dass</text:span></text:p>
      <text:p text:style-name="P110"><draw:frame draw:style-name="fr1" draw:name="Object308" text:anchor-type="as-char" svg:y="-0.377cm" svg:width="14.275cm" svg:height="0.533cm" draw:z-index="307"><draw:object xlink:href="./Object 308" xlink:type="simple" xlink:show="embed" xlink:actuate="onLoad"/><draw:image xlink:href="./ObjectReplacements/Object 308" xlink:type="simple" xlink:show="embed" xlink:actuate="onLoad"/></draw:frame></text:p>
      <text:p text:style-name="P36"><text:span text:style-name="T1">Somit ist die Addition in </text:span><text:span text:style-name="T1"><draw:frame draw:style-name="fr1" draw:name="Object309" text:anchor-type="as-char" svg:y="-0.437cm" svg:width="0.931cm" svg:height="0.529cm" draw:z-index="308"><draw:object xlink:href="./Object 309" xlink:type="simple" xlink:show="embed" xlink:actuate="onLoad"/><draw:image xlink:href="./ObjectReplacements/Object 309" xlink:type="simple" xlink:show="embed" xlink:actuate="onLoad"/></draw:frame></text:span><text:span text:style-name="T1">assoziativ.</text:span></text:p>
      <text:p text:style-name="P36"><text:span text:style-name="T1">Für die Nullmatrix </text:span><text:span text:style-name="T1"><draw:frame draw:style-name="fr1" draw:name="Object310" text:anchor-type="as-char" svg:y="-0.437cm" svg:width="1.473cm" svg:height="0.529cm" draw:z-index="309"><draw:object xlink:href="./Object 310" xlink:type="simple" xlink:show="embed" xlink:actuate="onLoad"/><draw:image xlink:href="./ObjectReplacements/Object 310" xlink:type="simple" xlink:show="embed" xlink:actuate="onLoad"/></draw:frame></text:span><text:span text:style-name="T1">gilt </text:span><text:span text:style-name="T1"><draw:frame draw:style-name="fr1" draw:name="Object311" text:anchor-type="as-char" svg:y="-0.377cm" svg:width="6.011cm" svg:height="0.533cm" draw:z-index="310"><draw:object xlink:href="./Object 311" xlink:type="simple" xlink:show="embed" xlink:actuate="onLoad"/><draw:image xlink:href="./ObjectReplacements/Object 311" xlink:type="simple" xlink:show="embed" xlink:actuate="onLoad"/></draw:frame></text:span><text:span text:style-name="T1">. Zu gegebenen </text:span><text:span text:style-name="T1"><draw:frame draw:style-name="fr1" draw:name="Object312" text:anchor-type="as-char" svg:y="-0.437cm" svg:width="2cm" svg:height="1cm" draw:z-index="311"><draw:object xlink:href="./Object 312" xlink:type="simple" xlink:show="embed" xlink:actuate="onLoad"/><draw:image xlink:href="./ObjectReplacements/Object 312" xlink:type="simple" xlink:show="embed" xlink:actuate="onLoad"/></draw:frame></text:span><text:span text:style-name="T1"> definieren wir </text:span><text:span text:style-name="T1"><draw:frame draw:style-name="fr1" draw:name="Object313" text:anchor-type="as-char" svg:y="-0.437cm" svg:width="2cm" svg:height="1cm" draw:z-index="312"><draw:object xlink:href="./Object 313" xlink:type="simple" xlink:show="embed" xlink:actuate="onLoad"/><draw:image xlink:href="./ObjectReplacements/Object 313" xlink:type="simple" xlink:show="embed" xlink:actuate="onLoad"/></draw:frame></text:span><text:span text:style-name="T1">. Dann folgt </text:span><text:span text:style-name="T1"><draw:frame draw:style-name="fr1" draw:name="Object314" text:anchor-type="as-char" svg:y="-0.437cm" svg:width="7.833cm" svg:height="0.593cm" draw:z-index="313"><draw:object xlink:href="./Object 314" xlink:type="simple" xlink:show="embed" xlink:actuate="onLoad"/><draw:image xlink:href="./ObjectReplacements/Object 314" xlink:type="simple" xlink:show="embed" xlink:actuate="onLoad"/></draw:frame></text:span><text:span text:style-name="T1">, also </text:span><text:span text:style-name="T1"><draw:frame draw:style-name="fr1" draw:name="Object315" text:anchor-type="as-char" svg:y="-0.415cm" svg:width="1.519cm" svg:height="0.504cm" draw:z-index="314"><draw:object xlink:href="./Object 315" xlink:type="simple" xlink:show="embed" xlink:actuate="onLoad"/><draw:image xlink:href="./ObjectReplacements/Object 315" xlink:type="simple" xlink:show="embed" xlink:actuate="onLoad"/></draw:frame></text:span><text:span text:style-name="T1">.</text:span></text:p>
      <text:p text:style-name="P36"><text:span text:style-name="T1">Schließlich folgt aus der Kommutativität der Addition in R, dass </text:span><text:span text:style-name="T1"><draw:frame draw:style-name="fr1" draw:name="Object316" text:anchor-type="as-char" svg:y="-0.377cm" svg:width="9.555cm" svg:height="0.533cm" draw:z-index="315"><draw:object xlink:href="./Object 316" xlink:type="simple" xlink:show="embed" xlink:actuate="onLoad"/><draw:image xlink:href="./ObjectReplacements/Object 316" xlink:type="simple" xlink:show="embed" xlink:actuate="onLoad"/></draw:frame></text:span><text:span text:style-name="T1">die Kommutativität in </text:span><text:span text:style-name="T1"><draw:frame draw:style-name="fr1" draw:name="Object317" text:anchor-type="as-char" svg:y="-0.437cm" svg:width="0.931cm" svg:height="0.529cm" draw:z-index="316"><draw:object xlink:href="./Object 317" xlink:type="simple" xlink:show="embed" xlink:actuate="onLoad"/><draw:image xlink:href="./ObjectReplacements/Object 317" xlink:type="simple" xlink:show="embed" xlink:actuate="onLoad"/></draw:frame></text:span><text:span text:style-name="T1">.</text:span></text:p>
      <text:p text:style-name="P36">Satz 4.9:<text:span text:style-name="T1"> </text:span><text:span text:style-name="T1"><draw:frame draw:style-name="fr1" draw:name="Object318" text:anchor-type="as-char" svg:y="-0.437cm" svg:width="2cm" svg:height="1cm" draw:z-index="317"><draw:object xlink:href="./Object 318" xlink:type="simple" xlink:show="embed" xlink:actuate="onLoad"/><draw:image xlink:href="./ObjectReplacements/Object 318" xlink:type="simple" xlink:show="embed" xlink:actuate="onLoad"/></draw:frame></text:span><text:span text:style-name="T1">ist ein Ring mit Eins, gegeben durch die Einheitsmatrix </text:span><text:span text:style-name="T1"><draw:frame draw:style-name="fr1" draw:name="Object319" text:anchor-type="as-char" svg:y="-0.377cm" svg:width="0.534cm" svg:height="0.533cm" draw:z-index="318"><draw:object xlink:href="./Object 319" xlink:type="simple" xlink:show="embed" xlink:actuate="onLoad"/><draw:image xlink:href="./ObjectReplacements/Object 319" xlink:type="simple" xlink:show="embed" xlink:actuate="onLoad"/></draw:frame></text:span><text:span text:style-name="T1">. Dieser Ring ist nur für </text:span><text:span text:style-name="T1"><draw:frame draw:style-name="fr1" draw:name="Object320" text:anchor-type="as-char" svg:y="-0.377cm" svg:width="0.988cm" svg:height="0.469cm" draw:z-index="319"><draw:object xlink:href="./Object 320" xlink:type="simple" xlink:show="embed" xlink:actuate="onLoad"/><draw:image xlink:href="./ObjectReplacements/Object 320" xlink:type="simple" xlink:show="embed" xlink:actuate="onLoad"/></draw:frame></text:span><text:span text:style-name="T1">kommutativ.</text:span></text:p>
      <text:p text:style-name="P36">Beweis<text:span text:style-name="T1"> </text:span><text:span text:style-name="T6">Satz 4.8 zeigt bereits, dass (R^n,m,+) eine kommutative Gruppe ist. Assoziativität der Multiplikatoin, Distributivgesetz und Neutrales Element bzgl. der Multiplikation (Einselement) folgen aus Lemma 4.3). Die Abhängigkeit der Kommutativität von n, ergibt sich daraus, dass für n=1 die Matrix Element von R ist, wo die Kommutativität gilt. Für n ungleich 1 kann man Gegenbeispiele zeigen.</text:span></text:p>
      <text:p text:style-name="P37"><text:span text:style-name="T6">D</text:span><text:span text:style-name="T1">er Beweis von Satz 4.9 zeigt, dass der Ring R^{n,n} für n &gt;= 2 nicht-triviale Nulltiler enhält, d.h. es gibt Matrizen </text:span><text:span text:style-name="T1"><draw:frame draw:style-name="fr1" draw:name="Object321" text:anchor-type="as-char" svg:y="-0.437cm" svg:width="4.951cm" svg:height="0.545cm" draw:z-index="320"><draw:object xlink:href="./Object 321" xlink:type="simple" xlink:show="embed" xlink:actuate="onLoad"/><draw:image xlink:href="./ObjectReplacements/Object 321" xlink:type="simple" xlink:show="embed" xlink:actuate="onLoad"/></draw:frame></text:span><text:span text:style-name="T1">. Diese exisitierne auch dann, wenn R ein Körper ist.</text:span></text:p>
      <text:p text:style-name="P37">Lemma 4.10:<text:span text:style-name="T1"> Sind </text:span><text:span text:style-name="T1"><draw:frame draw:style-name="fr1" draw:name="Object322" text:anchor-type="as-char" svg:y="-0.437cm" svg:width="2.006cm" svg:height="0.529cm" draw:z-index="321"><draw:object xlink:href="./Object 322" xlink:type="simple" xlink:show="embed" xlink:actuate="onLoad"/><draw:image xlink:href="./ObjectReplacements/Object 322" xlink:type="simple" xlink:show="embed" xlink:actuate="onLoad"/></draw:frame></text:span><text:span text:style-name="T1">invertierbar, dann gelten:</text:span></text:p>
      <text:p text:style-name="P37"><text:span text:style-name="T1">(1) </text:span><text:span text:style-name="T1"><draw:frame draw:style-name="fr1" draw:name="Object323" text:anchor-type="as-char" svg:y="-0.437cm" svg:width="0.695cm" svg:height="0.529cm" draw:z-index="322"><draw:object xlink:href="./Object 323" xlink:type="simple" xlink:show="embed" xlink:actuate="onLoad"/><draw:image xlink:href="./ObjectReplacements/Object 323" xlink:type="simple" xlink:show="embed" xlink:actuate="onLoad"/></draw:frame></text:span><text:span text:style-name="T1">ist invertierbar mit </text:span><text:span text:style-name="T1"><draw:frame draw:style-name="fr1" draw:name="Object324" text:anchor-type="as-char" svg:y="-0.437cm" svg:width="2.764cm" svg:height="0.545cm" draw:z-index="323"><draw:object xlink:href="./Object 324" xlink:type="simple" xlink:show="embed" xlink:actuate="onLoad"/><draw:image xlink:href="./ObjectReplacements/Object 324" xlink:type="simple" xlink:show="embed" xlink:actuate="onLoad"/></draw:frame></text:span><text:span text:style-name="T1">. (Auch geschrieben als </text:span><text:span text:style-name="T1"><draw:frame draw:style-name="fr1" draw:name="Object325" text:anchor-type="as-char" svg:y="-0.437cm" svg:width="0.878cm" svg:height="0.529cm" draw:z-index="324"><draw:object xlink:href="./Object 325" xlink:type="simple" xlink:show="embed" xlink:actuate="onLoad"/><draw:image xlink:href="./ObjectReplacements/Object 325" xlink:type="simple" xlink:show="embed" xlink:actuate="onLoad"/></draw:frame></text:span><text:span text:style-name="T1">)</text:span></text:p>
      <text:p text:style-name="P37"><text:span text:style-name="T1">(2) </text:span><text:span text:style-name="T1"><draw:frame draw:style-name="fr1" draw:name="Object326" text:anchor-type="as-char" svg:y="-0.377cm" svg:width="1.067cm" svg:height="0.469cm" draw:z-index="325"><draw:object xlink:href="./Object 326" xlink:type="simple" xlink:show="embed" xlink:actuate="onLoad"/><draw:image xlink:href="./ObjectReplacements/Object 326" xlink:type="simple" xlink:show="embed" xlink:actuate="onLoad"/></draw:frame></text:span><text:span text:style-name="T1">ist invertierbar mit </text:span><text:span text:style-name="T1"><draw:frame draw:style-name="fr1" draw:name="Object327" text:anchor-type="as-char" svg:y="-0.437cm" svg:width="2cm" svg:height="1cm" draw:z-index="326"><draw:object xlink:href="./Object 327" xlink:type="simple" xlink:show="embed" xlink:actuate="onLoad"/><draw:image xlink:href="./ObjectReplacements/Object 327" xlink:type="simple" xlink:show="embed" xlink:actuate="onLoad"/></draw:frame></text:span></text:p>
      <text:p text:style-name="P37">Satz 4.11:<text:span text:style-name="T1"> Die Menge der invertierbaren Matrizen </text:span><text:span text:style-name="T1"><draw:frame draw:style-name="fr1" draw:name="Object328" text:anchor-type="as-char" svg:y="-0.437cm" svg:width="2cm" svg:height="1cm" draw:z-index="327"><draw:object xlink:href="./Object 328" xlink:type="simple" xlink:show="embed" xlink:actuate="onLoad"/><draw:image xlink:href="./ObjectReplacements/Object 328" xlink:type="simple" xlink:show="embed" xlink:actuate="onLoad"/></draw:frame></text:span><text:span text:style-name="T1">bildet zusammen mit der Matrizenmultiplikation eine Gruppe.</text:span></text:p>
      <text:p text:style-name="P37">Beweis:<text:span text:style-name="T1"> Die Abgeschlossenheit der Menge der invertierbaren Matrizen </text:span><text:span text:style-name="T1"><draw:frame draw:style-name="fr1" draw:name="Object329" text:anchor-type="as-char" svg:y="-0.437cm" svg:width="2cm" svg:height="1cm" draw:z-index="328"><draw:object xlink:href="./Object 329" xlink:type="simple" xlink:show="embed" xlink:actuate="onLoad"/><draw:image xlink:href="./ObjectReplacements/Object 329" xlink:type="simple" xlink:show="embed" xlink:actuate="onLoad"/></draw:frame></text:span><text:span text:style-name="T1">bezüglich der Multiplikation wurde bereits in (2) in Lemma 4.10 gezeigt. (Abgeschlossenheit einer algebraischen </text:span><text:soft-page-break/><text:span text:style-name="T1">Strutkur bedeutet, dass die Verknüpfung ihrer Elemente nicht aus der Menge der Struktur herrausführt). In Lemma 4.10 steht, dass wenn A und B invertierbar, also Element der invertierbaren Matrizen, dass dann auch A * B invertierbar ist. Die Assoziativität der Multiplikation in wurde in Lemma 4.3 bewiesen. Das neutrale Element dieser Menge ist </text:span><text:span text:style-name="T1"><draw:frame draw:style-name="fr1" draw:name="Object330" text:anchor-type="as-char" svg:y="-0.377cm" svg:width="0.534cm" svg:height="0.533cm" draw:z-index="329"><draw:object xlink:href="./Object 330" xlink:type="simple" xlink:show="embed" xlink:actuate="onLoad"/><draw:image xlink:href="./ObjectReplacements/Object 330" xlink:type="simple" xlink:show="embed" xlink:actuate="onLoad"/></draw:frame></text:span><text:span text:style-name="T1">. Per Definition ist jedes Element der Menge invertierbar und es gilt </text:span><text:span text:style-name="T1"><draw:frame draw:style-name="fr1" draw:name="Object331" text:anchor-type="as-char" svg:y="-0.437cm" svg:width="2.134cm" svg:height="0.545cm" draw:z-index="330"><draw:object xlink:href="./Object 331" xlink:type="simple" xlink:show="embed" xlink:actuate="onLoad"/><draw:image xlink:href="./ObjectReplacements/Object 331" xlink:type="simple" xlink:show="embed" xlink:actuate="onLoad"/></draw:frame></text:span><text:span text:style-name="T1">, also ist auch </text:span><text:span text:style-name="T8"><draw:frame draw:style-name="fr1" draw:name="Object332" text:anchor-type="as-char" svg:y="-0.437cm" svg:width="0.838cm" svg:height="0.529cm" draw:z-index="331"><draw:object xlink:href="./Object 332" xlink:type="simple" xlink:show="embed" xlink:actuate="onLoad"/><draw:image xlink:href="./ObjectReplacements/Object 332" xlink:type="simple" xlink:show="embed" xlink:actuate="onLoad"/></draw:frame></text:span><text:span text:style-name="T8">Element der</text:span><text:span text:style-name="T11">Menge.</text:span></text:p>
      <text:p text:style-name="P101"/>
      <text:p text:style-name="P37"><text:span text:style-name="T11">Die Gruppe der invertierbaren Matrizen </text:span><text:span text:style-name="T11"><draw:frame draw:style-name="fr1" draw:name="Object333" text:anchor-type="as-char" svg:y="-0.437cm" svg:width="2cm" svg:height="1cm" draw:z-index="332"><draw:object xlink:href="./Object 333" xlink:type="simple" xlink:show="embed" xlink:actuate="onLoad"/><draw:image xlink:href="./ObjectReplacements/Object 333" xlink:type="simple" xlink:show="embed" xlink:actuate="onLoad"/></draw:frame></text:span><text:span text:style-name="T11">bezeichnen wir mit </text:span><text:span text:style-name="T11"><draw:frame draw:style-name="fr1" draw:name="Object334" text:anchor-type="as-char" svg:y="-0.377cm" svg:width="1.519cm" svg:height="0.533cm" draw:z-index="333"><draw:object xlink:href="./Object 334" xlink:type="simple" xlink:show="embed" xlink:actuate="onLoad"/><draw:image xlink:href="./ObjectReplacements/Object 334" xlink:type="simple" xlink:show="embed" xlink:actuate="onLoad"/></draw:frame></text:span><text:span text:style-name="T11">(GL steht für general linear group).</text:span></text:p>
      <text:p text:style-name="P37"><text:span text:style-name="T16">Definition 4.12:</text:span><text:span text:style-name="T11"> Sei </text:span><text:span text:style-name="T11"><draw:frame draw:style-name="fr1" draw:name="Object335" text:anchor-type="as-char" svg:y="-0.437cm" svg:width="2.519cm" svg:height="0.593cm" draw:z-index="334"><draw:object xlink:href="./Object 335" xlink:type="simple" xlink:show="embed" xlink:actuate="onLoad"/><draw:image xlink:href="./ObjectReplacements/Object 335" xlink:type="simple" xlink:show="embed" xlink:actuate="onLoad"/></draw:frame></text:span><text:span text:style-name="T11">.</text:span></text:p>
      <text:p text:style-name="P37"><text:span text:style-name="T11">(1) A heißt obere Dreiecktsmatrix, falls </text:span><text:span text:style-name="T11"><draw:frame draw:style-name="fr1" draw:name="Object336" text:anchor-type="as-char" svg:y="-0.377cm" svg:width="1.148cm" svg:height="0.533cm" draw:z-index="335"><draw:object xlink:href="./Object 336" xlink:type="simple" xlink:show="embed" xlink:actuate="onLoad"/><draw:image xlink:href="./ObjectReplacements/Object 336" xlink:type="simple" xlink:show="embed" xlink:actuate="onLoad"/></draw:frame></text:span><text:span text:style-name="T11">für alle </text:span><text:span text:style-name="T11"><draw:frame draw:style-name="fr1" draw:name="Object337" text:anchor-type="as-char" svg:y="-0.377cm" svg:width="0.813cm" svg:height="0.469cm" draw:z-index="336"><draw:object xlink:href="./Object 337" xlink:type="simple" xlink:show="embed" xlink:actuate="onLoad"/><draw:image xlink:href="./ObjectReplacements/Object 337" xlink:type="simple" xlink:show="embed" xlink:actuate="onLoad"/></draw:frame></text:span><text:span text:style-name="T11">gilt.</text:span></text:p>
      <text:p text:style-name="P37"><text:span text:style-name="T11"><text:s text:c="6"/>A heißt untere Dreiecksmatrix, falls </text:span><text:span text:style-name="T11"><draw:frame draw:style-name="fr1" draw:name="Object338" text:anchor-type="as-char" svg:y="-0.377cm" svg:width="1.148cm" svg:height="0.533cm" draw:z-index="337"><draw:object xlink:href="./Object 338" xlink:type="simple" xlink:show="embed" xlink:actuate="onLoad"/><draw:image xlink:href="./ObjectReplacements/Object 338" xlink:type="simple" xlink:show="embed" xlink:actuate="onLoad"/></draw:frame></text:span><text:span text:style-name="T11">für alle </text:span><text:span text:style-name="T11"><draw:frame draw:style-name="fr1" draw:name="Object339" text:anchor-type="as-char" svg:y="-0.377cm" svg:width="0.813cm" svg:height="0.469cm" draw:z-index="338"><draw:object xlink:href="./Object 339" xlink:type="simple" xlink:show="embed" xlink:actuate="onLoad"/><draw:image xlink:href="./ObjectReplacements/Object 339" xlink:type="simple" xlink:show="embed" xlink:actuate="onLoad"/></draw:frame></text:span><text:span text:style-name="T11">gilt(d.h. A^T ist eine obere Dreiecksmatrix).</text:span></text:p>
      <text:p text:style-name="P37"><text:span text:style-name="T11">(2) A heißt Diagonalmatrix, falls A eine obere und untere Dreiecksmatrix ist. Wir schreiben dann auch zur Vereinfachung </text:span><text:span text:style-name="T11"><draw:frame draw:style-name="fr1" draw:name="Object340" text:anchor-type="as-char" svg:y="-0.377cm" svg:width="3.5cm" svg:height="0.533cm" draw:z-index="339"><draw:object xlink:href="./Object 340" xlink:type="simple" xlink:show="embed" xlink:actuate="onLoad"/><draw:image xlink:href="./ObjectReplacements/Object 340" xlink:type="simple" xlink:show="embed" xlink:actuate="onLoad"/></draw:frame></text:span><text:span text:style-name="T11">.</text:span></text:p>
      <text:p text:style-name="P38"><text:span text:style-name="T16">Satz 4.13:</text:span><text:span text:style-name="T11"> Die Menge der invertierbaren oberen Dreiecksmatrizen </text:span><text:span text:style-name="T11"><draw:frame draw:style-name="fr1" draw:name="Object341" text:anchor-type="as-char" svg:y="-0.437cm" svg:width="1.52cm" svg:height="0.529cm" draw:z-index="340"><draw:object xlink:href="./Object 341" xlink:type="simple" xlink:show="embed" xlink:actuate="onLoad"/><draw:image xlink:href="./ObjectReplacements/Object 341" xlink:type="simple" xlink:show="embed" xlink:actuate="onLoad"/></draw:frame></text:span><text:span text:style-name="T11">bzw. der invertierbaren unteren Dreiecksmatrizen </text:span><text:span text:style-name="T11"><draw:frame draw:style-name="fr1" draw:name="Object342" text:anchor-type="as-char" svg:y="-0.437cm" svg:width="1.52cm" svg:height="0.529cm" draw:z-index="341"><draw:object xlink:href="./Object 342" xlink:type="simple" xlink:show="embed" xlink:actuate="onLoad"/><draw:image xlink:href="./ObjectReplacements/Object 342" xlink:type="simple" xlink:show="embed" xlink:actuate="onLoad"/></draw:frame></text:span><text:span text:style-name="T11">bildet jeweils mit der Matrizenmultiplikation eine (nicht-kommutative) Untergruppe von </text:span><text:span text:style-name="T11"><draw:frame draw:style-name="fr1" draw:name="Object343" text:anchor-type="as-char" svg:y="-0.377cm" svg:width="1.519cm" svg:height="0.533cm" draw:z-index="342"><draw:object xlink:href="./Object 343" xlink:type="simple" xlink:show="embed" xlink:actuate="onLoad"/><draw:image xlink:href="./ObjectReplacements/Object 343" xlink:type="simple" xlink:show="embed" xlink:actuate="onLoad"/></draw:frame></text:span><text:span text:style-name="T11">.</text:span></text:p>
      <text:p text:style-name="P38"><text:span text:style-name="T16">Beweis:</text:span><text:span text:style-name="T11"> Um zu zeigen, dass die ivnertierbaren oberen Dreiecksmatrizen mit der Matrizenmultiplikation eine Untergruppe von </text:span><text:span text:style-name="T11"><draw:frame draw:style-name="fr1" draw:name="Object344" text:anchor-type="as-char" svg:y="-0.377cm" svg:width="1.519cm" svg:height="0.533cm" draw:z-index="343"><draw:object xlink:href="./Object 344" xlink:type="simple" xlink:show="embed" xlink:actuate="onLoad"/><draw:image xlink:href="./ObjectReplacements/Object 344" xlink:type="simple" xlink:show="embed" xlink:actuate="onLoad"/></draw:frame></text:span><text:span text:style-name="T11">bilden, weisen wir die drei Eigenschaften aus Satz 3.5 nach. Erste Forderung ist, dass die Menge der invertierbaren oberen Dreiecksmatrizen eine nicht leere Teilmenge der invertierenbaren Matrizen ist, was geben ist da </text:span><text:span text:style-name="T11"><draw:frame draw:style-name="fr1" draw:name="Object345" text:anchor-type="as-char" svg:y="-0.377cm" svg:width="0.534cm" svg:height="0.533cm" draw:z-index="344"><draw:object xlink:href="./Object 345" xlink:type="simple" xlink:show="embed" xlink:actuate="onLoad"/><draw:image xlink:href="./ObjectReplacements/Object 345" xlink:type="simple" xlink:show="embed" xlink:actuate="onLoad"/></draw:frame></text:span><text:span text:style-name="T11">eine invertierbare obere Dreiecksmatrix ist. Als nächstes muss die Abgeschlossenheit der Gruppe bewiesen werden, d.h. </text:span><text:span text:style-name="T11"><draw:frame draw:style-name="fr1" draw:name="Object346" text:anchor-type="as-char" svg:y="-0.377cm" svg:width="1.729cm" svg:height="0.469cm" draw:z-index="345"><draw:object xlink:href="./Object 346" xlink:type="simple" xlink:show="embed" xlink:actuate="onLoad"/><draw:image xlink:href="./ObjectReplacements/Object 346" xlink:type="simple" xlink:show="embed" xlink:actuate="onLoad"/></draw:frame></text:span><text:span text:style-name="T11">muss ebenfalls eine invertierbare obere Dreiecksmatrix sein wenn dies für A und B gilt. Aus Lemma 4.10 folgt, dass C invertierbar ist. Für i &gt; gilt</text:span></text:p>
      <text:p text:style-name="P102"><draw:frame draw:style-name="fr1" draw:name="Object347" text:anchor-type="as-char" svg:y="-1.131cm" svg:width="13.929cm" svg:height="2.11cm" draw:z-index="346"><draw:object xlink:href="./Object 347" xlink:type="simple" xlink:show="embed" xlink:actuate="onLoad"/><draw:image xlink:href="./ObjectReplacements/Object 347" xlink:type="simple" xlink:show="embed" xlink:actuate="onLoad"/></draw:frame></text:p>
      <text:p text:style-name="P102">Somit ist C eine obere Dreiecksmatrix.</text:p>
      <text:p text:style-name="P38"><text:span text:style-name="T11">Nun ist noch zu zeigen, dass für eine gegebene invertierbare obere Dreiecksmatrix A die Inverse </text:span><text:span text:style-name="T11"><draw:frame draw:style-name="fr1" draw:name="Object348" text:anchor-type="as-char" svg:y="-0.437cm" svg:width="0.838cm" svg:height="0.529cm" draw:z-index="347"><draw:object xlink:href="./Object 348" xlink:type="simple" xlink:show="embed" xlink:actuate="onLoad"/><draw:image xlink:href="./ObjectReplacements/Object 348" xlink:type="simple" xlink:show="embed" xlink:actuate="onLoad"/></draw:frame></text:span><text:span text:style-name="T11">ebenfalls eine obere Dreiecksmatrix ist. Für n=1 ist diese Aussage trivial, daher nehmen wir n &gt;= 2 an. Wir schreiben </text:span><text:span text:style-name="T11"><draw:frame draw:style-name="fr1" draw:name="Object349" text:anchor-type="as-char" svg:y="-0.437cm" svg:width="1.833cm" svg:height="0.593cm" draw:z-index="348"><draw:object xlink:href="./Object 349" xlink:type="simple" xlink:show="embed" xlink:actuate="onLoad"/><draw:image xlink:href="./ObjectReplacements/Object 349" xlink:type="simple" xlink:show="embed" xlink:actuate="onLoad"/></draw:frame></text:span><text:span text:style-name="T11">, dann lässt sich die Gleichung </text:span><text:span text:style-name="T11"><draw:frame draw:style-name="fr1" draw:name="Object350" text:anchor-type="as-char" svg:y="-0.437cm" svg:width="2.103cm" svg:height="0.593cm" draw:z-index="349"><draw:object xlink:href="./Object 350" xlink:type="simple" xlink:show="embed" xlink:actuate="onLoad"/><draw:image xlink:href="./ObjectReplacements/Object 350" xlink:type="simple" xlink:show="embed" xlink:actuate="onLoad"/></draw:frame></text:span><text:span text:style-name="T11">in Form eines Systems von n Gleichung schreiben als</text:span></text:p>
      <text:p text:style-name="P38"><text:soft-page-break/><text:span text:style-name="T11"><draw:frame draw:style-name="fr1" draw:name="Object351" text:anchor-type="as-char" svg:y="-1.219cm" svg:width="5.696cm" svg:height="2.258cm" draw:z-index="350"><draw:object xlink:href="./Object 351" xlink:type="simple" xlink:show="embed" xlink:actuate="onLoad"/><draw:image xlink:href="./ObjectReplacements/Object 351" xlink:type="simple" xlink:show="embed" xlink:actuate="onLoad"/></draw:frame></text:span><text:span text:style-name="T11">, j = 1,….n.</text:span></text:p>
      <text:p text:style-name="P103">Hier ist zu zeigen, dass c_ij = 0 für i &gt; j gilt.</text:p>
      <text:p text:style-name="P64">….</text:p>
      <text:p text:style-name="P82">Korollar 4.14:<text:span text:style-name="T1"> Die Menge der invertierbaren Diagonalmatrizen aus </text:span><text:span text:style-name="T1"><draw:frame draw:style-name="fr1" draw:name="Object352" text:anchor-type="as-char" svg:y="-0.437cm" svg:width="0.877cm" svg:height="0.529cm" draw:z-index="351"><draw:object xlink:href="./Object 352" xlink:type="simple" xlink:show="embed" xlink:actuate="onLoad"/><draw:image xlink:href="./ObjectReplacements/Object 352" xlink:type="simple" xlink:show="embed" xlink:actuate="onLoad"/></draw:frame></text:span><text:span text:style-name="T1">mit der Matrizenmultiplikation ist eine kommutative Untergruppe der invertierbaren oberen (oder unteren) Dreiecksmatrizen aus </text:span><text:span text:style-name="T1"><draw:frame draw:style-name="fr1" draw:name="Object353" text:anchor-type="as-char" svg:y="-0.437cm" svg:width="0.877cm" svg:height="0.529cm" draw:z-index="352"><draw:object xlink:href="./Object 353" xlink:type="simple" xlink:show="embed" xlink:actuate="onLoad"/><draw:image xlink:href="./ObjectReplacements/Object 353" xlink:type="simple" xlink:show="embed" xlink:actuate="onLoad"/></draw:frame></text:span><text:span text:style-name="T1">.</text:span></text:p>
      <text:p text:style-name="P82">Defintion 4.15:<text:span text:style-name="T1"> Eien Matrix </text:span><text:span text:style-name="T1"><draw:frame draw:style-name="fr1" draw:name="Object354" text:anchor-type="as-char" svg:y="-0.437cm" svg:width="2cm" svg:height="1cm" draw:z-index="353"><draw:object xlink:href="./Object 354" xlink:type="simple" xlink:show="embed" xlink:actuate="onLoad"/><draw:image xlink:href="./ObjectReplacements/Object 354" xlink:type="simple" xlink:show="embed" xlink:actuate="onLoad"/></draw:frame></text:span><text:span text:style-name="T1">heißt Permutationsmatrix, falls in jeder Zeile und in jeder Spalte von P genau ein Eintrag 1 ist und alle anderne Einträge 0 sind.</text:span></text:p>
      <text:p text:style-name="P82">Satz 4.16:<text:span text:style-name="T1"> Die Menge der Permutationsmatrizen </text:span><text:span text:style-name="T1"><draw:frame draw:style-name="fr1" draw:name="Object355" text:anchor-type="as-char" svg:y="-0.437cm" svg:width="1.487cm" svg:height="0.529cm" draw:z-index="354"><draw:object xlink:href="./Object 355" xlink:type="simple" xlink:show="embed" xlink:actuate="onLoad"/><draw:image xlink:href="./ObjectReplacements/Object 355" xlink:type="simple" xlink:show="embed" xlink:actuate="onLoad"/></draw:frame></text:span><text:span text:style-name="T1"> ist eine Untergruppe von </text:span><text:span text:style-name="T1"><draw:frame draw:style-name="fr1" draw:name="Object356" text:anchor-type="as-char" svg:y="-0.377cm" svg:width="1.519cm" svg:height="0.533cm" draw:z-index="355"><draw:object xlink:href="./Object 356" xlink:type="simple" xlink:show="embed" xlink:actuate="onLoad"/><draw:image xlink:href="./ObjectReplacements/Object 356" xlink:type="simple" xlink:show="embed" xlink:actuate="onLoad"/></draw:frame></text:span><text:span text:style-name="T1">. Ist </text:span><text:span text:style-name="T1"><draw:frame draw:style-name="fr1" draw:name="Object357" text:anchor-type="as-char" svg:y="-0.437cm" svg:width="1.487cm" svg:height="0.529cm" draw:z-index="356"><draw:object xlink:href="./Object 357" xlink:type="simple" xlink:show="embed" xlink:actuate="onLoad"/><draw:image xlink:href="./ObjectReplacements/Object 357" xlink:type="simple" xlink:show="embed" xlink:actuate="onLoad"/></draw:frame></text:span><text:span text:style-name="T1">eine Permutationsmatrix, so ist P invertierbar mit</text:span><text:span text:style-name="T1"><draw:frame draw:style-name="fr1" draw:name="Object358" text:anchor-type="as-char" svg:y="-0.437cm" svg:width="1.616cm" svg:height="0.527cm" draw:z-index="357"><draw:object xlink:href="./Object 358" xlink:type="simple" xlink:show="embed" xlink:actuate="onLoad"/><draw:image xlink:href="./ObjectReplacements/Object 358" xlink:type="simple" xlink:show="embed" xlink:actuate="onLoad"/></draw:frame></text:span><text:span text:style-name="T1">.</text:span></text:p>
      <text:p text:style-name="P104"/>
      <text:h text:style-name="P121" text:outline-level="1">5 Die Treppennormalform und der Rang von Matrizenmultiplikation</text:h>
      <text:h text:style-name="P118" text:outline-level="1">5.1 Elementarmatrizen</text:h>
      <text:p text:style-name="P111">Seien R ein kommutativer Ring mit Eins, <draw:frame draw:style-name="fr2" draw:name="Object359" text:anchor-type="as-char" svg:y="-0.377cm" svg:width="1.065cm" svg:height="0.467cm" draw:z-index="358"><draw:object xlink:href="./Object 359" xlink:type="simple" xlink:show="embed" xlink:actuate="onLoad"/><draw:image xlink:href="./ObjectReplacements/Object 359" xlink:type="simple" xlink:show="embed" xlink:actuate="onLoad"/></draw:frame> und <draw:frame draw:style-name="fr2" draw:name="Object360" text:anchor-type="as-char" svg:y="-0.377cm" svg:width="2.501cm" svg:height="0.483cm" draw:z-index="359"><draw:object xlink:href="./Object 360" xlink:type="simple" xlink:show="embed" xlink:actuate="onLoad"/><draw:image xlink:href="./ObjectReplacements/Object 360" xlink:type="simple" xlink:show="embed" xlink:actuate="onLoad"/></draw:frame>. Sei <draw:frame draw:style-name="fr2" draw:name="Object361" text:anchor-type="as-char" svg:y="-0.437cm" svg:width="1.528cm" svg:height="0.591cm" draw:z-index="360"><draw:object xlink:href="./Object 361" xlink:type="simple" xlink:show="embed" xlink:actuate="onLoad"/><draw:image xlink:href="./ObjectReplacements/Object 361" xlink:type="simple" xlink:show="embed" xlink:actuate="onLoad"/></draw:frame>die Einheitsmatrix und sei <draw:frame draw:style-name="fr2" draw:name="Object362" text:anchor-type="as-char" svg:y="-0.377cm" svg:width="0.483cm" svg:height="0.531cm" draw:z-index="361"><draw:object xlink:href="./Object 362" xlink:type="simple" xlink:show="embed" xlink:actuate="onLoad"/><draw:image xlink:href="./ObjectReplacements/Object 362" xlink:type="simple" xlink:show="embed" xlink:actuate="onLoad"/></draw:frame>die i-te Spalte von <draw:frame draw:style-name="fr2" draw:name="Object363" text:anchor-type="as-char" svg:y="-0.377cm" svg:width="0.534cm" svg:height="0.531cm" draw:z-index="362"><draw:object xlink:href="./Object 363" xlink:type="simple" xlink:show="embed" xlink:actuate="onLoad"/><draw:image xlink:href="./ObjectReplacements/Object 363" xlink:type="simple" xlink:show="embed" xlink:actuate="onLoad"/></draw:frame>, d.h. <draw:frame draw:style-name="fr2" draw:name="Object364" text:anchor-type="as-char" svg:y="-0.377cm" svg:width="2.318cm" svg:height="0.531cm" draw:z-index="363"><draw:object xlink:href="./Object 364" xlink:type="simple" xlink:show="embed" xlink:actuate="onLoad"/><draw:image xlink:href="./ObjectReplacements/Object 364" xlink:type="simple" xlink:show="embed" xlink:actuate="onLoad"/></draw:frame>.</text:p>
      <text:p text:style-name="P111">Wir definieren die Matrix <draw:frame draw:style-name="fr2" draw:name="Object365" text:anchor-type="as-char" svg:y="-0.437cm" svg:width="6.636cm" svg:height="1.039cm" draw:z-index="364"><draw:object xlink:href="./Object 365" xlink:type="simple" xlink:show="embed" xlink:actuate="onLoad"/><draw:image xlink:href="./ObjectReplacements/Object 365" xlink:type="simple" xlink:show="embed" xlink:actuate="onLoad"/></draw:frame>,</text:p>
      <text:p text:style-name="P111">d.h. der Eintrag (i,j) der Matrix <draw:frame draw:style-name="fr2" draw:name="Object366" text:anchor-type="as-char" svg:y="-0.377cm" svg:width="0.646cm" svg:height="0.531cm" draw:z-index="365"><draw:object xlink:href="./Object 366" xlink:type="simple" xlink:show="embed" xlink:actuate="onLoad"/><draw:image xlink:href="./ObjectReplacements/Object 366" xlink:type="simple" xlink:show="embed" xlink:actuate="onLoad"/></draw:frame>ist 1, alle anderen Einträge sind 0.</text:p>
      <text:p text:style-name="P111">Für <draw:frame draw:style-name="fr2" draw:name="Object367" text:anchor-type="as-char" svg:y="-0.377cm" svg:width="2.314cm" svg:height="0.467cm" draw:z-index="366"><draw:object xlink:href="./Object 367" xlink:type="simple" xlink:show="embed" xlink:actuate="onLoad"/><draw:image xlink:href="./ObjectReplacements/Object 367" xlink:type="simple" xlink:show="embed" xlink:actuate="onLoad"/></draw:frame>definieren wir die Matrix <draw:frame draw:style-name="fr2" draw:name="Object368" text:anchor-type="as-char" svg:y="-0.437cm" svg:width="8.666cm" svg:height="0.591cm" draw:z-index="367"><draw:object xlink:href="./Object 368" xlink:type="simple" xlink:show="embed" xlink:actuate="onLoad"/><draw:image xlink:href="./ObjectReplacements/Object 368" xlink:type="simple" xlink:show="embed" xlink:actuate="onLoad"/></draw:frame>.</text:p>
      <text:p text:style-name="P111">Die i-te Spalte von <draw:frame draw:style-name="fr2" draw:name="Object369" text:anchor-type="as-char" svg:y="-0.377cm" svg:width="0.639cm" svg:height="0.531cm" draw:z-index="368"><draw:object xlink:href="./Object 369" xlink:type="simple" xlink:show="embed" xlink:actuate="onLoad"/><draw:image xlink:href="./ObjectReplacements/Object 369" xlink:type="simple" xlink:show="embed" xlink:actuate="onLoad"/></draw:frame>ist also <draw:frame draw:style-name="fr2" draw:name="Object370" text:anchor-type="as-char" svg:y="-0.377cm" svg:width="0.524cm" svg:height="0.531cm" draw:z-index="369"><draw:object xlink:href="./Object 370" xlink:type="simple" xlink:show="embed" xlink:actuate="onLoad"/><draw:image xlink:href="./ObjectReplacements/Object 370" xlink:type="simple" xlink:show="embed" xlink:actuate="onLoad"/></draw:frame>und die j-te Spalte ist <draw:frame draw:style-name="fr2" draw:name="Object371" text:anchor-type="as-char" svg:y="-0.377cm" svg:width="0.483cm" svg:height="0.531cm" draw:z-index="370"><draw:object xlink:href="./Object 371" xlink:type="simple" xlink:show="embed" xlink:actuate="onLoad"/><draw:image xlink:href="./ObjectReplacements/Object 371" xlink:type="simple" xlink:show="embed" xlink:actuate="onLoad"/></draw:frame>. <text:s/><draw:frame draw:style-name="fr2" draw:name="Object372" text:anchor-type="as-char" svg:y="-0.377cm" svg:width="0.639cm" svg:height="0.531cm" draw:z-index="371"><draw:object xlink:href="./Object 372" xlink:type="simple" xlink:show="embed" xlink:actuate="onLoad"/><draw:image xlink:href="./ObjectReplacements/Object 372" xlink:type="simple" xlink:show="embed" xlink:actuate="onLoad"/></draw:frame>ist eine Permutationsmatrix, welche bei der Multiplikation von links mit A deren i-te und j-te Zeile vertauscht. Zum Beispiel:</text:p>
      <text:p text:style-name="P111"><draw:frame draw:style-name="fr2" draw:name="Object373" text:anchor-type="as-char" svg:y="-0.956cm" svg:width="11.423cm" svg:height="1.663cm" draw:z-index="372"><draw:object xlink:href="./Object 373" xlink:type="simple" xlink:show="embed" xlink:actuate="onLoad"/><draw:image xlink:href="./ObjectReplacements/Object 373" xlink:type="simple" xlink:show="embed" xlink:actuate="onLoad"/></draw:frame>.</text:p>
      <text:p text:style-name="P111">Für <draw:frame draw:style-name="fr2" draw:name="Object374" text:anchor-type="as-char" svg:y="-0.377cm" svg:width="1.074cm" svg:height="0.467cm" draw:z-index="373"><draw:object xlink:href="./Object 374" xlink:type="simple" xlink:show="embed" xlink:actuate="onLoad"/><draw:image xlink:href="./ObjectReplacements/Object 374" xlink:type="simple" xlink:show="embed" xlink:actuate="onLoad"/></draw:frame>definieren wir die Matrix<draw:frame draw:style-name="fr2" draw:name="Object375" text:anchor-type="as-char" svg:y="-0.437cm" svg:width="7.026cm" svg:height="0.591cm" draw:z-index="374"><draw:object xlink:href="./Object 375" xlink:type="simple" xlink:show="embed" xlink:actuate="onLoad"/><draw:image xlink:href="./ObjectReplacements/Object 375" xlink:type="simple" xlink:show="embed" xlink:actuate="onLoad"/></draw:frame>, <text:span text:style-name="T20">welche bei der Linksmultiplikation mit einer Matrix A, deren i-te Zeile mit lambda multipliziert.</text:span></text:p>
      <text:p text:style-name="P112">Für <draw:frame draw:style-name="fr2" draw:name="Object376" text:anchor-type="as-char" svg:y="-0.377cm" svg:width="1.722cm" svg:height="0.467cm" draw:z-index="375"><draw:object xlink:href="./Object 376" xlink:type="simple" xlink:show="embed" xlink:actuate="onLoad"/><draw:image xlink:href="./ObjectReplacements/Object 376" xlink:type="simple" xlink:show="embed" xlink:actuate="onLoad"/></draw:frame> und <draw:frame draw:style-name="fr2" draw:name="Object377" text:anchor-type="as-char" svg:y="-0.377cm" svg:width="1.074cm" svg:height="0.467cm" draw:z-index="376"><draw:object xlink:href="./Object 377" xlink:type="simple" xlink:show="embed" xlink:actuate="onLoad"/><draw:image xlink:href="./ObjectReplacements/Object 377" xlink:type="simple" xlink:show="embed" xlink:actuate="onLoad"/></draw:frame>definieren wir die Matrix</text:p>
      <text:p text:style-name="P112"><draw:frame draw:style-name="fr2" draw:name="Object378" text:anchor-type="as-char" svg:y="-0.437cm" svg:width="9.267cm" svg:height="0.591cm" draw:z-index="377"><draw:object xlink:href="./Object 378" xlink:type="simple" xlink:show="embed" xlink:actuate="onLoad"/><draw:image xlink:href="./ObjectReplacements/Object 378" xlink:type="simple" xlink:show="embed" xlink:actuate="onLoad"/></draw:frame>,</text:p>
      <text:p text:style-name="P112">Die -ite Spalte von G_ij(lambda) ist also e_i + lambda e_j. Multipliziert man eine Matrix A von links mit einer soclhen unteren Dreiecksmatrix, so wird das lambda-fache der i-ten Zeile von A zur j-ten Zeile von A addiert. <text:s/>Die Multiplikation von links mit der oberen Dreiecksmatrix <draw:frame draw:style-name="fr2" draw:name="Object379" text:anchor-type="as-char" svg:y="-0.437cm" svg:width="1.429cm" svg:height="0.591cm" draw:z-index="378"><draw:object xlink:href="./Object 379" xlink:type="simple" xlink:show="embed" xlink:actuate="onLoad"/><draw:image xlink:href="./ObjectReplacements/Object 379" xlink:type="simple" xlink:show="embed" xlink:actuate="onLoad"/></draw:frame>bewirkt, dass das lambda-fache der j-ten Zeile von A zur i-ten Zeile von A addiert wrid. Zum Beispiel.</text:p>
      <text:p text:style-name="P113">Lemma 5.1:<text:span text:style-name="T1"> Die in Elementarmatrizen </text:span><text:span text:style-name="T1"><draw:frame draw:style-name="fr2" draw:name="Object380" text:anchor-type="as-char" svg:y="-0.377cm" svg:width="1.944cm" svg:height="0.533cm" draw:z-index="379"><draw:object xlink:href="./Object 380" xlink:type="simple" xlink:show="embed" xlink:actuate="onLoad"/><draw:image xlink:href="./ObjectReplacements/Object 380" xlink:type="simple" xlink:show="embed" xlink:actuate="onLoad"/></draw:frame></text:span><text:span text:style-name="T1">für invertierbare </text:span><text:span text:style-name="T1"><draw:frame draw:style-name="fr2" draw:name="Object381" text:anchor-type="as-char" svg:y="-0.377cm" svg:width="1.078cm" svg:height="0.469cm" draw:z-index="380"><draw:object xlink:href="./Object 381" xlink:type="simple" xlink:show="embed" xlink:actuate="onLoad"/><draw:image xlink:href="./ObjectReplacements/Object 381" xlink:type="simple" xlink:show="embed" xlink:actuate="onLoad"/></draw:frame></text:span><text:span text:style-name="T1">und </text:span><text:span text:style-name="T1"><draw:frame draw:style-name="fr2" draw:name="Object382" text:anchor-type="as-char" svg:y="-0.377cm" svg:width="1.274cm" svg:height="0.531cm" draw:z-index="381"><draw:object xlink:href="./Object 382" xlink:type="simple" xlink:show="embed" xlink:actuate="onLoad"/><draw:image xlink:href="./ObjectReplacements/Object 382" xlink:type="simple" xlink:show="embed" xlink:actuate="onLoad"/></draw:frame></text:span><text:span text:style-name="T1">sind invertierbar und es gelten:</text:span></text:p>
      <text:p text:style-name="P113"><text:span text:style-name="T1">(1) </text:span><text:span text:style-name="T1"><draw:frame draw:style-name="fr2" draw:name="Object383" text:anchor-type="as-char" svg:y="-0.437cm" svg:width="2.408cm" svg:height="0.591cm" draw:z-index="382"><draw:object xlink:href="./Object 383" xlink:type="simple" xlink:show="embed" xlink:actuate="onLoad"/><draw:image xlink:href="./ObjectReplacements/Object 383" xlink:type="simple" xlink:show="embed" xlink:actuate="onLoad"/></draw:frame></text:span></text:p>
      <text:p text:style-name="P113"><text:span text:style-name="T1">(2) </text:span><text:span text:style-name="T1"><draw:frame draw:style-name="fr2" draw:name="Object384" text:anchor-type="as-char" svg:y="-0.437cm" svg:width="3.369cm" svg:height="0.591cm" draw:z-index="383"><draw:object xlink:href="./Object 384" xlink:type="simple" xlink:show="embed" xlink:actuate="onLoad"/><draw:image xlink:href="./ObjectReplacements/Object 384" xlink:type="simple" xlink:show="embed" xlink:actuate="onLoad"/></draw:frame></text:span></text:p>
      <text:p text:style-name="P113"><text:span text:style-name="T1">(3) </text:span><text:span text:style-name="T1"><draw:frame draw:style-name="fr2" draw:name="Object385" text:anchor-type="as-char" svg:y="-0.437cm" svg:width="3.304cm" svg:height="0.591cm" draw:z-index="384"><draw:object xlink:href="./Object 385" xlink:type="simple" xlink:show="embed" xlink:actuate="onLoad"/><draw:image xlink:href="./ObjectReplacements/Object 385" xlink:type="simple" xlink:show="embed" xlink:actuate="onLoad"/></draw:frame></text:span></text:p>
      <text:p text:style-name="P113"><text:span text:style-name="T1"/></text:p>
      <text:h text:style-name="P129" text:outline-level="2">5.2 Die Treppennormalform und der Gauß‘sche Algorithmus</text:h>
      <text:p text:style-name="P114">Satz 5.2:<text:span text:style-name="T1"> Sei </text:span><text:span text:style-name="T1"><draw:frame draw:style-name="fr2" draw:name="Object386" text:anchor-type="as-char" svg:y="-0.377cm" svg:width="0.549cm" svg:height="0.469cm" draw:z-index="385"><draw:object xlink:href="./Object 386" xlink:type="simple" xlink:show="embed" xlink:actuate="onLoad"/><draw:image xlink:href="./ObjectReplacements/Object 386" xlink:type="simple" xlink:show="embed" xlink:actuate="onLoad"/></draw:frame></text:span><text:span text:style-name="T1">ein Körper und sei </text:span><text:span text:style-name="T1"><draw:frame draw:style-name="fr2" draw:name="Object387" text:anchor-type="as-char" svg:y="-0.437cm" svg:width="1.626cm" svg:height="0.527cm" draw:z-index="386"><draw:object xlink:href="./Object 387" xlink:type="simple" xlink:show="embed" xlink:actuate="onLoad"/><draw:image xlink:href="./ObjectReplacements/Object 387" xlink:type="simple" xlink:show="embed" xlink:actuate="onLoad"/></draw:frame></text:span><text:span text:style-name="T1">. Dann gibt es (invertierbare) Matrizen </text:span><text:span text:style-name="T1"><draw:frame draw:style-name="fr2" draw:name="Object388" text:anchor-type="as-char" svg:y="-0.437cm" svg:width="2.422cm" svg:height="0.593cm" draw:z-index="387"><draw:object xlink:href="./Object 388" xlink:type="simple" xlink:show="embed" xlink:actuate="onLoad"/><draw:image xlink:href="./ObjectReplacements/Object 388" xlink:type="simple" xlink:show="embed" xlink:actuate="onLoad"/></draw:frame></text:span><text:span text:style-name="T1">(dies sind Produkte von Elementarmatrizen), so dass </text:span><text:span text:style-name="T1"><draw:frame draw:style-name="fr2" draw:name="Object389" text:anchor-type="as-char" svg:y="-0.377cm" svg:width="2.357cm" svg:height="0.531cm" draw:z-index="388"><draw:object xlink:href="./Object 389" xlink:type="simple" xlink:show="embed" xlink:actuate="onLoad"/><draw:image xlink:href="./ObjectReplacements/Object 389" xlink:type="simple" xlink:show="embed" xlink:actuate="onLoad"/></draw:frame></text:span><text:span text:style-name="T1">in Treppennormalform ist, d.h. C hat die Form</text:span></text:p>
      <text:p text:style-name="P114"><text:span text:style-name="T1"><draw:frame draw:style-name="fr2" draw:name="Object390" text:anchor-type="as-char" svg:y="-0.406cm" svg:width="1.595cm" svg:height="0.497cm" draw:z-index="389"><draw:object xlink:href="./Object 390" xlink:type="simple" xlink:show="embed" xlink:actuate="onLoad"/><draw:image xlink:href="./ObjectReplacements/Object 390" xlink:type="simple" xlink:show="embed" xlink:actuate="onLoad"/></draw:frame></text:span></text:p>
      <text:p text:style-name="P114"><text:span text:style-name="T1">Hier s</text:span></text:p>
      <text:p text:style-name="P114"><text:span text:style-name="T1"/></text:p>
      <text:p text:style-name="P114"><text:span text:style-name="T1">Ist </text:span><text:span text:style-name="T1"><draw:frame draw:style-name="fr2" draw:name="Object391" text:anchor-type="as-char" svg:y="-0.377cm" svg:width="1.092cm" svg:height="0.469cm" draw:z-index="390"><draw:object xlink:href="./Object 391" xlink:type="simple" xlink:show="embed" xlink:actuate="onLoad"/><draw:image xlink:href="./ObjectReplacements/Object 391" xlink:type="simple" xlink:show="embed" xlink:actuate="onLoad"/></draw:frame></text:span><text:span text:style-name="T1">, so ist </text:span><text:span text:style-name="T1"><draw:frame draw:style-name="fr2" draw:name="Object392" text:anchor-type="as-char" svg:y="-0.437cm" svg:width="1.57cm" svg:height="0.527cm" draw:z-index="391"><draw:object xlink:href="./Object 392" xlink:type="simple" xlink:show="embed" xlink:actuate="onLoad"/><draw:image xlink:href="./ObjectReplacements/Object 392" xlink:type="simple" xlink:show="embed" xlink:actuate="onLoad"/></draw:frame></text:span><text:span text:style-name="T1">genau dann invertierbar, wenn </text:span><text:span text:style-name="T1"><draw:frame draw:style-name="fr2" draw:name="Object393" text:anchor-type="as-char" svg:y="-0.377cm" svg:width="1.272cm" svg:height="0.533cm" draw:z-index="392"><draw:object xlink:href="./Object 393" xlink:type="simple" xlink:show="embed" xlink:actuate="onLoad"/><draw:image xlink:href="./ObjectReplacements/Object 393" xlink:type="simple" xlink:show="embed" xlink:actuate="onLoad"/></draw:frame></text:span><text:span text:style-name="T1">gilt. In diesem Fall iost </text:span><text:span text:style-name="T1"><draw:frame draw:style-name="fr2" draw:name="Object394" text:anchor-type="as-char" svg:y="-0.437cm" svg:width="2.342cm" svg:height="0.591cm" draw:z-index="393"><draw:object xlink:href="./Object 394" xlink:type="simple" xlink:show="embed" xlink:actuate="onLoad"/><draw:image xlink:href="./ObjectReplacements/Object 394" xlink:type="simple" xlink:show="embed" xlink:actuate="onLoad"/></draw:frame></text:span><text:span text:style-name="T1">.</text:span></text:p>
      <text:p text:style-name="P114">Beweis:<text:span text:style-name="T1"> Ist </text:span><text:span text:style-name="T1"><draw:frame draw:style-name="fr2" draw:name="Object395" text:anchor-type="as-char" svg:y="-0.377cm" svg:width="1.099cm" svg:height="0.467cm" draw:z-index="394"><draw:object xlink:href="./Object 395" xlink:type="simple" xlink:show="embed" xlink:actuate="onLoad"/><draw:image xlink:href="./ObjectReplacements/Object 395" xlink:type="simple" xlink:show="embed" xlink:actuate="onLoad"/></draw:frame></text:span><text:span text:style-name="T1">, so setzen wir </text:span><text:span text:style-name="T1"><draw:frame draw:style-name="fr2" draw:name="Object396" text:anchor-type="as-char" svg:y="-0.377cm" svg:width="2.117cm" svg:height="0.531cm" draw:z-index="395"><draw:object xlink:href="./Object 396" xlink:type="simple" xlink:show="embed" xlink:actuate="onLoad"/><draw:image xlink:href="./ObjectReplacements/Object 396" xlink:type="simple" xlink:show="embed" xlink:actuate="onLoad"/></draw:frame></text:span><text:span text:style-name="T1">und sind fertig.</text:span></text:p>
      <text:p text:style-name="P114"><text:span text:style-name="T1">Sei also </text:span><text:span text:style-name="T1"><draw:frame draw:style-name="fr2" draw:name="Object397" text:anchor-type="as-char" svg:y="-0.377cm" svg:width="1.074cm" svg:height="0.467cm" draw:z-index="396"><draw:object xlink:href="./Object 397" xlink:type="simple" xlink:show="embed" xlink:actuate="onLoad"/><draw:image xlink:href="./ObjectReplacements/Object 397" xlink:type="simple" xlink:show="embed" xlink:actuate="onLoad"/></draw:frame></text:span><text:span text:style-name="T1">und sei </text:span><text:span text:style-name="T1"><draw:frame draw:style-name="fr2" draw:name="Object398" text:anchor-type="as-char" svg:y="-0.377cm" svg:width="0.522cm" svg:height="0.531cm" draw:z-index="397"><draw:object xlink:href="./Object 398" xlink:type="simple" xlink:show="embed" xlink:actuate="onLoad"/><draw:image xlink:href="./ObjectReplacements/Object 398" xlink:type="simple" xlink:show="embed" xlink:actuate="onLoad"/></draw:frame></text:span><text:span text:style-name="T1">der Index der ersten Spalte von </text:span></text:p>
      <text:p text:style-name="P114"><text:span text:style-name="T1"><draw:frame draw:style-name="fr2" draw:name="Object399" text:anchor-type="as-char" svg:y="-0.437cm" svg:width="2.632cm" svg:height="0.591cm" draw:z-index="398"><draw:object xlink:href="./Object 399" xlink:type="simple" xlink:show="embed" xlink:actuate="onLoad"/><draw:image xlink:href="./ObjectReplacements/Object 399" xlink:type="simple" xlink:show="embed" xlink:actuate="onLoad"/></draw:frame></text:span><text:span text:style-name="T1">,</text:span></text:p>
      <text:p text:style-name="P114"><text:span text:style-name="T1">die nicht aus lauter Nullen beseteht. Sei </text:span><text:span text:style-name="T1"><draw:frame draw:style-name="fr2" draw:name="Object400" text:anchor-type="as-char" svg:y="-0.437cm" svg:width="0.831cm" svg:height="0.628cm" draw:z-index="399"><draw:object xlink:href="./Object 400" xlink:type="simple" xlink:show="embed" xlink:actuate="onLoad"/><draw:image xlink:href="./ObjectReplacements/Object 400" xlink:type="simple" xlink:show="embed" xlink:actuate="onLoad"/></draw:frame></text:span><text:span text:style-name="T1">das erste Element in dieser Spalte, welches nicth Null ist, d.h. </text:span><text:span text:style-name="T1"><draw:frame draw:style-name="fr2" draw:name="Object401" text:anchor-type="as-char" svg:y="-0.377cm" svg:width="1.083cm" svg:height="0.483cm" draw:z-index="400"><draw:object xlink:href="./Object 401" xlink:type="simple" xlink:show="embed" xlink:actuate="onLoad"/><draw:image xlink:href="./ObjectReplacements/Object 401" xlink:type="simple" xlink:show="embed" xlink:actuate="onLoad"/></draw:frame></text:span><text:span text:style-name="T1">hat die Form</text:span></text:p>
      <text:p text:style-name="P105"><text:span text:style-name="T1"><draw:frame draw:style-name="fr2" draw:name="Object402" text:anchor-type="as-char" svg:y="-1.85cm" svg:width="3.902cm" svg:height="3.425cm" draw:z-index="401"><draw:object xlink:href="./Object 402" xlink:type="simple" xlink:show="embed" xlink:actuate="onLoad"/><draw:image xlink:href="./ObjectReplacements/Object 402" xlink:type="simple" xlink:show="embed" xlink:actuate="onLoad"/></draw:frame></text:span><text:span text:style-name="T1">.</text:span></text:p>
      <text:p text:style-name="P106"><text:span text:style-name="T1">Wir gehen nun wie folgt vor: Zunächst vertauschen (permutieren) wir die Zeilen </text:span><text:span text:style-name="T1"><draw:frame draw:style-name="fr2" draw:name="Object403" text:anchor-type="as-char" svg:y="-0.377cm" svg:width="0.453cm" svg:height="0.531cm" draw:z-index="402"><draw:object xlink:href="./Object 403" xlink:type="simple" xlink:show="embed" xlink:actuate="onLoad"/><draw:image xlink:href="./ObjectReplacements/Object 403" xlink:type="simple" xlink:show="embed" xlink:actuate="onLoad"/></draw:frame></text:span><text:span text:style-name="T1">und </text:span><text:span text:style-name="T1"><draw:frame draw:style-name="fr2" draw:name="Object404" text:anchor-type="as-char" svg:y="-0.377cm" svg:width="0.411cm" svg:height="0.467cm" draw:z-index="403"><draw:object xlink:href="./Object 404" xlink:type="simple" xlink:show="embed" xlink:actuate="onLoad"/><draw:image xlink:href="./ObjectReplacements/Object 404" xlink:type="simple" xlink:show="embed" xlink:actuate="onLoad"/></draw:frame></text:span><text:span text:style-name="T1">(falls </text:span><text:span text:style-name="T1"><draw:frame draw:style-name="fr2" draw:name="Object405" text:anchor-type="as-char" svg:y="-0.377cm" svg:width="0.958cm" svg:height="0.533cm" draw:z-index="404"><draw:object xlink:href="./Object 405" xlink:type="simple" xlink:show="embed" xlink:actuate="onLoad"/><draw:image xlink:href="./ObjectReplacements/Object 405" xlink:type="simple" xlink:show="embed" xlink:actuate="onLoad"/></draw:frame></text:span><text:span text:style-name="T1">). Dann normieren wir die neue erste Zeile, d.h. wir multiplizieren sie mit </text:span><text:span text:style-name="T1"><draw:frame draw:style-name="fr2" draw:name="Object406" text:anchor-type="as-char" svg:y="-0.437cm" svg:width="1.655cm" svg:height="0.591cm" draw:z-index="405"><draw:object xlink:href="./Object 406" xlink:type="simple" xlink:show="embed" xlink:actuate="onLoad"/><draw:image xlink:href="./ObjectReplacements/Object 406" xlink:type="simple" xlink:show="embed" xlink:actuate="onLoad"/></draw:frame></text:span><text:span text:style-name="T1">. Schließlich eliminieren wir unterhalb des ersten Eintrags in der Spalte </text:span><text:span text:style-name="T1"><draw:frame draw:style-name="fr2" draw:name="Object407" text:anchor-type="as-char" svg:y="-0.399cm" svg:width="0.522cm" svg:height="0.552cm" draw:z-index="406"><draw:object xlink:href="./Object 407" xlink:type="simple" xlink:show="embed" xlink:actuate="onLoad"/><draw:image xlink:href="./ObjectReplacements/Object 407" xlink:type="simple" xlink:show="embed" xlink:actuate="onLoad"/></draw:frame></text:span><text:span text:style-name="T1">. Vertauschen und Normieren führt auf</text:span></text:p>
      <text:p text:style-name="P106"><text:span text:style-name="T1"><draw:frame draw:style-name="fr2" draw:name="Object408" text:anchor-type="as-char" svg:y="-1.528cm" svg:width="8.895cm" svg:height="2.87cm" draw:z-index="407"><draw:object xlink:href="./Object 408" xlink:type="simple" xlink:show="embed" xlink:actuate="onLoad"/><draw:image xlink:href="./ObjectReplacements/Object 408" xlink:type="simple" xlink:show="embed" xlink:actuate="onLoad"/></draw:frame></text:span><text:span text:style-name="T1">,</text:span></text:p>
      <text:p text:style-name="P106"><text:span text:style-name="T1">wobei </text:span><text:span text:style-name="T1"><draw:frame draw:style-name="fr2" draw:name="Object409" text:anchor-type="as-char" svg:y="-0.377cm" svg:width="1.473cm" svg:height="0.531cm" draw:z-index="408"><draw:object xlink:href="./Object 409" xlink:type="simple" xlink:show="embed" xlink:actuate="onLoad"/><draw:image xlink:href="./ObjectReplacements/Object 409" xlink:type="simple" xlink:show="embed" xlink:actuate="onLoad"/></draw:frame></text:span><text:span text:style-name="T1">(falls </text:span><text:span text:style-name="T1"><draw:frame draw:style-name="fr2" draw:name="Object410" text:anchor-type="as-char" svg:y="-0.377cm" svg:width="1.016cm" svg:height="0.531cm" draw:z-index="409"><draw:object xlink:href="./Object 410" xlink:type="simple" xlink:show="embed" xlink:actuate="onLoad"/><draw:image xlink:href="./ObjectReplacements/Object 410" xlink:type="simple" xlink:show="embed" xlink:actuate="onLoad"/></draw:frame></text:span><text:span text:style-name="T1">). Nun haben wir noch unterhalb der 1 in der Spalte </text:span><text:span text:style-name="T1"><draw:frame draw:style-name="fr2" draw:name="Object411" text:anchor-type="as-char" svg:y="-0.377cm" svg:width="0.522cm" svg:height="0.531cm" draw:z-index="410"><draw:object xlink:href="./Object 411" xlink:type="simple" xlink:show="embed" xlink:actuate="onLoad"/><draw:image xlink:href="./ObjectReplacements/Object 411" xlink:type="simple" xlink:show="embed" xlink:actuate="onLoad"/></draw:frame></text:span><text:span text:style-name="T1"> zu eliminieren. Dies geschieht durch Linksmultiplikation von </text:span><text:span text:style-name="T1"><draw:frame draw:style-name="fr2" draw:name="Object412" text:anchor-type="as-char" svg:y="-0.54cm" svg:width="0.834cm" svg:height="0.631cm" draw:z-index="411"><draw:object xlink:href="./Object 412" xlink:type="simple" xlink:show="embed" xlink:actuate="onLoad"/><draw:image xlink:href="./ObjectReplacements/Object 412" xlink:type="simple" xlink:show="embed" xlink:actuate="onLoad"/></draw:frame></text:span><text:span text:style-name="T1">mit den Matrizen</text:span></text:p>
      <text:p text:style-name="P106"><text:span text:style-name="T1"><draw:frame draw:style-name="fr2" draw:name="Object413" text:anchor-type="as-char" svg:y="-0.54cm" svg:width="5.009cm" svg:height="0.693cm" draw:z-index="412"><draw:object xlink:href="./Object 413" xlink:type="simple" xlink:show="embed" xlink:actuate="onLoad"/><draw:image xlink:href="./ObjectReplacements/Object 413" xlink:type="simple" xlink:show="embed" xlink:actuate="onLoad"/></draw:frame></text:span><text:span text:style-name="T1">.</text:span></text:p>
      <text:p text:style-name="P106"><text:span text:style-name="T1">Damit gilt</text:span></text:p>
      <text:p text:style-name="P106"><text:span text:style-name="T1">….</text:span></text:p>
      <text:p text:style-name="P107"><text:soft-page-break/>Satz 5.4:<text:span text:style-name="T1"> Für jede Matrix </text:span><text:span text:style-name="T1"><draw:frame draw:style-name="fr2" draw:name="Object414" text:anchor-type="as-char" svg:y="-0.437cm" svg:width="1.57cm" svg:height="0.527cm" draw:z-index="413"><draw:object xlink:href="./Object 414" xlink:type="simple" xlink:show="embed" xlink:actuate="onLoad"/><draw:image xlink:href="./ObjectReplacements/Object 414" xlink:type="simple" xlink:show="embed" xlink:actuate="onLoad"/></draw:frame></text:span><text:span text:style-name="T1">gibt es eine Permutationsmatrix </text:span><text:span text:style-name="T1"><draw:frame draw:style-name="fr2" draw:name="Object415" text:anchor-type="as-char" svg:y="-0.437cm" svg:width="1.536cm" svg:height="0.527cm" draw:z-index="414"><draw:object xlink:href="./Object 415" xlink:type="simple" xlink:show="embed" xlink:actuate="onLoad"/><draw:image xlink:href="./ObjectReplacements/Object 415" xlink:type="simple" xlink:show="embed" xlink:actuate="onLoad"/></draw:frame></text:span><text:span text:style-name="T1">, eine untere Dreiecksmatrix </text:span><text:span text:style-name="T1"><draw:frame draw:style-name="fr2" draw:name="Object416" text:anchor-type="as-char" svg:y="-0.377cm" svg:width="2cm" svg:height="1cm" draw:z-index="415"><draw:object xlink:href="./Object 416" xlink:type="simple" xlink:show="embed" xlink:actuate="onLoad"/><draw:image xlink:href="./ObjectReplacements/Object 416" xlink:type="simple" xlink:show="embed" xlink:actuate="onLoad"/></draw:frame></text:span><text:span text:style-name="T1">mit 1-Diagonale und eine obere Dreiecksmatrix </text:span><text:span text:style-name="T1"><draw:frame draw:style-name="fr2" draw:name="Object417" text:anchor-type="as-char" svg:y="-0.437cm" svg:width="1.596cm" svg:height="0.529cm" draw:z-index="416"><draw:object xlink:href="./Object 417" xlink:type="simple" xlink:show="embed" xlink:actuate="onLoad"/><draw:image xlink:href="./ObjectReplacements/Object 417" xlink:type="simple" xlink:show="embed" xlink:actuate="onLoad"/></draw:frame></text:span><text:span text:style-name="T1">, so dass </text:span><text:span text:style-name="T1"><draw:frame draw:style-name="fr2" draw:name="Object418" text:anchor-type="as-char" svg:y="-0.377cm" svg:width="1.746cm" svg:height="0.469cm" draw:z-index="417"><draw:object xlink:href="./Object 418" xlink:type="simple" xlink:show="embed" xlink:actuate="onLoad"/><draw:image xlink:href="./ObjectReplacements/Object 418" xlink:type="simple" xlink:show="embed" xlink:actuate="onLoad"/></draw:frame></text:span><text:span text:style-name="T1">ist. Die Matrix </text:span><text:span text:style-name="T1"><draw:frame draw:style-name="fr2" draw:name="Object419" text:anchor-type="as-char" svg:y="-0.377cm" svg:width="0.549cm" svg:height="0.467cm" draw:z-index="418"><draw:object xlink:href="./Object 419" xlink:type="simple" xlink:show="embed" xlink:actuate="onLoad"/><draw:image xlink:href="./ObjectReplacements/Object 419" xlink:type="simple" xlink:show="embed" xlink:actuate="onLoad"/></draw:frame></text:span><text:span text:style-name="T1"> ist genau dann invertierbar, wenn A invertierbar ist.</text:span></text:p>
      <text:p text:style-name="P108">Definition 5.6:<text:span text:style-name="T1"> Ist </text:span><text:span text:style-name="T1"><draw:frame draw:style-name="fr2" draw:name="Object420" text:anchor-type="as-char" svg:y="-0.437cm" svg:width="1.609cm" svg:height="0.527cm" draw:z-index="419"><draw:object xlink:href="./Object 420" xlink:type="simple" xlink:show="embed" xlink:actuate="onLoad"/><draw:image xlink:href="./ObjectReplacements/Object 420" xlink:type="simple" xlink:show="embed" xlink:actuate="onLoad"/></draw:frame></text:span><text:span text:style-name="T1">eine Matrix in Treppennormalform (wie in S</text:span><text:span text:style-name="T7">atz 5.2) dann werden die „Stufenpositionen“ (1, j_1),…, (r,jr) als die Pivotpositionen von C bezeichnet.</text:span></text:p>
      <text:p text:style-name="P109">Lemma 5.7:<text:span text:style-name="T1"> Ist </text:span><text:span text:style-name="T1"><draw:frame draw:style-name="fr2" draw:name="Object421" text:anchor-type="as-char" svg:y="-0.377cm" svg:width="2.166cm" svg:height="0.533cm" draw:z-index="420"><draw:object xlink:href="./Object 421" xlink:type="simple" xlink:show="embed" xlink:actuate="onLoad"/><draw:image xlink:href="./ObjectReplacements/Object 421" xlink:type="simple" xlink:show="embed" xlink:actuate="onLoad"/></draw:frame></text:span><text:span text:style-name="T1"> und </text:span><text:span text:style-name="T1"><draw:frame draw:style-name="fr2" draw:name="Object422" text:anchor-type="as-char" svg:y="-0.437cm" svg:width="1.446cm" svg:height="0.527cm" draw:z-index="421"><draw:object xlink:href="./Object 422" xlink:type="simple" xlink:show="embed" xlink:actuate="onLoad"/><draw:image xlink:href="./ObjectReplacements/Object 422" xlink:type="simple" xlink:show="embed" xlink:actuate="onLoad"/></draw:frame></text:span><text:span text:style-name="T1">, so gilt </text:span><text:span text:style-name="T1"><draw:frame draw:style-name="fr2" draw:name="Object423" text:anchor-type="as-char" svg:y="-0.377cm" svg:width="1.233cm" svg:height="0.469cm" draw:z-index="422"><draw:object xlink:href="./Object 423" xlink:type="simple" xlink:show="embed" xlink:actuate="onLoad"/><draw:image xlink:href="./ObjectReplacements/Object 423" xlink:type="simple" xlink:show="embed" xlink:actuate="onLoad"/></draw:frame></text:span><text:span text:style-name="T1">genau dann, wenn </text:span><text:span text:style-name="T1"><draw:frame draw:style-name="fr2" draw:name="Object424" text:anchor-type="as-char" svg:y="-0.377cm" svg:width="1.005cm" svg:height="0.467cm" draw:z-index="423"><draw:object xlink:href="./Object 424" xlink:type="simple" xlink:show="embed" xlink:actuate="onLoad"/><draw:image xlink:href="./ObjectReplacements/Object 424" xlink:type="simple" xlink:show="embed" xlink:actuate="onLoad"/></draw:frame></text:span><text:span text:style-name="T1">ist.</text:span></text:p>
      <text:p text:style-name="P109">Satz 5.8:<text:span text:style-name="T1"> Seien </text:span><text:span text:style-name="T1"><draw:frame draw:style-name="fr2" draw:name="Object425" text:anchor-type="as-char" svg:y="-0.437cm" svg:width="2.113cm" svg:height="0.529cm" draw:z-index="424"><draw:object xlink:href="./Object 425" xlink:type="simple" xlink:show="embed" xlink:actuate="onLoad"/><draw:image xlink:href="./ObjectReplacements/Object 425" xlink:type="simple" xlink:show="embed" xlink:actuate="onLoad"/></draw:frame></text:span><text:span text:style-name="T1">in Treppennormalform. Falls </text:span><text:span text:style-name="T1"><draw:frame draw:style-name="fr2" draw:name="Object426" text:anchor-type="as-char" svg:y="-0.377cm" svg:width="1.401cm" svg:height="0.469cm" draw:z-index="425"><draw:object xlink:href="./Object 426" xlink:type="simple" xlink:show="embed" xlink:actuate="onLoad"/><draw:image xlink:href="./ObjectReplacements/Object 426" xlink:type="simple" xlink:show="embed" xlink:actuate="onLoad"/></draw:frame></text:span><text:span text:style-name="T1"> für eine Matrix </text:span><text:span text:style-name="T1"><draw:frame draw:style-name="fr2" draw:name="Object427" text:anchor-type="as-char" svg:y="-0.377cm" svg:width="2.166cm" svg:height="0.533cm" draw:z-index="426"><draw:object xlink:href="./Object 427" xlink:type="simple" xlink:show="embed" xlink:actuate="onLoad"/><draw:image xlink:href="./ObjectReplacements/Object 427" xlink:type="simple" xlink:show="embed" xlink:actuate="onLoad"/></draw:frame></text:span><text:span text:style-name="T1">gilt, dann folgt </text:span><text:span text:style-name="T1"><draw:frame draw:style-name="fr2" draw:name="Object428" text:anchor-type="as-char" svg:y="-0.377cm" svg:width="1.164cm" svg:height="0.467cm" draw:z-index="427"><draw:object xlink:href="./Object 428" xlink:type="simple" xlink:show="embed" xlink:actuate="onLoad"/><draw:image xlink:href="./ObjectReplacements/Object 428" xlink:type="simple" xlink:show="embed" xlink:actuate="onLoad"/></draw:frame></text:span><text:span text:style-name="T1">.</text:span></text:p>
      <text:p text:style-name="P109">Korollar 5.9:<text:span text:style-name="T1"> Für </text:span><text:span text:style-name="T1"><draw:frame draw:style-name="fr2" draw:name="Object429" text:anchor-type="as-char" svg:y="-0.437cm" svg:width="1.626cm" svg:height="0.527cm" draw:z-index="428"><draw:object xlink:href="./Object 429" xlink:type="simple" xlink:show="embed" xlink:actuate="onLoad"/><draw:image xlink:href="./ObjectReplacements/Object 429" xlink:type="simple" xlink:show="embed" xlink:actuate="onLoad"/></draw:frame></text:span><text:span text:style-name="T1">gelten:</text:span></text:p>
      <text:p text:style-name="P109"><text:span text:style-name="T1">(1) Es gibt genau eine Matrix </text:span><text:span text:style-name="T1"><draw:frame draw:style-name="fr2" draw:name="Object430" text:anchor-type="as-char" svg:y="-0.437cm" svg:width="1.609cm" svg:height="0.527cm" draw:z-index="429"><draw:object xlink:href="./Object 430" xlink:type="simple" xlink:show="embed" xlink:actuate="onLoad"/><draw:image xlink:href="./ObjectReplacements/Object 430" xlink:type="simple" xlink:show="embed" xlink:actuate="onLoad"/></draw:frame></text:span><text:span text:style-name="T1">in Treppennormalform, in die sich A durch elementar Zeilenoperationen bzw. durch Linksmultiplikation mit Elementarmatrizen überführen lsäst. Deise Matrix C nenn wir die Treppennormalform von A.</text:span></text:p>
      <text:p text:style-name="P109"><text:span text:style-name="T1">(2) Ist </text:span><text:span text:style-name="T1"><draw:frame draw:style-name="fr2" draw:name="Object431" text:anchor-type="as-char" svg:y="-0.377cm" svg:width="2.304cm" svg:height="0.531cm" draw:z-index="430"><draw:object xlink:href="./Object 431" xlink:type="simple" xlink:show="embed" xlink:actuate="onLoad"/><draw:image xlink:href="./ObjectReplacements/Object 431" xlink:type="simple" xlink:show="embed" xlink:actuate="onLoad"/></draw:frame></text:span><text:span text:style-name="T1">, so ist die Matrix C aus (1) auch die Treppennormalform von MA, d.h. die Treppennormalform ist invariant unter Linksmultiplikation mit invertierbaren Matrizen.</text:span></text:p>
      <text:p text:style-name="P109"><text:span text:style-name="T1"/></text:p>
      <text:h text:style-name="P130" text:outline-level="2">5.3 Rang und Äquivalenz von Matrizen </text:h>
      <text:p text:style-name="P115">Definition 5.10:<text:span text:style-name="T1"> Die Anzahl r der Pivotpositionen in der Treppennormalform von </text:span><text:span text:style-name="T11"><draw:frame draw:style-name="fr2" draw:name="Object432" text:anchor-type="as-char" svg:y="-0.437cm" svg:width="1.626cm" svg:height="0.527cm" draw:z-index="431"><draw:object xlink:href="./Object 432" xlink:type="simple" xlink:show="embed" xlink:actuate="onLoad"/><draw:image xlink:href="./ObjectReplacements/Object 432" xlink:type="simple" xlink:show="embed" xlink:actuate="onLoad"/></draw:frame></text:span><text:span text:style-name="T11">wird der Rang von A genannt und mit </text:span><text:span text:style-name="T11"><draw:frame draw:style-name="fr2" draw:name="Object433" text:anchor-type="as-char" svg:y="-0.377cm" svg:width="1.796cm" svg:height="0.483cm" draw:z-index="432"><draw:object xlink:href="./Object 433" xlink:type="simple" xlink:show="embed" xlink:actuate="onLoad"/><draw:image xlink:href="./ObjectReplacements/Object 433" xlink:type="simple" xlink:show="embed" xlink:actuate="onLoad"/></draw:frame></text:span><text:span text:style-name="T11">bezeichnet.</text:span></text:p>
      <text:p text:style-name="P115"><text:span text:style-name="T16">Satz 5.11:</text:span><text:span text:style-name="T11"> Für </text:span><text:span text:style-name="T8"><draw:frame draw:style-name="fr2" draw:name="Object434" text:anchor-type="as-char" svg:y="-0.437cm" svg:width="1.626cm" svg:height="0.527cm" draw:z-index="433"><draw:object xlink:href="./Object 434" xlink:type="simple" xlink:show="embed" xlink:actuate="onLoad"/><draw:image xlink:href="./ObjectReplacements/Object 434" xlink:type="simple" xlink:show="embed" xlink:actuate="onLoad"/></draw:frame></text:span><text:span text:style-name="T8">gelten:</text:span></text:p>
      <text:p text:style-name="P115"><text:span text:style-name="T8">(1) Es gibt Matrizen </text:span><text:span text:style-name="T8"><draw:frame draw:style-name="fr2" draw:name="Object435" text:anchor-type="as-char" svg:y="-0.377cm" svg:width="4.948cm" svg:height="0.531cm" draw:z-index="434"><draw:object xlink:href="./Object 435" xlink:type="simple" xlink:show="embed" xlink:actuate="onLoad"/><draw:image xlink:href="./ObjectReplacements/Object 435" xlink:type="simple" xlink:show="embed" xlink:actuate="onLoad"/></draw:frame></text:span><text:span text:style-name="T11">mit</text:span></text:p>
      <text:p text:style-name="P115"><text:span text:style-name="T11"><draw:frame draw:style-name="fr2" draw:name="Object436" text:anchor-type="as-char" svg:y="-0.716cm" svg:width="4.29cm" svg:height="1.249cm" draw:z-index="435"><draw:object xlink:href="./Object 436" xlink:type="simple" xlink:show="embed" xlink:actuate="onLoad"/><draw:image xlink:href="./ObjectReplacements/Object 436" xlink:type="simple" xlink:show="embed" xlink:actuate="onLoad"/></draw:frame></text:span></text:p>
      <text:p text:style-name="P115"><text:span text:style-name="T11">genau dann, wenn Rang(A) = r ist.</text:span></text:p>
      <text:p text:style-name="P115"><text:span text:style-name="T11">(2) Sind </text:span><text:span text:style-name="T11"><draw:frame draw:style-name="fr2" draw:name="Object437" text:anchor-type="as-char" svg:y="-0.377cm" svg:width="2.427cm" svg:height="0.531cm" draw:z-index="436"><draw:object xlink:href="./Object 437" xlink:type="simple" xlink:show="embed" xlink:actuate="onLoad"/><draw:image xlink:href="./ObjectReplacements/Object 437" xlink:type="simple" xlink:show="embed" xlink:actuate="onLoad"/></draw:frame></text:span><text:span text:style-name="T11">und </text:span><text:span text:style-name="T11"><draw:frame draw:style-name="fr2" draw:name="Object438" text:anchor-type="as-char" svg:y="-0.377cm" svg:width="2.503cm" svg:height="0.531cm" draw:z-index="437"><draw:object xlink:href="./Object 438" xlink:type="simple" xlink:show="embed" xlink:actuate="onLoad"/><draw:image xlink:href="./ObjectReplacements/Object 438" xlink:type="simple" xlink:show="embed" xlink:actuate="onLoad"/></draw:frame></text:span><text:span text:style-name="T11">, so gilt Rang(A) = Rang(QAZ).</text:span></text:p>
      <text:p text:style-name="P115"><text:span text:style-name="T11">(3) Ist </text:span><text:span text:style-name="T11"><draw:frame draw:style-name="fr2" draw:name="Object439" text:anchor-type="as-char" svg:y="-0.377cm" svg:width="1.462cm" svg:height="0.469cm" draw:z-index="438"><draw:object xlink:href="./Object 439" xlink:type="simple" xlink:show="embed" xlink:actuate="onLoad"/><draw:image xlink:href="./ObjectReplacements/Object 439" xlink:type="simple" xlink:show="embed" xlink:actuate="onLoad"/></draw:frame></text:span><text:span text:style-name="T11">mit </text:span><text:span text:style-name="T11"><draw:frame draw:style-name="fr2" draw:name="Object440" text:anchor-type="as-char" svg:y="-0.437cm" svg:width="1.478cm" svg:height="0.527cm" draw:z-index="439"><draw:object xlink:href="./Object 440" xlink:type="simple" xlink:show="embed" xlink:actuate="onLoad"/><draw:image xlink:href="./ObjectReplacements/Object 440" xlink:type="simple" xlink:show="embed" xlink:actuate="onLoad"/></draw:frame></text:span><text:span text:style-name="T11">und </text:span><text:span text:style-name="T11"><draw:frame draw:style-name="fr2" draw:name="Object441" text:anchor-type="as-char" svg:y="-0.437cm" svg:width="1.554cm" svg:height="0.527cm" draw:z-index="440"><draw:object xlink:href="./Object 441" xlink:type="simple" xlink:show="embed" xlink:actuate="onLoad"/><draw:image xlink:href="./ObjectReplacements/Object 441" xlink:type="simple" xlink:show="embed" xlink:actuate="onLoad"/></draw:frame></text:span><text:span text:style-name="T11">, so gilt</text:span></text:p>
      <text:p text:style-name="P115"><text:span text:style-name="T11"><draw:frame draw:style-name="fr2" draw:name="Object442" text:anchor-type="as-char" svg:y="-0.377cm" svg:width="4.454cm" svg:height="0.483cm" draw:z-index="441"><draw:object xlink:href="./Object 442" xlink:type="simple" xlink:show="embed" xlink:actuate="onLoad"/><draw:image xlink:href="./ObjectReplacements/Object 442" xlink:type="simple" xlink:show="embed" xlink:actuate="onLoad"/></draw:frame></text:span></text:p>
      <text:p text:style-name="P115"><text:span text:style-name="T11"><draw:frame draw:style-name="fr2" draw:name="Object443" text:anchor-type="as-char" svg:y="-0.377cm" svg:width="4.473cm" svg:height="0.483cm" draw:z-index="442"><draw:object xlink:href="./Object 443" xlink:type="simple" xlink:show="embed" xlink:actuate="onLoad"/><draw:image xlink:href="./ObjectReplacements/Object 443" xlink:type="simple" xlink:show="embed" xlink:actuate="onLoad"/></draw:frame></text:span><text:span text:style-name="T11">.</text:span></text:p>
      <text:p text:style-name="P115"><text:span text:style-name="T11">(4) Rang(A) = Rang(A^T).</text:span></text:p>
      <text:p text:style-name="P115"><text:span text:style-name="T11">(5) Es gibt Matrizen </text:span><text:span text:style-name="T11"><draw:frame draw:style-name="fr2" draw:name="Object444" text:anchor-type="as-char" svg:y="-0.437cm" svg:width="1.48cm" svg:height="0.529cm" draw:z-index="443"><draw:object xlink:href="./Object 444" xlink:type="simple" xlink:show="embed" xlink:actuate="onLoad"/><draw:image xlink:href="./ObjectReplacements/Object 444" xlink:type="simple" xlink:show="embed" xlink:actuate="onLoad"/></draw:frame></text:span><text:span text:style-name="T11">und </text:span><text:span text:style-name="T11"><draw:frame draw:style-name="fr2" draw:name="Object445" text:anchor-type="as-char" svg:y="-0.437cm" svg:width="1.554cm" svg:height="0.527cm" draw:z-index="444"><draw:object xlink:href="./Object 445" xlink:type="simple" xlink:show="embed" xlink:actuate="onLoad"/><draw:image xlink:href="./ObjectReplacements/Object 445" xlink:type="simple" xlink:show="embed" xlink:actuate="onLoad"/></draw:frame></text:span><text:span text:style-name="T11">mit </text:span><text:span text:style-name="T11"><draw:frame draw:style-name="fr2" draw:name="Object446" text:anchor-type="as-char" svg:y="-0.377cm" svg:width="1.462cm" svg:height="0.469cm" draw:z-index="445"><draw:object xlink:href="./Object 446" xlink:type="simple" xlink:show="embed" xlink:actuate="onLoad"/><draw:image xlink:href="./ObjectReplacements/Object 446" xlink:type="simple" xlink:show="embed" xlink:actuate="onLoad"/></draw:frame></text:span><text:span text:style-name="T11">genau dann, wenn </text:span><text:span text:style-name="T11"><draw:frame draw:style-name="fr2" draw:name="Object447" text:anchor-type="as-char" svg:y="-0.377cm" svg:width="2.24cm" svg:height="0.483cm" draw:z-index="446"><draw:object xlink:href="./Object 447" xlink:type="simple" xlink:show="embed" xlink:actuate="onLoad"/><draw:image xlink:href="./ObjectReplacements/Object 447" xlink:type="simple" xlink:show="embed" xlink:actuate="onLoad"/></draw:frame></text:span><text:span text:style-name="T11">ist.</text:span></text:p>
      <text:p text:style-name="P116"><text:span text:style-name="T16">Definition 5.13:</text:span><text:span text:style-name="T11"> Die Matrizen </text:span><text:span text:style-name="T11"><draw:frame draw:style-name="fr2" draw:name="Object448" text:anchor-type="as-char" svg:y="-0.437cm" svg:width="2.11cm" svg:height="0.527cm" draw:z-index="447"><draw:object xlink:href="./Object 448" xlink:type="simple" xlink:show="embed" xlink:actuate="onLoad"/><draw:image xlink:href="./ObjectReplacements/Object 448" xlink:type="simple" xlink:show="embed" xlink:actuate="onLoad"/></draw:frame></text:span><text:span text:style-name="T11">heißen äquivalent, wenn es Matrizen </text:span><text:span text:style-name="T11"><draw:frame draw:style-name="fr2" draw:name="Object449" text:anchor-type="as-char" svg:y="-0.377cm" svg:width="2.208cm" svg:height="0.533cm" draw:z-index="448"><draw:object xlink:href="./Object 449" xlink:type="simple" xlink:show="embed" xlink:actuate="onLoad"/><draw:image xlink:href="./ObjectReplacements/Object 449" xlink:type="simple" xlink:show="embed" xlink:actuate="onLoad"/></draw:frame></text:span><text:span text:style-name="T11">und </text:span><text:span text:style-name="T11"><draw:frame draw:style-name="fr2" draw:name="Object450" text:anchor-type="as-char" svg:y="-0.377cm" svg:width="2.223cm" svg:height="0.533cm" draw:z-index="449"><draw:object xlink:href="./Object 450" xlink:type="simple" xlink:show="embed" xlink:actuate="onLoad"/><draw:image xlink:href="./ObjectReplacements/Object 450" xlink:type="simple" xlink:show="embed" xlink:actuate="onLoad"/></draw:frame></text:span><text:span text:style-name="T11">mit </text:span><text:span text:style-name="T11"><draw:frame draw:style-name="fr2" draw:name="Object451" text:anchor-type="as-char" svg:y="-0.377cm" svg:width="1.7cm" svg:height="0.467cm" draw:z-index="450"><draw:object xlink:href="./Object 451" xlink:type="simple" xlink:show="embed" xlink:actuate="onLoad"/><draw:image xlink:href="./ObjectReplacements/Object 451" xlink:type="simple" xlink:show="embed" xlink:actuate="onLoad"/></draw:frame></text:span><text:span text:style-name="T11">gibt.</text:span></text:p>
      <text:p text:style-name="P116"><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1:03:44.990000000</meta:creation-date>
    <meta:generator>LibreOffice/5.2.7.2$Windows_x86 LibreOffice_project/2b7f1e640c46ceb28adf43ee075a6e8b8439ed10</meta:generator>
    <dc:date>2017-07-31T17:42:16.722000000</dc:date>
    <meta:editing-duration>PT5H54M15S</meta:editing-duration>
    <meta:editing-cycles>13</meta:editing-cycles>
    <meta:document-statistic meta:table-count="1" meta:image-count="0" meta:object-count="451" meta:page-count="23" meta:paragraph-count="375" meta:word-count="4746" meta:character-count="29203" meta:non-whitespace-character-count="24715"/>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row>
      <mo stretchy="false">{</mo>
      <mrow>
        <mi>x</mi>
        <mo stretchy="false">∣</mo>
        <mi>P</mi>
      </mrow>
      <mrow>
        <mo fence="true" stretchy="false">(</mo>
        <mrow>
          <mi>x</mi>
        </mrow>
        <mo fence="true" stretchy="false">)</mo>
      </mrow>
      <mo stretchy="false">}</mo>
    </mrow>
    <annotation encoding="StarMath 5.0">\{ x divides P(x)\}</annotation>
  </semantics>
</math>
</file>

<file path=Object 100/content.xml><?xml version="1.0" encoding="utf-8"?>
<math xmlns="http://www.w3.org/1998/Math/MathML" display="block">
  <semantics>
    <mrow>
      <mi>f</mi>
      <mi mathvariant="normal">:</mi>
      <mrow>
        <mi>X</mi>
        <mo stretchy="false">→</mo>
        <mi>Y</mi>
      </mrow>
    </mrow>
    <annotation encoding="StarMath 5.0">f: X toward Y</annotation>
  </semantics>
</math>
</file>

<file path=Object 101/content.xml><?xml version="1.0" encoding="utf-8"?>
<math xmlns="http://www.w3.org/1998/Math/MathML" display="block">
  <semantics>
    <mrow>
      <msub>
        <mi>x</mi>
        <mn>1,</mn>
      </msub>
      <mrow>
        <msub>
          <mi>x</mi>
          <mn>2</mn>
        </msub>
        <mo stretchy="false">∈</mo>
        <mi>X</mi>
      </mrow>
    </mrow>
    <annotation encoding="StarMath 5.0">x_1, x_2 in X </annotation>
  </semantics>
</math>
</file>

<file path=Object 102/content.xml><?xml version="1.0" encoding="utf-8"?>
<math xmlns="http://www.w3.org/1998/Math/MathML" display="block"/>
</file>

<file path=Object 103/content.xml><?xml version="1.0" encoding="utf-8"?>
<math xmlns="http://www.w3.org/1998/Math/MathML" display="block">
  <semantics>
    <mrow>
      <msub>
        <mi>x</mi>
        <mn>1</mn>
      </msub>
      <mo stretchy="false">=</mo>
      <msub>
        <mi>x</mi>
        <mn>2</mn>
      </msub>
    </mrow>
    <annotation encoding="StarMath 5.0">x_1 = x_2</annotation>
  </semantics>
</math>
</file>

<file path=Object 104/content.xml><?xml version="1.0" encoding="utf-8"?>
<math xmlns="http://www.w3.org/1998/Math/MathML" display="block">
  <semantics>
    <mrow>
      <mi>f</mi>
      <mrow>
        <mrow>
          <mo fence="true" stretchy="false">(</mo>
          <mrow>
            <mi>X</mi>
          </mrow>
          <mo fence="true" stretchy="false">)</mo>
        </mrow>
        <mo stretchy="false">=</mo>
        <mi>Y</mi>
      </mrow>
      <mi mathvariant="italic">ist</mi>
    </mrow>
    <annotation encoding="StarMath 5.0">f( X ) = Y ist</annotation>
  </semantics>
</math>
</file>

<file path=Object 105/content.xml><?xml version="1.0" encoding="utf-8"?>
<math xmlns="http://www.w3.org/1998/Math/MathML" display="block">
  <semantics>
    <mrow>
      <mi>x</mi>
      <mi mathvariant="normal">:</mi>
      <mrow>
        <mi>X</mi>
        <mo stretchy="false">→</mo>
        <mi>Y</mi>
      </mrow>
    </mrow>
    <annotation encoding="StarMath 5.0">x: X toward Y</annotation>
  </semantics>
</math>
</file>

<file path=Object 106/content.xml><?xml version="1.0" encoding="utf-8"?>
<math xmlns="http://www.w3.org/1998/Math/MathML" display="block">
  <semantics>
    <mrow>
      <mi>y</mi>
      <mo stretchy="false">∈</mo>
      <mi>Y</mi>
    </mrow>
    <annotation encoding="StarMath 5.0">y in Y</annotation>
  </semantics>
</math>
</file>

<file path=Object 107/content.xml><?xml version="1.0" encoding="utf-8"?>
<math xmlns="http://www.w3.org/1998/Math/MathML" display="block">
  <semantics>
    <mrow>
      <mi>x</mi>
      <mo stretchy="false">∈</mo>
      <mi>X</mi>
    </mrow>
    <annotation encoding="StarMath 5.0">x in X</annotation>
  </semantics>
</math>
</file>

<file path=Object 108/content.xml><?xml version="1.0" encoding="utf-8"?>
<math xmlns="http://www.w3.org/1998/Math/MathML" display="block">
  <semantics>
    <mrow>
      <mi>f</mi>
      <mrow>
        <mrow>
          <mo fence="true" stretchy="false">(</mo>
          <mrow>
            <mi>x</mi>
          </mrow>
          <mo fence="true" stretchy="false">)</mo>
        </mrow>
        <mo stretchy="false">=</mo>
        <mi>y</mi>
      </mrow>
    </mrow>
    <annotation encoding="StarMath 5.0">f( x) = y </annotation>
  </semantics>
</math>
</file>

<file path=Object 109/content.xml><?xml version="1.0" encoding="utf-8"?>
<math xmlns="http://www.w3.org/1998/Math/MathML" display="block">
  <semantics>
    <mrow>
      <mrow>
        <mo fence="true" stretchy="true">|</mo>
        <mrow>
          <mi>M</mi>
        </mrow>
        <mo fence="true" stretchy="true">|</mo>
      </mrow>
      <mo stretchy="false">=</mo>
      <mrow>
        <mo fence="true" stretchy="true">|</mo>
        <mrow>
          <mi>N</mi>
        </mrow>
        <mo fence="true" stretchy="true">|</mo>
      </mrow>
      <mo stretchy="false">=</mo>
      <mi>m</mi>
      <mo stretchy="false">∈</mo>
      <mi mathvariant="normal">ℕ</mi>
    </mrow>
    <annotation encoding="StarMath 5.0">abs M = abs N = m in setN </annotation>
  </semantics>
</math>
</file>

<file path=Object 11/content.xml><?xml version="1.0" encoding="utf-8"?>
<math xmlns="http://www.w3.org/1998/Math/MathML" display="block">
  <semantics>
    <mrow>
      <mo stretchy="false">¬</mo>
      <mi>A</mi>
    </mrow>
    <annotation encoding="StarMath 5.0">neg A</annotation>
  </semantics>
</math>
</file>

<file path=Object 110/content.xml><?xml version="1.0" encoding="utf-8"?>
<math xmlns="http://www.w3.org/1998/Math/MathML" display="block">
  <semantics>
    <mrow>
      <mi>m</mi>
      <mrow>
        <mi>!</mi>
        <mo stretchy="false">≝</mo>
        <mrow>
          <mn>1</mn>
          <mo stretchy="false">⋅</mo>
          <mn>2</mn>
          <mo stretchy="false">⋅</mo>
          <mn>.</mn>
        </mrow>
      </mrow>
      <mn>.</mn>
      <mrow>
        <mn>.</mn>
        <mo stretchy="false">⋅</mo>
        <mi>m</mi>
      </mrow>
    </mrow>
    <annotation encoding="StarMath 5.0">m! def 1 cdot 2 cdot . . . cdot m</annotation>
  </semantics>
</math>
</file>

<file path=Object 111/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X toward Y, x toward f( x) </annotation>
  </semantics>
</math>
</file>

<file path=Object 112/content.xml><?xml version="1.0" encoding="utf-8"?>
<math xmlns="http://www.w3.org/1998/Math/MathML" display="block"/>
</file>

<file path=Object 113/content.xml><?xml version="1.0" encoding="utf-8"?>
<math xmlns="http://www.w3.org/1998/Math/MathML" display="block">
  <semantics>
    <mrow>
      <mi>g</mi>
      <mo stretchy="false">∘</mo>
      <mi>f</mi>
      <mi mathvariant="normal">:</mi>
      <mrow>
        <mi>X</mi>
        <mo stretchy="false">→</mo>
        <mi>Z</mi>
      </mrow>
      <mi>,</mi>
      <mrow>
        <mi>x</mi>
        <mo stretchy="false">→</mo>
        <mi>g</mi>
      </mrow>
      <mrow>
        <mo fence="true" stretchy="false">(</mo>
        <mrow>
          <mrow>
            <mi>f</mi>
            <mrow>
              <mo fence="true" stretchy="false">(</mo>
              <mrow>
                <mi>x</mi>
              </mrow>
              <mo fence="true" stretchy="false">)</mo>
            </mrow>
          </mrow>
        </mrow>
        <mo fence="true" stretchy="false">)</mo>
      </mrow>
    </mrow>
    <annotation encoding="StarMath 5.0">g circ f: X toward Z, x toward g( f(x) )</annotation>
  </semantics>
</math>
</file>

<file path=Object 114/content.xml><?xml version="1.0" encoding="utf-8"?>
<math xmlns="http://www.w3.org/1998/Math/MathML" display="block">
  <semantics>
    <mrow>
      <mi>f</mi>
      <mo stretchy="false">∘</mo>
      <mrow>
        <msub>
          <mi mathvariant="italic">Id</mi>
          <mi>X</mi>
        </msub>
        <mo stretchy="false">=</mo>
        <mi>f</mi>
        <mo stretchy="false">=</mo>
        <msub>
          <mi mathvariant="italic">Id</mi>
          <mi>Y</mi>
        </msub>
      </mrow>
      <mo stretchy="false">∘</mo>
      <mi>f</mi>
    </mrow>
    <annotation encoding="StarMath 5.0">f circ Id_X = f = Id_Y circ f</annotation>
  </semantics>
</math>
</file>

<file path=Object 115/content.xml><?xml version="1.0" encoding="utf-8"?>
<math xmlns="http://www.w3.org/1998/Math/MathML" display="block">
  <semantics>
    <mrow>
      <mi>f</mi>
      <mi mathvariant="normal">:</mi>
      <mrow>
        <mi>X</mi>
        <mo stretchy="false">→</mo>
        <mi>Y</mi>
      </mrow>
    </mrow>
    <annotation encoding="StarMath 5.0">f: X toward Y</annotation>
  </semantics>
</math>
</file>

<file path=Object 116/content.xml><?xml version="1.0" encoding="utf-8"?>
<math xmlns="http://www.w3.org/1998/Math/MathML" display="block">
  <semantics>
    <mrow>
      <mi>f</mi>
      <mi mathvariant="normal">:</mi>
      <mrow>
        <mi>W</mi>
        <mo stretchy="false">→</mo>
        <mi>X</mi>
      </mrow>
      <mi>,</mi>
      <mi>g</mi>
      <mi mathvariant="normal">:</mi>
      <mrow>
        <mi>X</mi>
        <mo stretchy="false">→</mo>
        <mi>Y</mi>
      </mrow>
      <mi>,</mi>
      <mi>h</mi>
      <mi mathvariant="normal">:</mi>
      <mrow>
        <mi>Y</mi>
        <mo stretchy="false">→</mo>
        <mi>Z</mi>
      </mrow>
    </mrow>
    <annotation encoding="StarMath 5.0">f: W toward X, g: X toward Y, h: Y toward Z</annotation>
  </semantics>
</math>
</file>

<file path=Object 117/content.xml><?xml version="1.0" encoding="utf-8"?>
<math xmlns="http://www.w3.org/1998/Math/MathML" display="block">
  <semantics>
    <mrow>
      <mi>h</mi>
      <mo stretchy="false">∘</mo>
      <mrow>
        <mrow>
          <mo fence="true" stretchy="false">(</mo>
          <mrow>
            <mrow>
              <mi>g</mi>
              <mo stretchy="false">∘</mo>
              <mi>f</mi>
            </mrow>
          </mrow>
          <mo fence="true" stretchy="false">)</mo>
        </mrow>
        <mo stretchy="false">=</mo>
        <mrow>
          <mo fence="true" stretchy="false">(</mo>
          <mrow>
            <mrow>
              <mi>h</mi>
              <mo stretchy="false">∘</mo>
              <mi>g</mi>
            </mrow>
          </mrow>
          <mo fence="true" stretchy="false">)</mo>
        </mrow>
      </mrow>
      <mo stretchy="false">∘</mo>
      <mi>f</mi>
    </mrow>
    <annotation encoding="StarMath 5.0">h  circ ( g circ f ) = ( h circ g ) circ f</annotation>
  </semantics>
</math>
</file>

<file path=Object 118/content.xml><?xml version="1.0" encoding="utf-8"?>
<math xmlns="http://www.w3.org/1998/Math/MathML" display="block">
  <semantics>
    <mrow>
      <mi>f</mi>
      <mi mathvariant="normal">:</mi>
      <mrow>
        <mi>X</mi>
        <mo stretchy="false">→</mo>
        <mi>Y</mi>
      </mrow>
    </mrow>
    <annotation encoding="StarMath 5.0">f:X toward Y</annotation>
  </semantics>
</math>
</file>

<file path=Object 119/content.xml><?xml version="1.0" encoding="utf-8"?>
<math xmlns="http://www.w3.org/1998/Math/MathML" display="block">
  <semantics>
    <mrow>
      <mi>g</mi>
      <mi mathvariant="normal">:</mi>
      <mrow>
        <mi>Y</mi>
        <mo stretchy="false">→</mo>
        <mi>X</mi>
      </mrow>
    </mrow>
    <annotation encoding="StarMath 5.0">g: Y toward X</annotation>
  </semantics>
</math>
</file>

<file path=Object 12/content.xml><?xml version="1.0" encoding="utf-8"?>
<math xmlns="http://www.w3.org/1998/Math/MathML" display="block">
  <semantics>
    <mrow>
      <mi>X</mi>
      <mo stretchy="false">∧</mo>
      <mi>Y</mi>
    </mrow>
    <annotation encoding="StarMath 5.0">X and Y</annotation>
  </semantics>
</math>
</file>

<file path=Object 120/content.xml><?xml version="1.0" encoding="utf-8"?>
<math xmlns="http://www.w3.org/1998/Math/MathML" display="block">
  <semantics>
    <mrow>
      <mi>g</mi>
      <mo stretchy="false">∘</mo>
      <mrow>
        <mi>f</mi>
        <mo stretchy="false">=</mo>
        <msub>
          <mi mathvariant="italic">Id</mi>
          <mi>X</mi>
        </msub>
      </mrow>
      <mspace width="2em"/>
      <mi mathvariant="italic">und</mi>
      <mspace width="2em"/>
      <mi>f</mi>
      <mo stretchy="false">∘</mo>
      <mrow>
        <mi>g</mi>
        <mo stretchy="false">=</mo>
        <msub>
          <mi mathvariant="italic">Id</mi>
          <mi>Y</mi>
        </msub>
      </mrow>
    </mrow>
    <annotation encoding="StarMath 5.0">g circ f = Id_X  ~ und ~ f circ g = Id_Y</annotation>
  </semantics>
</math>
</file>

<file path=Object 121/content.xml><?xml version="1.0" encoding="utf-8"?>
<math xmlns="http://www.w3.org/1998/Math/MathML" display="block">
  <semantics>
    <mrow>
      <mi>g</mi>
      <mi mathvariant="normal">:</mi>
      <mrow>
        <mi>Y</mi>
        <mo stretchy="false">→</mo>
        <mi>X</mi>
      </mrow>
      <mi>,</mi>
      <mi>g</mi>
      <mrow>
        <mrow>
          <mo fence="true" stretchy="false">(</mo>
          <mrow>
            <mi>y</mi>
          </mrow>
          <mo fence="true" stretchy="false">)</mo>
        </mrow>
        <mo stretchy="false">=</mo>
        <msub>
          <mi>x</mi>
          <mi>y</mi>
        </msub>
      </mrow>
    </mrow>
    <annotation encoding="StarMath 5.0">g: Y toward X, g( y) = x_y</annotation>
  </semantics>
</math>
</file>

<file path=Object 122/content.xml><?xml version="1.0" encoding="utf-8"?>
<math xmlns="http://www.w3.org/1998/Math/MathML" display="block">
  <semantics>
    <mrow>
      <mover accent="true">
        <mi>y</mi>
        <mo stretchy="false">~</mo>
      </mover>
      <mo stretchy="false">∈</mo>
      <mi>Y</mi>
    </mrow>
    <annotation encoding="StarMath 5.0">tilde y in Y</annotation>
  </semantics>
</math>
</file>

<file path=Object 123/content.xml><?xml version="1.0" encoding="utf-8"?>
<math xmlns="http://www.w3.org/1998/Math/MathML" display="block">
  <semantics>
    <mrow>
      <mrow>
        <mo fence="true" stretchy="false">(</mo>
        <mrow>
          <mrow>
            <mi>f</mi>
            <mo stretchy="false">∘</mo>
            <mi>g</mi>
          </mrow>
        </mrow>
        <mo fence="true" stretchy="false">)</mo>
      </mrow>
      <mrow>
        <mrow>
          <mo fence="true" stretchy="false">(</mo>
          <mrow>
            <mover accent="true">
              <mi>y</mi>
              <mo stretchy="false">~</mo>
            </mover>
          </mrow>
          <mo fence="true" stretchy="false">)</mo>
        </mrow>
        <mo stretchy="false">=</mo>
        <mi>f</mi>
      </mrow>
      <mrow>
        <mrow>
          <mo fence="true" stretchy="false">(</mo>
          <mrow>
            <mrow>
              <mi>g</mi>
              <mrow>
                <mo fence="true" stretchy="false">(</mo>
                <mrow>
                  <mover accent="true">
                    <mi>y</mi>
                    <mo stretchy="false">~</mo>
                  </mover>
                </mrow>
                <mo fence="true" stretchy="false">)</mo>
              </mrow>
            </mrow>
          </mrow>
          <mo fence="true" stretchy="false">)</mo>
        </mrow>
        <mo stretchy="false">=</mo>
        <mi>f</mi>
      </mrow>
      <mrow>
        <mrow>
          <mo fence="true" stretchy="false">(</mo>
          <mrow>
            <msub>
              <mi>x</mi>
              <mover accent="true">
                <mi>y</mi>
                <mo stretchy="false">~</mo>
              </mover>
            </msub>
          </mrow>
          <mo fence="true" stretchy="false">)</mo>
        </mrow>
        <mo stretchy="false">=</mo>
        <mover accent="true">
          <mi>y</mi>
          <mo stretchy="false">~</mo>
        </mover>
      </mrow>
    </mrow>
    <annotation encoding="StarMath 5.0">( f circ g )( tilde y ) = f( g(tilde y ) ) = f( x_{tilde y} ) = tilde y</annotation>
  </semantics>
</math>
</file>

<file path=Object 124/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25/content.xml><?xml version="1.0" encoding="utf-8"?>
<math xmlns="http://www.w3.org/1998/Math/MathML" display="block">
  <semantics>
    <mrow>
      <mover accent="true">
        <mi>x</mi>
        <mo stretchy="false">~</mo>
      </mover>
      <mo stretchy="false">∈</mo>
      <mi>X</mi>
    </mrow>
    <annotation encoding="StarMath 5.0">tilde x in X</annotation>
  </semantics>
</math>
</file>

<file path=Object 126/content.xml><?xml version="1.0" encoding="utf-8"?>
<math xmlns="http://www.w3.org/1998/Math/MathML" display="block">
  <semantics>
    <mrow>
      <mrow>
        <mover accent="true">
          <mi>y</mi>
          <mo stretchy="false">~</mo>
        </mover>
        <mo stretchy="false">=</mo>
        <mi>f</mi>
      </mrow>
      <mrow>
        <mo fence="true" stretchy="false">(</mo>
        <mrow>
          <mover accent="true">
            <mi>x</mi>
            <mo stretchy="false">~</mo>
          </mover>
        </mrow>
        <mo fence="true" stretchy="false">)</mo>
      </mrow>
    </mrow>
    <annotation encoding="StarMath 5.0">tilde y = f( tilde x )</annotation>
  </semantics>
</math>
</file>

<file path=Object 127/content.xml><?xml version="1.0" encoding="utf-8"?>
<math xmlns="http://www.w3.org/1998/Math/MathML" display="block">
  <semantics>
    <mrow>
      <mover accent="true">
        <msub>
          <mi>x</mi>
          <mi>y</mi>
        </msub>
        <mo stretchy="false">~</mo>
      </mover>
      <mo stretchy="false">∈</mo>
      <mi>X</mi>
    </mrow>
    <annotation encoding="StarMath 5.0">tilde x_y in X</annotation>
  </semantics>
</math>
</file>

<file path=Object 128/content.xml><?xml version="1.0" encoding="utf-8"?>
<math xmlns="http://www.w3.org/1998/Math/MathML" display="block">
  <semantics>
    <mrow>
      <mi>f</mi>
      <mrow>
        <mrow>
          <mo fence="true" stretchy="false">(</mo>
          <mrow>
            <msub>
              <mi>x</mi>
              <mover accent="true">
                <mi>y</mi>
                <mo stretchy="false">~</mo>
              </mover>
            </msub>
          </mrow>
          <mo fence="true" stretchy="false">)</mo>
        </mrow>
        <mo stretchy="false">=</mo>
        <mover accent="true">
          <mi>y</mi>
          <mo stretchy="false">~</mo>
        </mover>
      </mrow>
    </mrow>
    <annotation encoding="StarMath 5.0">f( x_{tilde y} )= tilde y</annotation>
  </semantics>
</math>
</file>

<file path=Object 129/content.xml><?xml version="1.0" encoding="utf-8"?>
<math xmlns="http://www.w3.org/1998/Math/MathML" display="block">
  <semantics>
    <mrow>
      <mover accent="true">
        <mi>x</mi>
        <mo stretchy="false">~</mo>
      </mover>
      <mo stretchy="false">=</mo>
      <msub>
        <mi>x</mi>
        <mover accent="true">
          <mi>y</mi>
          <mo stretchy="false">~</mo>
        </mover>
      </msub>
    </mrow>
    <annotation encoding="StarMath 5.0">tilde x = x_{ tilde y }</annotation>
  </semantics>
</math>
</file>

<file path=Object 13/content.xml><?xml version="1.0" encoding="utf-8"?>
<math xmlns="http://www.w3.org/1998/Math/MathML" display="block">
  <semantics>
    <mrow>
      <mi>X</mi>
      <mo stretchy="false">∨</mo>
      <mi>Y</mi>
    </mrow>
    <annotation encoding="StarMath 5.0">X or Y</annotation>
  </semantics>
</math>
</file>

<file path=Object 130/content.xml><?xml version="1.0" encoding="utf-8"?>
<math xmlns="http://www.w3.org/1998/Math/MathML" display="block">
  <semantics>
    <mrow>
      <mrow>
        <mo fence="true" stretchy="false">(</mo>
        <mrow>
          <mrow>
            <mi>g</mi>
            <mo stretchy="false">∘</mo>
            <mi>f</mi>
          </mrow>
        </mrow>
        <mo fence="true" stretchy="false">)</mo>
      </mrow>
      <mrow>
        <mrow>
          <mo fence="true" stretchy="false">(</mo>
          <mrow>
            <mover accent="true">
              <mi>x</mi>
              <mo stretchy="false">~</mo>
            </mover>
          </mrow>
          <mo fence="true" stretchy="false">)</mo>
        </mrow>
        <mo stretchy="false">=</mo>
        <mrow>
          <mo fence="true" stretchy="false">(</mo>
          <mrow>
            <mrow>
              <mi>g</mi>
              <mo stretchy="false">∘</mo>
              <mi>f</mi>
            </mrow>
          </mrow>
          <mo fence="true" stretchy="false">)</mo>
        </mrow>
      </mrow>
      <mrow>
        <mrow>
          <mo fence="true" stretchy="false">(</mo>
          <mrow>
            <msub>
              <mi>x</mi>
              <mover accent="true">
                <mi>y</mi>
                <mo stretchy="false">~</mo>
              </mover>
            </msub>
          </mrow>
          <mo fence="true" stretchy="false">)</mo>
        </mrow>
        <mo stretchy="false">=</mo>
        <mi>g</mi>
      </mrow>
      <mrow>
        <mrow>
          <mo fence="true" stretchy="false">(</mo>
          <mrow>
            <mrow>
              <mi>f</mi>
              <mrow>
                <mo fence="true" stretchy="false">(</mo>
                <mrow>
                  <msub>
                    <mi>x</mi>
                    <mover accent="true">
                      <mi>y</mi>
                      <mo stretchy="false">~</mo>
                    </mover>
                  </msub>
                </mrow>
                <mo fence="true" stretchy="false">)</mo>
              </mrow>
            </mrow>
          </mrow>
          <mo fence="true" stretchy="false">)</mo>
        </mrow>
        <mo stretchy="false">=</mo>
        <mi>g</mi>
      </mrow>
      <mrow>
        <mrow>
          <mo fence="true" stretchy="false">(</mo>
          <mrow>
            <mover accent="true">
              <mi>y</mi>
              <mo stretchy="false">~</mo>
            </mover>
          </mrow>
          <mo fence="true" stretchy="false">)</mo>
        </mrow>
        <mo stretchy="false">=</mo>
        <msub>
          <mi>x</mi>
          <mover accent="true">
            <mi>y</mi>
            <mo stretchy="false">~</mo>
          </mover>
        </msub>
        <mo stretchy="false">=</mo>
        <mover accent="true">
          <mi>x</mi>
          <mo stretchy="false">~</mo>
        </mover>
      </mrow>
      <mspace width="2em"/>
      <mi mathvariant="italic">also</mi>
      <mspace width="2em"/>
      <mi>g</mi>
      <mo stretchy="false">∘</mo>
      <mrow>
        <mi>f</mi>
        <mo stretchy="false">=</mo>
        <msub>
          <mi mathvariant="italic">Id</mi>
          <mi>X</mi>
        </msub>
      </mrow>
    </mrow>
    <annotation encoding="StarMath 5.0">( g circ  f)( tilde x ) = ( g circ f )( x_{tilde y }) = g( f(x_{tilde y} ) ) = g( tilde y  )= x_{ tilde y } = tilde x ~ also ~g circ f = Id_X</annotation>
  </semantics>
</math>
</file>

<file path=Object 131/content.xml><?xml version="1.0" encoding="utf-8"?>
<math xmlns="http://www.w3.org/1998/Math/MathML" display="block">
  <semantics>
    <mrow>
      <mi>g</mi>
      <mo stretchy="false">∘</mo>
      <mrow>
        <mi>f</mi>
        <mo stretchy="false">=</mo>
        <msub>
          <mi mathvariant="italic">Id</mi>
          <mi>X</mi>
        </msub>
      </mrow>
    </mrow>
    <annotation encoding="StarMath 5.0">g circ f=Id_X</annotation>
  </semantics>
</math>
</file>

<file path=Object 132/content.xml><?xml version="1.0" encoding="utf-8"?>
<math xmlns="http://www.w3.org/1998/Math/MathML" display="block">
  <semantics>
    <mrow>
      <mi>g</mi>
      <mo stretchy="false">∘</mo>
      <mi>f</mi>
    </mrow>
    <annotation encoding="StarMath 5.0">g circ f</annotation>
  </semantics>
</math>
</file>

<file path=Object 133/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34/content.xml><?xml version="1.0" encoding="utf-8"?>
<math xmlns="http://www.w3.org/1998/Math/MathML" display="block">
  <semantics>
    <mrow>
      <mi>f</mi>
      <mo stretchy="false">∘</mo>
      <mi>g</mi>
    </mrow>
    <annotation encoding="StarMath 5.0">f circ g</annotation>
  </semantics>
</math>
</file>

<file path=Object 135/content.xml><?xml version="1.0" encoding="utf-8"?>
<math xmlns="http://www.w3.org/1998/Math/MathML" display="block">
  <semantics>
    <mrow>
      <mi>f</mi>
      <mi mathvariant="normal">:</mi>
      <mrow>
        <mi>X</mi>
        <mo stretchy="false">→</mo>
        <mi>Y</mi>
      </mrow>
    </mrow>
    <annotation encoding="StarMath 5.0">f: X toward Y</annotation>
  </semantics>
</math>
</file>

<file path=Object 136/content.xml><?xml version="1.0" encoding="utf-8"?>
<math xmlns="http://www.w3.org/1998/Math/MathML" display="block">
  <semantics>
    <mrow>
      <mi>g</mi>
      <mi mathvariant="normal">:</mi>
      <mrow>
        <mi>Y</mi>
        <mo stretchy="false">→</mo>
        <mi>X</mi>
      </mrow>
    </mrow>
    <annotation encoding="StarMath 5.0">g:Y toward X</annotation>
  </semantics>
</math>
</file>

<file path=Object 137/content.xml><?xml version="1.0" encoding="utf-8"?>
<math xmlns="http://www.w3.org/1998/Math/MathML" display="block">
  <semantics>
    <mrow>
      <mi>g</mi>
      <mo stretchy="false">∘</mo>
      <mi>f</mi>
    </mrow>
    <annotation encoding="StarMath 5.0">g circ f</annotation>
  </semantics>
</math>
</file>

<file path=Object 138/content.xml><?xml version="1.0" encoding="utf-8"?>
<math xmlns="http://www.w3.org/1998/Math/MathML" display="block">
  <semantics>
    <mrow>
      <mrow>
        <msup>
          <mrow>
            <mo fence="true" stretchy="false">(</mo>
            <mrow>
              <mrow>
                <mi>g</mi>
                <mo stretchy="false">∘</mo>
                <mi>f</mi>
              </mrow>
            </mrow>
            <mo fence="true" stretchy="false">)</mo>
          </mrow>
          <mrow>
            <mo stretchy="false">−</mo>
            <mn>1</mn>
          </mrow>
        </msup>
        <mo stretchy="false">=</mo>
        <msup>
          <mi>f</mi>
          <mrow>
            <mo stretchy="false">−</mo>
            <mn>1</mn>
          </mrow>
        </msup>
      </mrow>
      <mo stretchy="false">∘</mo>
      <msup>
        <mi>g</mi>
        <mrow>
          <mo stretchy="false">−</mo>
          <mn>1</mn>
        </mrow>
      </msup>
    </mrow>
    <annotation encoding="StarMath 5.0">( g circ f )^{ -1 } = f^{ -1 } circ g^{ -1 }</annotation>
  </semantics>
</math>
</file>

<file path=Object 139/content.xml><?xml version="1.0" encoding="utf-8"?>
<math xmlns="http://www.w3.org/1998/Math/MathML" display="block">
  <semantics>
    <mrow>
      <mi>g</mi>
      <mo stretchy="false">∘</mo>
      <mi>f</mi>
      <mi mathvariant="normal">:</mi>
      <mrow>
        <mi>X</mi>
        <mo stretchy="false">→</mo>
        <mi>Z</mi>
      </mrow>
    </mrow>
    <annotation encoding="StarMath 5.0">g circ f: X toward Z</annotation>
  </semantics>
</math>
</file>

<file path=Object 14/content.xml><?xml version="1.0" encoding="utf-8"?>
<math xmlns="http://www.w3.org/1998/Math/MathML" display="block">
  <semantics>
    <mrow>
      <mrow>
        <mi>X</mi>
        <mo stretchy="false">⇒</mo>
        <mi>Y</mi>
      </mrow>
      <mrow/>
    </mrow>
    <annotation encoding="StarMath 5.0">X drarrow Y)</annotation>
  </semantics>
</math>
</file>

<file path=Object 140/content.xml><?xml version="1.0" encoding="utf-8"?>
<math xmlns="http://www.w3.org/1998/Math/MathML" display="block">
  <semantics>
    <mrow>
      <mrow>
        <mrow>
          <mi>M</mi>
          <mo stretchy="false">×</mo>
          <mi>N</mi>
        </mrow>
        <mo stretchy="false">≝</mo>
        <mo stretchy="false">{</mo>
      </mrow>
      <mrow>
        <mrow>
          <mo fence="true" stretchy="false">(</mo>
          <mrow>
            <mrow>
              <mi>x</mi>
              <mi>,</mi>
              <mi>y</mi>
            </mrow>
          </mrow>
          <mo fence="true" stretchy="false">)</mo>
        </mrow>
        <mo stretchy="false">∣</mo>
        <mi>x</mi>
        <mo stretchy="false">∈</mo>
        <mrow>
          <mi>M</mi>
          <mo stretchy="false">∧</mo>
          <mi>y</mi>
        </mrow>
        <mo stretchy="false">∈</mo>
        <mi>N</mi>
      </mrow>
      <mo stretchy="false">}</mo>
    </mrow>
    <annotation encoding="StarMath 5.0">
M times N def \{ (x,y) divides x in M and y in N \}</annotation>
  </semantics>
</math>
</file>

<file path=Object 141/content.xml><?xml version="1.0" encoding="utf-8"?>
<math xmlns="http://www.w3.org/1998/Math/MathML" display="block">
  <semantics>
    <mrow>
      <msub>
        <mi>M</mi>
        <mn>1,</mn>
      </msub>
      <msub>
        <mi>M</mi>
        <mrow>
          <mn>2,.</mn>
          <mn>...</mn>
        </mrow>
      </msub>
      <mi>,</mi>
      <msub>
        <mi>M</mi>
        <mi>n</mi>
      </msub>
    </mrow>
    <annotation encoding="StarMath 5.0">M_1, M_2,...., M_n</annotation>
  </semantics>
</math>
</file>

<file path=Object 142/content.xml><?xml version="1.0" encoding="utf-8"?>
<math xmlns="http://www.w3.org/1998/Math/MathML" display="block">
  <semantics>
    <mrow>
      <mrow>
        <mrow>
          <msub>
            <mi>M</mi>
            <mn>1</mn>
          </msub>
          <mo stretchy="false">×</mo>
          <mn>...</mn>
          <mo stretchy="false">×</mo>
          <msub>
            <mi>M</mi>
            <mi>n</mi>
          </msub>
        </mrow>
        <mo stretchy="false">≝</mo>
        <mo stretchy="false">{</mo>
      </mrow>
      <mrow>
        <mrow>
          <mo fence="true" stretchy="false">(</mo>
          <mrow>
            <mrow>
              <msub>
                <mi>x</mi>
                <mrow>
                  <mn>1,.</mn>
                  <mn>..</mn>
                </mrow>
              </msub>
              <mi>,</mi>
              <msub>
                <mi>x</mi>
                <mi>n</mi>
              </msub>
            </mrow>
          </mrow>
          <mo fence="true" stretchy="false">)</mo>
        </mrow>
        <mo stretchy="false">∣</mo>
        <msub>
          <mi>x</mi>
          <mi>i</mi>
        </msub>
        <mo stretchy="false">∈</mo>
        <msub>
          <mi>M</mi>
          <mi>i</mi>
        </msub>
      </mrow>
      <mi mathvariant="italic">für</mi>
      <mrow>
        <mi>i</mi>
        <mo stretchy="false">=</mo>
        <mn>1,.</mn>
      </mrow>
      <mn>..</mn>
      <mi>,</mi>
      <mi>n</mi>
      <mo stretchy="false">}</mo>
    </mrow>
    <annotation encoding="StarMath 5.0">M_1 times ... times M_n def \{ (x_1,...,x_n) divides x_i in M_i für i = 1,...,n \}</annotation>
  </semantics>
</math>
</file>

<file path=Object 143/content.xml><?xml version="1.0" encoding="utf-8"?>
<math xmlns="http://www.w3.org/1998/Math/MathML" display="block">
  <semantics>
    <mrow>
      <mrow>
        <msup>
          <mi>M</mi>
          <mi>n</mi>
        </msup>
        <mo stretchy="false">≝</mo>
        <mrow>
          <mi>M</mi>
          <mo stretchy="false">×</mo>
          <mn>.</mn>
        </mrow>
      </mrow>
      <mn>.</mn>
      <mrow>
        <mrow>
          <mn>.</mn>
          <mo stretchy="false">×</mo>
          <mi>M</mi>
        </mrow>
        <mo stretchy="false">=</mo>
        <mo stretchy="false">{</mo>
      </mrow>
      <mrow>
        <mrow>
          <mo fence="true" stretchy="false">(</mo>
          <mrow>
            <mrow>
              <msub>
                <mi>x</mi>
                <mrow>
                  <mn>1,.</mn>
                  <mn>...</mn>
                </mrow>
              </msub>
              <mi>,</mi>
              <msub>
                <mi>x</mi>
                <mi>n</mi>
              </msub>
            </mrow>
          </mrow>
          <mo fence="true" stretchy="false">)</mo>
        </mrow>
        <mo stretchy="false">∣</mo>
        <msub>
          <mi>x</mi>
          <mi>i</mi>
        </msub>
        <mo stretchy="false">∈</mo>
        <mi>M</mi>
      </mrow>
      <mi mathvariant="italic">für</mi>
      <mrow>
        <mi>i</mi>
        <mo stretchy="false">=</mo>
        <mn>1,.</mn>
      </mrow>
      <mn>..</mn>
      <mi>,</mi>
      <mi>n</mi>
      <mo stretchy="false">}</mo>
    </mrow>
    <annotation encoding="StarMath 5.0">M^n def M times . . . times M = \{ (x_1,....,x_n) divides x_i in M für i = 1,...,n \}</annotation>
  </semantics>
</math>
</file>

<file path=Object 144/content.xml><?xml version="1.0" encoding="utf-8"?>
<math xmlns="http://www.w3.org/1998/Math/MathML" display="block">
  <semantics>
    <mrow>
      <mi>R</mi>
      <mo stretchy="false">⊆</mo>
      <mrow>
        <mi>M</mi>
        <mo stretchy="false">×</mo>
        <mi>N</mi>
      </mrow>
    </mrow>
    <annotation encoding="StarMath 5.0">R subseteq M times N</annotation>
  </semantics>
</math>
</file>

<file path=Object 145/content.xml><?xml version="1.0" encoding="utf-8"?>
<math xmlns="http://www.w3.org/1998/Math/MathML" display="block">
  <semantics>
    <mrow>
      <mi>x</mi>
      <msub>
        <mo stretchy="false">∼</mo>
        <mi>R</mi>
      </msub>
      <mi>y</mi>
    </mrow>
    <annotation encoding="StarMath 5.0">x sim_R y</annotation>
  </semantics>
</math>
</file>

<file path=Object 146/content.xml><?xml version="1.0" encoding="utf-8"?>
<math xmlns="http://www.w3.org/1998/Math/MathML" display="block">
  <semantics>
    <mrow>
      <mi>x</mi>
      <mo stretchy="false">∼</mo>
      <mi>y</mi>
    </mrow>
    <annotation encoding="StarMath 5.0">x sim y</annotation>
  </semantics>
</math>
</file>

<file path=Object 147/content.xml><?xml version="1.0" encoding="utf-8"?>
<math xmlns="http://www.w3.org/1998/Math/MathML" display="block">
  <semantics>
    <mrow>
      <mi>x</mi>
      <mo stretchy="false">∈</mo>
      <mi>M</mi>
    </mrow>
    <annotation encoding="StarMath 5.0">x in M</annotation>
  </semantics>
</math>
</file>

<file path=Object 148/content.xml><?xml version="1.0" encoding="utf-8"?>
<math xmlns="http://www.w3.org/1998/Math/MathML" display="block">
  <semantics>
    <mrow>
      <mi>x</mi>
      <mo stretchy="false">∼</mo>
      <mi>x</mi>
    </mrow>
    <annotation encoding="StarMath 5.0">x sim x</annotation>
  </semantics>
</math>
</file>

<file path=Object 149/content.xml><?xml version="1.0" encoding="utf-8"?>
<math xmlns="http://www.w3.org/1998/Math/MathML" display="block">
  <semantics>
    <mrow>
      <mi>x</mi>
      <mi>,</mi>
      <mrow>
        <mi>y</mi>
        <mo stretchy="false">∈</mo>
        <mi>M</mi>
      </mrow>
    </mrow>
    <annotation encoding="StarMath 5.0">x,y in M</annotation>
  </semantics>
</math>
</file>

<file path=Object 15/content.xml><?xml version="1.0" encoding="utf-8"?>
<math xmlns="http://www.w3.org/1998/Math/MathML" display="block">
  <semantics>
    <mrow>
      <mi>A</mi>
      <mo stretchy="false">⇔</mo>
      <mi>B</mi>
    </mrow>
    <annotation encoding="StarMath 5.0">A dlrarrow B</annotation>
  </semantics>
</math>
</file>

<file path=Object 150/content.xml><?xml version="1.0" encoding="utf-8"?>
<math xmlns="http://www.w3.org/1998/Math/MathML" display="block">
  <semantics>
    <mrow>
      <mrow>
        <mo fence="true" stretchy="false">(</mo>
        <mrow>
          <mrow>
            <mi>x</mi>
            <mo stretchy="false">∼</mo>
            <mi>y</mi>
          </mrow>
        </mrow>
        <mo fence="true" stretchy="false">)</mo>
      </mrow>
      <mo stretchy="false">⇒</mo>
      <mrow>
        <mo fence="true" stretchy="false">(</mo>
        <mrow>
          <mrow>
            <mi>y</mi>
            <mo stretchy="false">∼</mo>
            <mi>x</mi>
          </mrow>
        </mrow>
        <mo fence="true" stretchy="false">)</mo>
      </mrow>
    </mrow>
    <annotation encoding="StarMath 5.0">( x sim y ) drarrow ( y sim x )</annotation>
  </semantics>
</math>
</file>

<file path=Object 151/content.xml><?xml version="1.0" encoding="utf-8"?>
<math xmlns="http://www.w3.org/1998/Math/MathML" display="block">
  <semantics>
    <mrow>
      <mi>x</mi>
      <mi>,</mi>
      <mi>y</mi>
      <mi>,</mi>
      <mrow>
        <mi>z</mi>
        <mo stretchy="false">∈</mo>
        <mi>M</mi>
      </mrow>
    </mrow>
    <annotation encoding="StarMath 5.0">x,y,z in M</annotation>
  </semantics>
</math>
</file>

<file path=Object 152/content.xml><?xml version="1.0" encoding="utf-8"?>
<math xmlns="http://www.w3.org/1998/Math/MathML" display="block">
  <semantics>
    <mrow>
      <mrow>
        <mo fence="true" stretchy="false">(</mo>
        <mrow>
          <mrow>
            <mi>x</mi>
            <mo stretchy="false">∼</mo>
            <mrow>
              <mi>y</mi>
              <mo stretchy="false">∧</mo>
              <mi>y</mi>
            </mrow>
            <mo stretchy="false">∼</mo>
            <mi>z</mi>
          </mrow>
        </mrow>
        <mo fence="true" stretchy="false">)</mo>
      </mrow>
      <mo stretchy="false">⇒</mo>
      <mrow>
        <mo fence="true" stretchy="false">(</mo>
        <mrow>
          <mrow>
            <mi>x</mi>
            <mo stretchy="false">∼</mo>
            <mi>z</mi>
          </mrow>
        </mrow>
        <mo fence="true" stretchy="false">)</mo>
      </mrow>
    </mrow>
    <annotation encoding="StarMath 5.0">( x sim y and y sim z) drarrow( x sim z )</annotation>
  </semantics>
</math>
</file>

<file path=Object 153/content.xml><?xml version="1.0" encoding="utf-8"?>
<math xmlns="http://www.w3.org/1998/Math/MathML" display="block">
  <semantics>
    <mrow>
      <mi>x</mi>
      <mo stretchy="false">∈</mo>
      <mi>M</mi>
    </mrow>
    <annotation encoding="StarMath 5.0">x in M</annotation>
  </semantics>
</math>
</file>

<file path=Object 154/content.xml><?xml version="1.0" encoding="utf-8"?>
<math xmlns="http://www.w3.org/1998/Math/MathML" display="block">
  <semantics>
    <mrow>
      <mrow>
        <msub>
          <mrow>
            <mo fence="true" stretchy="false">[</mo>
            <mrow>
              <mi>x</mi>
            </mrow>
            <mo fence="true" stretchy="false">]</mo>
          </mrow>
          <mi>R</mi>
        </msub>
        <mo stretchy="false">≝</mo>
        <mo stretchy="false">{</mo>
      </mrow>
      <mrow>
        <mi>y</mi>
        <mo stretchy="false">∈</mo>
        <mi>M</mi>
        <mo stretchy="false">∣</mo>
        <mrow>
          <mo fence="true" stretchy="false">(</mo>
          <mrow>
            <mrow>
              <mi>x</mi>
              <mi>,</mi>
              <mi>y</mi>
            </mrow>
          </mrow>
          <mo fence="true" stretchy="false">)</mo>
        </mrow>
        <mo stretchy="false">∈</mo>
        <mi>R</mi>
      </mrow>
      <mrow>
        <mo stretchy="false">}</mo>
        <mo stretchy="false">=</mo>
        <mo stretchy="false">{</mo>
      </mrow>
      <mrow>
        <mi>y</mi>
        <mo stretchy="false">∈</mo>
        <mi>M</mi>
        <mo stretchy="false">∣</mo>
        <mi>x</mi>
        <mo stretchy="false">∼</mo>
        <mi>y</mi>
      </mrow>
      <mo stretchy="false">}</mo>
    </mrow>
    <annotation encoding="StarMath 5.0">[ x ]_R def \{ y in M divides (x,y)in R \} = \{ y in M divides x sim y \}</annotation>
  </semantics>
</math>
</file>

<file path=Object 155/content.xml><?xml version="1.0" encoding="utf-8"?>
<math xmlns="http://www.w3.org/1998/Math/MathML" display="block">
  <semantics>
    <mrow>
      <mrow>
        <mrow>
          <mi>M</mi>
          <mo stretchy="false">/</mo>
          <mi>R</mi>
        </mrow>
        <mo stretchy="false">≝</mo>
        <mo stretchy="false">{</mo>
      </mrow>
      <mrow>
        <msub>
          <mrow>
            <mo fence="true" stretchy="false">[</mo>
            <mrow>
              <mi>x</mi>
            </mrow>
            <mo fence="true" stretchy="false">]</mo>
          </mrow>
          <mi>R</mi>
        </msub>
        <mo stretchy="false">∣</mo>
        <mi>x</mi>
        <mo stretchy="false">∈</mo>
        <mi>M</mi>
      </mrow>
      <mo stretchy="false">}</mo>
    </mrow>
    <annotation encoding="StarMath 5.0">M/R def \{ [x]_R divides x in M \}</annotation>
  </semantics>
</math>
</file>

<file path=Object 156/content.xml><?xml version="1.0" encoding="utf-8"?>
<math xmlns="http://www.w3.org/1998/Math/MathML" display="block">
  <semantics>
    <mrow>
      <mrow>
        <mo fence="true" stretchy="false">[</mo>
        <mrow>
          <mi>x</mi>
        </mrow>
        <mo fence="true" stretchy="false">]</mo>
      </mrow>
      <mo stretchy="false">=</mo>
      <mrow>
        <mo fence="true" stretchy="false">[</mo>
        <mrow>
          <mi>y</mi>
        </mrow>
        <mo fence="true" stretchy="false">]</mo>
      </mrow>
    </mrow>
    <annotation encoding="StarMath 5.0">[ x] = [ y ]</annotation>
  </semantics>
</math>
</file>

<file path=Object 157/content.xml><?xml version="1.0" encoding="utf-8"?>
<math xmlns="http://www.w3.org/1998/Math/MathML" display="block">
  <semantics>
    <mrow>
      <mrow>
        <mrow>
          <mo fence="true" stretchy="false">[</mo>
          <mrow>
            <mi>x</mi>
          </mrow>
          <mo fence="true" stretchy="false">]</mo>
        </mrow>
        <mo stretchy="false">∩</mo>
        <mrow>
          <mo fence="true" stretchy="false">[</mo>
          <mrow>
            <mi>y</mi>
          </mrow>
          <mo fence="true" stretchy="false">]</mo>
        </mrow>
      </mrow>
      <mo stretchy="false">≠</mo>
      <mi mathvariant="normal">∅</mi>
    </mrow>
    <annotation encoding="StarMath 5.0">[ x ] intersection[ y ] neq emptyset</annotation>
  </semantics>
</math>
</file>

<file path=Object 158/content.xml><?xml version="1.0" encoding="utf-8"?>
<math xmlns="http://www.w3.org/1998/Math/MathML" display="block">
  <semantics>
    <mrow>
      <mi>x</mi>
      <mo stretchy="false">∼</mo>
      <mi>y</mi>
    </mrow>
    <annotation encoding="StarMath 5.0">x sim y</annotation>
  </semantics>
</math>
</file>

<file path=Object 159/content.xml><?xml version="1.0" encoding="utf-8"?>
<math xmlns="http://www.w3.org/1998/Math/MathML" display="block">
  <semantics>
    <mrow>
      <mrow>
        <mi mathvariant="normal">❑</mi>
        <mo stretchy="false">⊕</mo>
        <mi mathvariant="normal">❑</mi>
      </mrow>
      <mi mathvariant="normal">:</mi>
      <mrow>
        <mrow>
          <mi>G</mi>
          <mo stretchy="false">×</mo>
          <mi>G</mi>
        </mrow>
        <mo stretchy="false">→</mo>
        <mi>G</mi>
      </mrow>
      <mi>,</mi>
      <mspace width="2em"/>
      <mrow>
        <mrow>
          <mo fence="true" stretchy="false">(</mo>
          <mrow>
            <mrow>
              <mi>a</mi>
              <mi>,</mi>
              <mi>b</mi>
            </mrow>
          </mrow>
          <mo fence="true" stretchy="false">)</mo>
        </mrow>
        <mo stretchy="false">→</mo>
        <mrow>
          <mi>a</mi>
          <mo stretchy="false">⊕</mo>
          <mi>b</mi>
        </mrow>
      </mrow>
    </mrow>
    <annotation encoding="StarMath 5.0">&lt;?&gt; oplus &lt;?&gt;: G times G toward G, ~( a,b ) toward a oplus b</annotation>
  </semantics>
</math>
</file>

<file path=Object 16/content.xml><?xml version="1.0" encoding="utf-8"?>
<math xmlns="http://www.w3.org/1998/Math/MathML" display="block">
  <semantics>
    <mi>A</mi>
    <annotation encoding="StarMath 5.0">A</annotation>
  </semantics>
</math>
</file>

<file path=Object 160/content.xml><?xml version="1.0" encoding="utf-8"?>
<math xmlns="http://www.w3.org/1998/Math/MathML" display="block">
  <semantics>
    <mrow>
      <mi mathvariant="normal">❑</mi>
      <mo stretchy="false">⊕</mo>
      <mi mathvariant="normal">❑</mi>
    </mrow>
    <annotation encoding="StarMath 5.0">&lt;?&gt; oplus &lt;?&gt;</annotation>
  </semantics>
</math>
</file>

<file path=Object 16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i>a</mi>
        <mo stretchy="false">⊕</mo>
        <mrow>
          <mo fence="true" stretchy="false">(</mo>
          <mrow>
            <mrow>
              <mi>b</mi>
              <mo stretchy="false">⊕</mo>
              <mi>c</mi>
            </mrow>
          </mrow>
          <mo fence="true" stretchy="false">)</mo>
        </mrow>
      </mrow>
    </mrow>
    <annotation encoding="StarMath 5.0">( a oplus b ) oplus c = a oplus ( b oplus c )</annotation>
  </semantics>
</math>
</file>

<file path=Object 162/content.xml><?xml version="1.0" encoding="utf-8"?>
<math xmlns="http://www.w3.org/1998/Math/MathML" display="block">
  <semantics>
    <mrow>
      <mi>a</mi>
      <mi>,</mi>
      <mi>b</mi>
      <mi>,</mi>
      <mrow>
        <mi>c</mi>
        <mo stretchy="false">∈</mo>
        <mi>G</mi>
      </mrow>
    </mrow>
    <annotation encoding="StarMath 5.0">a,b,c in G</annotation>
  </semantics>
</math>
</file>

<file path=Object 163/content.xml><?xml version="1.0" encoding="utf-8"?>
<math xmlns="http://www.w3.org/1998/Math/MathML" display="block">
  <semantics>
    <mrow>
      <mi>e</mi>
      <mo stretchy="false">∈</mo>
      <mi>G</mi>
    </mrow>
    <annotation encoding="StarMath 5.0">e in G</annotation>
  </semantics>
</math>
</file>

<file path=Object 164/content.xml><?xml version="1.0" encoding="utf-8"?>
<math xmlns="http://www.w3.org/1998/Math/MathML" display="block">
  <semantics>
    <mrow>
      <mrow>
        <mi>e</mi>
        <mo stretchy="false">⊕</mo>
        <mi>a</mi>
      </mrow>
      <mo stretchy="false">=</mo>
      <mi>a</mi>
    </mrow>
    <annotation encoding="StarMath 5.0">e oplus a = a</annotation>
  </semantics>
</math>
</file>

<file path=Object 165/content.xml><?xml version="1.0" encoding="utf-8"?>
<math xmlns="http://www.w3.org/1998/Math/MathML" display="block">
  <semantics>
    <mrow>
      <mi>a</mi>
      <mo stretchy="false">∈</mo>
      <mi>G</mi>
    </mrow>
    <annotation encoding="StarMath 5.0">a in G</annotation>
  </semantics>
</math>
</file>

<file path=Object 166/content.xml><?xml version="1.0" encoding="utf-8"?>
<math xmlns="http://www.w3.org/1998/Math/MathML" display="block">
  <semantics>
    <mrow>
      <mi>a</mi>
      <mo stretchy="false">∈</mo>
      <mi>G</mi>
    </mrow>
    <annotation encoding="StarMath 5.0">a in G </annotation>
  </semantics>
</math>
</file>

<file path=Object 167/content.xml><?xml version="1.0" encoding="utf-8"?>
<math xmlns="http://www.w3.org/1998/Math/MathML" display="block">
  <semantics>
    <mrow>
      <mover accent="true">
        <mi>a</mi>
        <mo stretchy="false">~</mo>
      </mover>
      <mo stretchy="false">∈</mo>
      <mi>G</mi>
    </mrow>
    <annotation encoding="StarMath 5.0">tilde a in G</annotation>
  </semantics>
</math>
</file>

<file path=Object 168/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69/content.xml><?xml version="1.0" encoding="utf-8"?>
<math xmlns="http://www.w3.org/1998/Math/MathML" display="block">
  <semantics>
    <mrow>
      <mrow>
        <mi>a</mi>
        <mo stretchy="false">⊕</mo>
        <mi>e</mi>
      </mrow>
      <mo stretchy="false">=</mo>
      <mi>a</mi>
    </mrow>
    <annotation encoding="StarMath 5.0">a oplus e = a</annotation>
  </semantics>
</math>
</file>

<file path=Object 17/content.xml><?xml version="1.0" encoding="utf-8"?>
<math xmlns="http://www.w3.org/1998/Math/MathML" display="block">
  <semantics>
    <mi>B</mi>
    <annotation encoding="StarMath 5.0">B	</annotation>
  </semantics>
</math>
</file>

<file path=Object 170/content.xml><?xml version="1.0" encoding="utf-8"?>
<math xmlns="http://www.w3.org/1998/Math/MathML" display="block">
  <semantics>
    <mrow>
      <mi>a</mi>
      <mo stretchy="false">∈</mo>
      <mi>G</mi>
    </mrow>
    <annotation encoding="StarMath 5.0">a in G</annotation>
  </semantics>
</math>
</file>

<file path=Object 171/content.xml><?xml version="1.0" encoding="utf-8"?>
<math xmlns="http://www.w3.org/1998/Math/MathML" display="block">
  <semantics>
    <mrow>
      <mover accent="true">
        <mi>a</mi>
        <mo stretchy="false">~</mo>
      </mover>
      <mo stretchy="false">∈</mo>
      <mi>G</mi>
    </mrow>
    <annotation encoding="StarMath 5.0">tilde a in G</annotation>
  </semantics>
</math>
</file>

<file path=Object 172/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73/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174/content.xml><?xml version="1.0" encoding="utf-8"?>
<math xmlns="http://www.w3.org/1998/Math/MathML" display="block">
  <semantics>
    <mrow>
      <mi>e</mi>
      <mo stretchy="false">∈</mo>
      <mi>G</mi>
    </mrow>
    <annotation encoding="StarMath 5.0"> e in G</annotation>
  </semantics>
</math>
</file>

<file path=Object 175/content.xml><?xml version="1.0" encoding="utf-8"?>
<math xmlns="http://www.w3.org/1998/Math/MathML" display="block">
  <semantics>
    <mrow>
      <mi>a</mi>
      <mi>,</mi>
      <mrow>
        <mover accent="true">
          <mi>a</mi>
          <mo stretchy="false">~</mo>
        </mover>
        <mo stretchy="false">∈</mo>
        <mi>G</mi>
      </mrow>
    </mrow>
    <annotation encoding="StarMath 5.0">a, tilde a in G</annotation>
  </semantics>
</math>
</file>

<file path=Object 176/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77/content.xml><?xml version="1.0" encoding="utf-8"?>
<math xmlns="http://www.w3.org/1998/Math/MathML" display="block">
  <semantics>
    <mrow>
      <mrow>
        <mi>a</mi>
        <mo stretchy="false">⊕</mo>
        <mover accent="true">
          <mi>a</mi>
          <mo stretchy="false">~</mo>
        </mover>
      </mrow>
      <mo stretchy="false">=</mo>
      <mi>e</mi>
    </mrow>
    <annotation encoding="StarMath 5.0">a oplus tilde a = e</annotation>
  </semantics>
</math>
</file>

<file path=Object 178/content.xml><?xml version="1.0" encoding="utf-8"?>
<math xmlns="http://www.w3.org/1998/Math/MathML" display="block">
  <semantics>
    <mrow>
      <mi>e</mi>
      <mo stretchy="false">∈</mo>
      <mi>G</mi>
    </mrow>
    <annotation encoding="StarMath 5.0">e in G</annotation>
  </semantics>
</math>
</file>

<file path=Object 179/content.xml><?xml version="1.0" encoding="utf-8"?>
<math xmlns="http://www.w3.org/1998/Math/MathML" display="block">
  <semantics>
    <mrow>
      <mi>a</mi>
      <mo stretchy="false">∈</mo>
      <mi>G</mi>
    </mrow>
    <annotation encoding="StarMath 5.0">a in G</annotation>
  </semantics>
</math>
</file>

<file path=Object 18/content.xml><?xml version="1.0" encoding="utf-8"?>
<math xmlns="http://www.w3.org/1998/Math/MathML" display="block">
  <semantics>
    <mrow>
      <mi>A</mi>
      <mo stretchy="false">∧</mo>
      <mi>B</mi>
    </mrow>
    <annotation encoding="StarMath 5.0">A and B</annotation>
  </semantics>
</math>
</file>

<file path=Object 180/content.xml><?xml version="1.0" encoding="utf-8"?>
<math xmlns="http://www.w3.org/1998/Math/MathML" display="block">
  <semantics>
    <mrow>
      <mrow>
        <mi>a</mi>
        <mo stretchy="false">⊕</mo>
        <mi>e</mi>
      </mrow>
      <mo stretchy="false">=</mo>
      <mi>a</mi>
    </mrow>
    <annotation encoding="StarMath 5.0">a oplus e = a</annotation>
  </semantics>
</math>
</file>

<file path=Object 181/content.xml><?xml version="1.0" encoding="utf-8"?>
<math xmlns="http://www.w3.org/1998/Math/MathML" display="block">
  <semantics>
    <mrow>
      <mi>a</mi>
      <mo stretchy="false">∈</mo>
      <mi>G</mi>
    </mrow>
    <annotation encoding="StarMath 5.0"> a in G</annotation>
  </semantics>
</math>
</file>

<file path=Object 182/content.xml><?xml version="1.0" encoding="utf-8"?>
<math xmlns="http://www.w3.org/1998/Math/MathML" display="block">
  <semantics>
    <mrow>
      <mi>e</mi>
      <mo stretchy="false">∈</mo>
      <mi>G</mi>
    </mrow>
    <annotation encoding="StarMath 5.0">e in G</annotation>
  </semantics>
</math>
</file>

<file path=Object 183/content.xml><?xml version="1.0" encoding="utf-8"?>
<math xmlns="http://www.w3.org/1998/Math/MathML" display="block">
  <semantics>
    <mrow>
      <mi>,</mi>
      <mrow>
        <mover accent="true">
          <mi>a</mi>
          <mo stretchy="false">~</mo>
        </mover>
        <mo stretchy="false">∈</mo>
        <mi>G</mi>
      </mrow>
    </mrow>
    <annotation encoding="StarMath 5.0">, tilde a in G</annotation>
  </semantics>
</math>
</file>

<file path=Object 184/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85/content.xml><?xml version="1.0" encoding="utf-8"?>
<math xmlns="http://www.w3.org/1998/Math/MathML" display="block">
  <semantics>
    <mrow>
      <msub>
        <mi>a</mi>
        <mn>1</mn>
      </msub>
      <mo stretchy="false">∈</mo>
      <mi>G</mi>
    </mrow>
    <annotation encoding="StarMath 5.0">a_1 in G</annotation>
  </semantics>
</math>
</file>

<file path=Object 186/content.xml><?xml version="1.0" encoding="utf-8"?>
<math xmlns="http://www.w3.org/1998/Math/MathML" display="block">
  <semantics>
    <mrow>
      <mrow>
        <msub>
          <mi>a</mi>
          <mn>1</mn>
        </msub>
        <mo stretchy="false">⊕</mo>
        <mover accent="true">
          <mi>a</mi>
          <mo stretchy="false">~</mo>
        </mover>
      </mrow>
      <mo stretchy="false">=</mo>
      <mi>e</mi>
    </mrow>
    <annotation encoding="StarMath 5.0">a_1 oplus tilde a= e</annotation>
  </semantics>
</math>
</file>

<file path=Object 187/content.xml><?xml version="1.0" encoding="utf-8"?>
<math xmlns="http://www.w3.org/1998/Math/MathML" display="block">
  <semantics>
    <mrow>
      <mrow>
        <mi>a</mi>
        <mo stretchy="false">⊕</mo>
        <mover accent="true">
          <mi>a</mi>
          <mo stretchy="false">~</mo>
        </mover>
      </mrow>
      <mo stretchy="false">=</mo>
      <mrow>
        <mi>e</mi>
        <mo stretchy="false">⊕</mo>
        <mrow>
          <mo fence="true" stretchy="false">(</mo>
          <mrow>
            <mrow>
              <mi>a</mi>
              <mo stretchy="false">⊕</mo>
              <mover accent="true">
                <mi>a</mi>
                <mo stretchy="false">~</mo>
              </mover>
            </mrow>
          </mrow>
          <mo fence="true" stretchy="false">)</mo>
        </mrow>
      </mrow>
      <mo stretchy="false">=</mo>
      <mrow>
        <mrow>
          <mo fence="true" stretchy="false">(</mo>
          <mrow>
            <mrow>
              <msub>
                <mi>a</mi>
                <mn>1</mn>
              </msub>
              <mo stretchy="false">⊕</mo>
              <mover accent="true">
                <mi>a</mi>
                <mo stretchy="false">~</mo>
              </mover>
            </mrow>
          </mrow>
          <mo fence="true" stretchy="false">)</mo>
        </mrow>
        <mo stretchy="false">⊕</mo>
        <mrow>
          <mo fence="true" stretchy="false">(</mo>
          <mrow>
            <mrow>
              <mi>a</mi>
              <mo stretchy="false">⊕</mo>
              <mover accent="true">
                <mi>a</mi>
                <mo stretchy="false">~</mo>
              </mover>
            </mrow>
          </mrow>
          <mo fence="true" stretchy="false">)</mo>
        </mrow>
      </mrow>
      <mo stretchy="false">=</mo>
      <mrow>
        <msub>
          <mi>a</mi>
          <mn>1</mn>
        </msub>
        <mo stretchy="false">⊕</mo>
        <mrow>
          <mo fence="true" stretchy="false">(</mo>
          <mrow>
            <mrow>
              <mrow>
                <mo fence="true" stretchy="false">(</mo>
                <mrow>
                  <mrow>
                    <mover accent="true">
                      <mi>a</mi>
                      <mo stretchy="false">~</mo>
                    </mover>
                    <mo stretchy="false">⊕</mo>
                    <mi>a</mi>
                  </mrow>
                </mrow>
                <mo fence="true" stretchy="false">)</mo>
              </mrow>
              <mo stretchy="false">⊕</mo>
              <mover accent="true">
                <mi>a</mi>
                <mo stretchy="false">~</mo>
              </mover>
            </mrow>
          </mrow>
          <mo fence="true" stretchy="false">)</mo>
        </mrow>
      </mrow>
      <mo stretchy="false">=</mo>
      <mrow>
        <msub>
          <mi>a</mi>
          <mn>1</mn>
        </msub>
        <mo stretchy="false">⊕</mo>
        <mrow>
          <mo fence="true" stretchy="false">(</mo>
          <mrow>
            <mrow>
              <mi>e</mi>
              <mo stretchy="false">⊕</mo>
              <mover accent="true">
                <mi>a</mi>
                <mo stretchy="false">~</mo>
              </mover>
            </mrow>
          </mrow>
          <mo fence="true" stretchy="false">)</mo>
        </mrow>
      </mrow>
      <mo stretchy="false">=</mo>
      <mrow>
        <msub>
          <mi>a</mi>
          <mn>1</mn>
        </msub>
        <mo stretchy="false">⊕</mo>
        <mover accent="true">
          <mi>a</mi>
          <mo stretchy="false">~</mo>
        </mover>
      </mrow>
      <mo stretchy="false">=</mo>
      <mi>e</mi>
    </mrow>
    <annotation encoding="StarMath 5.0">a oplus tilde a = e oplus (  a oplus tilde a ) = ( a_1 oplus tilde a ) oplus ( a oplus tilde a ) = a_1 oplus ( (tilde a oplus a ) oplus tilde a ) = a_1 oplus ( e oplus tilde a ) = a_1 oplus tilde a = e</annotation>
  </semantics>
</math>
</file>

<file path=Object 188/content.xml><?xml version="1.0" encoding="utf-8"?>
<math xmlns="http://www.w3.org/1998/Math/MathML" display="block">
  <semantics>
    <mrow>
      <mi>e</mi>
      <mo stretchy="false">∈</mo>
      <mi>G</mi>
    </mrow>
    <annotation encoding="StarMath 5.0"> e in G</annotation>
  </semantics>
</math>
</file>

<file path=Object 189/content.xml><?xml version="1.0" encoding="utf-8"?>
<math xmlns="http://www.w3.org/1998/Math/MathML" display="block">
  <semantics>
    <mi>G</mi>
    <annotation encoding="StarMath 5.0"> G</annotation>
  </semantics>
</math>
</file>

<file path=Object 19/content.xml><?xml version="1.0" encoding="utf-8"?>
<math xmlns="http://www.w3.org/1998/Math/MathML" display="block">
  <semantics>
    <mrow>
      <mi>A</mi>
      <mo stretchy="false">∨</mo>
      <mi>B</mi>
    </mrow>
    <annotation encoding="StarMath 5.0">A or B</annotation>
  </semantics>
</math>
</file>

<file path=Object 190/content.xml><?xml version="1.0" encoding="utf-8"?>
<math xmlns="http://www.w3.org/1998/Math/MathML" display="block">
  <semantics>
    <mrow>
      <mover accent="true">
        <mi>a</mi>
        <mo stretchy="false">~</mo>
      </mover>
      <mo stretchy="false">∈</mo>
      <mi>G</mi>
    </mrow>
    <annotation encoding="StarMath 5.0"> tilde a in G</annotation>
  </semantics>
</math>
</file>

<file path=Object 191/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92/content.xml><?xml version="1.0" encoding="utf-8"?>
<math xmlns="http://www.w3.org/1998/Math/MathML" display="block">
  <semantics>
    <mrow>
      <mrow>
        <mi>a</mi>
        <mo stretchy="false">⊕</mo>
        <mover accent="true">
          <mi>a</mi>
          <mo stretchy="false">~</mo>
        </mover>
      </mrow>
      <mo stretchy="false">=</mo>
      <mi>e</mi>
    </mrow>
    <annotation encoding="StarMath 5.0">a oplus tilde a = e</annotation>
  </semantics>
</math>
</file>

<file path=Object 193/content.xml><?xml version="1.0" encoding="utf-8"?>
<math xmlns="http://www.w3.org/1998/Math/MathML" display="block">
  <semantics>
    <mrow>
      <mrow>
        <mi>a</mi>
        <mo stretchy="false">⊕</mo>
        <mi>e</mi>
      </mrow>
      <mo stretchy="false">=</mo>
      <mrow>
        <mi>a</mi>
        <mo stretchy="false">⊕</mo>
        <mrow>
          <mo fence="true" stretchy="false">(</mo>
          <mrow>
            <mrow>
              <mi>a</mi>
              <mo stretchy="false">⊕</mo>
              <mover accent="true">
                <mi>a</mi>
                <mo stretchy="false">~</mo>
              </mover>
            </mrow>
          </mrow>
          <mo fence="true" stretchy="false">)</mo>
        </mrow>
      </mrow>
      <mo stretchy="false">=</mo>
      <mrow>
        <mrow>
          <mo fence="true" stretchy="false">(</mo>
          <mrow>
            <mrow>
              <mi>a</mi>
              <mo stretchy="false">⊕</mo>
              <mover accent="true">
                <mi>a</mi>
                <mo stretchy="false">~</mo>
              </mover>
            </mrow>
          </mrow>
          <mo fence="true" stretchy="false">)</mo>
        </mrow>
        <mo stretchy="false">⊕</mo>
        <mi>a</mi>
      </mrow>
      <mo stretchy="false">=</mo>
      <mrow>
        <mi>e</mi>
        <mo stretchy="false">⊕</mo>
        <mi>a</mi>
      </mrow>
      <mo stretchy="false">=</mo>
      <mi>a</mi>
    </mrow>
    <annotation encoding="StarMath 5.0">a oplus e = a oplus ( a oplus tilde a ) = ( a oplus tilde a ) oplus a = e oplus a = a</annotation>
  </semantics>
</math>
</file>

<file path=Object 194/content.xml><?xml version="1.0" encoding="utf-8"?>
<math xmlns="http://www.w3.org/1998/Math/MathML" display="block">
  <semantics>
    <mrow>
      <mi>e</mi>
      <mi>,</mi>
      <mrow>
        <msub>
          <mi>e</mi>
          <mn>1</mn>
        </msub>
        <mo stretchy="false">∈</mo>
        <mi>G</mi>
      </mrow>
    </mrow>
    <annotation encoding="StarMath 5.0">e, e_1 in G</annotation>
  </semantics>
</math>
</file>

<file path=Object 195/content.xml><?xml version="1.0" encoding="utf-8"?>
<math xmlns="http://www.w3.org/1998/Math/MathML" display="block">
  <semantics>
    <mrow>
      <mrow>
        <msub>
          <mi>e</mi>
          <mn>1</mn>
        </msub>
        <mo stretchy="false">⊕</mo>
        <mi>e</mi>
      </mrow>
      <mo stretchy="false">=</mo>
      <mi>e</mi>
    </mrow>
    <annotation encoding="StarMath 5.0">e_1 oplus e = e</annotation>
  </semantics>
</math>
</file>

<file path=Object 196/content.xml><?xml version="1.0" encoding="utf-8"?>
<math xmlns="http://www.w3.org/1998/Math/MathML" display="block">
  <semantics>
    <msub>
      <mi>e</mi>
      <mn>1</mn>
    </msub>
    <annotation encoding="StarMath 5.0">e_1 </annotation>
  </semantics>
</math>
</file>

<file path=Object 197/content.xml><?xml version="1.0" encoding="utf-8"?>
<math xmlns="http://www.w3.org/1998/Math/MathML" display="block"/>
</file>

<file path=Object 198/content.xml><?xml version="1.0" encoding="utf-8"?>
<math xmlns="http://www.w3.org/1998/Math/MathML" display="block">
  <semantics>
    <mrow>
      <mover accent="true">
        <mi>a</mi>
        <mo stretchy="false">~</mo>
      </mover>
      <mi>,</mi>
      <mrow>
        <msub>
          <mi>a</mi>
          <mn>1</mn>
        </msub>
        <mo stretchy="false">∈</mo>
        <mi>A</mi>
      </mrow>
    </mrow>
    <annotation encoding="StarMath 5.0">tilde a, a_1 in A</annotation>
  </semantics>
</math>
</file>

<file path=Object 199/content.xml><?xml version="1.0" encoding="utf-8"?>
<math xmlns="http://www.w3.org/1998/Math/MathML" display="block">
  <semantics>
    <mrow>
      <mi>a</mi>
      <mo stretchy="false">∈</mo>
      <mi>G</mi>
    </mrow>
    <annotation encoding="StarMath 5.0">a in G</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row>
      <mi>A</mi>
      <mo stretchy="false">⇒</mo>
      <mi>B</mi>
    </mrow>
    <annotation encoding="StarMath 5.0">A drarrow B</annotation>
  </semantics>
</math>
</file>

<file path=Object 200/content.xml><?xml version="1.0" encoding="utf-8"?>
<math xmlns="http://www.w3.org/1998/Math/MathML" display="block">
  <semantics>
    <mrow>
      <mover accent="true">
        <mi>a</mi>
        <mo stretchy="false">~</mo>
      </mover>
      <mo stretchy="false">=</mo>
      <mrow>
        <mi>e</mi>
        <mo stretchy="false">⊕</mo>
        <mover accent="true">
          <mi>a</mi>
          <mo stretchy="false">~</mo>
        </mover>
      </mrow>
      <mo stretchy="false">=</mo>
      <mrow>
        <mrow>
          <mo fence="true" stretchy="false">(</mo>
          <mrow>
            <mrow>
              <msub>
                <mi>a</mi>
                <mn>1</mn>
              </msub>
              <mo stretchy="false">⊕</mo>
              <mi>a</mi>
            </mrow>
          </mrow>
          <mo fence="true" stretchy="false">)</mo>
        </mrow>
        <mo stretchy="false">⊕</mo>
        <mover accent="true">
          <mi>a</mi>
          <mo stretchy="false">~</mo>
        </mover>
      </mrow>
      <mo stretchy="false">=</mo>
      <mrow>
        <msub>
          <mi>a</mi>
          <mn>1</mn>
        </msub>
        <mo stretchy="false">⊕</mo>
        <mrow>
          <mo fence="true" stretchy="false">(</mo>
          <mrow>
            <mrow>
              <mi>a</mi>
              <mo stretchy="false">⊕</mo>
              <mover accent="true">
                <mi>a</mi>
                <mo stretchy="false">~</mo>
              </mover>
            </mrow>
          </mrow>
          <mo fence="true" stretchy="false">)</mo>
        </mrow>
      </mrow>
      <mo stretchy="false">=</mo>
      <mrow>
        <msub>
          <mi>a</mi>
          <mn>1</mn>
        </msub>
        <mo stretchy="false">⊕</mo>
        <mi>e</mi>
      </mrow>
      <mo stretchy="false">=</mo>
      <msubsup>
        <mi>a</mi>
        <mn>1</mn>
        <mrow/>
      </msubsup>
    </mrow>
    <annotation encoding="StarMath 5.0">tilde a = e oplus tilde a = ( a_1 oplus a ) oplus tilde a = a_1 oplus (  a oplus tilde a ) = a_1 oplus e = a_1^</annotation>
  </semantics>
</math>
</file>

<file path=Object 201/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2/content.xml><?xml version="1.0" encoding="utf-8"?>
<math xmlns="http://www.w3.org/1998/Math/MathML" display="block">
  <semantics>
    <mrow>
      <mi>H</mi>
      <mo stretchy="false">⊆</mo>
      <mi>G</mi>
    </mrow>
    <annotation encoding="StarMath 5.0">H subseteq G</annotation>
  </semantics>
</math>
</file>

<file path=Object 203/content.xml><?xml version="1.0" encoding="utf-8"?>
<math xmlns="http://www.w3.org/1998/Math/MathML" display="block">
  <semantics>
    <mrow>
      <mo fence="true" stretchy="false">(</mo>
      <mrow>
        <mrow>
          <mi>H</mi>
          <mi>,</mi>
          <mrow>
            <mi mathvariant="normal">❑</mi>
            <mo stretchy="false">⊕</mo>
            <mi mathvariant="normal">❑</mi>
          </mrow>
        </mrow>
      </mrow>
      <mo fence="true" stretchy="false">)</mo>
    </mrow>
    <annotation encoding="StarMath 5.0">( H, &lt;?&gt;oplus &lt;?&gt;)</annotation>
  </semantics>
</math>
</file>

<file path=Object 204/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5/content.xml><?xml version="1.0" encoding="utf-8"?>
<math xmlns="http://www.w3.org/1998/Math/MathML" display="block">
  <semantics>
    <mrow>
      <mo fence="true" stretchy="false">(</mo>
      <mrow>
        <mrow>
          <mi>H</mi>
          <mi>,</mi>
          <mrow>
            <mi mathvariant="normal">❑</mi>
            <mo stretchy="false">⊕</mo>
            <mi mathvariant="normal">❑</mi>
          </mrow>
        </mrow>
      </mrow>
      <mo fence="true" stretchy="false">)</mo>
    </mrow>
    <annotation encoding="StarMath 5.0">( H, &lt;?&gt; oplus &lt;?&gt; )</annotation>
  </semantics>
</math>
</file>

<file path=Object 206/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7/content.xml><?xml version="1.0" encoding="utf-8"?>
<math xmlns="http://www.w3.org/1998/Math/MathML" display="block">
  <semantics>
    <mrow>
      <mi mathvariant="normal">∅</mi>
      <mo stretchy="false">≠</mo>
      <mi>H</mi>
      <mo stretchy="false">⊆</mo>
      <mi>G</mi>
    </mrow>
    <annotation encoding="StarMath 5.0">emptyset neq H subseteq G</annotation>
  </semantics>
</math>
</file>

<file path=Object 208/content.xml><?xml version="1.0" encoding="utf-8"?>
<math xmlns="http://www.w3.org/1998/Math/MathML" display="block">
  <semantics>
    <mrow>
      <mrow>
        <mi>a</mi>
        <mo stretchy="false">⊕</mo>
        <mi>b</mi>
      </mrow>
      <mo stretchy="false">∈</mo>
      <mi>H</mi>
    </mrow>
    <annotation encoding="StarMath 5.0">a oplus b in H</annotation>
  </semantics>
</math>
</file>

<file path=Object 209/content.xml><?xml version="1.0" encoding="utf-8"?>
<math xmlns="http://www.w3.org/1998/Math/MathML" display="block">
  <semantics>
    <mrow>
      <mi>a</mi>
      <mi>,</mi>
      <mrow>
        <mi>b</mi>
        <mo stretchy="false">∈</mo>
        <mi>H</mi>
      </mrow>
    </mrow>
    <annotation encoding="StarMath 5.0">a,b in H</annotation>
  </semantics>
</math>
</file>

<file path=Object 21/content.xml><?xml version="1.0" encoding="utf-8"?>
<math xmlns="http://www.w3.org/1998/Math/MathML" display="block">
  <semantics>
    <mrow>
      <mi>A</mi>
      <mo stretchy="false">⇔</mo>
      <mi>B</mi>
    </mrow>
    <annotation encoding="StarMath 5.0">A dlrarrow B</annotation>
  </semantics>
</math>
</file>

<file path=Object 210/content.xml><?xml version="1.0" encoding="utf-8"?>
<math xmlns="http://www.w3.org/1998/Math/MathML" display="block">
  <semantics>
    <mrow>
      <mi>a</mi>
      <mo stretchy="false">∈</mo>
      <mi>H</mi>
    </mrow>
    <annotation encoding="StarMath 5.0">a in H</annotation>
  </semantics>
</math>
</file>

<file path=Object 211/content.xml><?xml version="1.0" encoding="utf-8"?>
<math xmlns="http://www.w3.org/1998/Math/MathML" display="block">
  <semantics>
    <mrow>
      <mover accent="true">
        <mi>a</mi>
        <mo stretchy="false">~</mo>
      </mover>
      <mo stretchy="false">∈</mo>
      <mi>H</mi>
    </mrow>
    <annotation encoding="StarMath 5.0">tilde a in H</annotation>
  </semantics>
</math>
</file>

<file path=Object 212/content.xml><?xml version="1.0" encoding="utf-8"?>
<math xmlns="http://www.w3.org/1998/Math/MathML" display="block">
  <semantics>
    <mrow>
      <mo fence="true" stretchy="false">(</mo>
      <mrow>
        <mrow>
          <msub>
            <mi>G</mi>
            <mn>1,</mn>
          </msub>
          <mrow>
            <mi mathvariant="normal">❑</mi>
            <mo stretchy="false">⊕</mo>
            <mi mathvariant="normal">❑</mi>
          </mrow>
        </mrow>
      </mrow>
      <mo fence="true" stretchy="false">)</mo>
    </mrow>
    <annotation encoding="StarMath 5.0">( G_1, &lt;?&gt; oplus &lt;?&gt; )</annotation>
  </semantics>
</math>
</file>

<file path=Object 213/content.xml><?xml version="1.0" encoding="utf-8"?>
<math xmlns="http://www.w3.org/1998/Math/MathML" display="block">
  <semantics>
    <mrow>
      <mo fence="true" stretchy="false">(</mo>
      <mrow>
        <mrow>
          <msub>
            <mi>G</mi>
            <mn>2,</mn>
          </msub>
          <mrow>
            <mi mathvariant="normal">❑</mi>
            <mo stretchy="false">⊗</mo>
            <mi mathvariant="normal">❑</mi>
          </mrow>
        </mrow>
      </mrow>
      <mo fence="true" stretchy="false">)</mo>
    </mrow>
    <annotation encoding="StarMath 5.0">( G_2, &lt;?&gt; otimes &lt;?&gt;)</annotation>
  </semantics>
</math>
</file>

<file path=Object 214/content.xml><?xml version="1.0" encoding="utf-8"?>
<math xmlns="http://www.w3.org/1998/Math/MathML" display="block"/>
</file>

<file path=Object 215/content.xml><?xml version="1.0" encoding="utf-8"?>
<math xmlns="http://www.w3.org/1998/Math/MathML" display="block">
  <semantics>
    <mrow>
      <mi mathvariant="normal">φ</mi>
      <mrow>
        <mrow>
          <mo fence="true" stretchy="false">(</mo>
          <mrow>
            <mrow>
              <mi>a</mi>
              <mo stretchy="false">⊕</mo>
              <mi>b</mi>
            </mrow>
          </mrow>
          <mo fence="true" stretchy="false">)</mo>
        </mrow>
        <mo stretchy="false">=</mo>
        <mi mathvariant="normal">φ</mi>
      </mrow>
      <mrow>
        <mrow>
          <mo fence="true" stretchy="false">(</mo>
          <mrow>
            <mi>a</mi>
          </mrow>
          <mo fence="true" stretchy="false">)</mo>
        </mrow>
        <mo stretchy="false">⊗</mo>
        <mi mathvariant="normal">φ</mi>
      </mrow>
      <mrow>
        <mo fence="true" stretchy="false">(</mo>
        <mrow>
          <mi>b</mi>
        </mrow>
        <mo fence="true" stretchy="false">)</mo>
      </mrow>
      <mi>,</mi>
      <mspace width="2em"/>
      <mo stretchy="false">∀</mo>
      <mi>a</mi>
      <mi>,</mi>
      <mrow>
        <mi>b</mi>
        <mo stretchy="false">∈</mo>
        <msub>
          <mi>G</mi>
          <mn>1</mn>
        </msub>
      </mrow>
    </mrow>
    <annotation encoding="StarMath 5.0">%varphi( a oplus b ) = %varphi( a) otimes %varphi( b), ~ forall a,b in G_1</annotation>
  </semantics>
</math>
</file>

<file path=Object 216/content.xml><?xml version="1.0" encoding="utf-8"?>
<math xmlns="http://www.w3.org/1998/Math/MathML" display="block"/>
</file>

<file path=Object 217/content.xml><?xml version="1.0" encoding="utf-8"?>
<math xmlns="http://www.w3.org/1998/Math/MathML" display="block">
  <semantics>
    <mrow>
      <mrow/>
      <mi mathvariant="normal">:</mi>
      <mrow>
        <mrow>
          <mi>R</mi>
          <mo stretchy="false">×</mo>
          <mi>R</mi>
        </mrow>
        <mo stretchy="false">→</mo>
        <mi>R</mi>
      </mrow>
      <mi>,</mi>
      <mspace width="4em"/>
      <mrow>
        <mrow>
          <mo fence="true" stretchy="false">(</mo>
          <mrow>
            <mrow>
              <mi>a</mi>
              <mi>,</mi>
              <mi>b</mi>
            </mrow>
          </mrow>
          <mo fence="true" stretchy="false">)</mo>
        </mrow>
        <mo stretchy="false">→</mo>
        <mrow>
          <mi>a</mi>
          <mo stretchy="false">∗</mo>
          <mi>b</mi>
        </mrow>
      </mrow>
    </mrow>
    <annotation encoding="StarMath 5.0">*: R times R toward R, ~ ~ ( a,b) toward a*b</annotation>
  </semantics>
</math>
</file>

<file path=Object 218/content.xml><?xml version="1.0" encoding="utf-8"?>
<math xmlns="http://www.w3.org/1998/Math/MathML" display="block">
  <semantics>
    <mrow>
      <mo fence="true" stretchy="false">(</mo>
      <mrow>
        <mrow>
          <mi>R</mi>
          <mi>,</mi>
          <mrow>
            <mi mathvariant="normal">❑</mi>
            <mo stretchy="false">+</mo>
            <mi mathvariant="normal">❑</mi>
          </mrow>
        </mrow>
      </mrow>
      <mo fence="true" stretchy="false">)</mo>
    </mrow>
    <annotation encoding="StarMath 5.0">( R, &lt;?&gt; + &lt;?&gt;  )</annotation>
  </semantics>
</math>
</file>

<file path=Object 219/content.xml><?xml version="1.0" encoding="utf-8"?>
<math xmlns="http://www.w3.org/1998/Math/MathML" display="block">
  <semantics>
    <mrow>
      <mi>a</mi>
      <mo stretchy="false">∈</mo>
      <mi>R</mi>
    </mrow>
    <annotation encoding="StarMath 5.0">a in R</annotation>
  </semantics>
</math>
</file>

<file path=Object 22/content.xml><?xml version="1.0" encoding="utf-8"?>
<math xmlns="http://www.w3.org/1998/Math/MathML" display="block">
  <semantics>
    <mrow>
      <mi>A</mi>
      <mo stretchy="false">⇒</mo>
      <mi>B</mi>
    </mrow>
    <annotation encoding="StarMath 5.0">A drarrow B</annotation>
  </semantics>
</math>
</file>

<file path=Object 220/content.xml><?xml version="1.0" encoding="utf-8"?>
<math xmlns="http://www.w3.org/1998/Math/MathML" display="block">
  <semantics>
    <mrow>
      <mo stretchy="false">−</mo>
      <mi>a</mi>
    </mrow>
    <annotation encoding="StarMath 5.0">-a</annotation>
  </semantics>
</math>
</file>

<file path=Object 22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i>a</mi>
        <mo stretchy="false">∗</mo>
        <mrow>
          <mo fence="true" stretchy="false">(</mo>
          <mrow>
            <mrow>
              <mi>b</mi>
              <mo stretchy="false">∗</mo>
              <mi>c</mi>
            </mrow>
          </mrow>
          <mo fence="true" stretchy="false">)</mo>
        </mrow>
      </mrow>
    </mrow>
    <annotation encoding="StarMath 5.0">( a*b )*c = a*( b*c )</annotation>
  </semantics>
</math>
</file>

<file path=Object 222/content.xml><?xml version="1.0" encoding="utf-8"?>
<math xmlns="http://www.w3.org/1998/Math/MathML" display="block">
  <semantics>
    <mrow>
      <mi>a</mi>
      <mi>,</mi>
      <mi>b</mi>
      <mi>,</mi>
      <mrow>
        <mi>c</mi>
        <mo stretchy="false">∈</mo>
        <mi>R</mi>
      </mrow>
    </mrow>
    <annotation encoding="StarMath 5.0">a,b,c in R</annotation>
  </semantics>
</math>
</file>

<file path=Object 223/content.xml><?xml version="1.0" encoding="utf-8"?>
<math xmlns="http://www.w3.org/1998/Math/MathML" display="block">
  <semantics>
    <mrow>
      <mi>a</mi>
      <mi>,</mi>
      <mi>b</mi>
      <mi>,</mi>
      <mrow>
        <mi>c</mi>
        <mo stretchy="false">∈</mo>
        <mi>R</mi>
      </mrow>
    </mrow>
    <annotation encoding="StarMath 5.0">a,b,c in R</annotation>
  </semantics>
</math>
</file>

<file path=Object 224/content.xml><?xml version="1.0" encoding="utf-8"?>
<math xmlns="http://www.w3.org/1998/Math/MathML" display="block">
  <semantics>
    <mrow>
      <mrow>
        <mi>a</mi>
        <mo stretchy="false">∗</mo>
        <mrow>
          <mo fence="true" stretchy="false">(</mo>
          <mrow>
            <mrow>
              <mi>b</mi>
              <mo stretchy="false">+</mo>
              <mi>c</mi>
            </mrow>
          </mrow>
          <mo fence="true" stretchy="false">)</mo>
        </mrow>
      </mrow>
      <mo stretchy="false">=</mo>
      <mrow>
        <mrow>
          <mo fence="true" stretchy="false">(</mo>
          <mrow>
            <mrow>
              <mi>a</mi>
              <mo stretchy="false">∗</mo>
              <mi>b</mi>
            </mrow>
          </mrow>
          <mo fence="true" stretchy="false">)</mo>
        </mrow>
        <mo stretchy="false">+</mo>
        <mrow>
          <mo fence="true" stretchy="false">(</mo>
          <mrow>
            <mrow>
              <mi>a</mi>
              <mo stretchy="false">∗</mo>
              <mi>c</mi>
            </mrow>
          </mrow>
          <mo fence="true" stretchy="false">)</mo>
        </mrow>
      </mrow>
    </mrow>
    <annotation encoding="StarMath 5.0">a*( b+c) = (a*b ) + ( a*c )</annotation>
  </semantics>
</math>
</file>

<file path=Object 225/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i>a</mi>
          <mo stretchy="false">∗</mo>
          <mi>c</mi>
        </mrow>
        <mo stretchy="false">+</mo>
        <mrow>
          <mi>b</mi>
          <mo stretchy="false">∗</mo>
          <mi>c</mi>
        </mrow>
      </mrow>
    </mrow>
    <annotation encoding="StarMath 5.0">( a+b )*c = a*c + b*c</annotation>
  </semantics>
</math>
</file>

<file path=Object 226/content.xml><?xml version="1.0" encoding="utf-8"?>
<math xmlns="http://www.w3.org/1998/Math/MathML" display="block">
  <semantics>
    <mrow>
      <mrow>
        <mi>a</mi>
        <mo stretchy="false">∗</mo>
        <mi>b</mi>
      </mrow>
      <mo stretchy="false">=</mo>
      <mrow>
        <mi>b</mi>
        <mo stretchy="false">∗</mo>
        <mi>c</mi>
      </mrow>
    </mrow>
    <annotation encoding="StarMath 5.0">a*b = b*c</annotation>
  </semantics>
</math>
</file>

<file path=Object 227/content.xml><?xml version="1.0" encoding="utf-8"?>
<math xmlns="http://www.w3.org/1998/Math/MathML" display="block">
  <semantics>
    <mrow>
      <mi>a</mi>
      <mi>,</mi>
      <mrow>
        <mi>b</mi>
        <mo stretchy="false">∈</mo>
        <mi>R</mi>
      </mrow>
    </mrow>
    <annotation encoding="StarMath 5.0">a,b in R</annotation>
  </semantics>
</math>
</file>

<file path=Object 228/content.xml><?xml version="1.0" encoding="utf-8"?>
<math xmlns="http://www.w3.org/1998/Math/MathML" display="block">
  <semantics>
    <mrow>
      <mn>1</mn>
      <mo stretchy="false">∈</mo>
      <mi>R</mi>
    </mrow>
    <annotation encoding="StarMath 5.0">1 in R</annotation>
  </semantics>
</math>
</file>

<file path=Object 229/content.xml><?xml version="1.0" encoding="utf-8"?>
<math xmlns="http://www.w3.org/1998/Math/MathML" display="block">
  <semantics>
    <mrow>
      <mrow>
        <mn>1</mn>
        <mo stretchy="false">∗</mo>
        <mi>a</mi>
      </mrow>
      <mo stretchy="false">=</mo>
      <mrow>
        <mi>a</mi>
        <mo stretchy="false">∗</mo>
        <mn>1</mn>
      </mrow>
      <mo stretchy="false">=</mo>
      <mi>a</mi>
    </mrow>
    <annotation encoding="StarMath 5.0">1 * a= a * 1 = a</annotation>
  </semantics>
</math>
</file>

<file path=Object 23/content.xml><?xml version="1.0" encoding="utf-8"?>
<math xmlns="http://www.w3.org/1998/Math/MathML" display="block"/>
</file>

<file path=Object 230/content.xml><?xml version="1.0" encoding="utf-8"?>
<math xmlns="http://www.w3.org/1998/Math/MathML" display="block">
  <semantics>
    <mrow>
      <mi>a</mi>
      <mo stretchy="false">∈</mo>
      <mi>R</mi>
    </mrow>
    <annotation encoding="StarMath 5.0">a in R</annotation>
  </semantics>
</math>
</file>

<file path=Object 231/content.xml><?xml version="1.0" encoding="utf-8"?>
<math xmlns="http://www.w3.org/1998/Math/MathML" display="block">
  <semantics>
    <mrow>
      <mrow>
        <mn>0</mn>
        <mo stretchy="false">∗</mo>
        <mi>a</mi>
      </mrow>
      <mo stretchy="false">=</mo>
      <mrow>
        <mi>a</mi>
        <mo stretchy="false">∗</mo>
        <mn>0</mn>
      </mrow>
      <mo stretchy="false">=</mo>
      <mn>0</mn>
    </mrow>
    <annotation encoding="StarMath 5.0">0*a = a*0= 0</annotation>
  </semantics>
</math>
</file>

<file path=Object 232/content.xml><?xml version="1.0" encoding="utf-8"?>
<math xmlns="http://www.w3.org/1998/Math/MathML" display="block">
  <semantics>
    <mrow>
      <mi>a</mi>
      <mo stretchy="false">∈</mo>
      <mi>R</mi>
    </mrow>
    <annotation encoding="StarMath 5.0">a in R</annotation>
  </semantics>
</math>
</file>

<file path=Object 233/content.xml><?xml version="1.0" encoding="utf-8"?>
<math xmlns="http://www.w3.org/1998/Math/MathML" display="block">
  <semantics>
    <mrow>
      <mrow>
        <mi>a</mi>
        <mo stretchy="false">∗</mo>
        <mrow>
          <mo fence="true" stretchy="false">(</mo>
          <mrow>
            <mrow>
              <mo stretchy="false">−</mo>
              <mi>b</mi>
            </mrow>
          </mrow>
          <mo fence="true" stretchy="false">)</mo>
        </mrow>
      </mrow>
      <mo stretchy="false">=</mo>
      <mrow>
        <mo stretchy="false">−</mo>
        <mrow>
          <mo fence="true" stretchy="false">(</mo>
          <mrow>
            <mrow>
              <mi>a</mi>
              <mo stretchy="false">∗</mo>
              <mi>b</mi>
            </mrow>
          </mrow>
          <mo fence="true" stretchy="false">)</mo>
        </mrow>
      </mrow>
    </mrow>
    <annotation encoding="StarMath 5.0">a*( -b) = -( a*b )</annotation>
  </semantics>
</math>
</file>

<file path=Object 234/content.xml><?xml version="1.0" encoding="utf-8"?>
<math xmlns="http://www.w3.org/1998/Math/MathML" display="block">
  <semantics>
    <mrow>
      <mrow>
        <mrow>
          <mo fence="true" stretchy="false">(</mo>
          <mrow>
            <mrow>
              <mo stretchy="false">−</mo>
              <mi>a</mi>
            </mrow>
          </mrow>
          <mo fence="true" stretchy="false">)</mo>
        </mrow>
        <mo stretchy="false">∗</mo>
        <mrow>
          <mo fence="true" stretchy="false">(</mo>
          <mrow>
            <mrow>
              <mo stretchy="false">−</mo>
              <mi>b</mi>
            </mrow>
          </mrow>
          <mo fence="true" stretchy="false">)</mo>
        </mrow>
      </mrow>
      <mo stretchy="false">=</mo>
      <mrow>
        <mi>a</mi>
        <mo stretchy="false">∗</mo>
        <mi>b</mi>
      </mrow>
    </mrow>
    <annotation encoding="StarMath 5.0">( -a ) * ( -b ) = a*b</annotation>
  </semantics>
</math>
</file>

<file path=Object 235/content.xml><?xml version="1.0" encoding="utf-8"?>
<math xmlns="http://www.w3.org/1998/Math/MathML" display="block">
  <semantics>
    <mrow>
      <mi>a</mi>
      <mi>,</mi>
      <mrow>
        <mi>b</mi>
        <mo stretchy="false">∈</mo>
        <mi>R</mi>
      </mrow>
    </mrow>
    <annotation encoding="StarMath 5.0">a,b in R</annotation>
  </semantics>
</math>
</file>

<file path=Object 236/content.xml><?xml version="1.0" encoding="utf-8"?>
<math xmlns="http://www.w3.org/1998/Math/MathML" display="block">
  <semantics>
    <mrow>
      <mi>a</mi>
      <mo stretchy="false">∈</mo>
      <mi>R</mi>
    </mrow>
    <annotation encoding="StarMath 5.0">a in R</annotation>
  </semantics>
</math>
</file>

<file path=Object 237/content.xml><?xml version="1.0" encoding="utf-8"?>
<math xmlns="http://www.w3.org/1998/Math/MathML" display="block">
  <semantics>
    <mrow>
      <mrow>
        <mrow>
          <mn>0</mn>
          <mo stretchy="false">∗</mo>
          <mi>a</mi>
        </mrow>
        <mo stretchy="false">=</mo>
        <mrow>
          <mrow>
            <mo fence="true" stretchy="false">(</mo>
            <mrow>
              <mrow>
                <mn>0</mn>
                <mo stretchy="false">+</mo>
                <mn>0</mn>
              </mrow>
            </mrow>
            <mo fence="true" stretchy="false">)</mo>
          </mrow>
          <mo stretchy="false">∗</mo>
          <mi>a</mi>
        </mrow>
        <mo stretchy="false">=</mo>
        <mrow>
          <mrow>
            <mo fence="true" stretchy="false">(</mo>
            <mrow>
              <mrow>
                <mn>0</mn>
                <mo stretchy="false">∗</mo>
                <mi>a</mi>
              </mrow>
            </mrow>
            <mo fence="true" stretchy="false">)</mo>
          </mrow>
          <mo stretchy="false">+</mo>
          <mrow>
            <mo fence="true" stretchy="false">(</mo>
            <mrow>
              <mrow>
                <mn>0</mn>
                <mo stretchy="false">∗</mo>
                <mi>a</mi>
              </mrow>
            </mrow>
            <mo fence="true" stretchy="false">)</mo>
          </mrow>
        </mrow>
      </mrow>
      <mo stretchy="false">⇔</mo>
      <mrow>
        <mn>0</mn>
        <mo stretchy="false">=</mo>
        <mrow>
          <mn>0</mn>
          <mo stretchy="false">∗</mo>
          <mi>a</mi>
        </mrow>
      </mrow>
    </mrow>
    <annotation encoding="StarMath 5.0">0*a=( 0+0 ) *a = ( 0*a )+( 0*a )  dlrarrow 0 = 0*a</annotation>
  </semantics>
</math>
</file>

<file path=Object 238/content.xml><?xml version="1.0" encoding="utf-8"?>
<math xmlns="http://www.w3.org/1998/Math/MathML" display="block">
  <semantics>
    <mrow>
      <mrow>
        <mrow>
          <mo fence="true" stretchy="false">(</mo>
          <mrow>
            <mrow>
              <mi>a</mi>
              <mo stretchy="false">∗</mo>
              <mi>b</mi>
            </mrow>
          </mrow>
          <mo fence="true" stretchy="false">)</mo>
        </mrow>
        <mo stretchy="false">+</mo>
        <mrow>
          <mo fence="true" stretchy="false">(</mo>
          <mrow>
            <mrow>
              <mi>a</mi>
              <mo stretchy="false">∗</mo>
              <mrow>
                <mo fence="true" stretchy="false">(</mo>
                <mrow>
                  <mrow>
                    <mo stretchy="false">−</mo>
                    <mi>b</mi>
                  </mrow>
                </mrow>
                <mo fence="true" stretchy="false">)</mo>
              </mrow>
            </mrow>
          </mrow>
          <mo fence="true" stretchy="false">)</mo>
        </mrow>
      </mrow>
      <mo stretchy="false">=</mo>
      <mrow>
        <mi>a</mi>
        <mo stretchy="false">∗</mo>
        <mrow>
          <mo fence="true" stretchy="false">(</mo>
          <mrow>
            <mrow>
              <mi>b</mi>
              <mo stretchy="false">+</mo>
              <mrow>
                <mo fence="true" stretchy="false">(</mo>
                <mrow>
                  <mrow>
                    <mo stretchy="false">−</mo>
                    <mi>b</mi>
                  </mrow>
                </mrow>
                <mo fence="true" stretchy="false">)</mo>
              </mrow>
            </mrow>
          </mrow>
          <mo fence="true" stretchy="false">)</mo>
        </mrow>
      </mrow>
      <mo stretchy="false">=</mo>
      <mrow>
        <mi>a</mi>
        <mo stretchy="false">∗</mo>
        <mn>0</mn>
      </mrow>
      <mo stretchy="false">=</mo>
      <mn>0</mn>
    </mrow>
    <annotation encoding="StarMath 5.0">( a*b )+( a * (-b) ) = a* ( b + (-b) ) = a*0 = 0 </annotation>
  </semantics>
</math>
</file>

<file path=Object 239/content.xml><?xml version="1.0" encoding="utf-8"?>
<math xmlns="http://www.w3.org/1998/Math/MathML" display="block">
  <semantics>
    <mrow>
      <mi>a</mi>
      <mo stretchy="false">∗</mo>
      <mrow>
        <mo fence="true" stretchy="false">(</mo>
        <mrow>
          <mrow>
            <mo stretchy="false">−</mo>
            <mi>b</mi>
          </mrow>
        </mrow>
        <mo fence="true" stretchy="false">)</mo>
      </mrow>
    </mrow>
    <annotation encoding="StarMath 5.0">a*( -b) </annotation>
  </semantics>
</math>
</file>

<file path=Object 24/content.xml><?xml version="1.0" encoding="utf-8"?>
<math xmlns="http://www.w3.org/1998/Math/MathML" display="block"/>
</file>

<file path=Object 240/content.xml><?xml version="1.0" encoding="utf-8"?>
<math xmlns="http://www.w3.org/1998/Math/MathML" display="block">
  <semantics>
    <mrow>
      <mrow>
        <mrow>
          <mo fence="true" stretchy="false">(</mo>
          <mrow>
            <mrow>
              <mi>a</mi>
              <mo stretchy="false">∗</mo>
              <mi>b</mi>
            </mrow>
          </mrow>
          <mo fence="true" stretchy="false">)</mo>
        </mrow>
        <mo stretchy="false">+</mo>
        <mrow>
          <mo fence="true" stretchy="false">(</mo>
          <mrow>
            <mrow>
              <mrow>
                <mo fence="true" stretchy="false">(</mo>
                <mrow>
                  <mrow>
                    <mo stretchy="false">−</mo>
                    <mi>a</mi>
                  </mrow>
                </mrow>
                <mo fence="true" stretchy="false">)</mo>
              </mrow>
              <mo stretchy="false">∗</mo>
              <mi>b</mi>
            </mrow>
          </mrow>
          <mo fence="true" stretchy="false">)</mo>
        </mrow>
      </mrow>
      <mo stretchy="false">=</mo>
      <mrow>
        <mrow>
          <mo fence="true" stretchy="false">(</mo>
          <mrow>
            <mrow>
              <mi>a</mi>
              <mo stretchy="false">+</mo>
              <mrow>
                <mo fence="true" stretchy="false">(</mo>
                <mrow>
                  <mrow>
                    <mo stretchy="false">−</mo>
                    <mi>a</mi>
                  </mrow>
                </mrow>
                <mo fence="true" stretchy="false">)</mo>
              </mrow>
            </mrow>
          </mrow>
          <mo fence="true" stretchy="false">)</mo>
        </mrow>
        <mo stretchy="false">∗</mo>
        <mi>b</mi>
      </mrow>
      <mo stretchy="false">=</mo>
      <mrow>
        <mn>0</mn>
        <mo stretchy="false">∗</mo>
        <mi>b</mi>
      </mrow>
      <mo stretchy="false">=</mo>
      <mn>0</mn>
    </mrow>
    <annotation encoding="StarMath 5.0">( a*b ) + ( (-a)* b ) = ( a+ (-a) ) * b = 0*b = 0</annotation>
  </semantics>
</math>
</file>

<file path=Object 241/content.xml><?xml version="1.0" encoding="utf-8"?>
<math xmlns="http://www.w3.org/1998/Math/MathML" display="block">
  <semantics>
    <mrow>
      <mi>b</mi>
      <mo stretchy="false">∈</mo>
      <mi>R</mi>
    </mrow>
    <annotation encoding="StarMath 5.0">b in R</annotation>
  </semantics>
</math>
</file>

<file path=Object 242/content.xml><?xml version="1.0" encoding="utf-8"?>
<math xmlns="http://www.w3.org/1998/Math/MathML" display="block">
  <semantics>
    <mrow>
      <mi>a</mi>
      <mo stretchy="false">∈</mo>
      <mi>R</mi>
    </mrow>
    <annotation encoding="StarMath 5.0">a in R</annotation>
  </semantics>
</math>
</file>

<file path=Object 243/content.xml><?xml version="1.0" encoding="utf-8"?>
<math xmlns="http://www.w3.org/1998/Math/MathML" display="block">
  <semantics>
    <mrow>
      <mrow>
        <mi>a</mi>
        <mo stretchy="false">∗</mo>
        <mi>b</mi>
      </mrow>
      <mo stretchy="false">=</mo>
      <mrow>
        <mi>b</mi>
        <mo stretchy="false">∗</mo>
        <mi>a</mi>
      </mrow>
      <mo stretchy="false">=</mo>
      <mn>1</mn>
    </mrow>
    <annotation encoding="StarMath 5.0">a*b=b*a=1</annotation>
  </semantics>
</math>
</file>

<file path=Object 244/content.xml><?xml version="1.0" encoding="utf-8"?>
<math xmlns="http://www.w3.org/1998/Math/MathML" display="block">
  <semantics>
    <mrow>
      <mi>a</mi>
      <mo stretchy="false">∈</mo>
      <mi>R</mi>
    </mrow>
    <annotation encoding="StarMath 5.0">a in R</annotation>
  </semantics>
</math>
</file>

<file path=Object 245/content.xml><?xml version="1.0" encoding="utf-8"?>
<math xmlns="http://www.w3.org/1998/Math/MathML" display="block">
  <semantics>
    <mrow>
      <mi>b</mi>
      <mo stretchy="false">∈</mo>
      <mi>R</mi>
    </mrow>
    <annotation encoding="StarMath 5.0">b in R</annotation>
  </semantics>
</math>
</file>

<file path=Object 246/content.xml><?xml version="1.0" encoding="utf-8"?>
<math xmlns="http://www.w3.org/1998/Math/MathML" display="block">
  <semantics>
    <mrow>
      <mi>a</mi>
      <mo stretchy="false">∈</mo>
      <mi>R</mi>
    </mrow>
    <annotation encoding="StarMath 5.0">a in R</annotation>
  </semantics>
</math>
</file>

<file path=Object 247/content.xml><?xml version="1.0" encoding="utf-8"?>
<math xmlns="http://www.w3.org/1998/Math/MathML" display="block">
  <semantics>
    <msup>
      <mi>a</mi>
      <mrow>
        <mo stretchy="false">−</mo>
        <mn>1</mn>
      </mrow>
    </msup>
    <annotation encoding="StarMath 5.0">a^{ -1 }</annotation>
  </semantics>
</math>
</file>

<file path=Object 248/content.xml><?xml version="1.0" encoding="utf-8"?>
<math xmlns="http://www.w3.org/1998/Math/MathML" display="block">
  <semantics>
    <mrow>
      <mi>a</mi>
      <mi>,</mi>
      <mrow>
        <mi>b</mi>
        <mo stretchy="false">∈</mo>
        <mi>R</mi>
      </mrow>
    </mrow>
    <annotation encoding="StarMath 5.0">a,b in R</annotation>
  </semantics>
</math>
</file>

<file path=Object 249/content.xml><?xml version="1.0" encoding="utf-8"?>
<math xmlns="http://www.w3.org/1998/Math/MathML" display="block">
  <semantics>
    <mrow>
      <msup>
        <mrow>
          <mo fence="true" stretchy="false">(</mo>
          <mrow>
            <mrow>
              <mi>a</mi>
              <mo stretchy="false">∗</mo>
              <mi>b</mi>
            </mrow>
          </mrow>
          <mo fence="true" stretchy="false">)</mo>
        </mrow>
        <mrow>
          <mo stretchy="false">−</mo>
          <mn>1</mn>
        </mrow>
      </msup>
      <mo stretchy="false">=</mo>
      <mrow>
        <msup>
          <mi>b</mi>
          <mrow>
            <mo stretchy="false">−</mo>
            <mn>1</mn>
          </mrow>
        </msup>
        <mo stretchy="false">∗</mo>
        <msup>
          <mi>a</mi>
          <mrow>
            <mo stretchy="false">−</mo>
            <mn>1</mn>
          </mrow>
        </msup>
      </mrow>
    </mrow>
    <annotation encoding="StarMath 5.0">( a*b )^{ -1 } = b ^{ -1 }*a^{ -1 }</annotation>
  </semantics>
</math>
</file>

<file path=Object 25/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250/content.xml><?xml version="1.0" encoding="utf-8"?>
<math xmlns="http://www.w3.org/1998/Math/MathML" display="block">
  <semantics>
    <mrow>
      <mi>a</mi>
      <mo stretchy="false">∈</mo>
      <mi>R</mi>
    </mrow>
    <annotation encoding="StarMath 5.0">a in R</annotation>
  </semantics>
</math>
</file>

<file path=Object 251/content.xml><?xml version="1.0" encoding="utf-8"?>
<math xmlns="http://www.w3.org/1998/Math/MathML" display="block">
  <semantics>
    <mrow>
      <mi>b</mi>
      <mi>,</mi>
      <mrow>
        <mover accent="true">
          <mi>b</mi>
          <mo stretchy="false">~</mo>
        </mover>
        <mo stretchy="false">∈</mo>
        <mi>R</mi>
      </mrow>
    </mrow>
    <annotation encoding="StarMath 5.0">b, tilde b in R</annotation>
  </semantics>
</math>
</file>

<file path=Object 252/content.xml><?xml version="1.0" encoding="utf-8"?>
<math xmlns="http://www.w3.org/1998/Math/MathML" display="block">
  <semantics>
    <mrow>
      <mi>b</mi>
      <mo stretchy="false">=</mo>
      <mrow>
        <mi>b</mi>
        <mo stretchy="false">∗</mo>
        <mn>1</mn>
      </mrow>
      <mo stretchy="false">=</mo>
      <mrow>
        <mi>b</mi>
        <mo stretchy="false">∗</mo>
        <mrow>
          <mo fence="true" stretchy="false">(</mo>
          <mrow>
            <mrow>
              <mi>a</mi>
              <mo stretchy="false">∗</mo>
              <mover accent="true">
                <mi>b</mi>
                <mo stretchy="false">~</mo>
              </mover>
            </mrow>
          </mrow>
          <mo fence="true" stretchy="false">)</mo>
        </mrow>
      </mrow>
      <mo stretchy="false">=</mo>
      <mrow>
        <mrow>
          <mo fence="true" stretchy="false">(</mo>
          <mrow>
            <mrow>
              <mi>b</mi>
              <mo stretchy="false">∗</mo>
              <mi>a</mi>
            </mrow>
          </mrow>
          <mo fence="true" stretchy="false">)</mo>
        </mrow>
        <mo stretchy="false">∗</mo>
        <mover accent="true">
          <mi>b</mi>
          <mo stretchy="false">~</mo>
        </mover>
      </mrow>
      <mo stretchy="false">=</mo>
      <mrow>
        <mn>1</mn>
        <mo stretchy="false">∗</mo>
        <mover accent="true">
          <mi>b</mi>
          <mo stretchy="false">~</mo>
        </mover>
      </mrow>
      <mo stretchy="false">=</mo>
      <mover accent="true">
        <mi>b</mi>
        <mo stretchy="false">~</mo>
      </mover>
    </mrow>
    <annotation encoding="StarMath 5.0">b = b * 1 = b * ( a * tilde b ) = ( b * a )* tilde b = 1 * tilde b = tilde b</annotation>
  </semantics>
</math>
</file>

<file path=Object 253/content.xml><?xml version="1.0" encoding="utf-8"?>
<math xmlns="http://www.w3.org/1998/Math/MathML" display="block">
  <semantics>
    <mrow>
      <mrow>
        <mrow>
          <mo fence="true" stretchy="false">(</mo>
          <mrow>
            <mrow>
              <msup>
                <mi>b</mi>
                <mrow>
                  <mo stretchy="false">−</mo>
                  <mn>1</mn>
                </mrow>
              </msup>
              <mo stretchy="false">∗</mo>
              <msup>
                <mi>a</mi>
                <mrow>
                  <mo stretchy="false">−</mo>
                  <mn>1</mn>
                </mrow>
              </msup>
            </mrow>
          </mrow>
          <mo fence="true" stretchy="false">)</mo>
        </mrow>
        <mo stretchy="false">∗</mo>
        <mrow>
          <mo fence="true" stretchy="false">(</mo>
          <mrow>
            <mrow>
              <mi>a</mi>
              <mo stretchy="false">∗</mo>
              <mi>b</mi>
            </mrow>
          </mrow>
          <mo fence="true" stretchy="false">)</mo>
        </mrow>
      </mrow>
      <mo stretchy="false">=</mo>
      <mrow>
        <msup>
          <mi>b</mi>
          <mrow>
            <mo stretchy="false">−</mo>
            <mn>1</mn>
          </mrow>
        </msup>
        <mo stretchy="false">∗</mo>
        <mrow>
          <mo fence="true" stretchy="false">(</mo>
          <mrow>
            <mrow>
              <msup>
                <mi>a</mi>
                <mrow>
                  <mo stretchy="false">−</mo>
                  <mn>1</mn>
                </mrow>
              </msup>
              <mo stretchy="false">∗</mo>
              <mi>a</mi>
            </mrow>
          </mrow>
          <mo fence="true" stretchy="false">)</mo>
        </mrow>
        <mo stretchy="false">∗</mo>
        <mi>b</mi>
      </mrow>
      <mo stretchy="false">=</mo>
      <mrow>
        <msup>
          <mi>b</mi>
          <mrow>
            <mo stretchy="false">−</mo>
            <mn>1</mn>
          </mrow>
        </msup>
        <mo stretchy="false">∗</mo>
        <mn>1</mn>
        <mo stretchy="false">∗</mo>
        <mi>b</mi>
      </mrow>
      <mo stretchy="false">=</mo>
      <mrow>
        <msup>
          <mi>b</mi>
          <mrow>
            <mo stretchy="false">−</mo>
            <mn>1</mn>
          </mrow>
        </msup>
        <mo stretchy="false">∗</mo>
        <mi>b</mi>
      </mrow>
      <mo stretchy="false">=</mo>
      <mn>1</mn>
    </mrow>
    <annotation encoding="StarMath 5.0">( b^{-1} *a^{-1} )*( a*b ) = b^{ -1 }* ( a^{-1}*a ) * b = b^{ -1} * 1 * b = b^{ -1 } * b = 1</annotation>
  </semantics>
</math>
</file>

<file path=Object 254/content.xml><?xml version="1.0" encoding="utf-8"?>
<math xmlns="http://www.w3.org/1998/Math/MathML" display="block">
  <semantics>
    <mrow>
      <mn>0</mn>
      <mo stretchy="false">≠</mo>
      <mn>1</mn>
    </mrow>
    <annotation encoding="StarMath 5.0">0 neq 1</annotation>
  </semantics>
</math>
</file>

<file path=Object 255/content.xml><?xml version="1.0" encoding="utf-8"?>
<math xmlns="http://www.w3.org/1998/Math/MathML" display="block">
  <semantics>
    <mrow>
      <mrow>
        <mi>a</mi>
        <mo stretchy="false">∈</mo>
        <mrow>
          <mi>R</mi>
          <mo stretchy="false">∖</mo>
          <mo stretchy="false">{</mo>
        </mrow>
      </mrow>
      <mn>0</mn>
      <mo stretchy="false">}</mo>
    </mrow>
    <annotation encoding="StarMath 5.0">a in R setminus \{ 0\ }</annotation>
  </semantics>
</math>
</file>

<file path=Object 256/content.xml><?xml version="1.0" encoding="utf-8"?>
<math xmlns="http://www.w3.org/1998/Math/MathML" display="block">
  <semantics>
    <mrow>
      <mrow>
        <mo stretchy="false">+</mo>
        <mi mathvariant="normal">:</mi>
      </mrow>
      <mrow>
        <mrow>
          <mi>K</mi>
          <mo stretchy="false">×</mo>
          <mi>K</mi>
        </mrow>
        <mo stretchy="false">→</mo>
        <mi>K</mi>
      </mrow>
      <mi>,</mi>
      <mspace width="4em"/>
      <mrow>
        <mrow>
          <mo fence="true" stretchy="false">(</mo>
          <mrow>
            <mrow>
              <mi>a</mi>
              <mi>,</mi>
              <mi>b</mi>
            </mrow>
          </mrow>
          <mo fence="true" stretchy="false">)</mo>
        </mrow>
        <mo stretchy="false">→</mo>
        <mrow>
          <mi>a</mi>
          <mo stretchy="false">+</mo>
          <mi>b</mi>
        </mrow>
      </mrow>
    </mrow>
    <annotation encoding="StarMath 5.0">+: K times K toward K,~ ~ ( a,b ) toward a + b</annotation>
  </semantics>
</math>
</file>

<file path=Object 257/content.xml><?xml version="1.0" encoding="utf-8"?>
<math xmlns="http://www.w3.org/1998/Math/MathML" display="block">
  <semantics>
    <mrow>
      <mrow/>
      <mi mathvariant="normal">:</mi>
      <mrow>
        <mrow>
          <mi>K</mi>
          <mo stretchy="false">×</mo>
          <mi>K</mi>
        </mrow>
        <mo stretchy="false">→</mo>
        <mi>K</mi>
      </mrow>
      <mi>,</mi>
      <mspace width="4em"/>
      <mrow>
        <mrow>
          <mo fence="true" stretchy="false">(</mo>
          <mrow>
            <mrow>
              <mi>a</mi>
              <mi>,</mi>
              <mi>b</mi>
            </mrow>
          </mrow>
          <mo fence="true" stretchy="false">)</mo>
        </mrow>
        <mo stretchy="false">→</mo>
        <mrow>
          <mi>a</mi>
          <mo stretchy="false">∗</mo>
          <mi>b</mi>
        </mrow>
      </mrow>
    </mrow>
    <annotation encoding="StarMath 5.0"> * :K times K toward K, ~ ~ ( a,b ) toward a*b</annotation>
  </semantics>
</math>
</file>

<file path=Object 258/content.xml><?xml version="1.0" encoding="utf-8"?>
<math xmlns="http://www.w3.org/1998/Math/MathML" display="block">
  <semantics>
    <mrow>
      <mrow>
        <mi>K</mi>
        <mo stretchy="false">∖</mo>
        <mo stretchy="false">{</mo>
      </mrow>
      <mn>0</mn>
      <mo stretchy="false">}</mo>
    </mrow>
    <annotation encoding="StarMath 5.0">K setminus \{ 0\ }</annotation>
  </semantics>
</math>
</file>

<file path=Object 259/content.xml><?xml version="1.0" encoding="utf-8"?>
<math xmlns="http://www.w3.org/1998/Math/MathML" display="block">
  <semantics>
    <mrow>
      <mi>a</mi>
      <mi>,</mi>
      <mi>b</mi>
      <mi>,</mi>
      <mrow>
        <mi>c</mi>
        <mo stretchy="false">∈</mo>
        <mi>K</mi>
      </mrow>
    </mrow>
    <annotation encoding="StarMath 5.0">a,b,c in K</annotation>
  </semantics>
</math>
</file>

<file path=Object 26/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60/content.xml><?xml version="1.0" encoding="utf-8"?>
<math xmlns="http://www.w3.org/1998/Math/MathML" display="block">
  <semantics>
    <mrow>
      <mrow>
        <mi>a</mi>
        <mo stretchy="false">∗</mo>
        <mrow>
          <mo fence="true" stretchy="false">(</mo>
          <mrow>
            <mrow>
              <mi>b</mi>
              <mo stretchy="false">+</mo>
              <mi>c</mi>
            </mrow>
          </mrow>
          <mo fence="true" stretchy="false">)</mo>
        </mrow>
      </mrow>
      <mo stretchy="false">=</mo>
      <mrow>
        <mrow>
          <mo fence="true" stretchy="false">(</mo>
          <mrow>
            <mrow>
              <mi>a</mi>
              <mo stretchy="false">∗</mo>
              <mi>b</mi>
            </mrow>
          </mrow>
          <mo fence="true" stretchy="false">)</mo>
        </mrow>
        <mo stretchy="false">+</mo>
        <mrow>
          <mo fence="true" stretchy="false">(</mo>
          <mrow>
            <mrow>
              <mi>a</mi>
              <mo stretchy="false">∗</mo>
              <mi>c</mi>
            </mrow>
          </mrow>
          <mo fence="true" stretchy="false">)</mo>
        </mrow>
      </mrow>
    </mrow>
    <annotation encoding="StarMath 5.0">a*( b+c ) = ( a*b )+( a*c )</annotation>
  </semantics>
</math>
</file>

<file path=Object 26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o fence="true" stretchy="false">(</mo>
          <mrow>
            <mrow>
              <mi>a</mi>
              <mo stretchy="false">∗</mo>
              <mi>c</mi>
            </mrow>
          </mrow>
          <mo fence="true" stretchy="false">)</mo>
        </mrow>
        <mo stretchy="false">+</mo>
        <mrow>
          <mo fence="true" stretchy="false">(</mo>
          <mrow>
            <mrow>
              <mi>b</mi>
              <mo stretchy="false">∗</mo>
              <mi>c</mi>
            </mrow>
          </mrow>
          <mo fence="true" stretchy="false">)</mo>
        </mrow>
      </mrow>
    </mrow>
    <annotation encoding="StarMath 5.0">( a+b)*c = ( a*c )+( b*c )</annotation>
  </semantics>
</math>
</file>

<file path=Object 262/content.xml><?xml version="1.0" encoding="utf-8"?>
<math xmlns="http://www.w3.org/1998/Math/MathML" display="block">
  <semantics>
    <mrow>
      <mi>a</mi>
      <mo stretchy="false">∈</mo>
      <mi>K</mi>
    </mrow>
    <annotation encoding="StarMath 5.0">a in K</annotation>
  </semantics>
</math>
</file>

<file path=Object 263/content.xml><?xml version="1.0" encoding="utf-8"?>
<math xmlns="http://www.w3.org/1998/Math/MathML" display="block">
  <semantics>
    <mrow>
      <mi>a</mi>
      <mo stretchy="false">≠</mo>
      <mn>0</mn>
    </mrow>
    <annotation encoding="StarMath 5.0">a neq0</annotation>
  </semantics>
</math>
</file>

<file path=Object 264/content.xml><?xml version="1.0" encoding="utf-8"?>
<math xmlns="http://www.w3.org/1998/Math/MathML" display="block">
  <semantics>
    <mrow>
      <mi>b</mi>
      <mo stretchy="false">=</mo>
      <mi>c</mi>
    </mrow>
    <annotation encoding="StarMath 5.0">b=c</annotation>
  </semantics>
</math>
</file>

<file path=Object 265/content.xml><?xml version="1.0" encoding="utf-8"?>
<math xmlns="http://www.w3.org/1998/Math/MathML" display="block">
  <semantics>
    <mrow>
      <mi>a</mi>
      <mi>,</mi>
      <mi>b</mi>
      <mi>,</mi>
      <mrow>
        <mi>c</mi>
        <mo stretchy="false">∈</mo>
        <mi>K</mi>
      </mrow>
    </mrow>
    <annotation encoding="StarMath 5.0">a,b,c in K</annotation>
  </semantics>
</math>
</file>

<file path=Object 266/content.xml><?xml version="1.0" encoding="utf-8"?>
<math xmlns="http://www.w3.org/1998/Math/MathML" display="block">
  <semantics>
    <mrow>
      <mrow>
        <mi>a</mi>
        <mo stretchy="false">∗</mo>
        <mi>b</mi>
      </mrow>
      <mo stretchy="false">=</mo>
      <mn>0</mn>
    </mrow>
    <annotation encoding="StarMath 5.0">a*b=0</annotation>
  </semantics>
</math>
</file>

<file path=Object 267/content.xml><?xml version="1.0" encoding="utf-8"?>
<math xmlns="http://www.w3.org/1998/Math/MathML" display="block">
  <semantics>
    <mrow>
      <mi>a</mi>
      <mo stretchy="false">=</mo>
      <mn>0</mn>
    </mrow>
    <annotation encoding="StarMath 5.0">a=0</annotation>
  </semantics>
</math>
</file>

<file path=Object 268/content.xml><?xml version="1.0" encoding="utf-8"?>
<math xmlns="http://www.w3.org/1998/Math/MathML" display="block">
  <semantics>
    <mrow>
      <mi>b</mi>
      <mo stretchy="false">=</mo>
      <mn>0</mn>
    </mrow>
    <annotation encoding="StarMath 5.0">b=0</annotation>
  </semantics>
</math>
</file>

<file path=Object 269/content.xml><?xml version="1.0" encoding="utf-8"?>
<math xmlns="http://www.w3.org/1998/Math/MathML" display="block">
  <semantics>
    <mrow>
      <mi>a</mi>
      <mi>,</mi>
      <mrow>
        <mi>b</mi>
        <mo stretchy="false">∈</mo>
        <mi>K</mi>
      </mrow>
    </mrow>
    <annotation encoding="StarMath 5.0">a,b in K</annotation>
  </semantics>
</math>
</file>

<file path=Object 27/content.xml><?xml version="1.0" encoding="utf-8"?>
<math xmlns="http://www.w3.org/1998/Math/MathML" display="block"/>
</file>

<file path=Object 270/content.xml><?xml version="1.0" encoding="utf-8"?>
<math xmlns="http://www.w3.org/1998/Math/MathML" display="block">
  <semantics>
    <mrow>
      <mi>L</mi>
      <mo stretchy="false">⊆</mo>
      <mi>K</mi>
    </mrow>
    <annotation encoding="StarMath 5.0">L subseteq K</annotation>
  </semantics>
</math>
</file>

<file path=Object 271/content.xml><?xml version="1.0" encoding="utf-8"?>
<math xmlns="http://www.w3.org/1998/Math/MathML" display="block">
  <semantics>
    <mrow>
      <mi>n</mi>
      <mi>,</mi>
      <mrow>
        <mi>m</mi>
        <mo stretchy="false">∈</mo>
        <msub>
          <mi mathvariant="normal">ℕ</mi>
          <mn>0</mn>
        </msub>
      </mrow>
    </mrow>
    <annotation encoding="StarMath 5.0">n,m in setN_0</annotation>
  </semantics>
</math>
</file>

<file path=Object 272/content.xml><?xml version="1.0" encoding="utf-8"?>
<math xmlns="http://www.w3.org/1998/Math/MathML" display="block"/>
</file>

<file path=Object 273/content.xml><?xml version="1.0" encoding="utf-8"?>
<math xmlns="http://www.w3.org/1998/Math/MathML" display="block">
  <semantics>
    <mrow>
      <mrow>
        <msub>
          <mi>a</mi>
          <mi mathvariant="italic">ij</mi>
        </msub>
        <mo stretchy="false">∈</mo>
        <mi>R</mi>
      </mrow>
      <mi>,</mi>
      <mrow>
        <mi>i</mi>
        <mo stretchy="false">=</mo>
        <mn>1,.</mn>
      </mrow>
      <mn>..</mn>
      <mi>,</mi>
      <mi>n</mi>
      <mi>,</mi>
      <mrow>
        <mi>j</mi>
        <mo stretchy="false">=</mo>
        <mn>1,.</mn>
      </mrow>
      <mn>..</mn>
      <mi>,</mi>
      <mi>m</mi>
    </mrow>
    <annotation encoding="StarMath 5.0">a_ij in R, i = 1,..., n, j=1,...,m</annotation>
  </semantics>
</math>
</file>

<file path=Object 274/content.xml><?xml version="1.0" encoding="utf-8"?>
<math xmlns="http://www.w3.org/1998/Math/MathML" display="block">
  <semantics>
    <msup>
      <mi>R</mi>
      <mrow>
        <mi>n</mi>
        <mi>,</mi>
        <mi>m</mi>
      </mrow>
    </msup>
    <annotation encoding="StarMath 5.0">R^{ n,m }</annotation>
  </semantics>
</math>
</file>

<file path=Object 275/content.xml><?xml version="1.0" encoding="utf-8"?>
<math xmlns="http://www.w3.org/1998/Math/MathML" display="block">
  <semantics>
    <mrow>
      <msub>
        <mi>I</mi>
        <mi>n</mi>
      </msub>
      <mo stretchy="false">≝</mo>
      <mrow>
        <mo fence="true" stretchy="false">[</mo>
        <mrow>
          <msub>
            <mi mathvariant="normal">δ</mi>
            <mi mathvariant="italic">ij</mi>
          </msub>
        </mrow>
        <mo fence="true" stretchy="false">]</mo>
      </mrow>
    </mrow>
    <annotation encoding="StarMath 5.0">I_n def [ %delta_ij ]</annotation>
  </semantics>
</math>
</file>

<file path=Object 276/content.xml><?xml version="1.0" encoding="utf-8"?>
<math xmlns="http://www.w3.org/1998/Math/MathML" display="block"/>
</file>

<file path=Object 277/content.xml><?xml version="1.0" encoding="utf-8"?>
<math xmlns="http://www.w3.org/1998/Math/MathML" display="block">
  <semantics>
    <mrow>
      <msub>
        <mi>I</mi>
        <mn>0</mn>
      </msub>
      <mo stretchy="false">≝</mo>
      <mrow>
        <mo fence="true" stretchy="false">[</mo>
        <mrow/>
        <mo fence="true" stretchy="false">]</mo>
      </mrow>
    </mrow>
    <annotation encoding="StarMath 5.0">I_0 def [  ]</annotation>
  </semantics>
</math>
</file>

<file path=Object 278/content.xml><?xml version="1.0" encoding="utf-8"?>
<math xmlns="http://www.w3.org/1998/Math/MathML" display="block">
  <semantics>
    <mrow>
      <mi>A</mi>
      <mo stretchy="false">=</mo>
      <mrow>
        <mo fence="true" stretchy="true">[</mo>
        <mrow>
          <mtable>
            <mtr>
              <mtd>
                <msub>
                  <mi>a</mi>
                  <mn>1</mn>
                </msub>
              </mtd>
            </mtr>
            <mtr>
              <mtd>
                <msub>
                  <mi>a</mi>
                  <mn>2</mn>
                </msub>
              </mtd>
            </mtr>
            <mtr>
              <mtd>
                <mo stretchy="false">⋮</mo>
              </mtd>
            </mtr>
            <mtr>
              <mtd>
                <msub>
                  <mi>a</mi>
                  <mi>n</mi>
                </msub>
              </mtd>
            </mtr>
          </mtable>
        </mrow>
        <mo fence="true" stretchy="true">]</mo>
      </mrow>
      <mo stretchy="false">=</mo>
      <mrow>
        <mo fence="true" stretchy="true">[</mo>
        <mrow>
          <mtable>
            <mtr>
              <mtd>
                <msub>
                  <mi>a</mi>
                  <mn>11</mn>
                </msub>
              </mtd>
              <mtd>
                <msub>
                  <mi>a</mi>
                  <mn>12</mn>
                </msub>
              </mtd>
              <mtd>
                <mo stretchy="false">⋯</mo>
              </mtd>
              <mtd>
                <msub>
                  <mi>a</mi>
                  <mrow>
                    <mn>1</mn>
                    <mi>m</mi>
                  </mrow>
                </msub>
              </mtd>
            </mtr>
            <mtr>
              <mtd>
                <msub>
                  <mi>a</mi>
                  <mn>21</mn>
                </msub>
              </mtd>
              <mtd>
                <msub>
                  <mi>a</mi>
                  <mn>22</mn>
                </msub>
              </mtd>
              <mtd>
                <mo stretchy="false">⋯</mo>
              </mtd>
              <mtd>
                <msub>
                  <mi>a</mi>
                  <mrow>
                    <mn>2</mn>
                    <mi>m</mi>
                  </mrow>
                </msub>
              </mtd>
            </mtr>
            <mtr>
              <mtd>
                <mo stretchy="false">⋮</mo>
              </mtd>
              <mtd>
                <mo stretchy="false">⋮</mo>
              </mtd>
              <mtd>
                <mo stretchy="false">⋱</mo>
              </mtd>
              <mtd>
                <mo stretchy="false">⋮</mo>
              </mtd>
            </mtr>
            <mtr>
              <mtd>
                <msub>
                  <mi>a</mi>
                  <mrow>
                    <mi>n</mi>
                    <mn>1</mn>
                  </mrow>
                </msub>
              </mtd>
              <mtd>
                <msub>
                  <mi>a</mi>
                  <mrow>
                    <mi>n</mi>
                    <mn>2</mn>
                  </mrow>
                </msub>
              </mtd>
              <mtd>
                <mo stretchy="false">⋯</mo>
              </mtd>
              <mtd>
                <msub>
                  <mi>a</mi>
                  <mi mathvariant="italic">nm</mi>
                </msub>
              </mtd>
            </mtr>
          </mtable>
        </mrow>
        <mo fence="true" stretchy="true">]</mo>
      </mrow>
    </mrow>
    <annotation encoding="StarMath 5.0">A = left[ matrix{a_1 ## a_2 ##  dotsvert  ## a_n} right] = 
	 left[ matrix{ a_11 # a_12 # dotsaxis  # a_1m ## 
	 					  a_21 # a_22 # dotsaxis # a_2m ## 
	 					  dotsvert # dotsvert # dotsdown # dotsvert ## 
	 					  a_n1 # a_n2 # dotsaxis # a_nm} right]</annotation>
  </semantics>
</math>
</file>

<file path=Object 279/content.xml><?xml version="1.0" encoding="utf-8"?>
<math xmlns="http://www.w3.org/1998/Math/MathML" display="block">
  <semantics>
    <mrow>
      <mrow>
        <mo stretchy="false">+</mo>
        <mi mathvariant="normal">:</mi>
      </mrow>
      <mrow>
        <mrow>
          <msup>
            <mi>R</mi>
            <mrow>
              <mi>n</mi>
              <mi>,</mi>
              <mi>m</mi>
            </mrow>
          </msup>
          <mo stretchy="false">×</mo>
          <msup>
            <mi>R</mi>
            <mrow>
              <mi>n</mi>
              <mi>,</mi>
              <mi>m</mi>
            </mrow>
          </msup>
        </mrow>
        <mo stretchy="false">→</mo>
        <msup>
          <mi>R</mi>
          <mrow>
            <mi>n</mi>
            <mi>,</mi>
            <mi>m</mi>
          </mrow>
        </msup>
      </mrow>
      <mi>,</mi>
      <mspace width="2em"/>
      <mrow>
        <mrow>
          <mo fence="true" stretchy="false">(</mo>
          <mrow>
            <mrow>
              <mi>A</mi>
              <mi>,</mi>
              <mi>B</mi>
            </mrow>
          </mrow>
          <mo fence="true" stretchy="false">)</mo>
        </mrow>
        <mo stretchy="false">→</mo>
        <mrow>
          <mi>A</mi>
          <mo stretchy="false">+</mo>
          <mi>B</mi>
        </mrow>
        <mo stretchy="false">≝</mo>
        <mrow>
          <mo fence="true" stretchy="false">[</mo>
          <mrow>
            <mrow>
              <msub>
                <mi>a</mi>
                <mi mathvariant="italic">ij</mi>
              </msub>
              <mo stretchy="false">+</mo>
              <msub>
                <mi>b</mi>
                <mi mathvariant="italic">ij</mi>
              </msub>
            </mrow>
          </mrow>
          <mo fence="true" stretchy="false">]</mo>
        </mrow>
      </mrow>
    </mrow>
    <annotation encoding="StarMath 5.0">+ : R^{ n,m } times R^{ n,m } toward R^{ n,m }, ~ ( A,B ) toward A + B def [ a_ij + b_ij ]</annotation>
  </semantics>
</math>
</file>

<file path=Object 28/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80/content.xml><?xml version="1.0" encoding="utf-8"?>
<math xmlns="http://www.w3.org/1998/Math/MathML" display="block">
  <semantics>
    <mrow>
      <mrow/>
      <mi mathvariant="normal">:</mi>
      <mrow>
        <mrow>
          <msup>
            <mi>R</mi>
            <mrow>
              <mi>n</mi>
              <mi>,</mi>
              <mi>m</mi>
            </mrow>
          </msup>
          <mo stretchy="false">×</mo>
          <msup>
            <mi>R</mi>
            <mrow>
              <mi>m</mi>
              <mi>,</mi>
              <mi>s</mi>
            </mrow>
          </msup>
        </mrow>
        <mo stretchy="false">→</mo>
        <msup>
          <mi>R</mi>
          <mrow>
            <mi>n</mi>
            <mi>,</mi>
            <mi>s</mi>
          </mrow>
        </msup>
      </mrow>
      <mi>,</mi>
      <mspace width="2em"/>
      <mrow>
        <mrow>
          <mo fence="true" stretchy="false">(</mo>
          <mrow>
            <mrow>
              <mi>A</mi>
              <mi>,</mi>
              <mi>B</mi>
            </mrow>
          </mrow>
          <mo fence="true" stretchy="false">)</mo>
        </mrow>
        <mo stretchy="false">→</mo>
        <mrow>
          <mi>A</mi>
          <mo stretchy="false">∗</mo>
          <mi>B</mi>
        </mrow>
        <mo stretchy="false">=</mo>
        <mrow>
          <mo fence="true" stretchy="false">[</mo>
          <mrow>
            <msub>
              <mi>c</mi>
              <mi mathvariant="italic">ij</mi>
            </msub>
          </mrow>
          <mo fence="true" stretchy="false">]</mo>
        </mrow>
      </mrow>
      <mi>,</mi>
      <mrow>
        <msub>
          <mi>c</mi>
          <mi mathvariant="italic">ij</mi>
        </msub>
        <mo stretchy="false">=</mo>
        <mrow>
          <mrow>
            <msubsup>
              <mo stretchy="false">∑</mo>
              <mrow>
                <mi>k</mi>
                <mo stretchy="false">=</mo>
                <mn>1</mn>
              </mrow>
              <mi>m</mi>
            </msubsup>
            <msub>
              <mi>a</mi>
              <mi mathvariant="italic">ik</mi>
            </msub>
          </mrow>
          <mo stretchy="false">⋅</mo>
          <msub>
            <mi>b</mi>
            <mi mathvariant="italic">kj</mi>
          </msub>
        </mrow>
      </mrow>
    </mrow>
    <annotation encoding="StarMath 5.0">*: R^{ n,m } times R^{ m,s } toward R^{ n,s }, ~ ( A,B ) toward A*B = [ c_ij ], c_ij = sum^{ m }_{ k=1 } a_ik cdot b_kj</annotation>
  </semantics>
</math>
</file>

<file path=Object 281/content.xml><?xml version="1.0" encoding="utf-8"?>
<math xmlns="http://www.w3.org/1998/Math/MathML" display="block">
  <semantics>
    <mrow>
      <mrow>
        <mi mathvariant="normal">❑</mi>
        <mo stretchy="false">⋅</mo>
        <mi mathvariant="normal">❑</mi>
      </mrow>
      <mi mathvariant="normal">:</mi>
      <mrow>
        <mrow>
          <mi>R</mi>
          <mo stretchy="false">×</mo>
          <msup>
            <mi>R</mi>
            <mrow>
              <mi>n</mi>
              <mi>,</mi>
              <mi>m</mi>
            </mrow>
          </msup>
        </mrow>
        <mo stretchy="false">→</mo>
        <msup>
          <mi>R</mi>
          <mrow>
            <mi>n</mi>
            <mi>,</mi>
            <mi>m</mi>
          </mrow>
        </msup>
      </mrow>
      <mi>,</mi>
      <mspace width="2em"/>
      <mrow>
        <mrow>
          <mo fence="true" stretchy="false">(</mo>
          <mrow>
            <mrow>
              <mi mathvariant="normal">λ</mi>
              <mi>,</mi>
              <mi>A</mi>
            </mrow>
          </mrow>
          <mo fence="true" stretchy="false">)</mo>
        </mrow>
        <mo stretchy="false">→</mo>
        <mrow>
          <mi mathvariant="normal">λ</mi>
          <mo stretchy="false">⋅</mo>
          <mi>A</mi>
        </mrow>
        <mo stretchy="false">=</mo>
        <mrow>
          <mo fence="true" stretchy="false">[</mo>
          <mrow>
            <mrow>
              <mi mathvariant="normal">λ</mi>
              <mo stretchy="false">⋅</mo>
              <msub>
                <mi>a</mi>
                <mi mathvariant="italic">ij</mi>
              </msub>
            </mrow>
          </mrow>
          <mo fence="true" stretchy="false">]</mo>
        </mrow>
      </mrow>
    </mrow>
    <annotation encoding="StarMath 5.0">&lt;?&gt; cdot &lt;?&gt; : R times R^{ n,m } toward R^{ n,m }, ~ ( %lambda, A ) toward %lambda cdot A = [ %lambda cdot a_ij ]</annotation>
  </semantics>
</math>
</file>

<file path=Object 282/content.xml><?xml version="1.0" encoding="utf-8"?>
<math xmlns="http://www.w3.org/1998/Math/MathML" display="block">
  <semantics>
    <mrow>
      <mi>A</mi>
      <mi>,</mi>
      <mrow>
        <mover accent="true">
          <mi>A</mi>
          <mo stretchy="false">^</mo>
        </mover>
        <mo stretchy="false">∈</mo>
        <msup>
          <mi>R</mi>
          <mrow>
            <mi>n</mi>
            <mi>,</mi>
            <mi>m</mi>
          </mrow>
        </msup>
      </mrow>
      <mi>,</mi>
      <mi>B</mi>
      <mi>,</mi>
      <mrow>
        <mover accent="true">
          <mi>B</mi>
          <mo stretchy="false">^</mo>
        </mover>
        <mo stretchy="false">∈</mo>
        <msup>
          <mi>R</mi>
          <mrow>
            <mi>m</mi>
            <mi>,</mi>
            <mi>l</mi>
          </mrow>
        </msup>
      </mrow>
      <mi mathvariant="italic">und</mi>
      <mrow>
        <mi>C</mi>
        <mo stretchy="false">∈</mo>
        <msup>
          <mi>R</mi>
          <mrow>
            <mi>l</mi>
            <mi>,</mi>
            <mi>k</mi>
          </mrow>
        </msup>
      </mrow>
    </mrow>
    <annotation encoding="StarMath 5.0">A, hat A  in R^{ n,m }, B, hat B in R^{ m,l } und C in R^{ l,k }</annotation>
  </semantics>
</math>
</file>

<file path=Object 283/content.xml><?xml version="1.0" encoding="utf-8"?>
<math xmlns="http://www.w3.org/1998/Math/MathML" display="block"/>
</file>

<file path=Object 284/content.xml><?xml version="1.0" encoding="utf-8"?>
<math xmlns="http://www.w3.org/1998/Math/MathML" display="block">
  <semantics>
    <mrow>
      <mrow>
        <mrow>
          <mo fence="true" stretchy="false">(</mo>
          <mrow>
            <mrow>
              <mi>A</mi>
              <mo stretchy="false">+</mo>
              <mover accent="true">
                <mi>A</mi>
                <mo stretchy="false">^</mo>
              </mover>
            </mrow>
          </mrow>
          <mo fence="true" stretchy="false">)</mo>
        </mrow>
        <mo stretchy="false">∗</mo>
        <mi>B</mi>
      </mrow>
      <mo stretchy="false">=</mo>
      <mrow>
        <mrow>
          <mi>A</mi>
          <mo stretchy="false">∗</mo>
          <mi>B</mi>
        </mrow>
        <mo stretchy="false">+</mo>
        <mrow>
          <mover accent="true">
            <mi>A</mi>
            <mo stretchy="false">^</mo>
          </mover>
          <mo stretchy="false">∗</mo>
          <mi>B</mi>
        </mrow>
      </mrow>
    </mrow>
    <annotation encoding="StarMath 5.0">( A + hat A )*B = A*B + hat A * B</annotation>
  </semantics>
</math>
</file>

<file path=Object 285/content.xml><?xml version="1.0" encoding="utf-8"?>
<math xmlns="http://www.w3.org/1998/Math/MathML" display="block">
  <semantics>
    <mrow>
      <mrow>
        <mi>A</mi>
        <mo stretchy="false">∗</mo>
        <mrow>
          <mo fence="true" stretchy="false">(</mo>
          <mrow>
            <mrow>
              <mi>B</mi>
              <mo stretchy="false">+</mo>
              <mover accent="true">
                <mi>B</mi>
                <mo stretchy="false">^</mo>
              </mover>
            </mrow>
          </mrow>
          <mo fence="true" stretchy="false">)</mo>
        </mrow>
      </mrow>
      <mo stretchy="false">=</mo>
      <mrow>
        <mrow>
          <mi>A</mi>
          <mo stretchy="false">∗</mo>
          <mi>B</mi>
        </mrow>
        <mo stretchy="false">+</mo>
        <mrow>
          <mover accent="true">
            <mi>A</mi>
            <mo stretchy="false">^</mo>
          </mover>
          <mo stretchy="false">∗</mo>
          <mi>B</mi>
        </mrow>
      </mrow>
    </mrow>
    <annotation encoding="StarMath 5.0">A * ( B + hat B ) = A*B + hat A * B</annotation>
  </semantics>
</math>
</file>

<file path=Object 286/content.xml><?xml version="1.0" encoding="utf-8"?>
<math xmlns="http://www.w3.org/1998/Math/MathML" display="block">
  <semantics>
    <mrow>
      <mrow>
        <msub>
          <mi>I</mi>
          <mi>n</mi>
        </msub>
        <mo stretchy="false">∗</mo>
        <mi>A</mi>
      </mrow>
      <mo stretchy="false">=</mo>
      <mrow>
        <mi>A</mi>
        <mo stretchy="false">∗</mo>
        <msub>
          <mi>I</mi>
          <mi>n</mi>
        </msub>
      </mrow>
      <mo stretchy="false">=</mo>
      <mi>A</mi>
    </mrow>
    <annotation encoding="StarMath 5.0">I_n * A = A * I_n = A</annotation>
  </semantics>
</math>
</file>

<file path=Object 287/content.xml><?xml version="1.0" encoding="utf-8"?>
<math xmlns="http://www.w3.org/1998/Math/MathML" display="block">
  <semantics>
    <mrow>
      <mi>A</mi>
      <mi>,</mi>
      <mrow>
        <mi>B</mi>
        <mo stretchy="false">∈</mo>
        <msup>
          <mi>R</mi>
          <mrow>
            <mi>n</mi>
            <mi>,</mi>
            <mi>m</mi>
          </mrow>
        </msup>
      </mrow>
      <mi>,</mi>
      <mrow>
        <mi>C</mi>
        <mo stretchy="false">∈</mo>
        <msup>
          <mi>R</mi>
          <mrow>
            <mi>m</mi>
            <mi>,</mi>
            <mi>l</mi>
          </mrow>
        </msup>
      </mrow>
      <mi mathvariant="italic">und</mi>
      <mi mathvariant="normal">λ</mi>
      <mi>,</mi>
      <mrow>
        <mi mathvariant="normal">μ</mi>
        <mo stretchy="false">∈</mo>
        <mi>R</mi>
      </mrow>
    </mrow>
    <annotation encoding="StarMath 5.0">A,B in R^{ n,m }, C in R^{ m,l } und %lambda, %mu in R</annotation>
  </semantics>
</math>
</file>

<file path=Object 288/content.xml><?xml version="1.0" encoding="utf-8"?>
<math xmlns="http://www.w3.org/1998/Math/MathML" display="block">
  <semantics>
    <mrow>
      <mrow>
        <mrow>
          <mo fence="true" stretchy="false">(</mo>
          <mrow>
            <mrow>
              <mi mathvariant="normal">λ</mi>
              <mi mathvariant="normal">μ</mi>
            </mrow>
          </mrow>
          <mo fence="true" stretchy="false">)</mo>
        </mrow>
        <mo stretchy="false">⋅</mo>
        <mi>A</mi>
      </mrow>
      <mo stretchy="false">=</mo>
      <mrow>
        <mi mathvariant="normal">λ</mi>
        <mo stretchy="false">⋅</mo>
        <mrow>
          <mo fence="true" stretchy="false">(</mo>
          <mrow>
            <mrow>
              <mi mathvariant="normal">μ</mi>
              <mo stretchy="false">⋅</mo>
              <mi>A</mi>
            </mrow>
          </mrow>
          <mo fence="true" stretchy="false">)</mo>
        </mrow>
      </mrow>
    </mrow>
    <annotation encoding="StarMath 5.0">( %lambda %mu ) cdot A = %lambda cdot ( %mu cdot A )</annotation>
  </semantics>
</math>
</file>

<file path=Object 289/content.xml><?xml version="1.0" encoding="utf-8"?>
<math xmlns="http://www.w3.org/1998/Math/MathML" display="block">
  <semantics>
    <mrow>
      <mrow>
        <mrow>
          <mo fence="true" stretchy="false">(</mo>
          <mrow>
            <mrow>
              <mi mathvariant="normal">λ</mi>
              <mo stretchy="false">+</mo>
              <mi mathvariant="normal">μ</mi>
            </mrow>
          </mrow>
          <mo fence="true" stretchy="false">)</mo>
        </mrow>
        <mo stretchy="false">⋅</mo>
        <mi>A</mi>
      </mrow>
      <mo stretchy="false">=</mo>
      <mrow>
        <mrow>
          <mi mathvariant="normal">λ</mi>
          <mo stretchy="false">⋅</mo>
          <mi>A</mi>
        </mrow>
        <mo stretchy="false">+</mo>
        <mrow>
          <mi mathvariant="normal">μ</mi>
          <mo stretchy="false">⋅</mo>
          <mi>A</mi>
        </mrow>
      </mrow>
    </mrow>
    <annotation encoding="StarMath 5.0">( %lambda + %mu) cdot A = %lambda cdot A + %mu cdot A</annotation>
  </semantics>
</math>
</file>

<file path=Object 29/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290/content.xml><?xml version="1.0" encoding="utf-8"?>
<math xmlns="http://www.w3.org/1998/Math/MathML" display="block">
  <semantics>
    <mrow>
      <mrow>
        <mi mathvariant="normal">μ</mi>
        <mo stretchy="false">⋅</mo>
        <mrow>
          <mo fence="true" stretchy="false">(</mo>
          <mrow>
            <mrow>
              <mi>A</mi>
              <mo stretchy="false">+</mo>
              <mi>B</mi>
            </mrow>
          </mrow>
          <mo fence="true" stretchy="false">)</mo>
        </mrow>
      </mrow>
      <mo stretchy="false">=</mo>
      <mrow>
        <mrow>
          <mi mathvariant="normal">λ</mi>
          <mo stretchy="false">⋅</mo>
          <mi>A</mi>
        </mrow>
        <mo stretchy="false">+</mo>
        <mrow>
          <mi mathvariant="normal">λ</mi>
          <mo stretchy="false">⋅</mo>
          <mi>B</mi>
        </mrow>
      </mrow>
    </mrow>
    <annotation encoding="StarMath 5.0">%mu cdot ( A + B ) = %lambda cdot A + %lambda cdot B</annotation>
  </semantics>
</math>
</file>

<file path=Object 291/content.xml><?xml version="1.0" encoding="utf-8"?>
<math xmlns="http://www.w3.org/1998/Math/MathML" display="block">
  <semantics>
    <mrow>
      <mrow>
        <mrow>
          <mo fence="true" stretchy="false">(</mo>
          <mrow>
            <mrow>
              <mi mathvariant="normal">λ</mi>
              <mo stretchy="false">⋅</mo>
              <mi>A</mi>
            </mrow>
          </mrow>
          <mo fence="true" stretchy="false">)</mo>
        </mrow>
        <mo stretchy="false">∗</mo>
        <mi>C</mi>
      </mrow>
      <mo stretchy="false">=</mo>
      <mrow>
        <mi mathvariant="normal">λ</mi>
        <mo stretchy="false">⋅</mo>
        <mrow>
          <mo fence="true" stretchy="false">(</mo>
          <mrow>
            <mrow>
              <mi>A</mi>
              <mo stretchy="false">∗</mo>
              <mi>C</mi>
            </mrow>
          </mrow>
          <mo fence="true" stretchy="false">)</mo>
        </mrow>
      </mrow>
      <mo stretchy="false">=</mo>
      <mrow>
        <mi>A</mi>
        <mo stretchy="false">∗</mo>
        <mrow>
          <mo fence="true" stretchy="false">(</mo>
          <mrow>
            <mrow>
              <mi mathvariant="normal">λ</mi>
              <mo stretchy="false">⋅</mo>
              <mi>C</mi>
            </mrow>
          </mrow>
          <mo fence="true" stretchy="false">)</mo>
        </mrow>
      </mrow>
    </mrow>
    <annotation encoding="StarMath 5.0">( %lambda cdot A ) * C = %lambda cdot ( A * C ) = A*( %lambda cdot C )</annotation>
  </semantics>
</math>
</file>

<file path=Object 292/content.xml><?xml version="1.0" encoding="utf-8"?>
<math xmlns="http://www.w3.org/1998/Math/MathML" display="block">
  <semantics>
    <mrow>
      <mi>T</mi>
      <mi mathvariant="normal">:</mi>
      <mrow>
        <msup>
          <mi>R</mi>
          <mrow>
            <mi>n</mi>
            <mi>,</mi>
            <mi>m</mi>
          </mrow>
        </msup>
        <mo stretchy="false">→</mo>
        <msup>
          <mi>R</mi>
          <mrow>
            <mi>m</mi>
            <mi>,</mi>
            <mi>n</mi>
          </mrow>
        </msup>
      </mrow>
      <mi>,</mi>
      <mspace width="2em"/>
      <mrow>
        <mi>A</mi>
        <mo stretchy="false">=</mo>
        <mrow>
          <mo fence="true" stretchy="false">[</mo>
          <mrow>
            <msub>
              <mi>a</mi>
              <mi mathvariant="italic">ij</mi>
            </msub>
          </mrow>
          <mo fence="true" stretchy="false">]</mo>
        </mrow>
        <mo stretchy="false">→</mo>
        <msup>
          <mi>A</mi>
          <mi>T</mi>
        </msup>
        <mo stretchy="false">=</mo>
        <mrow>
          <mo fence="true" stretchy="false">[</mo>
          <mrow>
            <msub>
              <mi>b</mi>
              <mi mathvariant="italic">ij</mi>
            </msub>
          </mrow>
          <mo fence="true" stretchy="false">]</mo>
        </mrow>
      </mrow>
      <mi>,</mi>
      <mspace width="2em"/>
      <mrow>
        <msub>
          <mi>b</mi>
          <mi mathvariant="italic">ij</mi>
        </msub>
        <mo stretchy="false">≝</mo>
        <msub>
          <mi>a</mi>
          <mi mathvariant="italic">ji</mi>
        </msub>
      </mrow>
    </mrow>
    <annotation encoding="StarMath 5.0">T : R^{ n,m } toward R^{ m,n }, ~ A = [ a_ij ] toward A^T = [ b_ij ], ~ b_ij def a_ji</annotation>
  </semantics>
</math>
</file>

<file path=Object 293/content.xml><?xml version="1.0" encoding="utf-8"?>
<math xmlns="http://www.w3.org/1998/Math/MathML" display="block">
  <semantics>
    <msup>
      <mi>A</mi>
      <mi>T</mi>
    </msup>
    <annotation encoding="StarMath 5.0">A^T</annotation>
  </semantics>
</math>
</file>

<file path=Object 294/content.xml><?xml version="1.0" encoding="utf-8"?>
<math xmlns="http://www.w3.org/1998/Math/MathML" display="block">
  <semantics>
    <mrow>
      <mi>A</mi>
      <mo stretchy="false">∈</mo>
      <msup>
        <mi>R</mi>
        <mrow>
          <mi>n</mi>
          <mi>,</mi>
          <mi>n</mi>
        </mrow>
      </msup>
    </mrow>
    <annotation encoding="StarMath 5.0">A in R^{ n,n }</annotation>
  </semantics>
</math>
</file>

<file path=Object 295/content.xml><?xml version="1.0" encoding="utf-8"?>
<math xmlns="http://www.w3.org/1998/Math/MathML" display="block">
  <semantics>
    <mrow>
      <mi>A</mi>
      <mo stretchy="false">=</mo>
      <msup>
        <mi>A</mi>
        <mi>T</mi>
      </msup>
    </mrow>
    <annotation encoding="StarMath 5.0">A = A^T</annotation>
  </semantics>
</math>
</file>

<file path=Object 296/content.xml><?xml version="1.0" encoding="utf-8"?>
<math xmlns="http://www.w3.org/1998/Math/MathML" display="block">
  <semantics>
    <mi>A</mi>
    <annotation encoding="StarMath 5.0">A</annotation>
  </semantics>
</math>
</file>

<file path=Object 297/content.xml><?xml version="1.0" encoding="utf-8"?>
<math xmlns="http://www.w3.org/1998/Math/MathML" display="block">
  <semantics>
    <mrow>
      <mi>A</mi>
      <mo stretchy="false">=</mo>
      <mrow>
        <mo stretchy="false">−</mo>
        <msup>
          <mi>A</mi>
          <mi>T</mi>
        </msup>
      </mrow>
    </mrow>
    <annotation encoding="StarMath 5.0">A = -A^T</annotation>
  </semantics>
</math>
</file>

<file path=Object 298/content.xml><?xml version="1.0" encoding="utf-8"?>
<math xmlns="http://www.w3.org/1998/Math/MathML" display="block">
  <semantics>
    <mrow>
      <mi>A</mi>
      <mi>,</mi>
      <mrow>
        <mover accent="true">
          <mi>A</mi>
          <mo stretchy="false">^</mo>
        </mover>
        <mo stretchy="false">∈</mo>
        <msup>
          <mi>R</mi>
          <mrow>
            <mi>n</mi>
            <mi>,</mi>
            <mi>m</mi>
          </mrow>
        </msup>
      </mrow>
      <mi>,</mi>
      <mrow>
        <mi>B</mi>
        <mo stretchy="false">∈</mo>
        <msup>
          <mi>R</mi>
          <mrow>
            <mi>m</mi>
            <mi>,</mi>
            <mi>l</mi>
          </mrow>
        </msup>
      </mrow>
      <mi mathvariant="italic">und</mi>
      <mrow>
        <mi mathvariant="normal">λ</mi>
        <mo stretchy="false">∈</mo>
        <mi>R</mi>
      </mrow>
    </mrow>
    <annotation encoding="StarMath 5.0">A, hat A in R^{ n,m }, B in R^{ m,l } und %lambda in R</annotation>
  </semantics>
</math>
</file>

<file path=Object 299/content.xml><?xml version="1.0" encoding="utf-8"?>
<math xmlns="http://www.w3.org/1998/Math/MathML" display="block">
  <semantics>
    <mrow>
      <msup>
        <mrow>
          <mo fence="true" stretchy="false">(</mo>
          <mrow>
            <msup>
              <mi>A</mi>
              <mi>T</mi>
            </msup>
          </mrow>
          <mo fence="true" stretchy="false">)</mo>
        </mrow>
        <mi>T</mi>
      </msup>
      <mo stretchy="false">=</mo>
      <mi>A</mi>
    </mrow>
    <annotation encoding="StarMath 5.0">( A^T )^T = A</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00/content.xml><?xml version="1.0" encoding="utf-8"?>
<math xmlns="http://www.w3.org/1998/Math/MathML" display="block">
  <semantics>
    <mrow>
      <msup>
        <mrow>
          <mo fence="true" stretchy="false">(</mo>
          <mrow>
            <mrow>
              <mi>A</mi>
              <mo stretchy="false">+</mo>
              <mover accent="true">
                <mi>A</mi>
                <mo stretchy="false">^</mo>
              </mover>
            </mrow>
          </mrow>
          <mo fence="true" stretchy="false">)</mo>
        </mrow>
        <mi>T</mi>
      </msup>
      <mo stretchy="false">=</mo>
      <mrow>
        <msup>
          <mi>A</mi>
          <mi>T</mi>
        </msup>
        <mo stretchy="false">+</mo>
        <mover accent="true">
          <msup>
            <mi>A</mi>
            <mi>T</mi>
          </msup>
          <mo stretchy="false">^</mo>
        </mover>
      </mrow>
    </mrow>
    <annotation encoding="StarMath 5.0">( A + hat A )^T = A^T + hat A^T</annotation>
  </semantics>
</math>
</file>

<file path=Object 301/content.xml><?xml version="1.0" encoding="utf-8"?>
<math xmlns="http://www.w3.org/1998/Math/MathML" display="block">
  <semantics>
    <mrow>
      <msup>
        <mrow>
          <mo fence="true" stretchy="false">(</mo>
          <mrow>
            <mrow>
              <mi mathvariant="normal">λ</mi>
              <mo stretchy="false">⋅</mo>
              <mi>A</mi>
            </mrow>
          </mrow>
          <mo fence="true" stretchy="false">)</mo>
        </mrow>
        <mi>T</mi>
      </msup>
      <mo stretchy="false">=</mo>
      <mrow>
        <mi mathvariant="normal">λ</mi>
        <mo stretchy="false">⋅</mo>
        <msup>
          <mi>A</mi>
          <mi>T</mi>
        </msup>
      </mrow>
    </mrow>
    <annotation encoding="StarMath 5.0">( %lambda cdot A )^T = %lambda cdot A^T</annotation>
  </semantics>
</math>
</file>

<file path=Object 302/content.xml><?xml version="1.0" encoding="utf-8"?>
<math xmlns="http://www.w3.org/1998/Math/MathML" display="block">
  <semantics>
    <mrow>
      <msup>
        <mrow>
          <mo fence="true" stretchy="false">(</mo>
          <mrow>
            <mrow>
              <mi>A</mi>
              <mo stretchy="false">∗</mo>
              <mi>B</mi>
            </mrow>
          </mrow>
          <mo fence="true" stretchy="false">)</mo>
        </mrow>
        <mi>T</mi>
      </msup>
      <mo stretchy="false">=</mo>
      <mrow>
        <msup>
          <mi>B</mi>
          <mi>T</mi>
        </msup>
        <mo stretchy="false">∗</mo>
        <msup>
          <mi>A</mi>
          <mi>T</mi>
        </msup>
      </mrow>
    </mrow>
    <annotation encoding="StarMath 5.0">( A*B )^T = B^T * A^T</annotation>
  </semantics>
</math>
</file>

<file path=Object 303/content.xml><?xml version="1.0" encoding="utf-8"?>
<math xmlns="http://www.w3.org/1998/Math/MathML" display="block">
  <semantics>
    <mrow>
      <mo fence="true" stretchy="false">(</mo>
      <mrow>
        <mrow>
          <msup>
            <mi>R</mi>
            <mrow>
              <mi>n</mi>
              <mi>,</mi>
              <mi>m</mi>
            </mrow>
          </msup>
          <mi>,</mi>
          <mrow>
            <mi mathvariant="normal">❑</mi>
            <mo stretchy="false">+</mo>
            <mi mathvariant="normal">❑</mi>
          </mrow>
        </mrow>
      </mrow>
      <mo fence="true" stretchy="false">)</mo>
    </mrow>
    <annotation encoding="StarMath 5.0">( R^{n,m}, &lt;?&gt; + &lt;?&gt;  )</annotation>
  </semantics>
</math>
</file>

<file path=Object 304/content.xml><?xml version="1.0" encoding="utf-8"?>
<math xmlns="http://www.w3.org/1998/Math/MathML" display="block"/>
</file>

<file path=Object 305/content.xml><?xml version="1.0" encoding="utf-8"?>
<math xmlns="http://www.w3.org/1998/Math/MathML" display="block"/>
</file>

<file path=Object 306/content.xml><?xml version="1.0" encoding="utf-8"?>
<math xmlns="http://www.w3.org/1998/Math/MathML" display="block">
  <semantics>
    <mrow>
      <mrow>
        <mo stretchy="false">−</mo>
        <mi>A</mi>
      </mrow>
      <mo stretchy="false">≝</mo>
      <mrow>
        <mo fence="true" stretchy="false">[</mo>
        <mrow>
          <mrow>
            <mo stretchy="false">−</mo>
            <msub>
              <mi>a</mi>
              <mi mathvariant="italic">ij</mi>
            </msub>
          </mrow>
        </mrow>
        <mo fence="true" stretchy="false">]</mo>
      </mrow>
      <mo stretchy="false">∈</mo>
      <msup>
        <mi>R</mi>
        <mrow>
          <mi>n</mi>
          <mi>,</mi>
          <mi>m</mi>
        </mrow>
      </msup>
    </mrow>
    <annotation encoding="StarMath 5.0">-A def [ -a_ij ] in R^{ n,m }</annotation>
  </semantics>
</math>
</file>

<file path=Object 307/content.xml><?xml version="1.0" encoding="utf-8"?>
<math xmlns="http://www.w3.org/1998/Math/MathML" display="block">
  <semantics>
    <mrow>
      <mi>A</mi>
      <mi>,</mi>
      <mi>B</mi>
      <mi>,</mi>
      <mrow>
        <mi>C</mi>
        <mo stretchy="false">∈</mo>
        <msup>
          <mi>R</mi>
          <mrow>
            <mi>n</mi>
            <mi>,</mi>
            <mi>m</mi>
          </mrow>
        </msup>
      </mrow>
    </mrow>
    <annotation encoding="StarMath 5.0">A, B, C in R^{ n,m }</annotation>
  </semantics>
</math>
</file>

<file path=Object 308/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o fence="true" stretchy="false">[</mo>
          <mrow>
            <mrow>
              <msub>
                <mi>a</mi>
                <mi mathvariant="italic">ij</mi>
              </msub>
              <mo stretchy="false">+</mo>
              <msub>
                <mi>b</mi>
                <mi mathvariant="italic">ij</mi>
              </msub>
            </mrow>
          </mrow>
          <mo fence="true" stretchy="false">]</mo>
        </mrow>
        <mo stretchy="false">+</mo>
        <msub>
          <mi>c</mi>
          <mi mathvariant="italic">ij</mi>
        </msub>
      </mrow>
      <mo stretchy="false">=</mo>
      <mrow>
        <mo fence="true" stretchy="false">[</mo>
        <mrow>
          <mrow>
            <mrow>
              <mo fence="true" stretchy="false">(</mo>
              <mrow>
                <mrow>
                  <msub>
                    <mi>a</mi>
                    <mi mathvariant="italic">ij</mi>
                  </msub>
                  <mo stretchy="false">+</mo>
                  <msub>
                    <mi>b</mi>
                    <mi mathvariant="italic">ij</mi>
                  </msub>
                </mrow>
              </mrow>
              <mo fence="true" stretchy="false">)</mo>
            </mrow>
            <mo stretchy="false">+</mo>
            <msub>
              <mi>c</mi>
              <mi mathvariant="italic">ij</mi>
            </msub>
          </mrow>
        </mrow>
        <mo fence="true" stretchy="false">]</mo>
      </mrow>
      <mo stretchy="false">=</mo>
      <mrow>
        <mo fence="true" stretchy="false">[</mo>
        <mrow>
          <mrow>
            <msub>
              <mi>a</mi>
              <mi mathvariant="italic">ij</mi>
            </msub>
            <mo stretchy="false">+</mo>
            <mrow>
              <mo fence="true" stretchy="false">(</mo>
              <mrow>
                <mrow>
                  <msub>
                    <mi>b</mi>
                    <mi mathvariant="italic">ij</mi>
                  </msub>
                  <mo stretchy="false">+</mo>
                  <msub>
                    <mi>c</mi>
                    <mi mathvariant="italic">ij</mi>
                  </msub>
                </mrow>
              </mrow>
              <mo fence="true" stretchy="false">)</mo>
            </mrow>
          </mrow>
        </mrow>
        <mo fence="true" stretchy="false">]</mo>
      </mrow>
      <mo stretchy="false">=</mo>
      <mrow>
        <mrow>
          <mo fence="true" stretchy="false">[</mo>
          <mrow>
            <msub>
              <mi>a</mi>
              <mi mathvariant="italic">ij</mi>
            </msub>
          </mrow>
          <mo fence="true" stretchy="false">]</mo>
        </mrow>
        <mo stretchy="false">+</mo>
        <mrow>
          <mo fence="true" stretchy="false">[</mo>
          <mrow>
            <mrow>
              <msub>
                <mi>b</mi>
                <mi mathvariant="italic">ij</mi>
              </msub>
              <mo stretchy="false">+</mo>
              <msub>
                <mi>c</mi>
                <mi mathvariant="italic">ij</mi>
              </msub>
            </mrow>
          </mrow>
          <mo fence="true" stretchy="false">]</mo>
        </mrow>
      </mrow>
      <mo stretchy="false">=</mo>
      <mrow>
        <mi>A</mi>
        <mo stretchy="false">+</mo>
        <mrow>
          <mo fence="true" stretchy="false">(</mo>
          <mrow>
            <mrow>
              <mi>B</mi>
              <mo stretchy="false">+</mo>
              <mi>C</mi>
            </mrow>
          </mrow>
          <mo fence="true" stretchy="false">)</mo>
        </mrow>
      </mrow>
    </mrow>
    <annotation encoding="StarMath 5.0">( A + B ) + C = [ a_ij + b_ij ] + c_ij = [ (a_ij + b_ij) + c_ij ] = [ a_ij + (b_ij + c_ij) ] = [ a_ij] + [ b_ij + c_ij ] = A + ( B + C )</annotation>
  </semantics>
</math>
</file>

<file path=Object 309/content.xml><?xml version="1.0" encoding="utf-8"?>
<math xmlns="http://www.w3.org/1998/Math/MathML" display="block">
  <semantics>
    <msup>
      <mi>R</mi>
      <mrow>
        <mi>n</mi>
        <mi>,</mi>
        <mi>m</mi>
      </mrow>
    </msup>
    <annotation encoding="StarMath 5.0">R^{n,m }</annotation>
  </semantics>
</math>
</file>

<file path=Object 31/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10/content.xml><?xml version="1.0" encoding="utf-8"?>
<math xmlns="http://www.w3.org/1998/Math/MathML" display="block">
  <semantics>
    <mrow>
      <mn>0</mn>
      <mo stretchy="false">∈</mo>
      <msup>
        <mi>R</mi>
        <mrow>
          <mi>n</mi>
          <mi>,</mi>
          <mi>m</mi>
        </mrow>
      </msup>
    </mrow>
    <annotation encoding="StarMath 5.0">0 in R^{ n,m }</annotation>
  </semantics>
</math>
</file>

<file path=Object 311/content.xml><?xml version="1.0" encoding="utf-8"?>
<math xmlns="http://www.w3.org/1998/Math/MathML" display="block">
  <semantics>
    <mrow>
      <mrow>
        <mn>0</mn>
        <mo stretchy="false">+</mo>
        <mi>A</mi>
      </mrow>
      <mo stretchy="false">=</mo>
      <mrow>
        <mrow>
          <mo fence="true" stretchy="false">[</mo>
          <mrow>
            <mn>0</mn>
          </mrow>
          <mo fence="true" stretchy="false">]</mo>
        </mrow>
        <mo stretchy="false">+</mo>
        <mrow>
          <mo fence="true" stretchy="false">[</mo>
          <mrow>
            <msub>
              <mi>a</mi>
              <mi mathvariant="italic">ij</mi>
            </msub>
          </mrow>
          <mo fence="true" stretchy="false">]</mo>
        </mrow>
      </mrow>
      <mo stretchy="false">=</mo>
      <mrow>
        <mo fence="true" stretchy="false">[</mo>
        <mrow>
          <mrow>
            <mn>0</mn>
            <mo stretchy="false">+</mo>
            <msub>
              <mi>a</mi>
              <mi mathvariant="italic">ij</mi>
            </msub>
          </mrow>
        </mrow>
        <mo fence="true" stretchy="false">]</mo>
      </mrow>
      <mo stretchy="false">=</mo>
      <mrow>
        <mo fence="true" stretchy="false">[</mo>
        <mrow>
          <msub>
            <mi>a</mi>
            <mi mathvariant="italic">ij</mi>
          </msub>
        </mrow>
        <mo fence="true" stretchy="false">]</mo>
      </mrow>
      <mo stretchy="false">=</mo>
      <mi>A</mi>
    </mrow>
    <annotation encoding="StarMath 5.0">0 + A = [ 0 ] + [ a_ij ] = [ 0 + a_ij ] = [ a_ij ] = A</annotation>
  </semantics>
</math>
</file>

<file path=Object 312/content.xml><?xml version="1.0" encoding="utf-8"?>
<math xmlns="http://www.w3.org/1998/Math/MathML" display="block"/>
</file>

<file path=Object 313/content.xml><?xml version="1.0" encoding="utf-8"?>
<math xmlns="http://www.w3.org/1998/Math/MathML" display="block"/>
</file>

<file path=Object 314/content.xml><?xml version="1.0" encoding="utf-8"?>
<math xmlns="http://www.w3.org/1998/Math/MathML" display="block">
  <semantics>
    <mrow>
      <mrow>
        <mover accent="true">
          <mi>A</mi>
          <mo stretchy="false">~</mo>
        </mover>
        <mo stretchy="false">+</mo>
        <mi>A</mi>
      </mrow>
      <mo stretchy="false">=</mo>
      <mrow>
        <mrow>
          <mo fence="true" stretchy="false">[</mo>
          <mrow>
            <mrow>
              <mo stretchy="false">−</mo>
              <msub>
                <mi>a</mi>
                <mi mathvariant="italic">ij</mi>
              </msub>
            </mrow>
          </mrow>
          <mo fence="true" stretchy="false">]</mo>
        </mrow>
        <mo stretchy="false">+</mo>
        <mrow>
          <mo fence="true" stretchy="false">[</mo>
          <mrow>
            <msub>
              <mi>a</mi>
              <mi mathvariant="italic">ij</mi>
            </msub>
          </mrow>
          <mo fence="true" stretchy="false">]</mo>
        </mrow>
      </mrow>
      <mo stretchy="false">=</mo>
      <mrow>
        <mo fence="true" stretchy="false">[</mo>
        <mrow>
          <mrow>
            <mrow>
              <mo stretchy="false">−</mo>
              <msub>
                <mi>a</mi>
                <mi mathvariant="italic">ij</mi>
              </msub>
            </mrow>
            <mo stretchy="false">+</mo>
            <msub>
              <mi>a</mi>
              <mi mathvariant="italic">ij</mi>
            </msub>
          </mrow>
        </mrow>
        <mo fence="true" stretchy="false">]</mo>
      </mrow>
      <mo stretchy="false">=</mo>
      <mrow>
        <mo fence="true" stretchy="false">[</mo>
        <mrow>
          <mn>0</mn>
        </mrow>
        <mo fence="true" stretchy="false">]</mo>
      </mrow>
      <mo stretchy="false">=</mo>
      <mn>0</mn>
      <mo stretchy="false">∈</mo>
      <msup>
        <mi>R</mi>
        <mrow>
          <mi>n</mi>
          <mi>,</mi>
          <mi>m</mi>
        </mrow>
      </msup>
    </mrow>
    <annotation encoding="StarMath 5.0">tilde A + A = [ -a_ij ] + [ a_ij ] = [ -a_ij + a_ij ] = [ 0 ] = 0 in R^{ n,m }</annotation>
  </semantics>
</math>
</file>

<file path=Object 315/content.xml><?xml version="1.0" encoding="utf-8"?>
<math xmlns="http://www.w3.org/1998/Math/MathML" display="block">
  <semantics>
    <mrow>
      <mover accent="true">
        <mi>A</mi>
        <mo stretchy="false">~</mo>
      </mover>
      <mo stretchy="false">=</mo>
      <mrow>
        <mo stretchy="false">−</mo>
        <mi>A</mi>
      </mrow>
    </mrow>
    <annotation encoding="StarMath 5.0">tilde A = -A</annotation>
  </semantics>
</math>
</file>

<file path=Object 316/content.xml><?xml version="1.0" encoding="utf-8"?>
<math xmlns="http://www.w3.org/1998/Math/MathML" display="block">
  <semantics>
    <mrow>
      <mrow>
        <mi>A</mi>
        <mo stretchy="false">+</mo>
        <mi>B</mi>
      </mrow>
      <mo stretchy="false">=</mo>
      <mrow>
        <mrow>
          <mo fence="true" stretchy="false">[</mo>
          <mrow>
            <msub>
              <mi>a</mi>
              <mi mathvariant="italic">ij</mi>
            </msub>
          </mrow>
          <mo fence="true" stretchy="false">]</mo>
        </mrow>
        <mo stretchy="false">+</mo>
        <mrow>
          <mo fence="true" stretchy="false">[</mo>
          <mrow>
            <msub>
              <mi>b</mi>
              <mi mathvariant="italic">ij</mi>
            </msub>
          </mrow>
          <mo fence="true" stretchy="false">]</mo>
        </mrow>
      </mrow>
      <mo stretchy="false">=</mo>
      <mrow>
        <mo fence="true" stretchy="false">[</mo>
        <mrow>
          <mrow>
            <msub>
              <mi>a</mi>
              <mi mathvariant="italic">ij</mi>
            </msub>
            <mo stretchy="false">+</mo>
            <msub>
              <mi>b</mi>
              <mi mathvariant="italic">ij</mi>
            </msub>
          </mrow>
        </mrow>
        <mo fence="true" stretchy="false">]</mo>
      </mrow>
      <mo stretchy="false">=</mo>
      <mrow>
        <mo fence="true" stretchy="false">[</mo>
        <mrow>
          <mrow>
            <msub>
              <mi>b</mi>
              <mi mathvariant="italic">ij</mi>
            </msub>
            <mo stretchy="false">+</mo>
            <msub>
              <mi>a</mi>
              <mi mathvariant="italic">ij</mi>
            </msub>
          </mrow>
        </mrow>
        <mo fence="true" stretchy="false">]</mo>
      </mrow>
      <mo stretchy="false">=</mo>
      <mrow>
        <mrow>
          <mo fence="true" stretchy="false">[</mo>
          <mrow>
            <msub>
              <mi>b</mi>
              <mi mathvariant="italic">ij</mi>
            </msub>
          </mrow>
          <mo fence="true" stretchy="false">]</mo>
        </mrow>
        <mo stretchy="false">+</mo>
        <mrow>
          <mo fence="true" stretchy="false">[</mo>
          <mrow>
            <msub>
              <mi>a</mi>
              <mi mathvariant="italic">ij</mi>
            </msub>
          </mrow>
          <mo fence="true" stretchy="false">]</mo>
        </mrow>
      </mrow>
      <mo stretchy="false">=</mo>
      <mrow>
        <mi>B</mi>
        <mo stretchy="false">+</mo>
        <mi>A</mi>
      </mrow>
    </mrow>
    <annotation encoding="StarMath 5.0">A + B = [ a_ij ] + [ b_ij ] = [ a_ij + b_ij ] = [ b_ij + a_ij ] = [ b_ij ] + [ a_ij ] = B + A</annotation>
  </semantics>
</math>
</file>

<file path=Object 317/content.xml><?xml version="1.0" encoding="utf-8"?>
<math xmlns="http://www.w3.org/1998/Math/MathML" display="block">
  <semantics>
    <msup>
      <mi>R</mi>
      <mrow>
        <mi>n</mi>
        <mi>,</mi>
        <mi>m</mi>
      </mrow>
    </msup>
    <annotation encoding="StarMath 5.0">R^{ n,m }</annotation>
  </semantics>
</math>
</file>

<file path=Object 318/content.xml><?xml version="1.0" encoding="utf-8"?>
<math xmlns="http://www.w3.org/1998/Math/MathML" display="block"/>
</file>

<file path=Object 319/content.xml><?xml version="1.0" encoding="utf-8"?>
<math xmlns="http://www.w3.org/1998/Math/MathML" display="block">
  <semantics>
    <msub>
      <mi>I</mi>
      <mi>n</mi>
    </msub>
    <annotation encoding="StarMath 5.0">I_n</annotation>
  </semantics>
</math>
</file>

<file path=Object 32/content.xml><?xml version="1.0" encoding="utf-8"?>
<math xmlns="http://www.w3.org/1998/Math/MathML" display="block">
  <semantics>
    <mrow>
      <mrow>
        <mo fence="true" stretchy="false">(</mo>
        <mrow>
          <mrow>
            <mi>A</mi>
            <mo stretchy="false">⇒</mo>
            <mi>B</mi>
          </mrow>
        </mrow>
        <mo fence="true" stretchy="false">)</mo>
      </mrow>
      <mo stretchy="false">⇔</mo>
      <mrow>
        <mo fence="true" stretchy="false">(</mo>
        <mrow>
          <mrow>
            <mrow>
              <mo stretchy="false">¬</mo>
              <mi>B</mi>
            </mrow>
            <mo stretchy="false">⇒</mo>
            <mrow>
              <mo stretchy="false">¬</mo>
              <mi>A</mi>
            </mrow>
          </mrow>
        </mrow>
        <mo fence="true" stretchy="false">)</mo>
      </mrow>
    </mrow>
    <annotation encoding="StarMath 5.0">( A drarrow B ) dlrarrow ( neg B drarrow neg A )</annotation>
  </semantics>
</math>
</file>

<file path=Object 320/content.xml><?xml version="1.0" encoding="utf-8"?>
<math xmlns="http://www.w3.org/1998/Math/MathML" display="block">
  <semantics>
    <mrow>
      <mi>n</mi>
      <mo stretchy="false">=</mo>
      <mn>1</mn>
    </mrow>
    <annotation encoding="StarMath 5.0">n=1</annotation>
  </semantics>
</math>
</file>

<file path=Object 321/content.xml><?xml version="1.0" encoding="utf-8"?>
<math xmlns="http://www.w3.org/1998/Math/MathML" display="block">
  <semantics>
    <mrow>
      <mi>A</mi>
      <mi>,</mi>
      <mrow>
        <mi>B</mi>
        <mo stretchy="false">∈</mo>
        <mrow>
          <msup>
            <mi>R</mi>
            <mrow>
              <mi>n</mi>
              <mi>,</mi>
              <mi>n</mi>
            </mrow>
          </msup>
          <mo stretchy="false">∖</mo>
          <mo stretchy="false">{</mo>
        </mrow>
      </mrow>
      <mn>0</mn>
      <mo stretchy="false">}</mo>
      <mi mathvariant="italic">mit</mi>
      <mrow>
        <mrow>
          <mi>A</mi>
          <mo stretchy="false">∗</mo>
          <mi>B</mi>
        </mrow>
        <mo stretchy="false">=</mo>
        <mn>0</mn>
      </mrow>
    </mrow>
    <annotation encoding="StarMath 5.0">A,B in R^{ n,n }setminus \{ 0\ } mit A*B = 0</annotation>
  </semantics>
</math>
</file>

<file path=Object 322/content.xml><?xml version="1.0" encoding="utf-8"?>
<math xmlns="http://www.w3.org/1998/Math/MathML" display="block">
  <semantics>
    <mrow>
      <mi>A</mi>
      <mi>,</mi>
      <mrow>
        <mi>B</mi>
        <mo stretchy="false">∈</mo>
        <msup>
          <mi>R</mi>
          <mrow>
            <mi>n</mi>
            <mi>,</mi>
            <mi>n</mi>
          </mrow>
        </msup>
      </mrow>
    </mrow>
    <annotation encoding="StarMath 5.0">A,B in R^{ n,n} </annotation>
  </semantics>
</math>
</file>

<file path=Object 323/content.xml><?xml version="1.0" encoding="utf-8"?>
<math xmlns="http://www.w3.org/1998/Math/MathML" display="block">
  <semantics>
    <msup>
      <mi>A</mi>
      <mi>T</mi>
    </msup>
    <annotation encoding="StarMath 5.0">A^T</annotation>
  </semantics>
</math>
</file>

<file path=Object 324/content.xml><?xml version="1.0" encoding="utf-8"?>
<math xmlns="http://www.w3.org/1998/Math/MathML" display="block">
  <semantics>
    <mrow>
      <msup>
        <mrow>
          <mo fence="true" stretchy="false">(</mo>
          <mrow>
            <msup>
              <mi>A</mi>
              <mi>T</mi>
            </msup>
          </mrow>
          <mo fence="true" stretchy="false">)</mo>
        </mrow>
        <mrow>
          <mo stretchy="false">−</mo>
          <mn>1</mn>
        </mrow>
      </msup>
      <mo stretchy="false">=</mo>
      <msup>
        <mrow>
          <mo fence="true" stretchy="false">(</mo>
          <mrow>
            <msup>
              <mi>A</mi>
              <mrow>
                <mo stretchy="false">−</mo>
                <mn>1</mn>
              </mrow>
            </msup>
          </mrow>
          <mo fence="true" stretchy="false">)</mo>
        </mrow>
        <mi>T</mi>
      </msup>
    </mrow>
    <annotation encoding="StarMath 5.0">( A^T )^{-1}= ( A^{-1} )^T</annotation>
  </semantics>
</math>
</file>

<file path=Object 325/content.xml><?xml version="1.0" encoding="utf-8"?>
<math xmlns="http://www.w3.org/1998/Math/MathML" display="block">
  <semantics>
    <msup>
      <mi>A</mi>
      <mrow>
        <mo stretchy="false">−</mo>
        <mi>T</mi>
      </mrow>
    </msup>
    <annotation encoding="StarMath 5.0">A^{ -T }</annotation>
  </semantics>
</math>
</file>

<file path=Object 326/content.xml><?xml version="1.0" encoding="utf-8"?>
<math xmlns="http://www.w3.org/1998/Math/MathML" display="block">
  <semantics>
    <mrow>
      <mi>A</mi>
      <mo stretchy="false">∗</mo>
      <mi>B</mi>
    </mrow>
    <annotation encoding="StarMath 5.0">A * B</annotation>
  </semantics>
</math>
</file>

<file path=Object 327/content.xml><?xml version="1.0" encoding="utf-8"?>
<math xmlns="http://www.w3.org/1998/Math/MathML" display="block"/>
</file>

<file path=Object 328/content.xml><?xml version="1.0" encoding="utf-8"?>
<math xmlns="http://www.w3.org/1998/Math/MathML" display="block"/>
</file>

<file path=Object 329/content.xml><?xml version="1.0" encoding="utf-8"?>
<math xmlns="http://www.w3.org/1998/Math/MathML" display="block"/>
</file>

<file path=Object 33/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30/content.xml><?xml version="1.0" encoding="utf-8"?>
<math xmlns="http://www.w3.org/1998/Math/MathML" display="block">
  <semantics>
    <msub>
      <mi>I</mi>
      <mi>n</mi>
    </msub>
    <annotation encoding="StarMath 5.0">I_n</annotation>
  </semantics>
</math>
</file>

<file path=Object 331/content.xml><?xml version="1.0" encoding="utf-8"?>
<math xmlns="http://www.w3.org/1998/Math/MathML" display="block">
  <semantics>
    <mrow>
      <msup>
        <mrow>
          <mo fence="true" stretchy="false">(</mo>
          <mrow>
            <msup>
              <mi>A</mi>
              <mrow>
                <mo stretchy="false">−</mo>
                <mn>1</mn>
              </mrow>
            </msup>
          </mrow>
          <mo fence="true" stretchy="false">)</mo>
        </mrow>
        <mrow>
          <mo stretchy="false">−</mo>
          <mn>1</mn>
        </mrow>
      </msup>
      <mo stretchy="false">=</mo>
      <mi>A</mi>
    </mrow>
    <annotation encoding="StarMath 5.0">( A^-1 )^-1 = A</annotation>
  </semantics>
</math>
</file>

<file path=Object 332/content.xml><?xml version="1.0" encoding="utf-8"?>
<math xmlns="http://www.w3.org/1998/Math/MathML" display="block">
  <semantics>
    <msup>
      <mi>A</mi>
      <mrow>
        <mo stretchy="false">−</mo>
        <mn>1</mn>
      </mrow>
    </msup>
    <annotation encoding="StarMath 5.0">A^-1</annotation>
  </semantics>
</math>
</file>

<file path=Object 333/content.xml><?xml version="1.0" encoding="utf-8"?>
<math xmlns="http://www.w3.org/1998/Math/MathML" display="block"/>
</file>

<file path=Object 334/content.xml><?xml version="1.0" encoding="utf-8"?>
<math xmlns="http://www.w3.org/1998/Math/MathML" display="block">
  <semantics>
    <mrow>
      <msub>
        <mi mathvariant="italic">GL</mi>
        <mi>n</mi>
      </msub>
      <mrow>
        <mo fence="true" stretchy="false">(</mo>
        <mrow>
          <mi>R</mi>
        </mrow>
        <mo fence="true" stretchy="false">)</mo>
      </mrow>
    </mrow>
    <annotation encoding="StarMath 5.0">GL_n ( R )</annotation>
  </semantics>
</math>
</file>

<file path=Object 335/content.xml><?xml version="1.0" encoding="utf-8"?>
<math xmlns="http://www.w3.org/1998/Math/MathML" display="block">
  <semantics>
    <mrow>
      <mi>A</mi>
      <mo stretchy="false">=</mo>
      <mrow>
        <mo fence="true" stretchy="false">[</mo>
        <mrow>
          <msub>
            <mi>a</mi>
            <mi mathvariant="italic">ij</mi>
          </msub>
        </mrow>
        <mo fence="true" stretchy="false">]</mo>
      </mrow>
      <mo stretchy="false">∈</mo>
      <msup>
        <mi>R</mi>
        <mrow>
          <mi>n</mi>
          <mi>,</mi>
          <mi>n</mi>
        </mrow>
      </msup>
    </mrow>
    <annotation encoding="StarMath 5.0">A = [ a_ij ] in R^{ n,n }</annotation>
  </semantics>
</math>
</file>

<file path=Object 336/content.xml><?xml version="1.0" encoding="utf-8"?>
<math xmlns="http://www.w3.org/1998/Math/MathML" display="block">
  <semantics>
    <mrow>
      <msub>
        <mi>a</mi>
        <mi mathvariant="italic">ij</mi>
      </msub>
      <mo stretchy="false">=</mo>
      <mn>0</mn>
    </mrow>
    <annotation encoding="StarMath 5.0">a_ij = 0</annotation>
  </semantics>
</math>
</file>

<file path=Object 337/content.xml><?xml version="1.0" encoding="utf-8"?>
<math xmlns="http://www.w3.org/1998/Math/MathML" display="block">
  <semantics>
    <mrow>
      <mi>i</mi>
      <mo stretchy="false">&gt;</mo>
      <mi>j</mi>
    </mrow>
    <annotation encoding="StarMath 5.0">i &gt;j</annotation>
  </semantics>
</math>
</file>

<file path=Object 338/content.xml><?xml version="1.0" encoding="utf-8"?>
<math xmlns="http://www.w3.org/1998/Math/MathML" display="block">
  <semantics>
    <mrow>
      <msub>
        <mi>a</mi>
        <mi mathvariant="italic">ij</mi>
      </msub>
      <mo stretchy="false">=</mo>
      <mn>0</mn>
    </mrow>
    <annotation encoding="StarMath 5.0">a_ij = 0</annotation>
  </semantics>
</math>
</file>

<file path=Object 339/content.xml><?xml version="1.0" encoding="utf-8"?>
<math xmlns="http://www.w3.org/1998/Math/MathML" display="block">
  <semantics>
    <mrow>
      <mi>j</mi>
      <mo stretchy="false">&lt;</mo>
      <mi>i</mi>
    </mrow>
    <annotation encoding="StarMath 5.0">j&lt; i</annotation>
  </semantics>
</math>
</file>

<file path=Object 34/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40/content.xml><?xml version="1.0" encoding="utf-8"?>
<math xmlns="http://www.w3.org/1998/Math/MathML" display="block">
  <semantics>
    <mrow>
      <mrow>
        <mi>A</mi>
        <mo stretchy="false">=</mo>
        <mi mathvariant="italic">diag</mi>
      </mrow>
      <mrow>
        <mo fence="true" stretchy="false">(</mo>
        <mrow>
          <mrow>
            <msub>
              <mi>a</mi>
              <mrow>
                <mn>11,.</mn>
                <mn>...</mn>
              </mrow>
            </msub>
            <mi>,</mi>
            <msub>
              <mi>a</mi>
              <mi mathvariant="italic">nn</mi>
            </msub>
          </mrow>
        </mrow>
        <mo fence="true" stretchy="false">)</mo>
      </mrow>
    </mrow>
    <annotation encoding="StarMath 5.0">A = diag( a_11,....,a_nn )</annotation>
  </semantics>
</math>
</file>

<file path=Object 341/content.xml><?xml version="1.0" encoding="utf-8"?>
<math xmlns="http://www.w3.org/1998/Math/MathML" display="block">
  <semantics>
    <mrow>
      <mi>A</mi>
      <mo stretchy="false">∈</mo>
      <msup>
        <mi>R</mi>
        <mrow>
          <mi>n</mi>
          <mi>,</mi>
          <mi>n</mi>
        </mrow>
      </msup>
    </mrow>
    <annotation encoding="StarMath 5.0">A in R^{ n,n }</annotation>
  </semantics>
</math>
</file>

<file path=Object 342/content.xml><?xml version="1.0" encoding="utf-8"?>
<math xmlns="http://www.w3.org/1998/Math/MathML" display="block">
  <semantics>
    <mrow>
      <mi>A</mi>
      <mo stretchy="false">∈</mo>
      <msup>
        <mi>R</mi>
        <mrow>
          <mi>n</mi>
          <mi>,</mi>
          <mi>n</mi>
        </mrow>
      </msup>
    </mrow>
    <annotation encoding="StarMath 5.0">A in R^{ n,n }</annotation>
  </semantics>
</math>
</file>

<file path=Object 343/content.xml><?xml version="1.0" encoding="utf-8"?>
<math xmlns="http://www.w3.org/1998/Math/MathML" display="block">
  <semantics>
    <mrow>
      <msub>
        <mi mathvariant="italic">GL</mi>
        <mi>n</mi>
      </msub>
      <mrow>
        <mo fence="true" stretchy="false">(</mo>
        <mrow>
          <mi>R</mi>
        </mrow>
        <mo fence="true" stretchy="false">)</mo>
      </mrow>
    </mrow>
    <annotation encoding="StarMath 5.0">GL_n ( R )</annotation>
  </semantics>
</math>
</file>

<file path=Object 344/content.xml><?xml version="1.0" encoding="utf-8"?>
<math xmlns="http://www.w3.org/1998/Math/MathML" display="block">
  <semantics>
    <mrow>
      <msub>
        <mi mathvariant="italic">GL</mi>
        <mi>n</mi>
      </msub>
      <mrow>
        <mo fence="true" stretchy="false">(</mo>
        <mrow>
          <mi>R</mi>
        </mrow>
        <mo fence="true" stretchy="false">)</mo>
      </mrow>
    </mrow>
    <annotation encoding="StarMath 5.0">GL_n ( R )</annotation>
  </semantics>
</math>
</file>

<file path=Object 345/content.xml><?xml version="1.0" encoding="utf-8"?>
<math xmlns="http://www.w3.org/1998/Math/MathML" display="block">
  <semantics>
    <msub>
      <mi>I</mi>
      <mi>n</mi>
    </msub>
    <annotation encoding="StarMath 5.0">I_n</annotation>
  </semantics>
</math>
</file>

<file path=Object 346/content.xml><?xml version="1.0" encoding="utf-8"?>
<math xmlns="http://www.w3.org/1998/Math/MathML" display="block">
  <semantics>
    <mrow>
      <mi>C</mi>
      <mo stretchy="false">=</mo>
      <mrow>
        <mi>A</mi>
        <mo stretchy="false">∗</mo>
        <mi>B</mi>
      </mrow>
    </mrow>
    <annotation encoding="StarMath 5.0">C = A*B</annotation>
  </semantics>
</math>
</file>

<file path=Object 347/content.xml><?xml version="1.0" encoding="utf-8"?>
<math xmlns="http://www.w3.org/1998/Math/MathML" display="block">
  <semantics>
    <mtable>
      <mtr>
        <mtd>
          <mrow>
            <mrow>
              <msub>
                <mi>c</mi>
                <mi mathvariant="italic">ij</mi>
              </msub>
              <mo stretchy="false">=</mo>
              <mrow>
                <msubsup>
                  <mo stretchy="false">∑</mo>
                  <mrow>
                    <mi>k</mi>
                    <mo stretchy="false">=</mo>
                    <mn>1</mn>
                  </mrow>
                  <mi>n</mi>
                </msubsup>
                <msub>
                  <mi>a</mi>
                  <mi mathvariant="italic">ik</mi>
                </msub>
              </mrow>
            </mrow>
            <msub>
              <mi>b</mi>
              <mi mathvariant="italic">kj</mi>
            </msub>
            <mrow>
              <mo fence="true" stretchy="false">(</mo>
              <mrow>
                <mrow>
                  <mi mathvariant="italic">hier</mi>
                  <mi mathvariant="italic">ist</mi>
                  <mrow>
                    <msub>
                      <mi>b</mi>
                      <mi mathvariant="italic">kj</mi>
                    </msub>
                    <mo stretchy="false">=</mo>
                    <mn>0</mn>
                  </mrow>
                  <mi mathvariant="italic">für</mi>
                  <mrow>
                    <mi>k</mi>
                    <mo stretchy="false">&gt;</mo>
                    <mi>j</mi>
                  </mrow>
                  <mi>,</mi>
                  <mi mathvariant="italic">weswegen</mi>
                  <mi mathvariant="italic">es</mi>
                  <mi mathvariant="italic">genügt</mi>
                  <mi mathvariant="italic">bis</mi>
                  <mi>j</mi>
                  <mi mathvariant="italic">aufzusummieren</mi>
                </mrow>
              </mrow>
              <mo fence="true" stretchy="false">)</mo>
            </mrow>
          </mrow>
        </mtd>
      </mtr>
      <mtr>
        <mtd>
          <mrow>
            <mrow>
              <mi mathvariant="normal">❑</mi>
              <mo stretchy="false">=</mo>
              <mrow>
                <msubsup>
                  <mo stretchy="false">∑</mo>
                  <mrow>
                    <mi>k</mi>
                    <mo stretchy="false">=</mo>
                    <mn>1</mn>
                  </mrow>
                  <mi>j</mi>
                </msubsup>
                <msub>
                  <mi>a</mi>
                  <mi mathvariant="italic">ik</mi>
                </msub>
              </mrow>
            </mrow>
            <msub>
              <mi>b</mi>
              <mi mathvariant="italic">kj</mi>
            </msub>
            <mrow>
              <mo fence="true" stretchy="false">(</mo>
              <mrow>
                <mrow>
                  <mi mathvariant="italic">hier</mi>
                  <mi mathvariant="italic">ist</mi>
                  <mrow>
                    <msub>
                      <mi>a</mi>
                      <mi mathvariant="italic">ik</mi>
                    </msub>
                    <mo stretchy="false">=</mo>
                    <mn>0,</mn>
                  </mrow>
                  <mi mathvariant="italic">da</mi>
                  <mi mathvariant="italic">nur</mi>
                  <mi mathvariant="italic">der</mi>
                  <mi mathvariant="italic">Bereich</mi>
                  <mi mathvariant="italic">betrachtet</mi>
                  <mi mathvariant="italic">wird</mi>
                  <mi>,</mi>
                  <mi mathvariant="italic">wo</mi>
                  <mrow>
                    <mi>i</mi>
                    <mo stretchy="false">&gt;</mo>
                    <mi>j</mi>
                  </mrow>
                  <mi mathvariant="italic">gilt</mi>
                </mrow>
              </mrow>
              <mo fence="true" stretchy="false">)</mo>
            </mrow>
          </mrow>
        </mtd>
      </mtr>
      <mtr>
        <mtd>
          <mrow>
            <mi mathvariant="normal">❑</mi>
            <mo stretchy="false">=</mo>
            <mn>0</mn>
          </mrow>
        </mtd>
      </mtr>
    </mtable>
    <annotation encoding="StarMath 5.0">c_ij = sum ^n_{ k=1 } a_ik b_kj ( hier ist b_kj = 0 für k &gt; j, weswegen es genügt bis j aufzusummieren ) newline 
&lt;?&gt; = sum^j_{ k=1 } a_ik b_kj ( hier ist a_ik = 0, da nur der Bereich betrachtet wird, wo i &gt; j gilt ) newline
&lt;?&gt; = 0</annotation>
  </semantics>
</math>
</file>

<file path=Object 348/content.xml><?xml version="1.0" encoding="utf-8"?>
<math xmlns="http://www.w3.org/1998/Math/MathML" display="block">
  <semantics>
    <msup>
      <mi>A</mi>
      <mrow>
        <mo stretchy="false">−</mo>
        <mn>1</mn>
      </mrow>
    </msup>
    <annotation encoding="StarMath 5.0">A^{ -1 }</annotation>
  </semantics>
</math>
</file>

<file path=Object 349/content.xml><?xml version="1.0" encoding="utf-8"?>
<math xmlns="http://www.w3.org/1998/Math/MathML" display="block">
  <semantics>
    <mrow>
      <msup>
        <mi>A</mi>
        <mrow>
          <mo stretchy="false">−</mo>
          <mn>1</mn>
        </mrow>
      </msup>
      <mo stretchy="false">=</mo>
      <mrow>
        <mo fence="true" stretchy="false">[</mo>
        <mrow>
          <msub>
            <mi>c</mi>
            <mi mathvariant="italic">ij</mi>
          </msub>
        </mrow>
        <mo fence="true" stretchy="false">]</mo>
      </mrow>
    </mrow>
    <annotation encoding="StarMath 5.0">A^-1 = [ c_ij ]</annotation>
  </semantics>
</math>
</file>

<file path=Object 35/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50/content.xml><?xml version="1.0" encoding="utf-8"?>
<math xmlns="http://www.w3.org/1998/Math/MathML" display="block">
  <semantics>
    <mrow>
      <mrow>
        <mi>A</mi>
        <mo stretchy="false">∗</mo>
        <msup>
          <mi>A</mi>
          <mrow>
            <mo stretchy="false">−</mo>
            <mn>1</mn>
          </mrow>
        </msup>
      </mrow>
      <mo stretchy="false">=</mo>
      <msub>
        <mi>I</mi>
        <mi>n</mi>
      </msub>
    </mrow>
    <annotation encoding="StarMath 5.0">A*A^-1 = I_n</annotation>
  </semantics>
</math>
</file>

<file path=Object 351/content.xml><?xml version="1.0" encoding="utf-8"?>
<math xmlns="http://www.w3.org/1998/Math/MathML" display="block">
  <semantics>
    <mrow>
      <mrow>
        <mrow>
          <mo fence="true" stretchy="true">[</mo>
          <mrow>
            <mtable>
              <mtr>
                <mtd>
                  <msub>
                    <mi>a</mi>
                    <mn>11</mn>
                  </msub>
                </mtd>
                <mtd>
                  <mo stretchy="false">⋯</mo>
                </mtd>
                <mtd>
                  <mo stretchy="false">⋯</mo>
                </mtd>
                <mtd>
                  <msub>
                    <mi>a</mi>
                    <mrow>
                      <mn>1</mn>
                      <mi>n</mi>
                    </mrow>
                  </msub>
                </mtd>
              </mtr>
              <mtr>
                <mtd>
                  <mn>0</mn>
                </mtd>
                <mtd>
                  <mo stretchy="false">⋱</mo>
                </mtd>
                <mtd>
                  <mo stretchy="false">⋱</mo>
                </mtd>
                <mtd>
                  <mo stretchy="false">⋮</mo>
                </mtd>
              </mtr>
              <mtr>
                <mtd>
                  <mo stretchy="false">⋮</mo>
                </mtd>
                <mtd>
                  <mo stretchy="false">⋱</mo>
                </mtd>
                <mtd>
                  <mo stretchy="false">⋱</mo>
                </mtd>
                <mtd>
                  <mo stretchy="false">⋮</mo>
                </mtd>
              </mtr>
              <mtr>
                <mtd>
                  <mn>0</mn>
                </mtd>
                <mtd>
                  <mo stretchy="false">⋯</mo>
                </mtd>
                <mtd>
                  <mn>0</mn>
                </mtd>
                <mtd>
                  <msub>
                    <mi>a</mi>
                    <mi mathvariant="italic">nn</mi>
                  </msub>
                </mtd>
              </mtr>
            </mtable>
          </mrow>
          <mo fence="true" stretchy="true">]</mo>
        </mrow>
        <mo stretchy="false">∗</mo>
        <mrow>
          <mo fence="true" stretchy="true">[</mo>
          <mrow>
            <mtable>
              <mtr>
                <mtd>
                  <msub>
                    <mi>c</mi>
                    <mrow>
                      <mn>1</mn>
                      <mi>j</mi>
                    </mrow>
                  </msub>
                </mtd>
              </mtr>
              <mtr>
                <mtd>
                  <mo stretchy="false">⋮</mo>
                </mtd>
              </mtr>
              <mtr>
                <mtd>
                  <mo stretchy="false">⋮</mo>
                </mtd>
              </mtr>
              <mtr>
                <mtd>
                  <msub>
                    <mi>c</mi>
                    <mi mathvariant="italic">nj</mi>
                  </msub>
                </mtd>
              </mtr>
            </mtable>
          </mrow>
          <mo fence="true" stretchy="true">]</mo>
        </mrow>
      </mrow>
      <mo stretchy="false">=</mo>
      <mrow>
        <mo fence="true" stretchy="true">[</mo>
        <mrow>
          <mtable>
            <mtr>
              <mtd>
                <msub>
                  <mi mathvariant="normal">δ</mi>
                  <mrow>
                    <mn>1</mn>
                    <mi>j</mi>
                  </mrow>
                </msub>
              </mtd>
            </mtr>
            <mtr>
              <mtd>
                <mo stretchy="false">⋮</mo>
              </mtd>
            </mtr>
            <mtr>
              <mtd>
                <mo stretchy="false">⋮</mo>
              </mtd>
            </mtr>
            <mtr>
              <mtd>
                <msub>
                  <mi mathvariant="normal">δ</mi>
                  <mi mathvariant="italic">nj</mi>
                </msub>
              </mtd>
            </mtr>
          </mtable>
        </mrow>
        <mo fence="true" stretchy="true">]</mo>
      </mrow>
    </mrow>
    <annotation encoding="StarMath 5.0">left[ matrix{ a_11 # dotsaxis # dotsaxis # a_1n ## 0 #  dotsdown # dotsdown # dotsvert  ## dotsvert # dotsdown # dotsdown# dotsvert ## 0 # dotsaxis # 0 # a_nn} right] * 
left[ matrix{ c_1j ## dotsvert ## dotsvert ## c_nj} right] = 
left[ matrix{ %delta_1j ## dotsvert ## dotsvert ## %delta_nj } right]</annotation>
  </semantics>
</math>
</file>

<file path=Object 352/content.xml><?xml version="1.0" encoding="utf-8"?>
<math xmlns="http://www.w3.org/1998/Math/MathML" display="block">
  <semantics>
    <msup>
      <mi>R</mi>
      <mrow>
        <mi>n</mi>
        <mi>,</mi>
        <mi>n</mi>
      </mrow>
    </msup>
    <annotation encoding="StarMath 5.0">R^{ n,n }</annotation>
  </semantics>
</math>
</file>

<file path=Object 353/content.xml><?xml version="1.0" encoding="utf-8"?>
<math xmlns="http://www.w3.org/1998/Math/MathML" display="block">
  <semantics>
    <msup>
      <mi>R</mi>
      <mrow>
        <mi>n</mi>
        <mi>,</mi>
        <mi>n</mi>
      </mrow>
    </msup>
    <annotation encoding="StarMath 5.0">R^{ n,n }</annotation>
  </semantics>
</math>
</file>

<file path=Object 354/content.xml><?xml version="1.0" encoding="utf-8"?>
<math xmlns="http://www.w3.org/1998/Math/MathML" display="block"/>
</file>

<file path=Object 355/content.xml><?xml version="1.0" encoding="utf-8"?>
<math xmlns="http://www.w3.org/1998/Math/MathML" display="block">
  <semantics>
    <mrow>
      <mi>P</mi>
      <mo stretchy="false">∈</mo>
      <msup>
        <mi>R</mi>
        <mrow>
          <mi>n</mi>
          <mi>,</mi>
          <mi>n</mi>
        </mrow>
      </msup>
    </mrow>
    <annotation encoding="StarMath 5.0">P in R^{ n,n }</annotation>
  </semantics>
</math>
</file>

<file path=Object 356/content.xml><?xml version="1.0" encoding="utf-8"?>
<math xmlns="http://www.w3.org/1998/Math/MathML" display="block">
  <semantics>
    <mrow>
      <msub>
        <mi mathvariant="italic">GL</mi>
        <mi>n</mi>
      </msub>
      <mrow>
        <mo fence="true" stretchy="false">(</mo>
        <mrow>
          <mi>R</mi>
        </mrow>
        <mo fence="true" stretchy="false">)</mo>
      </mrow>
    </mrow>
    <annotation encoding="StarMath 5.0">GL_n( R )</annotation>
  </semantics>
</math>
</file>

<file path=Object 357/content.xml><?xml version="1.0" encoding="utf-8"?>
<math xmlns="http://www.w3.org/1998/Math/MathML" display="block">
  <semantics>
    <mrow>
      <mi>P</mi>
      <mo stretchy="false">∈</mo>
      <msup>
        <mi>R</mi>
        <mrow>
          <mi>n</mi>
          <mi>,</mi>
          <mi>n</mi>
        </mrow>
      </msup>
    </mrow>
    <annotation encoding="StarMath 5.0">P in R^{ n,n }</annotation>
  </semantics>
</math>
</file>

<file path=Object 358/content.xml><?xml version="1.0" encoding="utf-8"?>
<math xmlns="http://www.w3.org/1998/Math/MathML" display="block">
  <semantics>
    <mrow>
      <msup>
        <mi>P</mi>
        <mrow>
          <mo stretchy="false">−</mo>
          <mn>1</mn>
        </mrow>
      </msup>
      <mo stretchy="false">=</mo>
      <msup>
        <mi>P</mi>
        <mi>T</mi>
      </msup>
    </mrow>
    <annotation encoding="StarMath 5.0">P^-1 = P^T</annotation>
  </semantics>
</math>
</file>

<file path=Object 359/content.xml><?xml version="1.0" encoding="utf-8"?>
<math xmlns="http://www.w3.org/1998/Math/MathML" display="block">
  <semantics>
    <mrow>
      <mi>n</mi>
      <mo stretchy="false">∈</mo>
      <mi mathvariant="normal">ℕ</mi>
    </mrow>
    <annotation encoding="StarMath 5.0">n in setn </annotation>
  </semantics>
</math>
</file>

<file path=Object 36/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60/content.xml><?xml version="1.0" encoding="utf-8"?>
<math xmlns="http://www.w3.org/1998/Math/MathML" display="block"/>
</file>

<file path=Object 361/content.xml><?xml version="1.0" encoding="utf-8"?>
<math xmlns="http://www.w3.org/1998/Math/MathML" display="block">
  <semantics>
    <mrow>
      <msub>
        <mi>I</mi>
        <mi>n</mi>
      </msub>
      <mo stretchy="false">∈</mo>
      <msup>
        <mi>R</mi>
        <mrow>
          <mi>n</mi>
          <mi>,</mi>
          <mi>n</mi>
        </mrow>
      </msup>
    </mrow>
    <annotation encoding="StarMath 5.0">I_n in R^{ n,n }</annotation>
  </semantics>
</math>
</file>

<file path=Object 362/content.xml><?xml version="1.0" encoding="utf-8"?>
<math xmlns="http://www.w3.org/1998/Math/MathML" display="block">
  <semantics>
    <msub>
      <mi>e</mi>
      <mi>i</mi>
    </msub>
    <annotation encoding="StarMath 5.0">e_i</annotation>
  </semantics>
</math>
</file>

<file path=Object 363/content.xml><?xml version="1.0" encoding="utf-8"?>
<math xmlns="http://www.w3.org/1998/Math/MathML" display="block">
  <semantics>
    <msub>
      <mi>I</mi>
      <mi>n</mi>
    </msub>
    <annotation encoding="StarMath 5.0">I_n</annotation>
  </semantics>
</math>
</file>

<file path=Object 364/content.xml><?xml version="1.0" encoding="utf-8"?>
<math xmlns="http://www.w3.org/1998/Math/MathML" display="block">
  <semantics>
    <mrow>
      <msub>
        <mi>I</mi>
        <mi>n</mi>
      </msub>
      <mo stretchy="false">=</mo>
      <mrow>
        <mo fence="true" stretchy="false">[</mo>
        <mrow>
          <mrow>
            <msub>
              <mi>e</mi>
              <mrow>
                <mn>1,.</mn>
                <mn>..</mn>
              </mrow>
            </msub>
            <mi>,</mi>
            <msub>
              <mi>e</mi>
              <mi>n</mi>
            </msub>
          </mrow>
        </mrow>
        <mo fence="true" stretchy="false">]</mo>
      </mrow>
    </mrow>
    <annotation encoding="StarMath 5.0">I_n = [ e_1,...,e_n ]</annotation>
  </semantics>
</math>
</file>

<file path=Object 365/content.xml><?xml version="1.0" encoding="utf-8"?>
<math xmlns="http://www.w3.org/1998/Math/MathML" display="block">
  <semantics>
    <mrow>
      <mrow>
        <msub>
          <mi>E</mi>
          <mi mathvariant="italic">ij</mi>
        </msub>
        <mo stretchy="false">≝</mo>
        <msub>
          <mi>e</mi>
          <mi>i</mi>
        </msub>
      </mrow>
      <mrow>
        <msubsup>
          <mi>e</mi>
          <mi>j</mi>
          <mi>T</mi>
        </msubsup>
        <mo stretchy="false">=</mo>
        <mrow>
          <mo fence="true" stretchy="false">[</mo>
          <mrow>
            <mrow>
              <mn>0</mn>
              <mi>,</mi>
              <mn>...</mn>
              <mn>,0</mn>
              <mi>,</mi>
              <munder>
                <munder>
                  <msub>
                    <mi>e</mi>
                    <mi>j</mi>
                  </msub>
                  <mo stretchy="true">⏟</mo>
                </munder>
                <mrow>
                  <mi mathvariant="italic">Spalte</mi>
                  <mi>j</mi>
                </mrow>
              </munder>
              <mi>,</mi>
              <mn>0,.</mn>
              <mn>..</mn>
              <mn>,0</mn>
            </mrow>
          </mrow>
          <mo fence="true" stretchy="false">]</mo>
        </mrow>
        <mo stretchy="false">∈</mo>
        <msup>
          <mi>R</mi>
          <mrow>
            <mi>n</mi>
            <mi>,</mi>
            <mi>n</mi>
          </mrow>
        </msup>
      </mrow>
    </mrow>
    <annotation encoding="StarMath 5.0">E_{ ij } def e_i e_j^T = [ 0 ,...,0, {e_j}underbrace{Spalte j}, 0,...,0] in R^{ n,n }</annotation>
  </semantics>
</math>
</file>

<file path=Object 366/content.xml><?xml version="1.0" encoding="utf-8"?>
<math xmlns="http://www.w3.org/1998/Math/MathML" display="block">
  <semantics>
    <msub>
      <mi>E</mi>
      <mi mathvariant="italic">ij</mi>
    </msub>
    <annotation encoding="StarMath 5.0">E_ij</annotation>
  </semantics>
</math>
</file>

<file path=Object 367/content.xml><?xml version="1.0" encoding="utf-8"?>
<math xmlns="http://www.w3.org/1998/Math/MathML" display="block">
  <semantics>
    <mrow>
      <mrow>
        <mi>n</mi>
        <mo stretchy="false">≥</mo>
        <mn>2</mn>
      </mrow>
      <mi mathvariant="italic">und</mi>
      <mrow>
        <mi>i</mi>
        <mo stretchy="false">&lt;</mo>
        <mi>j</mi>
      </mrow>
    </mrow>
    <annotation encoding="StarMath 5.0">n ge2 und i &lt;j</annotation>
  </semantics>
</math>
</file>

<file path=Object 368/content.xml><?xml version="1.0" encoding="utf-8"?>
<math xmlns="http://www.w3.org/1998/Math/MathML" display="block"/>
</file>

<file path=Object 369/content.xml><?xml version="1.0" encoding="utf-8"?>
<math xmlns="http://www.w3.org/1998/Math/MathML" display="block">
  <semantics>
    <msub>
      <mi>P</mi>
      <mi mathvariant="italic">ij</mi>
    </msub>
    <annotation encoding="StarMath 5.0">P_ij</annotation>
  </semantics>
</math>
</file>

<file path=Object 37/content.xml><?xml version="1.0" encoding="utf-8"?>
<math xmlns="http://www.w3.org/1998/Math/MathML" display="block">
  <semantics>
    <mrow>
      <mi>M</mi>
      <mo stretchy="false">⊆</mo>
      <mi>N</mi>
    </mrow>
    <annotation encoding="StarMath 5.0">M  subseteq N</annotation>
  </semantics>
</math>
</file>

<file path=Object 370/content.xml><?xml version="1.0" encoding="utf-8"?>
<math xmlns="http://www.w3.org/1998/Math/MathML" display="block">
  <semantics>
    <msub>
      <mi>e</mi>
      <mi>j</mi>
    </msub>
    <annotation encoding="StarMath 5.0">e_j</annotation>
  </semantics>
</math>
</file>

<file path=Object 371/content.xml><?xml version="1.0" encoding="utf-8"?>
<math xmlns="http://www.w3.org/1998/Math/MathML" display="block">
  <semantics>
    <msub>
      <mi>e</mi>
      <mi>i</mi>
    </msub>
    <annotation encoding="StarMath 5.0">e_i</annotation>
  </semantics>
</math>
</file>

<file path=Object 372/content.xml><?xml version="1.0" encoding="utf-8"?>
<math xmlns="http://www.w3.org/1998/Math/MathML" display="block">
  <semantics>
    <msub>
      <mi>P</mi>
      <mi mathvariant="italic">ij</mi>
    </msub>
    <annotation encoding="StarMath 5.0">P_ij</annotation>
  </semantics>
</math>
</file>

<file path=Object 373/content.xml><?xml version="1.0" encoding="utf-8"?>
<math xmlns="http://www.w3.org/1998/Math/MathML" display="block">
  <semantics>
    <mrow>
      <mrow>
        <mi>A</mi>
        <mo stretchy="false">=</mo>
        <mrow>
          <mo fence="true" stretchy="true">[</mo>
          <mrow>
            <mtable>
              <mtr>
                <mtd>
                  <mn>1</mn>
                </mtd>
                <mtd>
                  <mn>2</mn>
                </mtd>
                <mtd>
                  <mn>3</mn>
                </mtd>
              </mtr>
              <mtr>
                <mtd>
                  <mn>4</mn>
                </mtd>
                <mtd>
                  <mn>5</mn>
                </mtd>
                <mtd>
                  <mn>6</mn>
                </mtd>
              </mtr>
              <mtr>
                <mtd>
                  <mn>7</mn>
                </mtd>
                <mtd>
                  <mn>8</mn>
                </mtd>
                <mtd>
                  <mn>9</mn>
                </mtd>
              </mtr>
            </mtable>
          </mrow>
          <mo fence="true" stretchy="true">]</mo>
        </mrow>
      </mrow>
      <mi>,</mi>
      <mspace width="2em"/>
      <mrow>
        <msub>
          <mi>P</mi>
          <mn>13</mn>
        </msub>
        <mo stretchy="false">=</mo>
        <mrow>
          <mo fence="true" stretchy="false">[</mo>
          <mrow>
            <mrow>
              <msub>
                <mi>e</mi>
                <mn>3,</mn>
              </msub>
              <msub>
                <mi>e</mi>
                <mn>2,</mn>
              </msub>
              <mi>e</mi>
              <mn>1</mn>
            </mrow>
          </mrow>
          <mo fence="true" stretchy="false">]</mo>
        </mrow>
        <mo stretchy="false">=</mo>
        <mrow>
          <mo fence="true" stretchy="true">[</mo>
          <mrow>
            <mtable>
              <mtr>
                <mtd>
                  <mn>0</mn>
                </mtd>
                <mtd>
                  <mrow>
                    <mo stretchy="false">+</mo>
                    <mn>0</mn>
                  </mrow>
                </mtd>
                <mtd>
                  <mn>1</mn>
                </mtd>
              </mtr>
              <mtr>
                <mtd>
                  <mn>0</mn>
                </mtd>
                <mtd>
                  <mn>1</mn>
                </mtd>
                <mtd>
                  <mn>0</mn>
                </mtd>
              </mtr>
              <mtr>
                <mtd>
                  <mn>1</mn>
                </mtd>
                <mtd>
                  <mn>0</mn>
                </mtd>
                <mtd>
                  <mn>0</mn>
                </mtd>
              </mtr>
            </mtable>
          </mrow>
          <mo fence="true" stretchy="true">]</mo>
        </mrow>
      </mrow>
      <mi>,</mi>
      <mspace width="2em"/>
      <msub>
        <mi>P</mi>
        <mn>13</mn>
      </msub>
      <mrow>
        <mi>A</mi>
        <mo stretchy="false">=</mo>
        <mrow>
          <mo fence="true" stretchy="true">[</mo>
          <mrow>
            <mtable>
              <mtr>
                <mtd>
                  <mn>7</mn>
                </mtd>
                <mtd>
                  <mn>8</mn>
                </mtd>
                <mtd>
                  <mn>9</mn>
                </mtd>
              </mtr>
              <mtr>
                <mtd>
                  <mn>4</mn>
                </mtd>
                <mtd>
                  <mn>5</mn>
                </mtd>
                <mtd>
                  <mn>6</mn>
                </mtd>
              </mtr>
              <mtr>
                <mtd>
                  <mn>1</mn>
                </mtd>
                <mtd>
                  <mn>2</mn>
                </mtd>
                <mtd>
                  <mn>3</mn>
                </mtd>
              </mtr>
            </mtable>
          </mrow>
          <mo fence="true" stretchy="true">]</mo>
        </mrow>
      </mrow>
    </mrow>
    <annotation encoding="StarMath 5.0">A = left[ matrix{1 # 2 # 3 ## 4 # 5 # 6 ## 7 # 8 #9} right], ~ 
P_13 = [e_3, e_2, e1] = left[ matrix{0 #+ 0 # 1## 0 #1 # 0 ## 1 # 0 # 0} right ], ~
P_13 A = left[  matrix{7 # 8 # 9 ## 4 # 5# 6 ## 1 #2 #3} right]</annotation>
  </semantics>
</math>
</file>

<file path=Object 374/content.xml><?xml version="1.0" encoding="utf-8"?>
<math xmlns="http://www.w3.org/1998/Math/MathML" display="block">
  <semantics>
    <mrow>
      <mi mathvariant="normal">λ</mi>
      <mo stretchy="false">∈</mo>
      <mi>R</mi>
    </mrow>
    <annotation encoding="StarMath 5.0">%lambda in R</annotation>
  </semantics>
</math>
</file>

<file path=Object 375/content.xml><?xml version="1.0" encoding="utf-8"?>
<math xmlns="http://www.w3.org/1998/Math/MathML" display="block"/>
</file>

<file path=Object 376/content.xml><?xml version="1.0" encoding="utf-8"?>
<math xmlns="http://www.w3.org/1998/Math/MathML" display="block">
  <semantics>
    <mrow>
      <mrow>
        <mi>n</mi>
        <mo stretchy="false">≥</mo>
        <mn>2,</mn>
      </mrow>
      <mrow>
        <mi>i</mi>
        <mo stretchy="false">&lt;</mo>
        <mi>j</mi>
      </mrow>
    </mrow>
    <annotation encoding="StarMath 5.0">n ge 2, i &lt; j </annotation>
  </semantics>
</math>
</file>

<file path=Object 377/content.xml><?xml version="1.0" encoding="utf-8"?>
<math xmlns="http://www.w3.org/1998/Math/MathML" display="block">
  <semantics>
    <mrow>
      <mi mathvariant="normal">λ</mi>
      <mo stretchy="false">∈</mo>
      <mi>R</mi>
    </mrow>
    <annotation encoding="StarMath 5.0">%lambda in R</annotation>
  </semantics>
</math>
</file>

<file path=Object 378/content.xml><?xml version="1.0" encoding="utf-8"?>
<math xmlns="http://www.w3.org/1998/Math/MathML" display="block">
  <semantics>
    <mrow>
      <msub>
        <mi>G</mi>
        <mi mathvariant="italic">ij</mi>
      </msub>
      <mrow>
        <mrow>
          <mo fence="true" stretchy="false">(</mo>
          <mrow>
            <mi mathvariant="normal">λ</mi>
          </mrow>
          <mo fence="true" stretchy="false">)</mo>
        </mrow>
        <mo stretchy="false">≝</mo>
        <mrow>
          <msub>
            <mi>I</mi>
            <mi>n</mi>
          </msub>
          <mo stretchy="false">+</mo>
          <mi mathvariant="normal">λ</mi>
        </mrow>
      </mrow>
      <mrow>
        <msub>
          <mi>E</mi>
          <mi mathvariant="italic">ji</mi>
        </msub>
        <mo stretchy="false">=</mo>
        <mrow>
          <mo fence="true" stretchy="false">[</mo>
          <mrow>
            <mrow>
              <msub>
                <mi>e</mi>
                <mrow>
                  <mn>1,.</mn>
                  <mn>..</mn>
                </mrow>
              </msub>
              <mi>,</mi>
              <msub>
                <mi>e</mi>
                <mrow>
                  <mi>i</mi>
                  <mo stretchy="false">−</mo>
                  <mn>1</mn>
                </mrow>
              </msub>
              <mi>,</mi>
              <mrow>
                <msub>
                  <mi>e</mi>
                  <mi>i</mi>
                </msub>
                <mo stretchy="false">+</mo>
                <mi mathvariant="normal">λ</mi>
              </mrow>
              <msub>
                <mi>e</mi>
                <mi>j</mi>
              </msub>
              <mi>,</mi>
              <msub>
                <mi>e</mi>
                <mrow>
                  <mi>i</mi>
                  <mo stretchy="false">+</mo>
                  <mn>1</mn>
                </mrow>
              </msub>
              <mi>,</mi>
              <mn>...</mn>
              <mi>,</mi>
              <msub>
                <mi>e</mi>
                <mi>n</mi>
              </msub>
            </mrow>
          </mrow>
          <mo fence="true" stretchy="false">]</mo>
        </mrow>
        <mo stretchy="false">∈</mo>
        <msup>
          <mi>R</mi>
          <mrow>
            <mi>n</mi>
            <mi>,</mi>
            <mi>n</mi>
          </mrow>
        </msup>
      </mrow>
    </mrow>
    <annotation encoding="StarMath 5.0">G_ij( %lambda ) def I_n + %lambda E_ji = [ e_1,...,e_{i-1}, e_i + %lambda e_j,e_{i+1},...,e_n ] in R^{ n,n }</annotation>
  </semantics>
</math>
</file>

<file path=Object 379/content.xml><?xml version="1.0" encoding="utf-8"?>
<math xmlns="http://www.w3.org/1998/Math/MathML" display="block">
  <semantics>
    <mrow>
      <msub>
        <mi>G</mi>
        <mi mathvariant="italic">ij</mi>
      </msub>
      <msup>
        <mrow>
          <mo fence="true" stretchy="false">(</mo>
          <mrow>
            <mi mathvariant="normal">λ</mi>
          </mrow>
          <mo fence="true" stretchy="false">)</mo>
        </mrow>
        <mi>T</mi>
      </msup>
    </mrow>
    <annotation encoding="StarMath 5.0">G_ij( %lambda )^T</annotation>
  </semantics>
</math>
</file>

<file path=Object 38/content.xml><?xml version="1.0" encoding="utf-8"?>
<math xmlns="http://www.w3.org/1998/Math/MathML" display="block">
  <semantics>
    <mrow>
      <mi>M</mi>
      <mo stretchy="false">⊈</mo>
      <mi>N</mi>
    </mrow>
    <annotation encoding="StarMath 5.0">M nsubseteq N</annotation>
  </semantics>
</math>
</file>

<file path=Object 380/content.xml><?xml version="1.0" encoding="utf-8"?>
<math xmlns="http://www.w3.org/1998/Math/MathML" display="block">
  <semantics>
    <mrow>
      <msub>
        <mi>P</mi>
        <mi mathvariant="italic">ij</mi>
      </msub>
      <mi>,</mi>
      <msub>
        <mi>M</mi>
        <mi>i</mi>
      </msub>
      <mrow>
        <mo fence="true" stretchy="false">(</mo>
        <mrow>
          <mi mathvariant="normal">λ</mi>
        </mrow>
        <mo fence="true" stretchy="false">)</mo>
      </mrow>
    </mrow>
    <annotation encoding="StarMath 5.0">P_ij, M_i( %lambda ) </annotation>
  </semantics>
</math>
</file>

<file path=Object 381/content.xml><?xml version="1.0" encoding="utf-8"?>
<math xmlns="http://www.w3.org/1998/Math/MathML" display="block">
  <semantics>
    <mrow>
      <mi mathvariant="normal">λ</mi>
      <mo stretchy="false">∈</mo>
      <mi>R</mi>
    </mrow>
    <annotation encoding="StarMath 5.0">%lambda in R</annotation>
  </semantics>
</math>
</file>

<file path=Object 382/content.xml><?xml version="1.0" encoding="utf-8"?>
<math xmlns="http://www.w3.org/1998/Math/MathML" display="block">
  <semantics>
    <msub>
      <mi>G</mi>
      <mi mathvariant="italic">ij</mi>
    </msub>
    <annotation encoding="StarMath 5.0">G_ij</annotation>
  </semantics>
</math>
</file>

<file path=Object 383/content.xml><?xml version="1.0" encoding="utf-8"?>
<math xmlns="http://www.w3.org/1998/Math/MathML" display="block">
  <semantics>
    <mrow>
      <msubsup>
        <mi>P</mi>
        <mi mathvariant="italic">ij</mi>
        <mrow>
          <mo stretchy="false">−</mo>
          <mn>1</mn>
        </mrow>
      </msubsup>
      <mo stretchy="false">=</mo>
      <msubsup>
        <mi>P</mi>
        <mi mathvariant="italic">ij</mi>
        <mi>T</mi>
      </msubsup>
      <mo stretchy="false">=</mo>
      <msub>
        <mi>P</mi>
        <mi mathvariant="italic">ij</mi>
      </msub>
    </mrow>
    <annotation encoding="StarMath 5.0">P_ij^{ -1 } = P_ij^T = P_ij</annotation>
  </semantics>
</math>
</file>

<file path=Object 384/content.xml><?xml version="1.0" encoding="utf-8"?>
<math xmlns="http://www.w3.org/1998/Math/MathML" display="block"/>
</file>

<file path=Object 385/content.xml><?xml version="1.0" encoding="utf-8"?>
<math xmlns="http://www.w3.org/1998/Math/MathML" display="block">
  <semantics>
    <mrow>
      <msub>
        <mi>G</mi>
        <mi mathvariant="italic">ij</mi>
      </msub>
      <mrow>
        <msup>
          <mrow>
            <mo fence="true" stretchy="false">(</mo>
            <mrow>
              <mi mathvariant="normal">λ</mi>
            </mrow>
            <mo fence="true" stretchy="false">)</mo>
          </mrow>
          <mrow>
            <mo stretchy="false">−</mo>
            <mn>1</mn>
          </mrow>
        </msup>
        <mo stretchy="false">=</mo>
        <msub>
          <mi>G</mi>
          <mi mathvariant="italic">ij</mi>
        </msub>
      </mrow>
      <mrow>
        <mo fence="true" stretchy="false">(</mo>
        <mrow>
          <mrow>
            <mo stretchy="false">−</mo>
            <mi mathvariant="normal">λ</mi>
          </mrow>
        </mrow>
        <mo fence="true" stretchy="false">)</mo>
      </mrow>
    </mrow>
    <annotation encoding="StarMath 5.0">G_ij( %lambda )^{ -1} = G_ij( -%lambda )</annotation>
  </semantics>
</math>
</file>

<file path=Object 386/content.xml><?xml version="1.0" encoding="utf-8"?>
<math xmlns="http://www.w3.org/1998/Math/MathML" display="block">
  <semantics>
    <mi>K</mi>
    <annotation encoding="StarMath 5.0">
K</annotation>
  </semantics>
</math>
</file>

<file path=Object 387/content.xml><?xml version="1.0" encoding="utf-8"?>
<math xmlns="http://www.w3.org/1998/Math/MathML" display="block">
  <semantics>
    <mrow>
      <mi>A</mi>
      <mo stretchy="false">∈</mo>
      <msup>
        <mi>K</mi>
        <mrow>
          <mi>n</mi>
          <mi>,</mi>
          <mi>m</mi>
        </mrow>
      </msup>
    </mrow>
    <annotation encoding="StarMath 5.0">A in K^{ n,m }</annotation>
  </semantics>
</math>
</file>

<file path=Object 388/content.xml><?xml version="1.0" encoding="utf-8"?>
<math xmlns="http://www.w3.org/1998/Math/MathML" display="block">
  <semantics>
    <mrow>
      <msub>
        <mi>S</mi>
        <mrow>
          <mn>1,.</mn>
          <mn>..</mn>
        </mrow>
      </msub>
      <mi>,</mi>
      <mrow>
        <msub>
          <mi>S</mi>
          <mi>t</mi>
        </msub>
        <mo stretchy="false">∈</mo>
        <msup>
          <mi>K</mi>
          <mrow>
            <mi>n</mi>
            <mi>,</mi>
            <mi>n</mi>
          </mrow>
        </msup>
      </mrow>
    </mrow>
    <annotation encoding="StarMath 5.0">S_1,...,S_t in K^{ n,n }</annotation>
  </semantics>
</math>
</file>

<file path=Object 389/content.xml><?xml version="1.0" encoding="utf-8"?>
<math xmlns="http://www.w3.org/1998/Math/MathML" display="block">
  <semantics>
    <mrow>
      <mrow>
        <mi>C</mi>
        <mo stretchy="false">≝</mo>
        <msub>
          <mi>S</mi>
          <mi>t</mi>
        </msub>
      </mrow>
      <mo stretchy="false">⋯</mo>
      <msub>
        <mi>S</mi>
        <mn>1</mn>
      </msub>
      <mi>A</mi>
    </mrow>
    <annotation encoding="StarMath 5.0">C def S_t dotsaxis S_1 A </annotation>
  </semantics>
</math>
</file>

<file path=Object 39/content.xml><?xml version="1.0" encoding="utf-8"?>
<math xmlns="http://www.w3.org/1998/Math/MathML" display="block">
  <semantics>
    <mrow>
      <mi>M</mi>
      <mo stretchy="false">=</mo>
      <mi>N</mi>
    </mrow>
    <annotation encoding="StarMath 5.0">M=N</annotation>
  </semantics>
</math>
</file>

<file path=Object 390/content.xml><?xml version="1.0" encoding="utf-8"?>
<math xmlns="http://www.w3.org/1998/Math/MathML" display="block">
  <semantics>
    <mrow>
      <mi>C</mi>
      <mo stretchy="false">=</mo>
      <mrow>
        <mo fence="true" stretchy="true">[</mo>
        <mrow>
          <mtable>
            <mtr>
              <mtd>
                <mrow>
                  <mo fence="true" stretchy="true">|</mo>
                  <mrow>
                    <mi mathvariant="normal">❑</mi>
                  </mrow>
                  <mo fence="true" stretchy="true">|</mo>
                </mrow>
              </mtd>
            </mtr>
          </mtable>
        </mrow>
        <mo fence="true" stretchy="true">]</mo>
      </mrow>
    </mrow>
    <annotation encoding="StarMath 5.0">C = left[  matrix{ left lline &lt;?&gt; right rline  }  right]</annotation>
  </semantics>
</math>
</file>

<file path=Object 391/content.xml><?xml version="1.0" encoding="utf-8"?>
<math xmlns="http://www.w3.org/1998/Math/MathML" display="block">
  <semantics>
    <mrow>
      <mi>m</mi>
      <mo stretchy="false">=</mo>
      <mi>n</mi>
    </mrow>
    <annotation encoding="StarMath 5.0">m=n</annotation>
  </semantics>
</math>
</file>

<file path=Object 392/content.xml><?xml version="1.0" encoding="utf-8"?>
<math xmlns="http://www.w3.org/1998/Math/MathML" display="block">
  <semantics>
    <mrow>
      <mi>A</mi>
      <mo stretchy="false">∈</mo>
      <msup>
        <mi>K</mi>
        <mrow>
          <mi>n</mi>
          <mi>,</mi>
          <mi>n</mi>
        </mrow>
      </msup>
    </mrow>
    <annotation encoding="StarMath 5.0">A in K^{ n,n }</annotation>
  </semantics>
</math>
</file>

<file path=Object 393/content.xml><?xml version="1.0" encoding="utf-8"?>
<math xmlns="http://www.w3.org/1998/Math/MathML" display="block">
  <semantics>
    <mrow>
      <mi>C</mi>
      <mo stretchy="false">=</mo>
      <msub>
        <mi>I</mi>
        <mi>N</mi>
      </msub>
    </mrow>
    <annotation encoding="StarMath 5.0">C=I_N</annotation>
  </semantics>
</math>
</file>

<file path=Object 394/content.xml><?xml version="1.0" encoding="utf-8"?>
<math xmlns="http://www.w3.org/1998/Math/MathML" display="block">
  <semantics>
    <mrow>
      <mrow>
        <msup>
          <mi>A</mi>
          <mrow>
            <mo stretchy="false">−</mo>
            <mn>1</mn>
          </mrow>
        </msup>
        <mo stretchy="false">=</mo>
        <msub>
          <mi>S</mi>
          <mi>t</mi>
        </msub>
      </mrow>
      <mo stretchy="false">⋯</mo>
      <msub>
        <mi>S</mi>
        <mn>1</mn>
      </msub>
    </mrow>
    <annotation encoding="StarMath 5.0">A^{ -1 }=S_t dotsaxis S_1</annotation>
  </semantics>
</math>
</file>

<file path=Object 395/content.xml><?xml version="1.0" encoding="utf-8"?>
<math xmlns="http://www.w3.org/1998/Math/MathML" display="block">
  <semantics>
    <mrow>
      <mi>A</mi>
      <mo stretchy="false">=</mo>
      <mn>0</mn>
    </mrow>
    <annotation encoding="StarMath 5.0">A=0</annotation>
  </semantics>
</math>
</file>

<file path=Object 396/content.xml><?xml version="1.0" encoding="utf-8"?>
<math xmlns="http://www.w3.org/1998/Math/MathML" display="block">
  <semantics>
    <mrow>
      <mrow>
        <mi>t</mi>
        <mo stretchy="false">=</mo>
        <mn>1,</mn>
      </mrow>
      <mrow>
        <msub>
          <mi>S</mi>
          <mn>1</mn>
        </msub>
        <mo stretchy="false">=</mo>
        <msub>
          <mi>I</mi>
          <mi>n</mi>
        </msub>
      </mrow>
    </mrow>
    <annotation encoding="StarMath 5.0">t=1, S_1 = I_n</annotation>
  </semantics>
</math>
</file>

<file path=Object 397/content.xml><?xml version="1.0" encoding="utf-8"?>
<math xmlns="http://www.w3.org/1998/Math/MathML" display="block">
  <semantics>
    <mrow>
      <mi>A</mi>
      <mo stretchy="false">≠</mo>
      <mn>0</mn>
    </mrow>
    <annotation encoding="StarMath 5.0">A neq 0</annotation>
  </semantics>
</math>
</file>

<file path=Object 398/content.xml><?xml version="1.0" encoding="utf-8"?>
<math xmlns="http://www.w3.org/1998/Math/MathML" display="block">
  <semantics>
    <msub>
      <mi>j</mi>
      <mn>1</mn>
    </msub>
    <annotation encoding="StarMath 5.0">j_1</annotation>
  </semantics>
</math>
</file>

<file path=Object 399/content.xml><?xml version="1.0" encoding="utf-8"?>
<math xmlns="http://www.w3.org/1998/Math/MathML" display="block">
  <semantics>
    <mrow>
      <msup>
        <mi>A</mi>
        <mrow>
          <mo fence="true" stretchy="false">(</mo>
          <mrow>
            <mn>1</mn>
          </mrow>
          <mo fence="true" stretchy="false">)</mo>
        </mrow>
      </msup>
      <mo stretchy="false">=</mo>
      <mrow>
        <mo fence="true" stretchy="false">[</mo>
        <mrow>
          <msubsup>
            <mi>a</mi>
            <mi mathvariant="italic">ij</mi>
            <mrow>
              <mo fence="true" stretchy="false">(</mo>
              <mrow>
                <mn>1</mn>
              </mrow>
              <mo fence="true" stretchy="false">)</mo>
            </mrow>
          </msubsup>
        </mrow>
        <mo fence="true" stretchy="false">]</mo>
      </mrow>
      <mo stretchy="false">≝</mo>
      <mi>A</mi>
    </mrow>
    <annotation encoding="StarMath 5.0">A^( 1 ) = [ a_ij^(1) ] def A</annotation>
  </semantics>
</math>
</file>

<file path=Object 4/content.xml><?xml version="1.0" encoding="utf-8"?>
<math xmlns="http://www.w3.org/1998/Math/MathML" display="block">
  <semantics>
    <mi>M</mi>
    <annotation encoding="StarMath 5.0">M</annotation>
  </semantics>
</math>
</file>

<file path=Object 40/content.xml><?xml version="1.0" encoding="utf-8"?>
<math xmlns="http://www.w3.org/1998/Math/MathML" display="block">
  <semantics>
    <mrow>
      <mi>M</mi>
      <mo stretchy="false">⊆</mo>
      <mi>N</mi>
    </mrow>
    <annotation encoding="StarMath 5.0">M subseteq N</annotation>
  </semantics>
</math>
</file>

<file path=Object 400/content.xml><?xml version="1.0" encoding="utf-8"?>
<math xmlns="http://www.w3.org/1998/Math/MathML" display="block"/>
</file>

<file path=Object 401/content.xml><?xml version="1.0" encoding="utf-8"?>
<math xmlns="http://www.w3.org/1998/Math/MathML" display="block">
  <semantics>
    <mrow>
      <mi>A</mi>
      <mrow>
        <mo fence="true" stretchy="false">(</mo>
        <mrow>
          <mn>1</mn>
        </mrow>
        <mo fence="true" stretchy="false">)</mo>
      </mrow>
    </mrow>
    <annotation encoding="StarMath 5.0">A( 1 )</annotation>
  </semantics>
</math>
</file>

<file path=Object 402/content.xml><?xml version="1.0" encoding="utf-8"?>
<math xmlns="http://www.w3.org/1998/Math/MathML" display="block">
  <semantics>
    <mrow>
      <msup>
        <mi>A</mi>
        <mrow>
          <mo fence="true" stretchy="false">(</mo>
          <mrow>
            <mn>1</mn>
          </mrow>
          <mo fence="true" stretchy="false">)</mo>
        </mrow>
      </msup>
      <mo stretchy="false">=</mo>
      <mrow>
        <mo fence="true" stretchy="true">[</mo>
        <mrow>
          <mrow>
            <mn>0</mn>
            <mrow>
              <mo fence="true" stretchy="true">|</mo>
              <mrow>
                <mtable>
                  <mtr>
                    <mtd>
                      <mn>0</mn>
                    </mtd>
                  </mtr>
                  <mtr>
                    <mtd>
                      <mo stretchy="false">⋮</mo>
                    </mtd>
                  </mtr>
                  <mtr>
                    <mtd>
                      <mn>0</mn>
                    </mtd>
                  </mtr>
                  <mtr>
                    <mtd>
                      <msubsup>
                        <mi>a</mi>
                        <mrow>
                          <mi>i</mi>
                          <mn>1</mn>
                          <mi>,</mi>
                          <mi>j</mi>
                          <mn>1</mn>
                        </mrow>
                        <mrow>
                          <mo fence="true" stretchy="false">(</mo>
                          <mrow>
                            <mn>1</mn>
                          </mrow>
                          <mo fence="true" stretchy="false">)</mo>
                        </mrow>
                      </msubsup>
                    </mtd>
                  </mtr>
                  <mtr>
                    <mtd>
                      <mrow>
                        <mi mathvariant="normal">❑</mi>
                        <mo stretchy="false">∗</mo>
                        <mi mathvariant="normal">❑</mi>
                      </mrow>
                    </mtd>
                  </mtr>
                  <mtr>
                    <mtd>
                      <mo stretchy="false">⋮</mo>
                    </mtd>
                  </mtr>
                </mtable>
              </mrow>
              <mo fence="true" stretchy="true">|</mo>
            </mrow>
            <mrow>
              <mi mathvariant="normal">❑</mi>
              <mo stretchy="false">∗</mo>
              <mi mathvariant="normal">❑</mi>
            </mrow>
          </mrow>
        </mrow>
        <mo fence="true" stretchy="true">]</mo>
      </mrow>
    </mrow>
    <annotation encoding="StarMath 5.0">A^( 1) = left[  0 left lline matrix{0 ## dotsvert ## 0 ## a^(1)_{i1,j1} ## &lt;?&gt; * &lt;?&gt; ## dotsvert} right lline &lt;?&gt; * &lt;?&gt;  right]</annotation>
  </semantics>
</math>
</file>

<file path=Object 403/content.xml><?xml version="1.0" encoding="utf-8"?>
<math xmlns="http://www.w3.org/1998/Math/MathML" display="block">
  <semantics>
    <msub>
      <mi>i</mi>
      <mn>1</mn>
    </msub>
    <annotation encoding="StarMath 5.0">i_1</annotation>
  </semantics>
</math>
</file>

<file path=Object 404/content.xml><?xml version="1.0" encoding="utf-8"?>
<math xmlns="http://www.w3.org/1998/Math/MathML" display="block">
  <semantics>
    <mn>1</mn>
    <annotation encoding="StarMath 5.0">1</annotation>
  </semantics>
</math>
</file>

<file path=Object 405/content.xml><?xml version="1.0" encoding="utf-8"?>
<math xmlns="http://www.w3.org/1998/Math/MathML" display="block">
  <semantics>
    <mrow>
      <msub>
        <mi>i</mi>
        <mn>1</mn>
      </msub>
      <mo stretchy="false">&gt;</mo>
      <mn>1</mn>
    </mrow>
    <annotation encoding="StarMath 5.0">i_1 &gt; 1</annotation>
  </semantics>
</math>
</file>

<file path=Object 406/content.xml><?xml version="1.0" encoding="utf-8"?>
<math xmlns="http://www.w3.org/1998/Math/MathML" display="block">
  <semantics>
    <msup>
      <mrow>
        <mo fence="true" stretchy="false">(</mo>
        <mrow>
          <msubsup>
            <mi>a</mi>
            <mrow>
              <mi>i</mi>
              <mn>1</mn>
              <mi>,</mi>
              <mi>j</mi>
              <mn>1</mn>
            </mrow>
            <mrow>
              <mo fence="true" stretchy="false">(</mo>
              <mrow>
                <mn>1</mn>
              </mrow>
              <mo fence="true" stretchy="false">)</mo>
            </mrow>
          </msubsup>
        </mrow>
        <mo fence="true" stretchy="false">)</mo>
      </mrow>
      <mrow>
        <mo stretchy="false">−</mo>
        <mn>1</mn>
      </mrow>
    </msup>
    <annotation encoding="StarMath 5.0">( a^(1)_{i1,j1} )^{ -1 }</annotation>
  </semantics>
</math>
</file>

<file path=Object 407/content.xml><?xml version="1.0" encoding="utf-8"?>
<math xmlns="http://www.w3.org/1998/Math/MathML" display="block">
  <semantics>
    <msubsup>
      <mi>j</mi>
      <mn>1</mn>
      <mrow/>
    </msubsup>
    <annotation encoding="StarMath 5.0">j_1^</annotation>
  </semantics>
</math>
</file>

<file path=Object 408/content.xml><?xml version="1.0" encoding="utf-8"?>
<math xmlns="http://www.w3.org/1998/Math/MathML" display="block">
  <semantics>
    <mrow>
      <mrow>
        <mover accent="true">
          <msup>
            <mi>A</mi>
            <mrow>
              <mo fence="true" stretchy="false">(</mo>
              <mrow>
                <mn>1</mn>
              </mrow>
              <mo fence="true" stretchy="false">)</mo>
            </mrow>
          </msup>
          <mo stretchy="false">~</mo>
        </mover>
        <mo stretchy="false">=</mo>
        <mrow>
          <mo fence="true" stretchy="false">[</mo>
          <mrow>
            <mover accent="true">
              <msubsup>
                <mi>a</mi>
                <mrow>
                  <mi>i</mi>
                  <mi>,</mi>
                  <mi>j</mi>
                </mrow>
                <mrow>
                  <mo fence="true" stretchy="false">(</mo>
                  <mrow>
                    <mn>1</mn>
                  </mrow>
                  <mo fence="true" stretchy="false">)</mo>
                </mrow>
              </msubsup>
              <mo stretchy="false">~</mo>
            </mover>
          </mrow>
          <mo fence="true" stretchy="false">]</mo>
        </mrow>
        <mo stretchy="false">≝</mo>
        <msub>
          <mi>M</mi>
          <mn>1</mn>
        </msub>
      </mrow>
      <mrow>
        <mo fence="true" stretchy="true">(</mo>
        <mrow>
          <msup>
            <mrow>
              <mo fence="true" stretchy="true">(</mo>
              <mrow>
                <msubsup>
                  <mi>a</mi>
                  <mrow>
                    <mi>i</mi>
                    <mn>1</mn>
                    <mi>,</mi>
                    <mi>j</mi>
                    <mn>1</mn>
                  </mrow>
                  <mrow>
                    <mo fence="true" stretchy="false">(</mo>
                    <mrow>
                      <mn>1</mn>
                    </mrow>
                    <mo fence="true" stretchy="false">)</mo>
                  </mrow>
                </msubsup>
              </mrow>
              <mo fence="true" stretchy="true">)</mo>
            </mrow>
            <mrow>
              <mo stretchy="false">−</mo>
              <mn>1</mn>
            </mrow>
          </msup>
        </mrow>
        <mo fence="true" stretchy="true">)</mo>
      </mrow>
      <msub>
        <mi>P</mi>
        <mrow>
          <mn>1</mn>
          <mi>,</mi>
          <msub>
            <mi>i</mi>
            <mn>1</mn>
          </msub>
        </mrow>
      </msub>
      <mrow>
        <msup>
          <mi>A</mi>
          <mrow>
            <mo fence="true" stretchy="false">(</mo>
            <mrow>
              <mn>1</mn>
            </mrow>
            <mo fence="true" stretchy="false">)</mo>
          </mrow>
        </msup>
        <mo stretchy="false">=</mo>
        <mrow>
          <mo fence="true" stretchy="true">[</mo>
          <mrow>
            <mrow>
              <mn>0</mn>
              <mrow>
                <mo fence="true" stretchy="true">|</mo>
                <mrow>
                  <mtable>
                    <mtr>
                      <mtd>
                        <mn>1</mn>
                      </mtd>
                    </mtr>
                    <mtr>
                      <mtd>
                        <mover accent="true">
                          <msubsup>
                            <mi>a</mi>
                            <mrow>
                              <mn>2</mn>
                              <mi>,</mi>
                              <mi>j</mi>
                              <mn>1</mn>
                            </mrow>
                            <mrow>
                              <mo fence="true" stretchy="false">(</mo>
                              <mrow>
                                <mn>1</mn>
                              </mrow>
                              <mo fence="true" stretchy="false">)</mo>
                            </mrow>
                          </msubsup>
                          <mo stretchy="false">~</mo>
                        </mover>
                      </mtd>
                    </mtr>
                    <mtr>
                      <mtd>
                        <mo stretchy="false">⋮</mo>
                      </mtd>
                    </mtr>
                    <mtr>
                      <mtd>
                        <mover accent="true">
                          <msubsup>
                            <mi>a</mi>
                            <mrow>
                              <mi>n</mi>
                              <mi>,</mi>
                              <mi>j</mi>
                              <mn>1</mn>
                            </mrow>
                            <mrow>
                              <mo fence="true" stretchy="false">(</mo>
                              <mrow>
                                <mn>1</mn>
                              </mrow>
                              <mo fence="true" stretchy="false">)</mo>
                            </mrow>
                          </msubsup>
                          <mo stretchy="false">~</mo>
                        </mover>
                      </mtd>
                    </mtr>
                  </mtable>
                </mrow>
                <mo fence="true" stretchy="true">|</mo>
              </mrow>
              <mrow>
                <mi mathvariant="normal">❑</mi>
                <mo stretchy="false">∗</mo>
                <mi mathvariant="normal">❑</mi>
              </mrow>
            </mrow>
          </mrow>
          <mo fence="true" stretchy="true">]</mo>
        </mrow>
      </mrow>
    </mrow>
    <annotation encoding="StarMath 5.0">tilde A^( 1 ) = [ tilde a ^(1)_{i,j} ] def M_1 left( left(a^(1)_{i1,j1}right)^-1 right)P_{ 1,i_1}A^(1) = left[ 0 left lline matrix{ 1 ## tilde a ^(1)_{2,j1}  ## dotsvert ## tilde a ^(1)_{n, j1}} right lline &lt;?&gt; * &lt;?&gt;  right]</annotation>
  </semantics>
</math>
</file>

<file path=Object 409/content.xml><?xml version="1.0" encoding="utf-8"?>
<math xmlns="http://www.w3.org/1998/Math/MathML" display="block">
  <semantics>
    <mrow>
      <msub>
        <mi>P</mi>
        <mn>1,1</mn>
      </msub>
      <mo stretchy="false">≝</mo>
      <msub>
        <mi>I</mi>
        <mi>n</mi>
      </msub>
    </mrow>
    <annotation encoding="StarMath 5.0">P_{ 1,1 }def I_n</annotation>
  </semantics>
</math>
</file>

<file path=Object 41/content.xml><?xml version="1.0" encoding="utf-8"?>
<math xmlns="http://www.w3.org/1998/Math/MathML" display="block">
  <semantics>
    <mrow>
      <mi>N</mi>
      <mo stretchy="false">⊆</mo>
      <mi>M</mi>
    </mrow>
    <annotation encoding="StarMath 5.0">N subseteq M</annotation>
  </semantics>
</math>
</file>

<file path=Object 410/content.xml><?xml version="1.0" encoding="utf-8"?>
<math xmlns="http://www.w3.org/1998/Math/MathML" display="block">
  <semantics>
    <mrow>
      <msub>
        <mi>i</mi>
        <mn>1</mn>
      </msub>
      <mo stretchy="false">=</mo>
      <mn>1</mn>
    </mrow>
    <annotation encoding="StarMath 5.0">i_1 = 1</annotation>
  </semantics>
</math>
</file>

<file path=Object 411/content.xml><?xml version="1.0" encoding="utf-8"?>
<math xmlns="http://www.w3.org/1998/Math/MathML" display="block">
  <semantics>
    <msub>
      <mi>j</mi>
      <mn>1</mn>
    </msub>
    <annotation encoding="StarMath 5.0">j_1</annotation>
  </semantics>
</math>
</file>

<file path=Object 412/content.xml><?xml version="1.0" encoding="utf-8"?>
<math xmlns="http://www.w3.org/1998/Math/MathML" display="block">
  <semantics>
    <mover accent="true">
      <msup>
        <mi>A</mi>
        <mrow>
          <mo fence="true" stretchy="false">(</mo>
          <mrow>
            <mn>1</mn>
          </mrow>
          <mo fence="true" stretchy="false">)</mo>
        </mrow>
      </msup>
      <mo stretchy="false">~</mo>
    </mover>
    <annotation encoding="StarMath 5.0">tilde A^( 1)</annotation>
  </semantics>
</math>
</file>

<file path=Object 413/content.xml><?xml version="1.0" encoding="utf-8"?>
<math xmlns="http://www.w3.org/1998/Math/MathML" display="block"/>
</file>

<file path=Object 414/content.xml><?xml version="1.0" encoding="utf-8"?>
<math xmlns="http://www.w3.org/1998/Math/MathML" display="block">
  <semantics>
    <mrow>
      <mi>A</mi>
      <mo stretchy="false">∈</mo>
      <msup>
        <mi>K</mi>
        <mrow>
          <mi>n</mi>
          <mi>,</mi>
          <mi>n</mi>
        </mrow>
      </msup>
    </mrow>
    <annotation encoding="StarMath 5.0">A in K^{ n,n }</annotation>
  </semantics>
</math>
</file>

<file path=Object 415/content.xml><?xml version="1.0" encoding="utf-8"?>
<math xmlns="http://www.w3.org/1998/Math/MathML" display="block">
  <semantics>
    <mrow>
      <mi>P</mi>
      <mo stretchy="false">∈</mo>
      <msup>
        <mi>K</mi>
        <mrow>
          <mi>n</mi>
          <mi>,</mi>
          <mi>n</mi>
        </mrow>
      </msup>
    </mrow>
    <annotation encoding="StarMath 5.0">P in K^{ n,n }</annotation>
  </semantics>
</math>
</file>

<file path=Object 416/content.xml><?xml version="1.0" encoding="utf-8"?>
<math xmlns="http://www.w3.org/1998/Math/MathML" display="block"/>
</file>

<file path=Object 417/content.xml><?xml version="1.0" encoding="utf-8"?>
<math xmlns="http://www.w3.org/1998/Math/MathML" display="block">
  <semantics>
    <mrow>
      <mi>U</mi>
      <mo stretchy="false">∈</mo>
      <msup>
        <mi>K</mi>
        <mrow>
          <mi>n</mi>
          <mi>,</mi>
          <mi>n</mi>
        </mrow>
      </msup>
    </mrow>
    <annotation encoding="StarMath 5.0">U in K^{ n,n }</annotation>
  </semantics>
</math>
</file>

<file path=Object 418/content.xml><?xml version="1.0" encoding="utf-8"?>
<math xmlns="http://www.w3.org/1998/Math/MathML" display="block">
  <semantics>
    <mrow>
      <mi>A</mi>
      <mo stretchy="false">=</mo>
      <mi mathvariant="italic">PLU</mi>
    </mrow>
    <annotation encoding="StarMath 5.0">A = PLU</annotation>
  </semantics>
</math>
</file>

<file path=Object 419/content.xml><?xml version="1.0" encoding="utf-8"?>
<math xmlns="http://www.w3.org/1998/Math/MathML" display="block">
  <semantics>
    <mi>U</mi>
    <annotation encoding="StarMath 5.0">U</annotation>
  </semantics>
</math>
</file>

<file path=Object 42/content.xml><?xml version="1.0" encoding="utf-8"?>
<math xmlns="http://www.w3.org/1998/Math/MathML" display="block">
  <semantics>
    <mrow>
      <mi>N</mi>
      <mo stretchy="false">≠</mo>
      <mi>M</mi>
    </mrow>
    <annotation encoding="StarMath 5.0">N neq M</annotation>
  </semantics>
</math>
</file>

<file path=Object 420/content.xml><?xml version="1.0" encoding="utf-8"?>
<math xmlns="http://www.w3.org/1998/Math/MathML" display="block">
  <semantics>
    <mrow>
      <mi>C</mi>
      <mo stretchy="false">∈</mo>
      <msup>
        <mi>K</mi>
        <mrow>
          <mi>n</mi>
          <mi>,</mi>
          <mi>m</mi>
        </mrow>
      </msup>
    </mrow>
    <annotation encoding="StarMath 5.0">C in K^{ n,m }</annotation>
  </semantics>
</math>
</file>

<file path=Object 421/content.xml><?xml version="1.0" encoding="utf-8"?>
<math xmlns="http://www.w3.org/1998/Math/MathML" display="block">
  <semantics>
    <mrow>
      <mrow>
        <mi>Z</mi>
        <mo stretchy="false">∈</mo>
        <msub>
          <mi mathvariant="italic">GL</mi>
          <mi>n</mi>
        </msub>
      </mrow>
      <mrow>
        <mo fence="true" stretchy="false">(</mo>
        <mrow>
          <mi>K</mi>
        </mrow>
        <mo fence="true" stretchy="false">)</mo>
      </mrow>
    </mrow>
    <annotation encoding="StarMath 5.0">Z in GL_n( K)</annotation>
  </semantics>
</math>
</file>

<file path=Object 422/content.xml><?xml version="1.0" encoding="utf-8"?>
<math xmlns="http://www.w3.org/1998/Math/MathML" display="block">
  <semantics>
    <mrow>
      <mi>x</mi>
      <mo stretchy="false">∈</mo>
      <msup>
        <mi>K</mi>
        <mrow>
          <mi>n</mi>
          <mn>,1</mn>
        </mrow>
      </msup>
    </mrow>
    <annotation encoding="StarMath 5.0">x in K^{ n,1 }</annotation>
  </semantics>
</math>
</file>

<file path=Object 423/content.xml><?xml version="1.0" encoding="utf-8"?>
<math xmlns="http://www.w3.org/1998/Math/MathML" display="block">
  <semantics>
    <mrow>
      <mi mathvariant="italic">Zx</mi>
      <mo stretchy="false">=</mo>
      <mn>0</mn>
    </mrow>
    <annotation encoding="StarMath 5.0">Zx = 0</annotation>
  </semantics>
</math>
</file>

<file path=Object 424/content.xml><?xml version="1.0" encoding="utf-8"?>
<math xmlns="http://www.w3.org/1998/Math/MathML" display="block">
  <semantics>
    <mrow>
      <mi>x</mi>
      <mo stretchy="false">=</mo>
      <mn>0</mn>
    </mrow>
    <annotation encoding="StarMath 5.0">x=0</annotation>
  </semantics>
</math>
</file>

<file path=Object 425/content.xml><?xml version="1.0" encoding="utf-8"?>
<math xmlns="http://www.w3.org/1998/Math/MathML" display="block">
  <semantics>
    <mrow>
      <mi>A</mi>
      <mi>,</mi>
      <mrow>
        <mi>B</mi>
        <mo stretchy="false">∈</mo>
        <msup>
          <mi>K</mi>
          <mrow>
            <mi>n</mi>
            <mi>,</mi>
            <mi>m</mi>
          </mrow>
        </msup>
      </mrow>
    </mrow>
    <annotation encoding="StarMath 5.0">A, B in K^{ n,m }</annotation>
  </semantics>
</math>
</file>

<file path=Object 426/content.xml><?xml version="1.0" encoding="utf-8"?>
<math xmlns="http://www.w3.org/1998/Math/MathML" display="block">
  <semantics>
    <mrow>
      <mi>A</mi>
      <mo stretchy="false">=</mo>
      <mi mathvariant="italic">ZB</mi>
    </mrow>
    <annotation encoding="StarMath 5.0">A = ZB</annotation>
  </semantics>
</math>
</file>

<file path=Object 427/content.xml><?xml version="1.0" encoding="utf-8"?>
<math xmlns="http://www.w3.org/1998/Math/MathML" display="block">
  <semantics>
    <mrow>
      <mrow>
        <mi>Z</mi>
        <mo stretchy="false">∈</mo>
        <msub>
          <mi mathvariant="italic">GL</mi>
          <mi>n</mi>
        </msub>
      </mrow>
      <mrow>
        <mo fence="true" stretchy="false">(</mo>
        <mrow>
          <mi>K</mi>
        </mrow>
        <mo fence="true" stretchy="false">)</mo>
      </mrow>
    </mrow>
    <annotation encoding="StarMath 5.0">Z in GL_n( K )</annotation>
  </semantics>
</math>
</file>

<file path=Object 428/content.xml><?xml version="1.0" encoding="utf-8"?>
<math xmlns="http://www.w3.org/1998/Math/MathML" display="block">
  <semantics>
    <mrow>
      <mi>A</mi>
      <mo stretchy="false">=</mo>
      <mi>B</mi>
    </mrow>
    <annotation encoding="StarMath 5.0">A=B</annotation>
  </semantics>
</math>
</file>

<file path=Object 429/content.xml><?xml version="1.0" encoding="utf-8"?>
<math xmlns="http://www.w3.org/1998/Math/MathML" display="block">
  <semantics>
    <mrow>
      <mi>A</mi>
      <mo stretchy="false">∈</mo>
      <msup>
        <mi>K</mi>
        <mrow>
          <mi>n</mi>
          <mi>,</mi>
          <mi>m</mi>
        </mrow>
      </msup>
    </mrow>
    <annotation encoding="StarMath 5.0">A in K^{ n,m }</annotation>
  </semantics>
</math>
</file>

<file path=Object 43/content.xml><?xml version="1.0" encoding="utf-8"?>
<math xmlns="http://www.w3.org/1998/Math/MathML" display="block">
  <semantics>
    <mrow>
      <mi>M</mi>
      <mo stretchy="false">⊂</mo>
      <mi>N</mi>
    </mrow>
    <annotation encoding="StarMath 5.0">M subset N</annotation>
  </semantics>
</math>
</file>

<file path=Object 430/content.xml><?xml version="1.0" encoding="utf-8"?>
<math xmlns="http://www.w3.org/1998/Math/MathML" display="block">
  <semantics>
    <mrow>
      <mi>C</mi>
      <mo stretchy="false">∈</mo>
      <msup>
        <mi>K</mi>
        <mrow>
          <mi>n</mi>
          <mi>,</mi>
          <mi>m</mi>
        </mrow>
      </msup>
    </mrow>
    <annotation encoding="StarMath 5.0">C in K^{ n,m }</annotation>
  </semantics>
</math>
</file>

<file path=Object 431/content.xml><?xml version="1.0" encoding="utf-8"?>
<math xmlns="http://www.w3.org/1998/Math/MathML" display="block">
  <semantics>
    <mrow>
      <mrow>
        <mi>M</mi>
        <mo stretchy="false">∈</mo>
        <msub>
          <mi mathvariant="italic">GL</mi>
          <mi>n</mi>
        </msub>
      </mrow>
      <mrow>
        <mo fence="true" stretchy="false">(</mo>
        <mrow>
          <mi>K</mi>
        </mrow>
        <mo fence="true" stretchy="false">)</mo>
      </mrow>
    </mrow>
    <annotation encoding="StarMath 5.0">M in GL_n( K )</annotation>
  </semantics>
</math>
</file>

<file path=Object 432/content.xml><?xml version="1.0" encoding="utf-8"?>
<math xmlns="http://www.w3.org/1998/Math/MathML" display="block">
  <semantics>
    <mrow>
      <mi>A</mi>
      <mo stretchy="false">∈</mo>
      <msup>
        <mi>K</mi>
        <mrow>
          <mi>n</mi>
          <mi>,</mi>
          <mi>m</mi>
        </mrow>
      </msup>
    </mrow>
    <annotation encoding="StarMath 5.0">A in K^{ n,m }</annotation>
  </semantics>
</math>
</file>

<file path=Object 433/content.xml><?xml version="1.0" encoding="utf-8"?>
<math xmlns="http://www.w3.org/1998/Math/MathML" display="block">
  <semantics>
    <mrow>
      <mi mathvariant="italic">Rang</mi>
      <mrow>
        <mo fence="true" stretchy="false">(</mo>
        <mrow>
          <mi>A</mi>
        </mrow>
        <mo fence="true" stretchy="false">)</mo>
      </mrow>
    </mrow>
    <annotation encoding="StarMath 5.0">Rang( A )</annotation>
  </semantics>
</math>
</file>

<file path=Object 434/content.xml><?xml version="1.0" encoding="utf-8"?>
<math xmlns="http://www.w3.org/1998/Math/MathML" display="block">
  <semantics>
    <mrow>
      <mi>A</mi>
      <mo stretchy="false">∈</mo>
      <msup>
        <mi>K</mi>
        <mrow>
          <mi>n</mi>
          <mi>,</mi>
          <mi>m</mi>
        </mrow>
      </msup>
    </mrow>
    <annotation encoding="StarMath 5.0">A in K^{ n,m }</annotation>
  </semantics>
</math>
</file>

<file path=Object 435/content.xml><?xml version="1.0" encoding="utf-8"?>
<math xmlns="http://www.w3.org/1998/Math/MathML" display="block">
  <semantics>
    <mrow>
      <mrow>
        <mi>Q</mi>
        <mo stretchy="false">∈</mo>
        <msub>
          <mi mathvariant="italic">GL</mi>
          <mi>n</mi>
        </msub>
      </mrow>
      <mrow>
        <mo fence="true" stretchy="false">(</mo>
        <mrow>
          <mi>K</mi>
        </mrow>
        <mo fence="true" stretchy="false">)</mo>
      </mrow>
      <mi mathvariant="italic">und</mi>
      <mrow>
        <mi>Z</mi>
        <mo stretchy="false">∈</mo>
        <msub>
          <mi mathvariant="italic">GL</mi>
          <mi>m</mi>
        </msub>
      </mrow>
      <mrow>
        <mo fence="true" stretchy="false">(</mo>
        <mrow>
          <mi>K</mi>
        </mrow>
        <mo fence="true" stretchy="false">)</mo>
      </mrow>
    </mrow>
    <annotation encoding="StarMath 5.0">Q in GL_n( K) und Z in GL_m( K )</annotation>
  </semantics>
</math>
</file>

<file path=Object 436/content.xml><?xml version="1.0" encoding="utf-8"?>
<math xmlns="http://www.w3.org/1998/Math/MathML" display="block">
  <semantics>
    <mrow>
      <mi mathvariant="italic">QAZ</mi>
      <mo stretchy="false">=</mo>
      <mrow>
        <mo fence="true" stretchy="true">[</mo>
        <mrow>
          <mtable>
            <mtr>
              <mtd>
                <msub>
                  <mi>I</mi>
                  <mi>r</mi>
                </msub>
              </mtd>
              <mtd>
                <msub>
                  <mn>0</mn>
                  <mrow>
                    <mi>r</mi>
                    <mi>,</mi>
                    <mrow>
                      <mi>m</mi>
                      <mo stretchy="false">−</mo>
                      <mi>r</mi>
                    </mrow>
                  </mrow>
                </msub>
              </mtd>
            </mtr>
            <mtr>
              <mtd>
                <msub>
                  <mn>0</mn>
                  <mrow>
                    <mrow>
                      <mi>n</mi>
                      <mo stretchy="false">−</mo>
                      <mi>r</mi>
                    </mrow>
                    <mi>,</mi>
                    <mi>r</mi>
                  </mrow>
                </msub>
              </mtd>
              <mtd>
                <msub>
                  <mn>0</mn>
                  <mrow>
                    <mrow>
                      <mi>n</mi>
                      <mo stretchy="false">−</mo>
                      <mi>r</mi>
                    </mrow>
                    <mi>,</mi>
                    <mrow>
                      <mi>m</mi>
                      <mo stretchy="false">−</mo>
                      <mi>r</mi>
                    </mrow>
                  </mrow>
                </msub>
              </mtd>
            </mtr>
          </mtable>
        </mrow>
        <mo fence="true" stretchy="true">]</mo>
      </mrow>
    </mrow>
    <annotation encoding="StarMath 5.0">QAZ = left[ matrix{I_r # 0_{r,m-r} ## 0_{n-r,r} # 0_{n-r,m-r} }right ]</annotation>
  </semantics>
</math>
</file>

<file path=Object 437/content.xml><?xml version="1.0" encoding="utf-8"?>
<math xmlns="http://www.w3.org/1998/Math/MathML" display="block">
  <semantics>
    <mrow>
      <mrow>
        <mrow>
          <mi>Q</mi>
          <mo stretchy="false">∈</mo>
          <msub>
            <mi mathvariant="italic">GL</mi>
            <mi>n</mi>
          </msub>
        </mrow>
        <mrow>
          <mo fence="true" stretchy="false">(</mo>
          <mrow>
            <mi>K</mi>
          </mrow>
          <mo fence="true" stretchy="false">)</mo>
        </mrow>
      </mrow>
      <mrow/>
    </mrow>
    <annotation encoding="StarMath 5.0">Q in GL_n( K) )</annotation>
  </semantics>
</math>
</file>

<file path=Object 438/content.xml><?xml version="1.0" encoding="utf-8"?>
<math xmlns="http://www.w3.org/1998/Math/MathML" display="block">
  <semantics>
    <mrow>
      <mrow>
        <mrow>
          <mi>Z</mi>
          <mo stretchy="false">∈</mo>
          <msub>
            <mi mathvariant="italic">GL</mi>
            <mi>M</mi>
          </msub>
        </mrow>
        <mrow>
          <mo fence="true" stretchy="false">(</mo>
          <mrow>
            <mi>K</mi>
          </mrow>
          <mo fence="true" stretchy="false">)</mo>
        </mrow>
      </mrow>
      <mrow/>
    </mrow>
    <annotation encoding="StarMath 5.0">Z in GL_M( K) )</annotation>
  </semantics>
</math>
</file>

<file path=Object 439/content.xml><?xml version="1.0" encoding="utf-8"?>
<math xmlns="http://www.w3.org/1998/Math/MathML" display="block">
  <semantics>
    <mrow>
      <mi>A</mi>
      <mo stretchy="false">=</mo>
      <mi mathvariant="italic">BC</mi>
    </mrow>
    <annotation encoding="StarMath 5.0">A= BC</annotation>
  </semantics>
</math>
</file>

<file path=Object 44/content.xml><?xml version="1.0" encoding="utf-8"?>
<math xmlns="http://www.w3.org/1998/Math/MathML" display="block">
  <semantics>
    <mrow>
      <mi>M</mi>
      <mo stretchy="false">⊆</mo>
      <mi>N</mi>
    </mrow>
    <annotation encoding="StarMath 5.0">M subseteq N</annotation>
  </semantics>
</math>
</file>

<file path=Object 440/content.xml><?xml version="1.0" encoding="utf-8"?>
<math xmlns="http://www.w3.org/1998/Math/MathML" display="block">
  <semantics>
    <mrow>
      <mi>B</mi>
      <mo stretchy="false">∈</mo>
      <msup>
        <mi>K</mi>
        <mrow>
          <mi>n</mi>
          <mi>,</mi>
          <mi>l</mi>
        </mrow>
      </msup>
    </mrow>
    <annotation encoding="StarMath 5.0">B in K^{ n,l }</annotation>
  </semantics>
</math>
</file>

<file path=Object 441/content.xml><?xml version="1.0" encoding="utf-8"?>
<math xmlns="http://www.w3.org/1998/Math/MathML" display="block">
  <semantics>
    <mrow>
      <mi>C</mi>
      <mo stretchy="false">∈</mo>
      <msup>
        <mi>K</mi>
        <mrow>
          <mi>l</mi>
          <mi>,</mi>
          <mi>m</mi>
        </mrow>
      </msup>
    </mrow>
    <annotation encoding="StarMath 5.0">C in K^{ l,m }</annotation>
  </semantics>
</math>
</file>

<file path=Object 442/content.xml><?xml version="1.0" encoding="utf-8"?>
<math xmlns="http://www.w3.org/1998/Math/MathML" display="block">
  <semantics>
    <mrow>
      <mrow>
        <mo fence="true" stretchy="false">(</mo>
        <mrow>
          <mi>a</mi>
        </mrow>
        <mo fence="true" stretchy="false">)</mo>
      </mrow>
      <mspace width="2em"/>
      <mi mathvariant="italic">Rang</mi>
      <mrow>
        <mrow>
          <mo fence="true" stretchy="false">(</mo>
          <mrow>
            <mi>A</mi>
          </mrow>
          <mo fence="true" stretchy="false">)</mo>
        </mrow>
        <mo stretchy="false">≤</mo>
        <mi mathvariant="italic">Rang</mi>
      </mrow>
      <mrow>
        <mo fence="true" stretchy="false">(</mo>
        <mrow>
          <mi>B</mi>
        </mrow>
        <mo fence="true" stretchy="false">)</mo>
      </mrow>
    </mrow>
    <annotation encoding="StarMath 5.0">( a) ~ Rang( A) le Rang( B )</annotation>
  </semantics>
</math>
</file>

<file path=Object 443/content.xml><?xml version="1.0" encoding="utf-8"?>
<math xmlns="http://www.w3.org/1998/Math/MathML" display="block">
  <semantics>
    <mrow>
      <mrow>
        <mo fence="true" stretchy="false">(</mo>
        <mrow>
          <mi>b</mi>
        </mrow>
        <mo fence="true" stretchy="false">)</mo>
      </mrow>
      <mspace width="2em"/>
      <mi mathvariant="italic">Rang</mi>
      <mrow>
        <mrow>
          <mo fence="true" stretchy="false">(</mo>
          <mrow>
            <mi>A</mi>
          </mrow>
          <mo fence="true" stretchy="false">)</mo>
        </mrow>
        <mo stretchy="false">≤</mo>
        <mi mathvariant="italic">Rang</mi>
      </mrow>
      <mrow>
        <mo fence="true" stretchy="false">(</mo>
        <mrow>
          <mi>C</mi>
        </mrow>
        <mo fence="true" stretchy="false">)</mo>
      </mrow>
    </mrow>
    <annotation encoding="StarMath 5.0">( b)~ Rang( A ) le Rang(C )</annotation>
  </semantics>
</math>
</file>

<file path=Object 444/content.xml><?xml version="1.0" encoding="utf-8"?>
<math xmlns="http://www.w3.org/1998/Math/MathML" display="block">
  <semantics>
    <mrow>
      <mi>B</mi>
      <mo stretchy="false">∈</mo>
      <msup>
        <mi>K</mi>
        <mrow>
          <mi>n</mi>
          <mi>,</mi>
          <mi>l</mi>
        </mrow>
      </msup>
    </mrow>
    <annotation encoding="StarMath 5.0">B in K^{ n,l }</annotation>
  </semantics>
</math>
</file>

<file path=Object 445/content.xml><?xml version="1.0" encoding="utf-8"?>
<math xmlns="http://www.w3.org/1998/Math/MathML" display="block">
  <semantics>
    <mrow>
      <mi>C</mi>
      <mo stretchy="false">∈</mo>
      <msup>
        <mi>K</mi>
        <mrow>
          <mi>l</mi>
          <mi>,</mi>
          <mi>m</mi>
        </mrow>
      </msup>
    </mrow>
    <annotation encoding="StarMath 5.0">C in K^{ l,m }</annotation>
  </semantics>
</math>
</file>

<file path=Object 446/content.xml><?xml version="1.0" encoding="utf-8"?>
<math xmlns="http://www.w3.org/1998/Math/MathML" display="block">
  <semantics>
    <mrow>
      <mi>A</mi>
      <mo stretchy="false">=</mo>
      <mi mathvariant="italic">BC</mi>
    </mrow>
    <annotation encoding="StarMath 5.0">A=BC</annotation>
  </semantics>
</math>
</file>

<file path=Object 447/content.xml><?xml version="1.0" encoding="utf-8"?>
<math xmlns="http://www.w3.org/1998/Math/MathML" display="block"/>
</file>

<file path=Object 448/content.xml><?xml version="1.0" encoding="utf-8"?>
<math xmlns="http://www.w3.org/1998/Math/MathML" display="block">
  <semantics>
    <mrow>
      <mi>A</mi>
      <mi>,</mi>
      <mrow>
        <mi>B</mi>
        <mo stretchy="false">∈</mo>
        <msup>
          <mi>K</mi>
          <mrow>
            <mi>n</mi>
            <mi>,</mi>
            <mi>m</mi>
          </mrow>
        </msup>
      </mrow>
    </mrow>
    <annotation encoding="StarMath 5.0">A,B in K^{ n,m }</annotation>
  </semantics>
</math>
</file>

<file path=Object 449/content.xml><?xml version="1.0" encoding="utf-8"?>
<math xmlns="http://www.w3.org/1998/Math/MathML" display="block">
  <semantics>
    <mrow>
      <mrow>
        <mi>Q</mi>
        <mo stretchy="false">∈</mo>
        <msub>
          <mi mathvariant="italic">GL</mi>
          <mi>n</mi>
        </msub>
      </mrow>
      <mrow>
        <mo fence="true" stretchy="false">(</mo>
        <mrow>
          <mi>K</mi>
        </mrow>
        <mo fence="true" stretchy="false">)</mo>
      </mrow>
    </mrow>
    <annotation encoding="StarMath 5.0">Q in GL_n( K )</annotation>
  </semantics>
</math>
</file>

<file path=Object 45/content.xml><?xml version="1.0" encoding="utf-8"?>
<math xmlns="http://www.w3.org/1998/Math/MathML" display="block">
  <semantics>
    <mrow>
      <mi>M</mi>
      <mo stretchy="false">≠</mo>
      <mi>N</mi>
    </mrow>
    <annotation encoding="StarMath 5.0">M neq N</annotation>
  </semantics>
</math>
</file>

<file path=Object 450/content.xml><?xml version="1.0" encoding="utf-8"?>
<math xmlns="http://www.w3.org/1998/Math/MathML" display="block">
  <semantics>
    <mrow>
      <mrow>
        <mi>Z</mi>
        <mo stretchy="false">∈</mo>
        <msub>
          <mi mathvariant="italic">GL</mi>
          <mi>m</mi>
        </msub>
      </mrow>
      <mrow>
        <mo fence="true" stretchy="false">(</mo>
        <mrow>
          <mi>K</mi>
        </mrow>
        <mo fence="true" stretchy="false">)</mo>
      </mrow>
    </mrow>
    <annotation encoding="StarMath 5.0">Z in GL_m( K )</annotation>
  </semantics>
</math>
</file>

<file path=Object 451/content.xml><?xml version="1.0" encoding="utf-8"?>
<math xmlns="http://www.w3.org/1998/Math/MathML" display="block">
  <semantics>
    <mrow>
      <mi>A</mi>
      <mo stretchy="false">=</mo>
      <mi mathvariant="italic">QBZ</mi>
    </mrow>
    <annotation encoding="StarMath 5.0">A=QBZ</annotation>
  </semantics>
</math>
</file>

<file path=Object 46/content.xml><?xml version="1.0" encoding="utf-8"?>
<math xmlns="http://www.w3.org/1998/Math/MathML" display="block"/>
</file>

<file path=Object 47/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N</mi>
            </mrow>
            <mo stretchy="false">⊆</mo>
            <mi>M</mi>
          </mrow>
        </mrow>
        <mo fence="true" stretchy="false">)</mo>
      </mrow>
      <mo stretchy="false">⇔</mo>
      <mrow>
        <mo fence="true" stretchy="false">(</mo>
        <mrow>
          <mrow>
            <mo stretchy="false">∀</mo>
            <mi>x</mi>
            <mi mathvariant="normal">:</mi>
            <mrow>
              <mi>x</mi>
              <mo stretchy="false">∈</mo>
              <mrow>
                <mi>M</mi>
                <mo stretchy="false">∧</mo>
                <mi>x</mi>
              </mrow>
              <mo stretchy="false">∈</mo>
              <mi>N</mi>
            </mrow>
          </mrow>
        </mrow>
        <mo fence="true" stretchy="false">)</mo>
      </mrow>
    </mrow>
    <annotation encoding="StarMath 5.0">( M = N ) dlrarrow ( M subseteq N and N subseteq M ) dlrarrow ( forall x: x in M and x in N )</annotation>
  </semantics>
</math>
</file>

<file path=Object 48/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M</mi>
            </mrow>
            <mo stretchy="false">≠</mo>
            <mi>N</mi>
          </mrow>
        </mrow>
        <mo fence="true" stretchy="false">)</mo>
      </mrow>
    </mrow>
    <annotation encoding="StarMath 5.0">( M subset N ) dlrarrow ( M subseteq N and M neq N )</annotation>
  </semantics>
</math>
</file>

<file path=Object 49/content.xml><?xml version="1.0" encoding="utf-8"?>
<math xmlns="http://www.w3.org/1998/Math/MathML" display="block">
  <semantics>
    <mrow>
      <mrow>
        <mi mathvariant="normal">∅</mi>
        <mo stretchy="false">≝</mo>
        <mo stretchy="false">{</mo>
      </mrow>
      <mrow>
        <mi>x</mi>
        <mo stretchy="false">∣</mo>
        <mi>x</mi>
        <mo stretchy="false">≠</mo>
        <mi>x</mi>
      </mrow>
      <mo stretchy="false">}</mo>
    </mrow>
    <annotation encoding="StarMath 5.0">emptyset def \{ x divides x neq x \}</annotation>
  </semantics>
</math>
</file>

<file path=Object 5/content.xml><?xml version="1.0" encoding="utf-8"?>
<math xmlns="http://www.w3.org/1998/Math/MathML" display="block">
  <semantics>
    <mrow>
      <mi>x</mi>
      <mo stretchy="false">∈</mo>
      <mi>M</mi>
    </mrow>
    <annotation encoding="StarMath 5.0">x in M</annotation>
  </semantics>
</math>
</file>

<file path=Object 50/content.xml><?xml version="1.0" encoding="utf-8"?>
<math xmlns="http://www.w3.org/1998/Math/MathML" display="block">
  <semantics>
    <mrow>
      <mi mathvariant="normal">∅</mi>
      <mo stretchy="false">⊆</mo>
      <mi>M</mi>
    </mrow>
    <annotation encoding="StarMath 5.0">emptyset subseteq M</annotation>
  </semantics>
</math>
</file>

<file path=Object 51/content.xml><?xml version="1.0" encoding="utf-8"?>
<math xmlns="http://www.w3.org/1998/Math/MathML" display="block">
  <semantics>
    <mrow>
      <mrow>
        <mo fence="true" stretchy="false">(</mo>
        <mrow>
          <mrow>
            <mi>M</mi>
            <mo stretchy="false">⊆</mo>
            <mi mathvariant="normal">∅</mi>
          </mrow>
        </mrow>
        <mo fence="true" stretchy="false">)</mo>
      </mrow>
      <mo stretchy="false">⇒</mo>
      <mrow>
        <mo fence="true" stretchy="false">(</mo>
        <mrow>
          <mrow>
            <mi>M</mi>
            <mo stretchy="false">=</mo>
            <mi mathvariant="normal">∅</mi>
          </mrow>
        </mrow>
        <mo fence="true" stretchy="false">)</mo>
      </mrow>
    </mrow>
    <annotation encoding="StarMath 5.0">( M subseteq emptyset ) drarrow ( M = emptyset )</annotation>
  </semantics>
</math>
</file>

<file path=Object 52/content.xml><?xml version="1.0" encoding="utf-8"?>
<math xmlns="http://www.w3.org/1998/Math/MathML" display="block">
  <semantics>
    <mi mathvariant="normal">∅</mi>
    <annotation encoding="StarMath 5.0">emptyset</annotation>
  </semantics>
</math>
</file>

<file path=Object 53/content.xml><?xml version="1.0" encoding="utf-8"?>
<math xmlns="http://www.w3.org/1998/Math/MathML" display="block">
  <semantics>
    <mrow>
      <mo stretchy="false">∀</mo>
      <mi>x</mi>
      <mi mathvariant="normal">:</mi>
      <mrow>
        <mi>x</mi>
        <mo stretchy="false">∈</mo>
        <mi mathvariant="normal">∅</mi>
      </mrow>
      <mo stretchy="false">⇒</mo>
      <mrow>
        <mi>x</mi>
        <mo stretchy="false">∈</mo>
        <mi>M</mi>
      </mrow>
    </mrow>
    <annotation encoding="StarMath 5.0">forall x: x in emptyset drarrow x in M</annotation>
  </semantics>
</math>
</file>

<file path=Object 54/content.xml><?xml version="1.0" encoding="utf-8"?>
<math xmlns="http://www.w3.org/1998/Math/MathML" display="block">
  <semantics>
    <mrow>
      <mi>x</mi>
      <mo stretchy="false">∈</mo>
      <mi mathvariant="normal">∅</mi>
    </mrow>
    <annotation encoding="StarMath 5.0">x in emptyset</annotation>
  </semantics>
</math>
</file>

<file path=Object 55/content.xml><?xml version="1.0" encoding="utf-8"?>
<math xmlns="http://www.w3.org/1998/Math/MathML" display="block">
  <semantics>
    <mrow>
      <mo stretchy="false">∀</mo>
      <mi>x</mi>
      <mi mathvariant="normal">:</mi>
      <mrow>
        <mi>x</mi>
        <mo stretchy="false">∈</mo>
        <mi>M</mi>
      </mrow>
      <mo stretchy="false">⇒</mo>
      <mrow>
        <mi>x</mi>
        <mo stretchy="false">∈</mo>
        <mi mathvariant="normal">∅</mi>
      </mrow>
    </mrow>
    <annotation encoding="StarMath 5.0">forall x: x in M drarrow x in emptyset</annotation>
  </semantics>
</math>
</file>

<file path=Object 56/content.xml><?xml version="1.0" encoding="utf-8"?>
<math xmlns="http://www.w3.org/1998/Math/MathML" display="block">
  <semantics>
    <mrow>
      <mi>A</mi>
      <mo stretchy="false">⊆</mo>
      <mi>B</mi>
    </mrow>
    <annotation encoding="StarMath 5.0"> A subseteq B</annotation>
  </semantics>
</math>
</file>

<file path=Object 57/content.xml><?xml version="1.0" encoding="utf-8"?>
<math xmlns="http://www.w3.org/1998/Math/MathML" display="block">
  <semantics>
    <mrow>
      <mi>M</mi>
      <mo stretchy="false">⊆</mo>
      <mi>M</mi>
    </mrow>
    <annotation encoding="StarMath 5.0">M subseteq M</annotation>
  </semantics>
</math>
</file>

<file path=Object 58/content.xml><?xml version="1.0" encoding="utf-8"?>
<math xmlns="http://www.w3.org/1998/Math/MathML" display="block">
  <semantics>
    <mrow>
      <mrow>
        <mo fence="true" stretchy="false">(</mo>
        <mrow>
          <mrow>
            <mi>M</mi>
            <mo stretchy="false">⊆</mo>
            <mrow>
              <mi>N</mi>
              <mo stretchy="false">∧</mo>
              <mi>N</mi>
            </mrow>
            <mo stretchy="false">⊆</mo>
            <mi>L</mi>
          </mrow>
        </mrow>
        <mo fence="true" stretchy="false">)</mo>
      </mrow>
      <mo stretchy="false">⇒</mo>
      <mrow>
        <mo fence="true" stretchy="false">(</mo>
        <mrow>
          <mrow>
            <mi>M</mi>
            <mo stretchy="false">⊆</mo>
            <mi>L</mi>
          </mrow>
        </mrow>
        <mo fence="true" stretchy="false">)</mo>
      </mrow>
    </mrow>
    <annotation encoding="StarMath 5.0">(M subseteq N and N subseteq L) drarrow ( M subseteq L )</annotation>
  </semantics>
</math>
</file>

<file path=Object 59/content.xml><?xml version="1.0" encoding="utf-8"?>
<math xmlns="http://www.w3.org/1998/Math/MathML" display="block">
  <semantics>
    <mrow>
      <mo stretchy="false">∀</mo>
      <mi>x</mi>
      <mi mathvariant="normal">:</mi>
      <mrow>
        <mi>x</mi>
        <mo stretchy="false">∈</mo>
        <mi>M</mi>
      </mrow>
      <mo stretchy="false">⇒</mo>
      <mrow>
        <mi>x</mi>
        <mo stretchy="false">∈</mo>
        <mi>M</mi>
      </mrow>
    </mrow>
    <annotation encoding="StarMath 5.0">forall x : x in M drarrow x in M</annotation>
  </semantics>
</math>
</file>

<file path=Object 6/content.xml><?xml version="1.0" encoding="utf-8"?>
<math xmlns="http://www.w3.org/1998/Math/MathML" display="block">
  <semantics>
    <mrow>
      <mi>x</mi>
      <mo stretchy="false">∉</mo>
      <mi>M</mi>
    </mrow>
    <annotation encoding="StarMath 5.0">x notin M</annotation>
  </semantics>
</math>
</file>

<file path=Object 60/content.xml><?xml version="1.0" encoding="utf-8"?>
<math xmlns="http://www.w3.org/1998/Math/MathML" display="block">
  <semantics>
    <mrow>
      <mi>M</mi>
      <mo stretchy="false">⊆</mo>
      <mi>N</mi>
    </mrow>
    <annotation encoding="StarMath 5.0">M subseteq N</annotation>
  </semantics>
</math>
</file>

<file path=Object 61/content.xml><?xml version="1.0" encoding="utf-8"?>
<math xmlns="http://www.w3.org/1998/Math/MathML" display="block">
  <semantics>
    <mrow>
      <mi>N</mi>
      <mo stretchy="false">⊆</mo>
      <mi>L</mi>
    </mrow>
    <annotation encoding="StarMath 5.0">N subseteq L</annotation>
  </semantics>
</math>
</file>

<file path=Object 62/content.xml><?xml version="1.0" encoding="utf-8"?>
<math xmlns="http://www.w3.org/1998/Math/MathML" display="block">
  <semantics>
    <mrow>
      <mi>M</mi>
      <mo stretchy="false">⊆</mo>
      <mi>L</mi>
    </mrow>
    <annotation encoding="StarMath 5.0">M subseteq L</annotation>
  </semantics>
</math>
</file>

<file path=Object 63/content.xml><?xml version="1.0" encoding="utf-8"?>
<math xmlns="http://www.w3.org/1998/Math/MathML" display="block"/>
</file>

<file path=Object 64/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intersection N def \{ x divides x in M and x in N \}</annotation>
  </semantics>
</math>
</file>

<file path=Object 65/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setminus N def \{x divides x in M and x notin N  \}</annotation>
  </semantics>
</math>
</file>

<file path=Object 66/content.xml><?xml version="1.0" encoding="utf-8"?>
<math xmlns="http://www.w3.org/1998/Math/MathML" display="block">
  <semantics>
    <mrow>
      <mi>i</mi>
      <mo stretchy="false">∈</mo>
      <mi>I</mi>
    </mrow>
    <annotation encoding="StarMath 5.0">i in I</annotation>
  </semantics>
</math>
</file>

<file path=Object 67/content.xml><?xml version="1.0" encoding="utf-8"?>
<math xmlns="http://www.w3.org/1998/Math/MathML" display="block">
  <semantics>
    <msub>
      <mi>M</mi>
      <mi>i</mi>
    </msub>
    <annotation encoding="StarMath 5.0">M_i</annotation>
  </semantics>
</math>
</file>

<file path=Object 68/content.xml><?xml version="1.0" encoding="utf-8"?>
<math xmlns="http://www.w3.org/1998/Math/MathML" display="block">
  <semantics>
    <mrow>
      <mrow>
        <mrow>
          <munder>
            <mo stretchy="false">∐</mo>
            <mrow>
              <mi>i</mi>
              <mo stretchy="false">∈</mo>
              <mi>I</mi>
            </mrow>
          </munder>
          <msub>
            <mi>M</mi>
            <mi>i</mi>
          </msub>
        </mrow>
        <mo stretchy="false">≝</mo>
        <mo stretchy="false">{</mo>
      </mrow>
      <mrow>
        <mi>x</mi>
        <mo stretchy="false">∣</mo>
        <mo stretchy="false">∃</mo>
      </mrow>
      <mrow>
        <mi>i</mi>
        <mo stretchy="false">∈</mo>
        <mi>I</mi>
      </mrow>
      <mi mathvariant="italic">mit</mi>
      <mrow>
        <mi>x</mi>
        <mo stretchy="false">∈</mo>
        <msub>
          <mi>M</mi>
          <mi>i</mi>
        </msub>
      </mrow>
      <mo stretchy="false">}</mo>
      <mi mathvariant="italic">und</mi>
      <mrow>
        <mrow>
          <munder>
            <mo stretchy="false">∏</mo>
            <mrow>
              <mi>i</mi>
              <mo stretchy="false">∈</mo>
              <mi>I</mi>
            </mrow>
          </munder>
          <msub>
            <mi>M</mi>
            <mi>i</mi>
          </msub>
        </mrow>
        <mo stretchy="false">≝</mo>
        <mo stretchy="false">{</mo>
      </mrow>
      <mrow>
        <mi>x</mi>
        <mo stretchy="false">∣</mo>
        <mo stretchy="false">∀</mo>
      </mrow>
      <mrow>
        <mi>i</mi>
        <mo stretchy="false">∈</mo>
        <mi>I</mi>
      </mrow>
      <mi mathvariant="normal">:</mi>
      <mrow>
        <mi>x</mi>
        <mo stretchy="false">∈</mo>
        <msub>
          <mi>M</mi>
          <mi>i</mi>
        </msub>
      </mrow>
      <mo stretchy="false">}</mo>
    </mrow>
    <annotation encoding="StarMath 5.0">coprod from{i in I} M_i def \{ x divides exists i in I mit x in M_i \}  und prod from{i in I} M_i def \{ x divides forall i in I: x in M_i \} </annotation>
  </semantics>
</math>
</file>

<file path=Object 69/content.xml><?xml version="1.0" encoding="utf-8"?>
<math xmlns="http://www.w3.org/1998/Math/MathML" display="block">
  <semantics>
    <mrow>
      <mi>M</mi>
      <mo stretchy="false">⊆</mo>
      <mi>N</mi>
    </mrow>
    <annotation encoding="StarMath 5.0">M subseteq N</annotation>
  </semantics>
</math>
</file>

<file path=Object 7/content.xml><?xml version="1.0" encoding="utf-8"?>
<math xmlns="http://www.w3.org/1998/Math/MathML" display="block">
  <semantics>
    <mrow>
      <mrow>
        <mi>x</mi>
        <mo stretchy="false">=</mo>
        <mi>y</mi>
      </mrow>
      <mi>;</mi>
      <mrow>
        <mi>x</mi>
        <mo stretchy="false">≠</mo>
        <mi>y</mi>
      </mrow>
    </mrow>
    <annotation encoding="StarMath 5.0">x = y; x neq y </annotation>
  </semantics>
</math>
</file>

<file path=Object 70/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row>
              <mi>N</mi>
              <mo stretchy="false">∖</mo>
              <mi>M</mi>
            </mrow>
            <mo stretchy="false">≠</mo>
            <mi mathvariant="normal">∅</mi>
          </mrow>
        </mrow>
        <mo fence="true" stretchy="false">)</mo>
      </mrow>
    </mrow>
    <annotation encoding="StarMath 5.0">( M subset N ) dlrarrow ( N setminus M neq emptyset )</annotation>
  </semantics>
</math>
</file>

<file path=Object 71/content.xml><?xml version="1.0" encoding="utf-8"?>
<math xmlns="http://www.w3.org/1998/Math/MathML" display="block">
  <semantics>
    <mrow>
      <mi>M</mi>
      <mo stretchy="false">⊆</mo>
      <mi>N</mi>
    </mrow>
    <annotation encoding="StarMath 5.0">M subseteq N</annotation>
  </semantics>
</math>
</file>

<file path=Object 72/content.xml><?xml version="1.0" encoding="utf-8"?>
<math xmlns="http://www.w3.org/1998/Math/MathML" display="block">
  <semantics>
    <mrow>
      <mrow>
        <mo fence="true" stretchy="false">(</mo>
        <mrow>
          <mrow>
            <mrow>
              <mi>M</mi>
              <mo stretchy="false">∩</mo>
              <mi>N</mi>
            </mrow>
            <mo stretchy="false">⊆</mo>
            <mi>M</mi>
          </mrow>
        </mrow>
        <mo fence="true" stretchy="false">)</mo>
      </mrow>
      <mi mathvariant="italic">und</mi>
      <mrow>
        <mi>M</mi>
        <mo stretchy="false">⊆</mo>
        <mrow>
          <mi>M</mi>
          <mo stretchy="false">∪</mo>
          <mi>N</mi>
        </mrow>
      </mrow>
    </mrow>
    <annotation encoding="StarMath 5.0">(M intersection N subseteq M ) und M subseteq M union N</annotation>
  </semantics>
</math>
</file>

<file path=Object 73/content.xml><?xml version="1.0" encoding="utf-8"?>
<math xmlns="http://www.w3.org/1998/Math/MathML" display="block">
  <semantics>
    <mrow>
      <mrow>
        <mrow>
          <mi>M</mi>
          <mo stretchy="false">∩</mo>
          <mi>N</mi>
        </mrow>
        <mo stretchy="false">=</mo>
        <mrow>
          <mi>N</mi>
          <mo stretchy="false">∩</mo>
          <mi>M</mi>
        </mrow>
      </mrow>
      <mi mathvariant="italic">und</mi>
      <mrow>
        <mrow>
          <mi>M</mi>
          <mo stretchy="false">∪</mo>
          <mi>N</mi>
        </mrow>
        <mo stretchy="false">=</mo>
        <mrow>
          <mi>N</mi>
          <mo stretchy="false">∪</mo>
          <mi>M</mi>
        </mrow>
      </mrow>
    </mrow>
    <annotation encoding="StarMath 5.0">M intersection N = N intersection M  und M union N = N union M </annotation>
  </semantics>
</math>
</file>

<file path=Object 74/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intersection( N intersection L) = ( M intersection N) intersection L</annotation>
  </semantics>
</math>
</file>

<file path=Object 75/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union( N union L ) = ( M union N) union L</annotation>
  </semantics>
</math>
</file>

<file path=Object 76/content.xml><?xml version="1.0" encoding="utf-8"?>
<math xmlns="http://www.w3.org/1998/Math/MathML" display="block"/>
</file>

<file path=Object 77/content.xml><?xml version="1.0" encoding="utf-8"?>
<math xmlns="http://www.w3.org/1998/Math/MathML" display="block"/>
</file>

<file path=Object 78/content.xml><?xml version="1.0" encoding="utf-8"?>
<math xmlns="http://www.w3.org/1998/Math/MathML" display="block">
  <semantics>
    <mrow>
      <mrow>
        <mi>M</mi>
        <mo stretchy="false">∖</mo>
        <mi>N</mi>
      </mrow>
      <mo stretchy="false">⊆</mo>
      <mi>M</mi>
    </mrow>
    <annotation encoding="StarMath 5.0">M setminus N subseteq M</annotation>
  </semantics>
</math>
</file>

<file path=Object 79/content.xml><?xml version="1.0" encoding="utf-8"?>
<math xmlns="http://www.w3.org/1998/Math/MathML" display="block"/>
</file>

<file path=Object 8/content.xml><?xml version="1.0" encoding="utf-8"?>
<math xmlns="http://www.w3.org/1998/Math/MathML" display="block">
  <semantics>
    <mrow>
      <mo stretchy="false">{</mo>
      <mi mathvariant="italic">rot</mi>
      <mi>,</mi>
      <mi mathvariant="italic">gelb</mi>
      <mi mathvariant="italic">grün</mi>
      <mo stretchy="false">}</mo>
    </mrow>
    <annotation encoding="StarMath 5.0">\{ rot, gelb grün \}</annotation>
  </semantics>
</math>
</file>

<file path=Object 80/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row>
          <mo fence="true" stretchy="false">(</mo>
          <mrow>
            <mrow>
              <mi>M</mi>
              <mo stretchy="false">∖</mo>
              <mi>L</mi>
            </mrow>
          </mrow>
          <mo fence="true" stretchy="false">)</mo>
        </mrow>
      </mrow>
    </mrow>
    <annotation encoding="StarMath 5.0">M setminus ( N union L) = ( M setminus N ) intersection ( M setminus L )</annotation>
  </semantics>
</math>
</file>

<file path=Object 81/content.xml><?xml version="1.0" encoding="utf-8"?>
<math xmlns="http://www.w3.org/1998/Math/MathML" display="block">
  <semantics>
    <mrow>
      <mo fence="true" stretchy="true">|</mo>
      <mrow>
        <mi>M</mi>
      </mrow>
      <mo fence="true" stretchy="true">|</mo>
    </mrow>
    <annotation encoding="StarMath 5.0">abs M</annotation>
  </semantics>
</math>
</file>

<file path=Object 82/content.xml><?xml version="1.0" encoding="utf-8"?>
<math xmlns="http://www.w3.org/1998/Math/MathML" display="block">
  <semantics>
    <mrow>
      <mi>P</mi>
      <mrow>
        <mrow>
          <mo fence="true" stretchy="false">(</mo>
          <mrow>
            <mi>M</mi>
          </mrow>
          <mo fence="true" stretchy="false">)</mo>
        </mrow>
        <mo stretchy="false">≝</mo>
        <mo stretchy="false">{</mo>
      </mrow>
      <mrow>
        <mi>N</mi>
        <mo stretchy="false">∣</mo>
        <mi>N</mi>
        <mo stretchy="false">⊆</mo>
        <mi>M</mi>
      </mrow>
      <mo stretchy="false">}</mo>
    </mrow>
    <annotation encoding="StarMath 5.0">P( M) def \{N divides N subseteq M\}</annotation>
  </semantics>
</math>
</file>

<file path=Object 83/content.xml><?xml version="1.0" encoding="utf-8"?>
<math xmlns="http://www.w3.org/1998/Math/MathML" display="block">
  <semantics>
    <mrow>
      <mi>x</mi>
      <mo stretchy="false">∈</mo>
      <mi>X</mi>
    </mrow>
    <annotation encoding="StarMath 5.0">x in X</annotation>
  </semantics>
</math>
</file>

<file path=Object 84/content.xml><?xml version="1.0" encoding="utf-8"?>
<math xmlns="http://www.w3.org/1998/Math/MathML" display="block"/>
</file>

<file path=Object 85/content.xml><?xml version="1.0" encoding="utf-8"?>
<math xmlns="http://www.w3.org/1998/Math/MathML" display="block">
  <semantics>
    <mrow>
      <mi>f</mi>
      <mi mathvariant="normal">:</mi>
      <mrow>
        <mi>X</mi>
        <mo stretchy="false">→</mo>
        <mi>Y</mi>
      </mrow>
      <mi>,</mi>
      <mrow>
        <mi>x</mi>
        <mo stretchy="false">→</mo>
        <mi>y</mi>
        <mo stretchy="false">=</mo>
        <mi>f</mi>
      </mrow>
      <mrow>
        <mo fence="true" stretchy="false">(</mo>
        <mrow>
          <mi>x</mi>
        </mrow>
        <mo fence="true" stretchy="false">)</mo>
      </mrow>
    </mrow>
    <annotation encoding="StarMath 5.0">f: X toward Y,   x   toward y =f( x)</annotation>
  </semantics>
</math>
</file>

<file path=Object 86/content.xml><?xml version="1.0" encoding="utf-8"?>
<math xmlns="http://www.w3.org/1998/Math/MathML" display="block">
  <semantics>
    <mrow>
      <mrow>
        <mi>x</mi>
        <mo stretchy="false">→</mo>
        <mi>y</mi>
        <mo stretchy="false">=</mo>
        <mi>f</mi>
      </mrow>
      <mrow>
        <mo fence="true" stretchy="false">(</mo>
        <mrow>
          <mi>x</mi>
        </mrow>
        <mo fence="true" stretchy="false">)</mo>
      </mrow>
    </mrow>
    <annotation encoding="StarMath 5.0">x toward y = f( x) </annotation>
  </semantics>
</math>
</file>

<file path=Object 87/content.xml><?xml version="1.0" encoding="utf-8"?>
<math xmlns="http://www.w3.org/1998/Math/MathML" display="block">
  <semantics>
    <mrow>
      <mi>f</mi>
      <mrow>
        <mrow>
          <mo fence="true" stretchy="false">(</mo>
          <mrow>
            <mi>x</mi>
          </mrow>
          <mo fence="true" stretchy="false">)</mo>
        </mrow>
        <mo stretchy="false">=</mo>
        <mi>y</mi>
      </mrow>
    </mrow>
    <annotation encoding="StarMath 5.0">f( x ) = y</annotation>
  </semantics>
</math>
</file>

<file path=Object 88/content.xml><?xml version="1.0" encoding="utf-8"?>
<math xmlns="http://www.w3.org/1998/Math/MathML" display="block">
  <semantics>
    <mrow>
      <mi>f</mi>
      <mi mathvariant="normal">:</mi>
      <mrow>
        <mi>X</mi>
        <mo stretchy="false">→</mo>
        <mi>Y</mi>
      </mrow>
    </mrow>
    <annotation encoding="StarMath 5.0">f : X toward Y</annotation>
  </semantics>
</math>
</file>

<file path=Object 89/content.xml><?xml version="1.0" encoding="utf-8"?>
<math xmlns="http://www.w3.org/1998/Math/MathML" display="block">
  <semantics>
    <mrow>
      <mi>g</mi>
      <mi mathvariant="normal">:</mi>
      <mrow>
        <mi>X</mi>
        <mo stretchy="false">→</mo>
        <mi>Y</mi>
      </mrow>
    </mrow>
    <annotation encoding="StarMath 5.0">g : X toward Y</annotation>
  </semantics>
</math>
</file>

<file path=Object 9/content.xml><?xml version="1.0" encoding="utf-8"?>
<math xmlns="http://www.w3.org/1998/Math/MathML" display="block">
  <semantics>
    <mrow>
      <mo stretchy="false">{</mo>
      <mrow>
        <mi>x</mi>
        <mo stretchy="false">∣</mo>
        <mi>x</mi>
        <mo stretchy="false">&lt;</mo>
        <mn>3</mn>
      </mrow>
      <mo stretchy="false">}</mo>
    </mrow>
    <annotation encoding="StarMath 5.0">\{ x divides x &lt; 3 \}</annotation>
  </semantics>
</math>
</file>

<file path=Object 90/content.xml><?xml version="1.0" encoding="utf-8"?>
<math xmlns="http://www.w3.org/1998/Math/MathML" display="block">
  <semantics>
    <mrow>
      <mi>f</mi>
      <mo stretchy="false">=</mo>
      <mi>g</mi>
    </mrow>
    <annotation encoding="StarMath 5.0">f=g</annotation>
  </semantics>
</math>
</file>

<file path=Object 91/content.xml><?xml version="1.0" encoding="utf-8"?>
<math xmlns="http://www.w3.org/1998/Math/MathML" display="block">
  <semantics>
    <mrow>
      <mi>f</mi>
      <mrow>
        <mrow>
          <mo fence="true" stretchy="false">(</mo>
          <mrow>
            <mi>x</mi>
          </mrow>
          <mo fence="true" stretchy="false">)</mo>
        </mrow>
        <mo stretchy="false">=</mo>
        <mi>g</mi>
      </mrow>
      <mrow>
        <mo fence="true" stretchy="false">(</mo>
        <mrow>
          <mi>x</mi>
        </mrow>
        <mo fence="true" stretchy="false">)</mo>
      </mrow>
      <mspace width="2em"/>
      <mo stretchy="false">∀</mo>
      <mrow>
        <mi>x</mi>
        <mo stretchy="false">∈</mo>
        <mi>X</mi>
      </mrow>
    </mrow>
    <annotation encoding="StarMath 5.0">f( x) = g(x) 	~ forall x in X</annotation>
  </semantics>
</math>
</file>

<file path=Object 92/content.xml><?xml version="1.0" encoding="utf-8"?>
<math xmlns="http://www.w3.org/1998/Math/MathML" display="block">
  <semantics>
    <mrow>
      <msub>
        <mi mathvariant="italic">Id</mi>
        <mi>x</mi>
      </msub>
      <mi mathvariant="normal">:</mi>
      <mrow>
        <mi>X</mi>
        <mo stretchy="false">→</mo>
        <mi>X</mi>
      </mrow>
      <mi>,</mi>
      <mrow>
        <mi>x</mi>
        <mo stretchy="false">→</mo>
        <mi>x</mi>
      </mrow>
    </mrow>
    <annotation encoding="StarMath 5.0">Id_x : X toward X, x toward x</annotation>
  </semantics>
</math>
</file>

<file path=Object 93/content.xml><?xml version="1.0" encoding="utf-8"?>
<math xmlns="http://www.w3.org/1998/Math/MathML" display="block">
  <semantics>
    <mrow>
      <mi>f</mi>
      <mi mathvariant="normal">:</mi>
      <mrow>
        <mi>X</mi>
        <mo stretchy="false">→</mo>
        <mi>Y</mi>
      </mrow>
    </mrow>
    <annotation encoding="StarMath 5.0">f : X toward Y</annotation>
  </semantics>
</math>
</file>

<file path=Object 94/content.xml><?xml version="1.0" encoding="utf-8"?>
<math xmlns="http://www.w3.org/1998/Math/MathML" display="block">
  <semantics>
    <mrow>
      <mrow>
        <mi>M</mi>
        <mo stretchy="false">⊆</mo>
        <mi>X</mi>
      </mrow>
      <mi mathvariant="italic">und</mi>
      <mrow>
        <mi>N</mi>
        <mo stretchy="false">⊆</mo>
        <mi>Y</mi>
      </mrow>
    </mrow>
    <annotation encoding="StarMath 5.0">M subseteq X und N subseteq Y</annotation>
  </semantics>
</math>
</file>

<file path=Object 95/content.xml><?xml version="1.0" encoding="utf-8"?>
<math xmlns="http://www.w3.org/1998/Math/MathML" display="block">
  <semantics>
    <mrow>
      <mi>f</mi>
      <mrow>
        <mrow>
          <mo fence="true" stretchy="false">(</mo>
          <mrow>
            <mi>M</mi>
          </mrow>
          <mo fence="true" stretchy="false">)</mo>
        </mrow>
        <mo stretchy="false">≝</mo>
        <mo stretchy="false">{</mo>
      </mrow>
      <mi>f</mi>
      <mrow>
        <mrow>
          <mo fence="true" stretchy="false">(</mo>
          <mrow>
            <mi>x</mi>
          </mrow>
          <mo fence="true" stretchy="false">)</mo>
        </mrow>
        <mo stretchy="false">∣</mo>
        <mi>x</mi>
        <mo stretchy="false">∈</mo>
        <mi>M</mi>
      </mrow>
      <mrow>
        <mo stretchy="false">}</mo>
        <mo stretchy="false">⊆</mo>
        <mi>Y</mi>
      </mrow>
    </mrow>
    <annotation encoding="StarMath 5.0">f( M ) def \{ f(x) divides x in M \} subseteq Y</annotation>
  </semantics>
</math>
</file>

<file path=Object 96/content.xml><?xml version="1.0" encoding="utf-8"?>
<math xmlns="http://www.w3.org/1998/Math/MathML" display="block">
  <semantics>
    <mrow>
      <msup>
        <mi>f</mi>
        <mrow>
          <mo stretchy="false">−</mo>
          <mn>1</mn>
        </mrow>
      </msup>
      <mrow>
        <mrow>
          <mo fence="true" stretchy="false">(</mo>
          <mrow>
            <mi>N</mi>
          </mrow>
          <mo fence="true" stretchy="false">)</mo>
        </mrow>
        <mo stretchy="false">≝</mo>
        <mo stretchy="false">{</mo>
      </mrow>
      <mrow>
        <mi>x</mi>
        <mo stretchy="false">∈</mo>
        <mi>X</mi>
        <mo stretchy="false">∣</mo>
        <mi>f</mi>
      </mrow>
      <mrow>
        <mrow>
          <mo fence="true" stretchy="false">(</mo>
          <mrow>
            <mi>x</mi>
          </mrow>
          <mo fence="true" stretchy="false">)</mo>
        </mrow>
        <mo stretchy="false">∈</mo>
        <mi>N</mi>
      </mrow>
      <mo stretchy="false">}</mo>
    </mrow>
    <annotation encoding="StarMath 5.0">f^{ -1 }(N) def \{ x in X  divides f(x) in N \}</annotation>
  </semantics>
</math>
</file>

<file path=Object 97/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 X toward Y, x toward f( x)</annotation>
  </semantics>
</math>
</file>

<file path=Object 98/content.xml><?xml version="1.0" encoding="utf-8"?>
<math xmlns="http://www.w3.org/1998/Math/MathML" display="block">
  <semantics>
    <mrow>
      <mi mathvariant="normal">∅</mi>
      <mo stretchy="false">≠</mo>
      <mi>M</mi>
      <mo stretchy="false">⊆</mo>
      <mi>X</mi>
    </mrow>
    <annotation encoding="StarMath 5.0">emptyset neq M subseteq X</annotation>
  </semantics>
</math>
</file>

<file path=Object 99/content.xml><?xml version="1.0" encoding="utf-8"?>
<math xmlns="http://www.w3.org/1998/Math/MathML" display="block">
  <semantics>
    <mrow>
      <mrow>
        <mi>f</mi>
        <msub>
          <mo stretchy="false">∣</mo>
          <mi>M</mi>
        </msub>
        <mi mathvariant="normal">:</mi>
      </mrow>
      <mrow>
        <mi>M</mi>
        <mo stretchy="false">→</mo>
        <mi>Y</mi>
      </mrow>
      <mi>,</mi>
      <mrow>
        <mi>x</mi>
        <mo stretchy="false">→</mo>
        <mi>f</mi>
      </mrow>
      <mrow>
        <mo fence="true" stretchy="false">(</mo>
        <mrow>
          <mi>x</mi>
        </mrow>
        <mo fence="true" stretchy="false">)</mo>
      </mrow>
    </mrow>
    <annotation encoding="StarMath 5.0">f divides_M : M toward Y, x toward f( x)</annotation>
  </semantics>
</math>
</file>